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3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6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8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9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0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1" style:family="table-cell" style:parent-style-name="Pivot_20_Table_20_Value">
      <style:table-cell-properties fo:border-bottom="none" fo:border-left="0.99pt solid #000000" fo:border-right="none" fo:border-top="none"/>
    </style:style>
    <style:style style:name="ce12" style:family="table-cell" style:parent-style-name="Pivot_20_Table_20_Value">
      <style:table-cell-properties fo:border-bottom="2.01pt solid #000000" fo:border-left="0.99pt solid #000000" fo:border-right="none" fo:border-top="none"/>
    </style:style>
    <style:style style:name="ce13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4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5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6" style:family="table-cell" style:parent-style-name="Pivot_20_Table_20_Value" style:data-style-name="N0"/>
    <style:style style:name="ce17" style:family="table-cell" style:parent-style-name="Pivot_20_Table_20_Value">
      <style:table-cell-properties fo:border-bottom="2.01pt solid #000000" fo:border-left="none" fo:border-right="none" fo:border-top="none"/>
    </style:style>
    <style:style style:name="ce18" style:family="table-cell" style:parent-style-name="Pivot_20_Table_20_Value" style:data-style-name="N0">
      <style:table-cell-properties fo:border-bottom="2.01pt solid #000000" fo:border-left="none" fo:border-right="none" fo:border-top="none"/>
    </style:style>
    <style:style style:name="ce19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20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21" style:family="table-cell" style:parent-style-name="Pivot_20_Table_20_Value">
      <style:table-cell-properties fo:border-bottom="2.01pt solid #000000" fo:border-left="none" fo:border-right="0.99pt solid #000000" fo:border-top="none"/>
    </style:style>
    <style:style style:name="ce22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3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24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25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26" style:family="table-cell" style:parent-style-name="Pivot_20_Table_20_Result" style:data-style-name="N0">
      <style:table-cell-properties fo:border-bottom="2.01pt solid #000000" fo:border-left="0.99pt solid #000000" fo:border-right="2.01pt solid #000000" fo:border-top="none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1,2" table:style-name="ta1">
        <table:shapes>
          <draw:frame draw:z-index="0" draw:style-name="gr1" draw:text-style-name="P1" svg:width="6.2988in" svg:height="3.5429in" svg:x="4.3756in" svg:y="5.2055in">
            <draw:object draw:notify-on-update-of-ranges="PT@categories PT@label 0 PT@data 0 PT@label 1 PT@data 1 PT@label 2 PT@data 2 PT@label 3 PT@data 3 PT@label 4 PT@data 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steps=(1,</text:p>
          </table:table-cell>
          <table:table-cell office:value-type="string" calcext:value-type="string">
            <text:p>2)</text:p>
          </table:table-cell>
          <table:table-cell table:number-columns-repeated="3"/>
          <table:table-cell table:style-name="ce2" office:value-type="string" calcext:value-type="string">
            <text:p>Median - time</text:p>
          </table:table-cell>
          <table:table-cell table:style-name="ce7" office:value-type="string" calcext:value-type="string">
            <text:p>function</text:p>
          </table:table-cell>
          <table:table-cell table:style-name="ce13" table:number-columns-repeated="4"/>
          <table:table-cell table:style-name="ce22"/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[s]</text:p>
          </table:table-cell>
          <table:table-cell table:style-name="ce3" office:value-type="string" calcext:value-type="string">
            <text:p>N</text:p>
          </table:table-cell>
          <table:table-cell table:style-name="ce8" office:value-type="string" calcext:value-type="string">
            <text:p>bruteforce</text:p>
          </table:table-cell>
          <table:table-cell table:style-name="ce14" office:value-type="string" calcext:value-type="string">
            <text:p>reference_solution</text:p>
          </table:table-cell>
          <table:table-cell table:style-name="ce14" office:value-type="string" calcext:value-type="string">
            <text:p>solve_btree</text:p>
          </table:table-cell>
          <table:table-cell table:style-name="ce14" office:value-type="string" calcext:value-type="string">
            <text:p>solve_heapq</text:p>
          </table:table-cell>
          <table:table-cell table:style-name="ce14" office:value-type="string" calcext:value-type="string">
            <text:p>solve_sorteddict</text:p>
          </table:table-cell>
          <table:table-cell table:style-name="ce23" office:value-type="string" calcext:value-type="string">
            <text:p>Total Result</text:p>
          </table:table-cell>
        </table:table-row>
        <table:table-row table:style-name="ro1">
          <table:table-cell office:value-type="string" calcext:value-type="string">
            <text:p>solve_btre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041040121599508" calcext:value-type="float">
            <text:p>4.1040121599508E-06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9" office:value-type="float" office:value="0.000000850032705988269" calcext:value-type="float">
            <text:p>8.50032705988269E-07</text:p>
          </table:table-cell>
          <table:table-cell table:style-name="ce15" office:value-type="float" office:value="0.00000125154063000082" calcext:value-type="float">
            <text:p>1.25154063000082E-06</text:p>
          </table:table-cell>
          <table:table-cell table:style-name="ce15" office:value-type="float" office:value="0.0000041040121599508" calcext:value-type="float">
            <text:p>4.1040121599508E-06</text:p>
          </table:table-cell>
          <table:table-cell table:style-name="ce15" office:value-type="float" office:value="0.000000698354426000151" calcext:value-type="float">
            <text:p>6.98354426000151E-07</text:p>
          </table:table-cell>
          <table:table-cell table:style-name="ce19" office:value-type="float" office:value="0.00000884608306005248" calcext:value-type="float">
            <text:p>8.84608306005248E-06</text:p>
          </table:table-cell>
          <table:table-cell table:style-name="ce24" office:value-type="float" office:value="0.00000125154063000082" calcext:value-type="float">
            <text:p>1.25154063000082E-06</text:p>
          </table:table-cell>
        </table:table-row>
        <table:table-row table:style-name="ro1">
          <table:table-cell office:value-type="string" calcext:value-type="string">
            <text:p>solve_sorteddic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0884608306005248" calcext:value-type="float">
            <text:p>8.84608306005248E-06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10" office:value-type="float" office:value="0.00000125223564999033" calcext:value-type="float">
            <text:p>1.25223564999033E-06</text:p>
          </table:table-cell>
          <table:table-cell table:style-name="ce16" office:value-type="float" office:value="0.00000189235497000482" calcext:value-type="float">
            <text:p>1.89235497000482E-06</text:p>
          </table:table-cell>
          <table:table-cell table:style-name="ce16" office:value-type="float" office:value="0.00000712772758008214" calcext:value-type="float">
            <text:p>7.12772758008214E-06</text:p>
          </table:table-cell>
          <table:table-cell table:style-name="ce16" office:value-type="float" office:value="0.00000127097962002154" calcext:value-type="float">
            <text:p>1.27097962002154E-06</text:p>
          </table:table-cell>
          <table:table-cell table:style-name="ce20" office:value-type="float" office:value="0.0000112961946499127" calcext:value-type="float">
            <text:p>1.12961946499127E-05</text:p>
          </table:table-cell>
          <table:table-cell table:style-name="ce25" office:value-type="float" office:value="0.00000189235497000482" calcext:value-type="float">
            <text:p>1.89235497000482E-06</text:p>
          </table:table-cell>
        </table:table-row>
        <table:table-row table:style-name="ro1">
          <table:table-cell office:value-type="string" calcext:value-type="string">
            <text:p>solve_heapq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00698354426000151" calcext:value-type="float">
            <text:p>6.98354426000151E-07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10" office:value-type="float" office:value="0.00000186169953998615" calcext:value-type="float">
            <text:p>1.86169953998615E-06</text:p>
          </table:table-cell>
          <table:table-cell table:style-name="ce16" office:value-type="float" office:value="0.00000245947554998565" calcext:value-type="float">
            <text:p>2.45947554998565E-06</text:p>
          </table:table-cell>
          <table:table-cell table:style-name="ce16" office:value-type="float" office:value="0.00000990896004004753" calcext:value-type="float">
            <text:p>9.90896004004753E-06</text:p>
          </table:table-cell>
          <table:table-cell table:style-name="ce16" office:value-type="float" office:value="0.00000205127686997002" calcext:value-type="float">
            <text:p>2.05127686997002E-06</text:p>
          </table:table-cell>
          <table:table-cell table:style-name="ce20" office:value-type="float" office:value="0.0000133944697001425" calcext:value-type="float">
            <text:p>1.33944697001425E-05</text:p>
          </table:table-cell>
          <table:table-cell table:style-name="ce25" office:value-type="float" office:value="0.00000245947554998565" calcext:value-type="float">
            <text:p>2.45947554998565E-06</text:p>
          </table:table-cell>
        </table:table-row>
        <table:table-row table:style-name="ro1">
          <table:table-cell office:value-type="string" calcext:value-type="string">
            <text:p>reference_solu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0125154063000082" calcext:value-type="float">
            <text:p>1.25154063000082E-0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10" office:value-type="float" office:value="0.00000296705045002454" calcext:value-type="float">
            <text:p>2.96705045002454E-06</text:p>
          </table:table-cell>
          <table:table-cell table:style-name="ce16" office:value-type="float" office:value="0.00000313903291003953" calcext:value-type="float">
            <text:p>3.13903291003953E-06</text:p>
          </table:table-cell>
          <table:table-cell table:style-name="ce16" office:value-type="float" office:value="0.0000120677192000585" calcext:value-type="float">
            <text:p>1.20677192000585E-05</text:p>
          </table:table-cell>
          <table:table-cell table:style-name="ce16" office:value-type="float" office:value="0.00000262004574004095" calcext:value-type="float">
            <text:p>2.62004574004095E-06</text:p>
          </table:table-cell>
          <table:table-cell table:style-name="ce20" office:value-type="float" office:value="0.0000154141686998628" calcext:value-type="float">
            <text:p>1.54141686998628E-05</text:p>
          </table:table-cell>
          <table:table-cell table:style-name="ce25" office:value-type="float" office:value="0.00000313903291003953" calcext:value-type="float">
            <text:p>3.13903291003953E-06</text:p>
          </table:table-cell>
        </table:table-row>
        <table:table-row table:style-name="ro1">
          <table:table-cell office:value-type="string" calcext:value-type="string">
            <text:p>brutefor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00850032705988269" calcext:value-type="float">
            <text:p>8.50032705988269E-07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style-name="ce10" office:value-type="float" office:value="0.00000502367088003666" calcext:value-type="float">
            <text:p>5.02367088003666E-06</text:p>
          </table:table-cell>
          <table:table-cell table:style-name="ce16" office:value-type="float" office:value="0.00000366303484006494" calcext:value-type="float">
            <text:p>3.66303484006494E-06</text:p>
          </table:table-cell>
          <table:table-cell table:style-name="ce16" office:value-type="float" office:value="0.0000142996216498432" calcext:value-type="float">
            <text:p>1.42996216498432E-05</text:p>
          </table:table-cell>
          <table:table-cell table:style-name="ce16" office:value-type="float" office:value="0.00000307619056999101" calcext:value-type="float">
            <text:p>3.07619056999101E-06</text:p>
          </table:table-cell>
          <table:table-cell table:style-name="ce20" office:value-type="float" office:value="0.0000173377016999439" calcext:value-type="float">
            <text:p>1.73377016999439E-05</text:p>
          </table:table-cell>
          <table:table-cell table:style-name="ce25" office:value-type="float" office:value="0.00000502367088003666" calcext:value-type="float">
            <text:p>5.02367088003666E-06</text:p>
          </table:table-cell>
        </table:table-row>
        <table:table-row table:style-name="ro1">
          <table:table-cell office:value-type="string" calcext:value-type="string">
            <text:p>solve_btre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000712772758008214" calcext:value-type="float">
            <text:p>7.12772758008214E-06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10" office:value-type="float" office:value="0.0000201172013999894" calcext:value-type="float">
            <text:p>2.01172013999894E-05</text:p>
          </table:table-cell>
          <table:table-cell table:style-name="ce16" office:value-type="float" office:value="0.00000556930817998364" calcext:value-type="float">
            <text:p>5.56930817998364E-06</text:p>
          </table:table-cell>
          <table:table-cell table:style-name="ce16" office:value-type="float" office:value="0.0000225290440997924" calcext:value-type="float">
            <text:p>2.25290440997924E-05</text:p>
          </table:table-cell>
          <table:table-cell table:style-name="ce16" office:value-type="float" office:value="0.00000474687213994912" calcext:value-type="float">
            <text:p>4.74687213994912E-06</text:p>
          </table:table-cell>
          <table:table-cell table:style-name="ce20" office:value-type="float" office:value="0.0000237038867999217" calcext:value-type="float">
            <text:p>2.37038867999217E-05</text:p>
          </table:table-cell>
          <table:table-cell table:style-name="ce25" office:value-type="float" office:value="0.0000201172013999894" calcext:value-type="float">
            <text:p>2.01172013999894E-05</text:p>
          </table:table-cell>
        </table:table-row>
        <table:table-row table:style-name="ro1">
          <table:table-cell office:value-type="string" calcext:value-type="string">
            <text:p>solve_sorteddic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00112961946499127" calcext:value-type="float">
            <text:p>1.12961946499127E-05</text:p>
          </table:table-cell>
          <table:table-cell/>
          <table:table-cell table:style-name="ce5" office:value-type="float" office:value="13" calcext:value-type="float">
            <text:p>13</text:p>
          </table:table-cell>
          <table:table-cell table:style-name="ce10" office:value-type="float" office:value="0.000214932784998382" calcext:value-type="float">
            <text:p>0.000214932784998382</text:p>
          </table:table-cell>
          <table:table-cell table:style-name="ce16" office:value-type="float" office:value="0.0000080918012400798" calcext:value-type="float">
            <text:p>8.0918012400798E-06</text:p>
          </table:table-cell>
          <table:table-cell table:style-name="ce16" office:value-type="float" office:value="0.0000354245340000489" calcext:value-type="float">
            <text:p>3.54245340000489E-05</text:p>
          </table:table-cell>
          <table:table-cell table:style-name="ce16" office:value-type="float" office:value="0.00000742918959993403" calcext:value-type="float">
            <text:p>7.42918959993403E-06</text:p>
          </table:table-cell>
          <table:table-cell table:style-name="ce20" office:value-type="float" office:value="0.0000346726445997774" calcext:value-type="float">
            <text:p>3.46726445997774E-05</text:p>
          </table:table-cell>
          <table:table-cell table:style-name="ce25" office:value-type="float" office:value="0.0000346726445997774" calcext:value-type="float">
            <text:p>3.46726445997774E-05</text:p>
          </table:table-cell>
        </table:table-row>
        <table:table-row table:style-name="ro1">
          <table:table-cell office:value-type="string" calcext:value-type="string">
            <text:p>solve_heapq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000127097962002154" calcext:value-type="float">
            <text:p>1.27097962002154E-06</text:p>
          </table:table-cell>
          <table:table-cell/>
          <table:table-cell table:style-name="ce5" office:value-type="float" office:value="21" calcext:value-type="float">
            <text:p>21</text:p>
          </table:table-cell>
          <table:table-cell table:style-name="ce10" office:value-type="float" office:value="0.0139396067497728" calcext:value-type="float">
            <text:p>0.0139396067497728</text:p>
          </table:table-cell>
          <table:table-cell table:style-name="ce16" office:value-type="float" office:value="0.0000154590679001558" calcext:value-type="float">
            <text:p>1.54590679001558E-05</text:p>
          </table:table-cell>
          <table:table-cell table:style-name="ce16" office:value-type="float" office:value="0.0000560016433999408" calcext:value-type="float">
            <text:p>5.60016433999408E-05</text:p>
          </table:table-cell>
          <table:table-cell table:style-name="ce16" office:value-type="float" office:value="0.0000123254654998163" calcext:value-type="float">
            <text:p>1.23254654998163E-05</text:p>
          </table:table-cell>
          <table:table-cell table:style-name="ce20" office:value-type="float" office:value="0.0000513363188001676" calcext:value-type="float">
            <text:p>5.13363188001676E-05</text:p>
          </table:table-cell>
          <table:table-cell table:style-name="ce25" office:value-type="float" office:value="0.0000513363188001676" calcext:value-type="float">
            <text:p>5.13363188001676E-05</text:p>
          </table:table-cell>
        </table:table-row>
        <table:table-row table:style-name="ro1">
          <table:table-cell office:value-type="string" calcext:value-type="string">
            <text:p>reference_solu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000189235497000482" calcext:value-type="float">
            <text:p>1.89235497000482E-06</text:p>
          </table:table-cell>
          <table:table-cell/>
          <table:table-cell table:style-name="ce5" office:value-type="float" office:value="34" calcext:value-type="float">
            <text:p>34</text:p>
          </table:table-cell>
          <table:table-cell table:style-name="ce10" office:value-type="float" office:value="13.3572050310031" calcext:value-type="float">
            <text:p>13.3572050310031</text:p>
          </table:table-cell>
          <table:table-cell table:style-name="ce16" office:value-type="float" office:value="0.0000245164353000291" calcext:value-type="float">
            <text:p>2.45164353000291E-05</text:p>
          </table:table-cell>
          <table:table-cell table:style-name="ce16" office:value-type="float" office:value="0.000102462602499145" calcext:value-type="float">
            <text:p>0.000102462602499145</text:p>
          </table:table-cell>
          <table:table-cell table:style-name="ce16" office:value-type="float" office:value="0.0000226860939998005" calcext:value-type="float">
            <text:p>2.26860939998005E-05</text:p>
          </table:table-cell>
          <table:table-cell table:style-name="ce20" office:value-type="float" office:value="0.0000876313839995419" calcext:value-type="float">
            <text:p>8.76313839995419E-05</text:p>
          </table:table-cell>
          <table:table-cell table:style-name="ce25" office:value-type="float" office:value="0.0000876313839995419" calcext:value-type="float">
            <text:p>8.76313839995419E-05</text:p>
          </table:table-cell>
        </table:table-row>
        <table:table-row table:style-name="ro1">
          <table:table-cell office:value-type="string" calcext:value-type="string">
            <text:p>bruteforc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000125223564999033" calcext:value-type="float">
            <text:p>1.25223564999033E-06</text:p>
          </table:table-cell>
          <table:table-cell/>
          <table:table-cell table:style-name="ce5" office:value-type="float" office:value="55" calcext:value-type="float">
            <text:p>55</text:p>
          </table:table-cell>
          <table:table-cell table:style-name="ce11"/>
          <table:table-cell table:style-name="ce16" office:value-type="float" office:value="0.0000391062431001046" calcext:value-type="float">
            <text:p>3.91062431001046E-05</text:p>
          </table:table-cell>
          <table:table-cell table:style-name="ce16" office:value-type="float" office:value="0.000162852613502764" calcext:value-type="float">
            <text:p>0.000162852613502764</text:p>
          </table:table-cell>
          <table:table-cell table:style-name="ce16" office:value-type="float" office:value="0.000035655408599996" calcext:value-type="float">
            <text:p>3.5655408599996E-05</text:p>
          </table:table-cell>
          <table:table-cell table:style-name="ce20" office:value-type="float" office:value="0.000136830622501293" calcext:value-type="float">
            <text:p>0.000136830622501293</text:p>
          </table:table-cell>
          <table:table-cell table:style-name="ce25" office:value-type="float" office:value="0.0000879684328006988" calcext:value-type="float">
            <text:p>8.79684328006988E-05</text:p>
          </table:table-cell>
        </table:table-row>
        <table:table-row table:style-name="ro1">
          <table:table-cell office:value-type="string" calcext:value-type="string">
            <text:p>solve_btre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0000990896004004753" calcext:value-type="float">
            <text:p>9.90896004004753E-06</text:p>
          </table:table-cell>
          <table:table-cell/>
          <table:table-cell table:style-name="ce5" office:value-type="float" office:value="89" calcext:value-type="float">
            <text:p>89</text:p>
          </table:table-cell>
          <table:table-cell table:style-name="ce11"/>
          <table:table-cell table:style-name="ce16" office:value-type="float" office:value="0.0000627325791996555" calcext:value-type="float">
            <text:p>6.27325791996555E-05</text:p>
          </table:table-cell>
          <table:table-cell table:style-name="ce16" office:value-type="float" office:value="0.000253839731005428" calcext:value-type="float">
            <text:p>0.000253839731005428</text:p>
          </table:table-cell>
          <table:table-cell table:style-name="ce16" office:value-type="float" office:value="0.0000565917492000153" calcext:value-type="float">
            <text:p>5.65917492000153E-05</text:p>
          </table:table-cell>
          <table:table-cell table:style-name="ce20" office:value-type="float" office:value="0.000211162708001211" calcext:value-type="float">
            <text:p>0.000211162708001211</text:p>
          </table:table-cell>
          <table:table-cell table:style-name="ce25" office:value-type="float" office:value="0.000136947643600433" calcext:value-type="float">
            <text:p>0.000136947643600433</text:p>
          </table:table-cell>
        </table:table-row>
        <table:table-row table:style-name="ro1">
          <table:table-cell office:value-type="string" calcext:value-type="string">
            <text:p>solve_sorteddic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000133944697001425" calcext:value-type="float">
            <text:p>1.33944697001425E-05</text:p>
          </table:table-cell>
          <table:table-cell/>
          <table:table-cell table:style-name="ce5" office:value-type="float" office:value="144" calcext:value-type="float">
            <text:p>144</text:p>
          </table:table-cell>
          <table:table-cell table:style-name="ce11"/>
          <table:table-cell table:style-name="ce16" office:value-type="float" office:value="0.000103062256999692" calcext:value-type="float">
            <text:p>0.000103062256999692</text:p>
          </table:table-cell>
          <table:table-cell table:style-name="ce16" office:value-type="float" office:value="0.000409979047995876" calcext:value-type="float">
            <text:p>0.000409979047995876</text:p>
          </table:table-cell>
          <table:table-cell table:style-name="ce16" office:value-type="float" office:value="0.000090308555799129" calcext:value-type="float">
            <text:p>9.0308555799129E-05</text:p>
          </table:table-cell>
          <table:table-cell table:style-name="ce20" office:value-type="float" office:value="0.000333999693997612" calcext:value-type="float">
            <text:p>0.000333999693997612</text:p>
          </table:table-cell>
          <table:table-cell table:style-name="ce25" office:value-type="float" office:value="0.000218530975498652" calcext:value-type="float">
            <text:p>0.000218530975498652</text:p>
          </table:table-cell>
        </table:table-row>
        <table:table-row table:style-name="ro1">
          <table:table-cell office:value-type="string" calcext:value-type="string">
            <text:p>solve_heapq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0000205127686997002" calcext:value-type="float">
            <text:p>2.05127686997002E-06</text:p>
          </table:table-cell>
          <table:table-cell/>
          <table:table-cell table:style-name="ce5" office:value-type="float" office:value="233" calcext:value-type="float">
            <text:p>233</text:p>
          </table:table-cell>
          <table:table-cell table:style-name="ce11"/>
          <table:table-cell table:style-name="ce16" office:value-type="float" office:value="0.000175582335501531" calcext:value-type="float">
            <text:p>0.000175582335501531</text:p>
          </table:table-cell>
          <table:table-cell table:style-name="ce16" office:value-type="float" office:value="0.000661091333997319" calcext:value-type="float">
            <text:p>0.000661091333997319</text:p>
          </table:table-cell>
          <table:table-cell table:style-name="ce16" office:value-type="float" office:value="0.000149755124501098" calcext:value-type="float">
            <text:p>0.000149755124501098</text:p>
          </table:table-cell>
          <table:table-cell table:style-name="ce20" office:value-type="float" office:value="0.000540165446000174" calcext:value-type="float">
            <text:p>0.000540165446000174</text:p>
          </table:table-cell>
          <table:table-cell table:style-name="ce25" office:value-type="float" office:value="0.000357873890750852" calcext:value-type="float">
            <text:p>0.000357873890750852</text:p>
          </table:table-cell>
        </table:table-row>
        <table:table-row table:style-name="ro1">
          <table:table-cell office:value-type="string" calcext:value-type="string">
            <text:p>reference_solutio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0000245947554998565" calcext:value-type="float">
            <text:p>2.45947554998565E-06</text:p>
          </table:table-cell>
          <table:table-cell/>
          <table:table-cell table:style-name="ce5" office:value-type="float" office:value="377" calcext:value-type="float">
            <text:p>377</text:p>
          </table:table-cell>
          <table:table-cell table:style-name="ce11"/>
          <table:table-cell table:style-name="ce16" office:value-type="float" office:value="0.000323639788002765" calcext:value-type="float">
            <text:p>0.000323639788002765</text:p>
          </table:table-cell>
          <table:table-cell table:style-name="ce16" office:value-type="float" office:value="0.00120137966499897" calcext:value-type="float">
            <text:p>0.00120137966499897</text:p>
          </table:table-cell>
          <table:table-cell table:style-name="ce16" office:value-type="float" office:value="0.000269219970999984" calcext:value-type="float">
            <text:p>0.000269219970999984</text:p>
          </table:table-cell>
          <table:table-cell table:style-name="ce20" office:value-type="float" office:value="0.000960594115997083" calcext:value-type="float">
            <text:p>0.000960594115997083</text:p>
          </table:table-cell>
          <table:table-cell table:style-name="ce25" office:value-type="float" office:value="0.000642116951999924" calcext:value-type="float">
            <text:p>0.000642116951999924</text:p>
          </table:table-cell>
        </table:table-row>
        <table:table-row table:style-name="ro1">
          <table:table-cell office:value-type="string" calcext:value-type="string">
            <text:p>bruteforc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0000186169953998615" calcext:value-type="float">
            <text:p>1.86169953998615E-06</text:p>
          </table:table-cell>
          <table:table-cell/>
          <table:table-cell table:style-name="ce5" office:value-type="float" office:value="610" calcext:value-type="float">
            <text:p>610</text:p>
          </table:table-cell>
          <table:table-cell table:style-name="ce11"/>
          <table:table-cell table:style-name="ce16" office:value-type="float" office:value="0.000833130516009987" calcext:value-type="float">
            <text:p>0.000833130516009987</text:p>
          </table:table-cell>
          <table:table-cell table:style-name="ce16" office:value-type="float" office:value="0.00235246136995556" calcext:value-type="float">
            <text:p>0.00235246136995556</text:p>
          </table:table-cell>
          <table:table-cell table:style-name="ce16" office:value-type="float" office:value="0.000681795116004651" calcext:value-type="float">
            <text:p>0.000681795116004651</text:p>
          </table:table-cell>
          <table:table-cell table:style-name="ce20" office:value-type="float" office:value="0.00463969094002096" calcext:value-type="float">
            <text:p>0.00463969094002096</text:p>
          </table:table-cell>
          <table:table-cell table:style-name="ce25" office:value-type="float" office:value="0.00159279594298278" calcext:value-type="float">
            <text:p>0.00159279594298278</text:p>
          </table:table-cell>
        </table:table-row>
        <table:table-row table:style-name="ro1">
          <table:table-cell office:value-type="string" calcext:value-type="string">
            <text:p>solve_btre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0000120677192000585" calcext:value-type="float">
            <text:p>1.20677192000585E-05</text:p>
          </table:table-cell>
          <table:table-cell/>
          <table:table-cell table:style-name="ce5" office:value-type="float" office:value="987" calcext:value-type="float">
            <text:p>987</text:p>
          </table:table-cell>
          <table:table-cell table:style-name="ce11"/>
          <table:table-cell table:style-name="ce16" office:value-type="float" office:value="0.000895340229995782" calcext:value-type="float">
            <text:p>0.000895340229995782</text:p>
          </table:table-cell>
          <table:table-cell table:style-name="ce16" office:value-type="float" office:value="0.0044945915399876" calcext:value-type="float">
            <text:p>0.0044945915399876</text:p>
          </table:table-cell>
          <table:table-cell table:style-name="ce16" office:value-type="float" office:value="0.000803185910001048" calcext:value-type="float">
            <text:p>0.000803185910001048</text:p>
          </table:table-cell>
          <table:table-cell table:style-name="ce20" office:value-type="float" office:value="0.00301815909995639" calcext:value-type="float">
            <text:p>0.00301815909995639</text:p>
          </table:table-cell>
          <table:table-cell table:style-name="ce25" office:value-type="float" office:value="0.00195674966497609" calcext:value-type="float">
            <text:p>0.00195674966497609</text:p>
          </table:table-cell>
        </table:table-row>
        <table:table-row table:style-name="ro1">
          <table:table-cell office:value-type="string" calcext:value-type="string">
            <text:p>solve_sorteddic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0000154141686998628" calcext:value-type="float">
            <text:p>1.54141686998628E-05</text:p>
          </table:table-cell>
          <table:table-cell/>
          <table:table-cell table:style-name="ce5" office:value-type="float" office:value="1597" calcext:value-type="float">
            <text:p>1597</text:p>
          </table:table-cell>
          <table:table-cell table:style-name="ce11"/>
          <table:table-cell table:style-name="ce16" office:value-type="float" office:value="0.00181391670499579" calcext:value-type="float">
            <text:p>0.00181391670499579</text:p>
          </table:table-cell>
          <table:table-cell table:style-name="ce16" office:value-type="float" office:value="0.0052056213200558" calcext:value-type="float">
            <text:p>0.0052056213200558</text:p>
          </table:table-cell>
          <table:table-cell table:style-name="ce16" office:value-type="float" office:value="0.0012005190200216" calcext:value-type="float">
            <text:p>0.0012005190200216</text:p>
          </table:table-cell>
          <table:table-cell table:style-name="ce20" office:value-type="float" office:value="0.00432417677991907" calcext:value-type="float">
            <text:p>0.00432417677991907</text:p>
          </table:table-cell>
          <table:table-cell table:style-name="ce25" office:value-type="float" office:value="0.00306904674245743" calcext:value-type="float">
            <text:p>0.00306904674245743</text:p>
          </table:table-cell>
        </table:table-row>
        <table:table-row table:style-name="ro1">
          <table:table-cell office:value-type="string" calcext:value-type="string">
            <text:p>solve_heapq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00000262004574004095" calcext:value-type="float">
            <text:p>2.62004574004095E-06</text:p>
          </table:table-cell>
          <table:table-cell/>
          <table:table-cell table:style-name="ce5" office:value-type="float" office:value="2584" calcext:value-type="float">
            <text:p>2584</text:p>
          </table:table-cell>
          <table:table-cell table:style-name="ce11"/>
          <table:table-cell table:style-name="ce16" office:value-type="float" office:value="0.00208001779006736" calcext:value-type="float">
            <text:p>0.00208001779006736</text:p>
          </table:table-cell>
          <table:table-cell table:style-name="ce16" office:value-type="float" office:value="0.00927892589999829" calcext:value-type="float">
            <text:p>0.00927892589999829</text:p>
          </table:table-cell>
          <table:table-cell table:style-name="ce16" office:value-type="float" office:value="0.00156884361502307" calcext:value-type="float">
            <text:p>0.00156884361502307</text:p>
          </table:table-cell>
          <table:table-cell table:style-name="ce20" office:value-type="float" office:value="0.00495317071996396" calcext:value-type="float">
            <text:p>0.00495317071996396</text:p>
          </table:table-cell>
          <table:table-cell table:style-name="ce25" office:value-type="float" office:value="0.00351659425501566" calcext:value-type="float">
            <text:p>0.00351659425501566</text:p>
          </table:table-cell>
        </table:table-row>
        <table:table-row table:style-name="ro1">
          <table:table-cell office:value-type="string" calcext:value-type="string">
            <text:p>reference_solutio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00000313903291003953" calcext:value-type="float">
            <text:p>3.13903291003953E-06</text:p>
          </table:table-cell>
          <table:table-cell/>
          <table:table-cell table:style-name="ce5" office:value-type="float" office:value="4181" calcext:value-type="float">
            <text:p>4181</text:p>
          </table:table-cell>
          <table:table-cell table:style-name="ce11"/>
          <table:table-cell table:style-name="ce16" office:value-type="float" office:value="0.00343864037997264" calcext:value-type="float">
            <text:p>0.00343864037997264</text:p>
          </table:table-cell>
          <table:table-cell table:style-name="ce16" office:value-type="float" office:value="0.0104778651999368" calcext:value-type="float">
            <text:p>0.0104778651999368</text:p>
          </table:table-cell>
          <table:table-cell table:style-name="ce16" office:value-type="float" office:value="0.00263886405999074" calcext:value-type="float">
            <text:p>0.00263886405999074</text:p>
          </table:table-cell>
          <table:table-cell table:style-name="ce20" office:value-type="float" office:value="0.00895823437997024" calcext:value-type="float">
            <text:p>0.00895823437997024</text:p>
          </table:table-cell>
          <table:table-cell table:style-name="ce25" office:value-type="float" office:value="0.00619843737997144" calcext:value-type="float">
            <text:p>0.00619843737997144</text:p>
          </table:table-cell>
        </table:table-row>
        <table:table-row table:style-name="ro1">
          <table:table-cell office:value-type="string" calcext:value-type="string">
            <text:p>bruteforc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00000296705045002454" calcext:value-type="float">
            <text:p>2.96705045002454E-06</text:p>
          </table:table-cell>
          <table:table-cell/>
          <table:table-cell table:style-name="ce5" office:value-type="float" office:value="6765" calcext:value-type="float">
            <text:p>6765</text:p>
          </table:table-cell>
          <table:table-cell table:style-name="ce11"/>
          <table:table-cell table:style-name="ce16" office:value-type="float" office:value="0.00663449857995147" calcext:value-type="float">
            <text:p>0.00663449857995147</text:p>
          </table:table-cell>
          <table:table-cell table:style-name="ce16" office:value-type="float" office:value="0.0184286718002113" calcext:value-type="float">
            <text:p>0.0184286718002113</text:p>
          </table:table-cell>
          <table:table-cell table:style-name="ce16" office:value-type="float" office:value="0.00456643814002746" calcext:value-type="float">
            <text:p>0.00456643814002746</text:p>
          </table:table-cell>
          <table:table-cell table:style-name="ce20" office:value-type="float" office:value="0.0145957905999239" calcext:value-type="float">
            <text:p>0.0145957905999239</text:p>
          </table:table-cell>
          <table:table-cell table:style-name="ce25" office:value-type="float" office:value="0.0106151445899377" calcext:value-type="float">
            <text:p>0.0106151445899377</text:p>
          </table:table-cell>
        </table:table-row>
        <table:table-row table:style-name="ro1">
          <table:table-cell office:value-type="string" calcext:value-type="string">
            <text:p>solve_btree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142996216498432" calcext:value-type="float">
            <text:p>1.42996216498432E-05</text:p>
          </table:table-cell>
          <table:table-cell/>
          <table:table-cell table:style-name="ce5" office:value-type="float" office:value="10946" calcext:value-type="float">
            <text:p>10946</text:p>
          </table:table-cell>
          <table:table-cell table:style-name="ce11"/>
          <table:table-cell table:style-name="ce16" office:value-type="float" office:value="0.013384038300137" calcext:value-type="float">
            <text:p>0.013384038300137</text:p>
          </table:table-cell>
          <table:table-cell table:style-name="ce16" office:value-type="float" office:value="0.0338602234995051" calcext:value-type="float">
            <text:p>0.0338602234995051</text:p>
          </table:table-cell>
          <table:table-cell table:style-name="ce16" office:value-type="float" office:value="0.00947196947992779" calcext:value-type="float">
            <text:p>0.00947196947992779</text:p>
          </table:table-cell>
          <table:table-cell table:style-name="ce20" office:value-type="float" office:value="0.0287839615004486" calcext:value-type="float">
            <text:p>0.0287839615004486</text:p>
          </table:table-cell>
          <table:table-cell table:style-name="ce25" office:value-type="float" office:value="0.0210839999002928" calcext:value-type="float">
            <text:p>0.0210839999002928</text:p>
          </table:table-cell>
        </table:table-row>
        <table:table-row table:style-name="ro1">
          <table:table-cell office:value-type="string" calcext:value-type="string">
            <text:p>solve_sorteddict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173377016999439" calcext:value-type="float">
            <text:p>1.73377016999439E-05</text:p>
          </table:table-cell>
          <table:table-cell/>
          <table:table-cell table:style-name="ce5" office:value-type="float" office:value="17711" calcext:value-type="float">
            <text:p>17711</text:p>
          </table:table-cell>
          <table:table-cell table:style-name="ce11"/>
          <table:table-cell table:style-name="ce16" office:value-type="float" office:value="0.0276870058005443" calcext:value-type="float">
            <text:p>0.0276870058005443</text:p>
          </table:table-cell>
          <table:table-cell table:style-name="ce16" office:value-type="float" office:value="0.0593768334001652" calcext:value-type="float">
            <text:p>0.0593768334001652</text:p>
          </table:table-cell>
          <table:table-cell table:style-name="ce16" office:value-type="float" office:value="0.0178232897000271" calcext:value-type="float">
            <text:p>0.0178232897000271</text:p>
          </table:table-cell>
          <table:table-cell table:style-name="ce20" office:value-type="float" office:value="0.0502403015998425" calcext:value-type="float">
            <text:p>0.0502403015998425</text:p>
          </table:table-cell>
          <table:table-cell table:style-name="ce25" office:value-type="float" office:value="0.0389636537001934" calcext:value-type="float">
            <text:p>0.0389636537001934</text:p>
          </table:table-cell>
        </table:table-row>
        <table:table-row table:style-name="ro1">
          <table:table-cell office:value-type="string" calcext:value-type="string">
            <text:p>solve_heapq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307619056999101" calcext:value-type="float">
            <text:p>3.07619056999101E-06</text:p>
          </table:table-cell>
          <table:table-cell/>
          <table:table-cell table:style-name="ce5" office:value-type="float" office:value="28657" calcext:value-type="float">
            <text:p>28657</text:p>
          </table:table-cell>
          <table:table-cell table:style-name="ce11"/>
          <table:table-cell table:style-name="ce16" office:value-type="float" office:value="0.0559411946000182" calcext:value-type="float">
            <text:p>0.0559411946000182</text:p>
          </table:table-cell>
          <table:table-cell table:style-name="ce16" office:value-type="float" office:value="0.10429286949875" calcext:value-type="float">
            <text:p>0.10429286949875</text:p>
          </table:table-cell>
          <table:table-cell table:style-name="ce16" office:value-type="float" office:value="0.0291830506001133" calcext:value-type="float">
            <text:p>0.0291830506001133</text:p>
          </table:table-cell>
          <table:table-cell table:style-name="ce20" office:value-type="float" office:value="0.088967493599921" calcext:value-type="float">
            <text:p>0.088967493599921</text:p>
          </table:table-cell>
          <table:table-cell table:style-name="ce25" office:value-type="float" office:value="0.0724543440999696" calcext:value-type="float">
            <text:p>0.0724543440999696</text:p>
          </table:table-cell>
        </table:table-row>
        <table:table-row table:style-name="ro1">
          <table:table-cell office:value-type="string" calcext:value-type="string">
            <text:p>reference_solution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366303484006494" calcext:value-type="float">
            <text:p>3.66303484006494E-06</text:p>
          </table:table-cell>
          <table:table-cell/>
          <table:table-cell table:style-name="ce5" office:value-type="float" office:value="46368" calcext:value-type="float">
            <text:p>46368</text:p>
          </table:table-cell>
          <table:table-cell table:style-name="ce11"/>
          <table:table-cell table:style-name="ce16" office:value-type="float" office:value="0.117274805499619" calcext:value-type="float">
            <text:p>0.117274805499619</text:p>
          </table:table-cell>
          <table:table-cell table:style-name="ce16" office:value-type="float" office:value="0.184348471499106" calcext:value-type="float">
            <text:p>0.184348471499106</text:p>
          </table:table-cell>
          <table:table-cell table:style-name="ce16" office:value-type="float" office:value="0.0573416737999651" calcext:value-type="float">
            <text:p>0.0573416737999651</text:p>
          </table:table-cell>
          <table:table-cell table:style-name="ce20" office:value-type="float" office:value="0.165574843998911" calcext:value-type="float">
            <text:p>0.165574843998911</text:p>
          </table:table-cell>
          <table:table-cell table:style-name="ce25" office:value-type="float" office:value="0.141424824749265" calcext:value-type="float">
            <text:p>0.141424824749265</text:p>
          </table:table-cell>
        </table:table-row>
        <table:table-row table:style-name="ro1">
          <table:table-cell office:value-type="string" calcext:value-type="string">
            <text:p>bruteforce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502367088003666" calcext:value-type="float">
            <text:p>5.02367088003666E-06</text:p>
          </table:table-cell>
          <table:table-cell/>
          <table:table-cell table:style-name="ce5" office:value-type="float" office:value="75025" calcext:value-type="float">
            <text:p>75025</text:p>
          </table:table-cell>
          <table:table-cell table:style-name="ce11"/>
          <table:table-cell table:style-name="ce16" office:value-type="float" office:value="0.259713521998492" calcext:value-type="float">
            <text:p>0.259713521998492</text:p>
          </table:table-cell>
          <table:table-cell table:style-name="ce16" office:value-type="float" office:value="0.347716355005105" calcext:value-type="float">
            <text:p>0.347716355005105</text:p>
          </table:table-cell>
          <table:table-cell table:style-name="ce16" office:value-type="float" office:value="0.144993101501314" calcext:value-type="float">
            <text:p>0.144993101501314</text:p>
          </table:table-cell>
          <table:table-cell table:style-name="ce20" office:value-type="float" office:value="0.309755050999229" calcext:value-type="float">
            <text:p>0.309755050999229</text:p>
          </table:table-cell>
          <table:table-cell table:style-name="ce25" office:value-type="float" office:value="0.28473428649886" calcext:value-type="float">
            <text:p>0.28473428649886</text:p>
          </table:table-cell>
        </table:table-row>
        <table:table-row table:style-name="ro1">
          <table:table-cell office:value-type="string" calcext:value-type="string">
            <text:p>solve_btree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0.0000225290440997924" calcext:value-type="float">
            <text:p>2.25290440997924E-05</text:p>
          </table:table-cell>
          <table:table-cell/>
          <table:table-cell table:style-name="ce5" office:value-type="float" office:value="121393" calcext:value-type="float">
            <text:p>121393</text:p>
          </table:table-cell>
          <table:table-cell table:style-name="ce11"/>
          <table:table-cell table:style-name="ce16" office:value-type="float" office:value="0.599180263998278" calcext:value-type="float">
            <text:p>0.599180263998278</text:p>
          </table:table-cell>
          <table:table-cell table:style-name="ce16" office:value-type="float" office:value="0.702197637998324" calcext:value-type="float">
            <text:p>0.702197637998324</text:p>
          </table:table-cell>
          <table:table-cell table:style-name="ce16" office:value-type="float" office:value="0.245951058997889" calcext:value-type="float">
            <text:p>0.245951058997889</text:p>
          </table:table-cell>
          <table:table-cell table:style-name="ce20" office:value-type="float" office:value="0.612247982004192" calcext:value-type="float">
            <text:p>0.612247982004192</text:p>
          </table:table-cell>
          <table:table-cell table:style-name="ce25" office:value-type="float" office:value="0.605714123001235" calcext:value-type="float">
            <text:p>0.605714123001235</text:p>
          </table:table-cell>
        </table:table-row>
        <table:table-row table:style-name="ro1">
          <table:table-cell office:value-type="string" calcext:value-type="string">
            <text:p>solve_sorteddict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0.0000237038867999217" calcext:value-type="float">
            <text:p>2.37038867999217E-05</text:p>
          </table:table-cell>
          <table:table-cell/>
          <table:table-cell table:style-name="ce6" office:value-type="float" office:value="196418" calcext:value-type="float">
            <text:p>196418</text:p>
          </table:table-cell>
          <table:table-cell table:style-name="ce12"/>
          <table:table-cell table:style-name="ce17" table:number-columns-repeated="2"/>
          <table:table-cell table:style-name="ce18" office:value-type="float" office:value="0.567261407995829" calcext:value-type="float">
            <text:p>0.567261407995829</text:p>
          </table:table-cell>
          <table:table-cell table:style-name="ce21"/>
          <table:table-cell table:style-name="ce26" office:value-type="float" office:value="0.567261407995829" calcext:value-type="float">
            <text:p>0.567261407995829</text:p>
          </table:table-cell>
        </table:table-row>
        <table:table-row table:style-name="ro1">
          <table:table-cell office:value-type="string" calcext:value-type="string">
            <text:p>solve_heapq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0.00000474687213994912" calcext:value-type="float">
            <text:p>4.74687213994912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ference_solution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0.00000556930817998364" calcext:value-type="float">
            <text:p>5.56930817998364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uteforce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0.0000201172013999894" calcext:value-type="float">
            <text:p>2.0117201399989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btree</text:p>
          </table:table-cell>
          <table:table-cell office:value-type="float" office:value="13" calcext:value-type="float">
            <text:p>13</text:p>
          </table:table-cell>
          <table:table-cell office:value-type="float" office:value="377" calcext:value-type="float">
            <text:p>377</text:p>
          </table:table-cell>
          <table:table-cell office:value-type="float" office:value="0.0000354245340000489" calcext:value-type="float">
            <text:p>3.5424534000048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sorteddict</text:p>
          </table:table-cell>
          <table:table-cell office:value-type="float" office:value="13" calcext:value-type="float">
            <text:p>13</text:p>
          </table:table-cell>
          <table:table-cell office:value-type="float" office:value="377" calcext:value-type="float">
            <text:p>377</text:p>
          </table:table-cell>
          <table:table-cell office:value-type="float" office:value="0.0000346726445997774" calcext:value-type="float">
            <text:p>3.467264459977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heapq</text:p>
          </table:table-cell>
          <table:table-cell office:value-type="float" office:value="13" calcext:value-type="float">
            <text:p>13</text:p>
          </table:table-cell>
          <table:table-cell office:value-type="float" office:value="377" calcext:value-type="float">
            <text:p>377</text:p>
          </table:table-cell>
          <table:table-cell office:value-type="float" office:value="0.00000742918959993403" calcext:value-type="float">
            <text:p>7.42918959993403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ference_solution</text:p>
          </table:table-cell>
          <table:table-cell office:value-type="float" office:value="13" calcext:value-type="float">
            <text:p>13</text:p>
          </table:table-cell>
          <table:table-cell office:value-type="float" office:value="377" calcext:value-type="float">
            <text:p>377</text:p>
          </table:table-cell>
          <table:table-cell office:value-type="float" office:value="0.0000080918012400798" calcext:value-type="float">
            <text:p>8.0918012400798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uteforce</text:p>
          </table:table-cell>
          <table:table-cell office:value-type="float" office:value="13" calcext:value-type="float">
            <text:p>13</text:p>
          </table:table-cell>
          <table:table-cell office:value-type="float" office:value="377" calcext:value-type="float">
            <text:p>377</text:p>
          </table:table-cell>
          <table:table-cell office:value-type="float" office:value="0.000214932784998382" calcext:value-type="float">
            <text:p>0.0002149327849983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btree</text:p>
          </table:table-cell>
          <table:table-cell office:value-type="float" office:value="21" calcext:value-type="float">
            <text:p>21</text:p>
          </table:table-cell>
          <table:table-cell office:value-type="float" office:value="17711" calcext:value-type="float">
            <text:p>17711</text:p>
          </table:table-cell>
          <table:table-cell office:value-type="float" office:value="0.0000560016433999408" calcext:value-type="float">
            <text:p>5.6001643399940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sorteddict</text:p>
          </table:table-cell>
          <table:table-cell office:value-type="float" office:value="21" calcext:value-type="float">
            <text:p>21</text:p>
          </table:table-cell>
          <table:table-cell office:value-type="float" office:value="17711" calcext:value-type="float">
            <text:p>17711</text:p>
          </table:table-cell>
          <table:table-cell office:value-type="float" office:value="0.0000513363188001676" calcext:value-type="float">
            <text:p>5.1336318800167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heapq</text:p>
          </table:table-cell>
          <table:table-cell office:value-type="float" office:value="21" calcext:value-type="float">
            <text:p>21</text:p>
          </table:table-cell>
          <table:table-cell office:value-type="float" office:value="17711" calcext:value-type="float">
            <text:p>17711</text:p>
          </table:table-cell>
          <table:table-cell office:value-type="float" office:value="0.0000123254654998163" calcext:value-type="float">
            <text:p>1.2325465499816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ference_solution</text:p>
          </table:table-cell>
          <table:table-cell office:value-type="float" office:value="21" calcext:value-type="float">
            <text:p>21</text:p>
          </table:table-cell>
          <table:table-cell office:value-type="float" office:value="17711" calcext:value-type="float">
            <text:p>17711</text:p>
          </table:table-cell>
          <table:table-cell office:value-type="float" office:value="0.0000154590679001558" calcext:value-type="float">
            <text:p>1.545906790015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uteforce</text:p>
          </table:table-cell>
          <table:table-cell office:value-type="float" office:value="21" calcext:value-type="float">
            <text:p>21</text:p>
          </table:table-cell>
          <table:table-cell office:value-type="float" office:value="17711" calcext:value-type="float">
            <text:p>17711</text:p>
          </table:table-cell>
          <table:table-cell office:value-type="float" office:value="0.0139396067497728" calcext:value-type="float">
            <text:p>0.01393960674977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btree</text:p>
          </table:table-cell>
          <table:table-cell office:value-type="float" office:value="34" calcext:value-type="float">
            <text:p>34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0.000102462602499145" calcext:value-type="float">
            <text:p>0.0001024626024991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sorteddict</text:p>
          </table:table-cell>
          <table:table-cell office:value-type="float" office:value="34" calcext:value-type="float">
            <text:p>34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0.0000876313839995419" calcext:value-type="float">
            <text:p>8.7631383999541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heapq</text:p>
          </table:table-cell>
          <table:table-cell office:value-type="float" office:value="34" calcext:value-type="float">
            <text:p>34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0.0000226860939998005" calcext:value-type="float">
            <text:p>2.2686093999800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ference_solution</text:p>
          </table:table-cell>
          <table:table-cell office:value-type="float" office:value="34" calcext:value-type="float">
            <text:p>34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0.0000245164353000291" calcext:value-type="float">
            <text:p>2.4516435300029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uteforce</text:p>
          </table:table-cell>
          <table:table-cell office:value-type="float" office:value="34" calcext:value-type="float">
            <text:p>34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13.3572050310031" calcext:value-type="float">
            <text:p>13.35720503100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btree</text:p>
          </table:table-cell>
          <table:table-cell office:value-type="float" office:value="55" calcext:value-type="float">
            <text:p>55</text:p>
          </table:table-cell>
          <table:table-cell office:value-type="float" office:value="225850000000" calcext:value-type="float">
            <text:p>225850000000</text:p>
          </table:table-cell>
          <table:table-cell office:value-type="float" office:value="0.000162852613502764" calcext:value-type="float">
            <text:p>0.0001628526135027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sorteddict</text:p>
          </table:table-cell>
          <table:table-cell office:value-type="float" office:value="55" calcext:value-type="float">
            <text:p>55</text:p>
          </table:table-cell>
          <table:table-cell office:value-type="float" office:value="225850000000" calcext:value-type="float">
            <text:p>225850000000</text:p>
          </table:table-cell>
          <table:table-cell office:value-type="float" office:value="0.000136830622501293" calcext:value-type="float">
            <text:p>0.0001368306225012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heapq</text:p>
          </table:table-cell>
          <table:table-cell office:value-type="float" office:value="55" calcext:value-type="float">
            <text:p>55</text:p>
          </table:table-cell>
          <table:table-cell office:value-type="float" office:value="225850000000" calcext:value-type="float">
            <text:p>225850000000</text:p>
          </table:table-cell>
          <table:table-cell office:value-type="float" office:value="0.000035655408599996" calcext:value-type="float">
            <text:p>3.565540859999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ference_solution</text:p>
          </table:table-cell>
          <table:table-cell office:value-type="float" office:value="55" calcext:value-type="float">
            <text:p>55</text:p>
          </table:table-cell>
          <table:table-cell office:value-type="float" office:value="225850000000" calcext:value-type="float">
            <text:p>225850000000</text:p>
          </table:table-cell>
          <table:table-cell office:value-type="float" office:value="0.0000391062431001046" calcext:value-type="float">
            <text:p>3.9106243100104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btree</text:p>
          </table:table-cell>
          <table:table-cell office:value-type="float" office:value="89" calcext:value-type="float">
            <text:p>89</text:p>
          </table:table-cell>
          <table:table-cell office:value-type="float" office:value="2.8801E+018" calcext:value-type="float">
            <text:p>2.8801E+018</text:p>
          </table:table-cell>
          <table:table-cell office:value-type="float" office:value="0.000253839731005428" calcext:value-type="float">
            <text:p>0.0002538397310054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sorteddict</text:p>
          </table:table-cell>
          <table:table-cell office:value-type="float" office:value="89" calcext:value-type="float">
            <text:p>89</text:p>
          </table:table-cell>
          <table:table-cell office:value-type="float" office:value="2.8801E+018" calcext:value-type="float">
            <text:p>2.8801E+018</text:p>
          </table:table-cell>
          <table:table-cell office:value-type="float" office:value="0.000211162708001211" calcext:value-type="float">
            <text:p>0.0002111627080012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heapq</text:p>
          </table:table-cell>
          <table:table-cell office:value-type="float" office:value="89" calcext:value-type="float">
            <text:p>89</text:p>
          </table:table-cell>
          <table:table-cell office:value-type="float" office:value="2.8801E+018" calcext:value-type="float">
            <text:p>2.8801E+018</text:p>
          </table:table-cell>
          <table:table-cell office:value-type="float" office:value="0.0000565917492000153" calcext:value-type="float">
            <text:p>5.6591749200015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ference_solution</text:p>
          </table:table-cell>
          <table:table-cell office:value-type="float" office:value="89" calcext:value-type="float">
            <text:p>89</text:p>
          </table:table-cell>
          <table:table-cell office:value-type="float" office:value="2.8801E+018" calcext:value-type="float">
            <text:p>2.8801E+018</text:p>
          </table:table-cell>
          <table:table-cell office:value-type="float" office:value="0.0000627325791996555" calcext:value-type="float">
            <text:p>6.2732579199655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btree</text:p>
          </table:table-cell>
          <table:table-cell office:value-type="float" office:value="144" calcext:value-type="float">
            <text:p>144</text:p>
          </table:table-cell>
          <table:table-cell office:value-type="float" office:value="8.9892E+029" calcext:value-type="float">
            <text:p>8.9892E+029</text:p>
          </table:table-cell>
          <table:table-cell office:value-type="float" office:value="0.000409979047995876" calcext:value-type="float">
            <text:p>0.0004099790479958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sorteddict</text:p>
          </table:table-cell>
          <table:table-cell office:value-type="float" office:value="144" calcext:value-type="float">
            <text:p>144</text:p>
          </table:table-cell>
          <table:table-cell office:value-type="float" office:value="8.9892E+029" calcext:value-type="float">
            <text:p>8.9892E+029</text:p>
          </table:table-cell>
          <table:table-cell office:value-type="float" office:value="0.000333999693997612" calcext:value-type="float">
            <text:p>0.0003339996939976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heapq</text:p>
          </table:table-cell>
          <table:table-cell office:value-type="float" office:value="144" calcext:value-type="float">
            <text:p>144</text:p>
          </table:table-cell>
          <table:table-cell office:value-type="float" office:value="8.9892E+029" calcext:value-type="float">
            <text:p>8.9892E+029</text:p>
          </table:table-cell>
          <table:table-cell office:value-type="float" office:value="0.000090308555799129" calcext:value-type="float">
            <text:p>9.030855579912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ference_solution</text:p>
          </table:table-cell>
          <table:table-cell office:value-type="float" office:value="144" calcext:value-type="float">
            <text:p>144</text:p>
          </table:table-cell>
          <table:table-cell office:value-type="float" office:value="8.9892E+029" calcext:value-type="float">
            <text:p>8.9892E+029</text:p>
          </table:table-cell>
          <table:table-cell office:value-type="float" office:value="0.000103062256999692" calcext:value-type="float">
            <text:p>0.0001030622569996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btree</text:p>
          </table:table-cell>
          <table:table-cell office:value-type="float" office:value="233" calcext:value-type="float">
            <text:p>233</text:p>
          </table:table-cell>
          <table:table-cell office:value-type="float" office:value="3.5779E+048" calcext:value-type="float">
            <text:p>3.5779E+048</text:p>
          </table:table-cell>
          <table:table-cell office:value-type="float" office:value="0.000661091333997319" calcext:value-type="float">
            <text:p>0.0006610913339973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sorteddict</text:p>
          </table:table-cell>
          <table:table-cell office:value-type="float" office:value="233" calcext:value-type="float">
            <text:p>233</text:p>
          </table:table-cell>
          <table:table-cell office:value-type="float" office:value="3.5779E+048" calcext:value-type="float">
            <text:p>3.5779E+048</text:p>
          </table:table-cell>
          <table:table-cell office:value-type="float" office:value="0.000540165446000174" calcext:value-type="float">
            <text:p>0.0005401654460001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heapq</text:p>
          </table:table-cell>
          <table:table-cell office:value-type="float" office:value="233" calcext:value-type="float">
            <text:p>233</text:p>
          </table:table-cell>
          <table:table-cell office:value-type="float" office:value="3.5779E+048" calcext:value-type="float">
            <text:p>3.5779E+048</text:p>
          </table:table-cell>
          <table:table-cell office:value-type="float" office:value="0.000149755124501098" calcext:value-type="float">
            <text:p>0.0001497551245010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ference_solution</text:p>
          </table:table-cell>
          <table:table-cell office:value-type="float" office:value="233" calcext:value-type="float">
            <text:p>233</text:p>
          </table:table-cell>
          <table:table-cell office:value-type="float" office:value="3.5779E+048" calcext:value-type="float">
            <text:p>3.5779E+048</text:p>
          </table:table-cell>
          <table:table-cell office:value-type="float" office:value="0.000175582335501531" calcext:value-type="float">
            <text:p>0.0001755823355015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btree</text:p>
          </table:table-cell>
          <table:table-cell office:value-type="float" office:value="377" calcext:value-type="float">
            <text:p>377</text:p>
          </table:table-cell>
          <table:table-cell office:value-type="float" office:value="4.4447E+078" calcext:value-type="float">
            <text:p>4.4447E+078</text:p>
          </table:table-cell>
          <table:table-cell office:value-type="float" office:value="0.00120137966499897" calcext:value-type="float">
            <text:p>0.001201379664998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sorteddict</text:p>
          </table:table-cell>
          <table:table-cell office:value-type="float" office:value="377" calcext:value-type="float">
            <text:p>377</text:p>
          </table:table-cell>
          <table:table-cell office:value-type="float" office:value="4.4447E+078" calcext:value-type="float">
            <text:p>4.4447E+078</text:p>
          </table:table-cell>
          <table:table-cell office:value-type="float" office:value="0.000960594115997083" calcext:value-type="float">
            <text:p>0.0009605941159970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heapq</text:p>
          </table:table-cell>
          <table:table-cell office:value-type="float" office:value="377" calcext:value-type="float">
            <text:p>377</text:p>
          </table:table-cell>
          <table:table-cell office:value-type="float" office:value="4.4447E+078" calcext:value-type="float">
            <text:p>4.4447E+078</text:p>
          </table:table-cell>
          <table:table-cell office:value-type="float" office:value="0.000269219970999984" calcext:value-type="float">
            <text:p>0.0002692199709999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ference_solution</text:p>
          </table:table-cell>
          <table:table-cell office:value-type="float" office:value="377" calcext:value-type="float">
            <text:p>377</text:p>
          </table:table-cell>
          <table:table-cell office:value-type="float" office:value="4.4447E+078" calcext:value-type="float">
            <text:p>4.4447E+078</text:p>
          </table:table-cell>
          <table:table-cell office:value-type="float" office:value="0.000323639788002765" calcext:value-type="float">
            <text:p>0.0003236397880027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btree</text:p>
          </table:table-cell>
          <table:table-cell office:value-type="float" office:value="610" calcext:value-type="float">
            <text:p>610</text:p>
          </table:table-cell>
          <table:table-cell office:value-type="float" office:value="2.1977E+127" calcext:value-type="float">
            <text:p>2.1977E+127</text:p>
          </table:table-cell>
          <table:table-cell office:value-type="float" office:value="0.00235246136995556" calcext:value-type="float">
            <text:p>0.002352461369955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sorteddict</text:p>
          </table:table-cell>
          <table:table-cell office:value-type="float" office:value="610" calcext:value-type="float">
            <text:p>610</text:p>
          </table:table-cell>
          <table:table-cell office:value-type="float" office:value="2.1977E+127" calcext:value-type="float">
            <text:p>2.1977E+127</text:p>
          </table:table-cell>
          <table:table-cell office:value-type="float" office:value="0.00463969094002096" calcext:value-type="float">
            <text:p>0.004639690940020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heapq</text:p>
          </table:table-cell>
          <table:table-cell office:value-type="float" office:value="610" calcext:value-type="float">
            <text:p>610</text:p>
          </table:table-cell>
          <table:table-cell office:value-type="float" office:value="2.1977E+127" calcext:value-type="float">
            <text:p>2.1977E+127</text:p>
          </table:table-cell>
          <table:table-cell office:value-type="float" office:value="0.000681795116004651" calcext:value-type="float">
            <text:p>0.0006817951160046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ference_solution</text:p>
          </table:table-cell>
          <table:table-cell office:value-type="float" office:value="610" calcext:value-type="float">
            <text:p>610</text:p>
          </table:table-cell>
          <table:table-cell office:value-type="float" office:value="2.1977E+127" calcext:value-type="float">
            <text:p>2.1977E+127</text:p>
          </table:table-cell>
          <table:table-cell office:value-type="float" office:value="0.000833130516009987" calcext:value-type="float">
            <text:p>0.0008331305160099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btree</text:p>
          </table:table-cell>
          <table:table-cell office:value-type="float" office:value="987" calcext:value-type="float">
            <text:p>987</text:p>
          </table:table-cell>
          <table:table-cell office:value-type="float" office:value="1.3499E+206" calcext:value-type="float">
            <text:p>1.3499E+206</text:p>
          </table:table-cell>
          <table:table-cell office:value-type="float" office:value="0.0044945915399876" calcext:value-type="float">
            <text:p>0.00449459153998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sorteddict</text:p>
          </table:table-cell>
          <table:table-cell office:value-type="float" office:value="987" calcext:value-type="float">
            <text:p>987</text:p>
          </table:table-cell>
          <table:table-cell office:value-type="float" office:value="1.3499E+206" calcext:value-type="float">
            <text:p>1.3499E+206</text:p>
          </table:table-cell>
          <table:table-cell office:value-type="float" office:value="0.00301815909995639" calcext:value-type="float">
            <text:p>0.003018159099956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heapq</text:p>
          </table:table-cell>
          <table:table-cell office:value-type="float" office:value="987" calcext:value-type="float">
            <text:p>987</text:p>
          </table:table-cell>
          <table:table-cell office:value-type="float" office:value="1.3499E+206" calcext:value-type="float">
            <text:p>1.3499E+206</text:p>
          </table:table-cell>
          <table:table-cell office:value-type="float" office:value="0.000803185910001048" calcext:value-type="float">
            <text:p>0.0008031859100010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ference_solution</text:p>
          </table:table-cell>
          <table:table-cell office:value-type="float" office:value="987" calcext:value-type="float">
            <text:p>987</text:p>
          </table:table-cell>
          <table:table-cell office:value-type="float" office:value="1.3499E+206" calcext:value-type="float">
            <text:p>1.3499E+206</text:p>
          </table:table-cell>
          <table:table-cell office:value-type="float" office:value="0.000895340229995782" calcext:value-type="float">
            <text:p>0.0008953402299957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btree</text:p>
          </table:table-cell>
          <table:table-cell office:value-type="float" office:value="1597" calcext:value-type="float">
            <text:p>1597</text:p>
          </table:table-cell>
          <table:table-cell table:style-name="ce1" office:value-type="string" calcext:value-type="string">
            <text:p>4.0998e+333</text:p>
          </table:table-cell>
          <table:table-cell office:value-type="float" office:value="0.0052056213200558" calcext:value-type="float">
            <text:p>0.00520562132005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sorteddict</text:p>
          </table:table-cell>
          <table:table-cell office:value-type="float" office:value="1597" calcext:value-type="float">
            <text:p>1597</text:p>
          </table:table-cell>
          <table:table-cell table:style-name="ce1" office:value-type="string" calcext:value-type="string">
            <text:p>4.0998e+333</text:p>
          </table:table-cell>
          <table:table-cell office:value-type="float" office:value="0.00432417677991907" calcext:value-type="float">
            <text:p>0.004324176779919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heapq</text:p>
          </table:table-cell>
          <table:table-cell office:value-type="float" office:value="1597" calcext:value-type="float">
            <text:p>1597</text:p>
          </table:table-cell>
          <table:table-cell table:style-name="ce1" office:value-type="string" calcext:value-type="string">
            <text:p>4.0998e+333</text:p>
          </table:table-cell>
          <table:table-cell office:value-type="float" office:value="0.0012005190200216" calcext:value-type="float">
            <text:p>0.00120051902002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ference_solution</text:p>
          </table:table-cell>
          <table:table-cell office:value-type="float" office:value="1597" calcext:value-type="float">
            <text:p>1597</text:p>
          </table:table-cell>
          <table:table-cell table:style-name="ce1" office:value-type="string" calcext:value-type="string">
            <text:p>4.0998e+333</text:p>
          </table:table-cell>
          <table:table-cell office:value-type="float" office:value="0.00181391670499579" calcext:value-type="float">
            <text:p>0.001813916704995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btree</text:p>
          </table:table-cell>
          <table:table-cell office:value-type="float" office:value="2584" calcext:value-type="float">
            <text:p>2584</text:p>
          </table:table-cell>
          <table:table-cell table:style-name="ce1" office:value-type="string" calcext:value-type="string">
            <text:p>7.6483e+539</text:p>
          </table:table-cell>
          <table:table-cell office:value-type="float" office:value="0.00927892589999829" calcext:value-type="float">
            <text:p>0.009278925899998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sorteddict</text:p>
          </table:table-cell>
          <table:table-cell office:value-type="float" office:value="2584" calcext:value-type="float">
            <text:p>2584</text:p>
          </table:table-cell>
          <table:table-cell table:style-name="ce1" office:value-type="string" calcext:value-type="string">
            <text:p>7.6483e+539</text:p>
          </table:table-cell>
          <table:table-cell office:value-type="float" office:value="0.00495317071996396" calcext:value-type="float">
            <text:p>0.004953170719963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heapq</text:p>
          </table:table-cell>
          <table:table-cell office:value-type="float" office:value="2584" calcext:value-type="float">
            <text:p>2584</text:p>
          </table:table-cell>
          <table:table-cell table:style-name="ce1" office:value-type="string" calcext:value-type="string">
            <text:p>7.6483e+539</text:p>
          </table:table-cell>
          <table:table-cell office:value-type="float" office:value="0.00156884361502307" calcext:value-type="float">
            <text:p>0.001568843615023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ference_solution</text:p>
          </table:table-cell>
          <table:table-cell office:value-type="float" office:value="2584" calcext:value-type="float">
            <text:p>2584</text:p>
          </table:table-cell>
          <table:table-cell table:style-name="ce1" office:value-type="string" calcext:value-type="string">
            <text:p>7.6483e+539</text:p>
          </table:table-cell>
          <table:table-cell office:value-type="float" office:value="0.00208001779006736" calcext:value-type="float">
            <text:p>0.002080017790067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btree</text:p>
          </table:table-cell>
          <table:table-cell office:value-type="float" office:value="4181" calcext:value-type="float">
            <text:p>4181</text:p>
          </table:table-cell>
          <table:table-cell table:style-name="ce1" office:value-type="string" calcext:value-type="string">
            <text:p>4.3334e+873</text:p>
          </table:table-cell>
          <table:table-cell office:value-type="float" office:value="0.0104778651999368" calcext:value-type="float">
            <text:p>0.01047786519993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sorteddict</text:p>
          </table:table-cell>
          <table:table-cell office:value-type="float" office:value="4181" calcext:value-type="float">
            <text:p>4181</text:p>
          </table:table-cell>
          <table:table-cell table:style-name="ce1" office:value-type="string" calcext:value-type="string">
            <text:p>4.3334e+873</text:p>
          </table:table-cell>
          <table:table-cell office:value-type="float" office:value="0.00895823437997024" calcext:value-type="float">
            <text:p>0.008958234379970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heapq</text:p>
          </table:table-cell>
          <table:table-cell office:value-type="float" office:value="4181" calcext:value-type="float">
            <text:p>4181</text:p>
          </table:table-cell>
          <table:table-cell table:style-name="ce1" office:value-type="string" calcext:value-type="string">
            <text:p>4.3334e+873</text:p>
          </table:table-cell>
          <table:table-cell office:value-type="float" office:value="0.00263886405999074" calcext:value-type="float">
            <text:p>0.002638864059990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ference_solution</text:p>
          </table:table-cell>
          <table:table-cell office:value-type="float" office:value="4181" calcext:value-type="float">
            <text:p>4181</text:p>
          </table:table-cell>
          <table:table-cell table:style-name="ce1" office:value-type="string" calcext:value-type="string">
            <text:p>4.3334e+873</text:p>
          </table:table-cell>
          <table:table-cell office:value-type="float" office:value="0.00343864037997264" calcext:value-type="float">
            <text:p>0.003438640379972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btree</text:p>
          </table:table-cell>
          <table:table-cell office:value-type="float" office:value="6765" calcext:value-type="float">
            <text:p>6765</text:p>
          </table:table-cell>
          <table:table-cell table:style-name="ce1" office:value-type="string" calcext:value-type="string">
            <text:p>4.5802e+1413</text:p>
          </table:table-cell>
          <table:table-cell office:value-type="float" office:value="0.0184286718002113" calcext:value-type="float">
            <text:p>0.01842867180021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sorteddict</text:p>
          </table:table-cell>
          <table:table-cell office:value-type="float" office:value="6765" calcext:value-type="float">
            <text:p>6765</text:p>
          </table:table-cell>
          <table:table-cell table:style-name="ce1" office:value-type="string" calcext:value-type="string">
            <text:p>4.5802e+1413</text:p>
          </table:table-cell>
          <table:table-cell office:value-type="float" office:value="0.0145957905999239" calcext:value-type="float">
            <text:p>0.01459579059992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heapq</text:p>
          </table:table-cell>
          <table:table-cell office:value-type="float" office:value="6765" calcext:value-type="float">
            <text:p>6765</text:p>
          </table:table-cell>
          <table:table-cell table:style-name="ce1" office:value-type="string" calcext:value-type="string">
            <text:p>4.5802e+1413</text:p>
          </table:table-cell>
          <table:table-cell office:value-type="float" office:value="0.00456643814002746" calcext:value-type="float">
            <text:p>0.004566438140027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ference_solution</text:p>
          </table:table-cell>
          <table:table-cell office:value-type="float" office:value="6765" calcext:value-type="float">
            <text:p>6765</text:p>
          </table:table-cell>
          <table:table-cell table:style-name="ce1" office:value-type="string" calcext:value-type="string">
            <text:p>4.5802e+1413</text:p>
          </table:table-cell>
          <table:table-cell office:value-type="float" office:value="0.00663449857995147" calcext:value-type="float">
            <text:p>0.006634498579951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btree</text:p>
          </table:table-cell>
          <table:table-cell office:value-type="float" office:value="10946" calcext:value-type="float">
            <text:p>10946</text:p>
          </table:table-cell>
          <table:table-cell table:style-name="ce1" office:value-type="string" calcext:value-type="string">
            <text:p>2.7429e+2287</text:p>
          </table:table-cell>
          <table:table-cell office:value-type="float" office:value="0.0338602234995051" calcext:value-type="float">
            <text:p>0.03386022349950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sorteddict</text:p>
          </table:table-cell>
          <table:table-cell office:value-type="float" office:value="10946" calcext:value-type="float">
            <text:p>10946</text:p>
          </table:table-cell>
          <table:table-cell table:style-name="ce1" office:value-type="string" calcext:value-type="string">
            <text:p>2.7429e+2287</text:p>
          </table:table-cell>
          <table:table-cell office:value-type="float" office:value="0.0287839615004486" calcext:value-type="float">
            <text:p>0.02878396150044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heapq</text:p>
          </table:table-cell>
          <table:table-cell office:value-type="float" office:value="10946" calcext:value-type="float">
            <text:p>10946</text:p>
          </table:table-cell>
          <table:table-cell table:style-name="ce1" office:value-type="string" calcext:value-type="string">
            <text:p>2.7429e+2287</text:p>
          </table:table-cell>
          <table:table-cell office:value-type="float" office:value="0.00947196947992779" calcext:value-type="float">
            <text:p>0.009471969479927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ference_solution</text:p>
          </table:table-cell>
          <table:table-cell office:value-type="float" office:value="10946" calcext:value-type="float">
            <text:p>10946</text:p>
          </table:table-cell>
          <table:table-cell table:style-name="ce1" office:value-type="string" calcext:value-type="string">
            <text:p>2.7429e+2287</text:p>
          </table:table-cell>
          <table:table-cell office:value-type="float" office:value="0.013384038300137" calcext:value-type="float">
            <text:p>0.0133840383001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btree</text:p>
          </table:table-cell>
          <table:table-cell office:value-type="float" office:value="17711" calcext:value-type="float">
            <text:p>17711</text:p>
          </table:table-cell>
          <table:table-cell table:style-name="ce1" office:value-type="string" calcext:value-type="string">
            <text:p>1.7362e+3701</text:p>
          </table:table-cell>
          <table:table-cell office:value-type="float" office:value="0.0593768334001652" calcext:value-type="float">
            <text:p>0.05937683340016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sorteddict</text:p>
          </table:table-cell>
          <table:table-cell office:value-type="float" office:value="17711" calcext:value-type="float">
            <text:p>17711</text:p>
          </table:table-cell>
          <table:table-cell table:style-name="ce1" office:value-type="string" calcext:value-type="string">
            <text:p>1.7362e+3701</text:p>
          </table:table-cell>
          <table:table-cell office:value-type="float" office:value="0.0502403015998425" calcext:value-type="float">
            <text:p>0.05024030159984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heapq</text:p>
          </table:table-cell>
          <table:table-cell office:value-type="float" office:value="17711" calcext:value-type="float">
            <text:p>17711</text:p>
          </table:table-cell>
          <table:table-cell table:style-name="ce1" office:value-type="string" calcext:value-type="string">
            <text:p>1.7362e+3701</text:p>
          </table:table-cell>
          <table:table-cell office:value-type="float" office:value="0.0178232897000271" calcext:value-type="float">
            <text:p>0.01782328970002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ference_solution</text:p>
          </table:table-cell>
          <table:table-cell office:value-type="float" office:value="17711" calcext:value-type="float">
            <text:p>17711</text:p>
          </table:table-cell>
          <table:table-cell table:style-name="ce1" office:value-type="string" calcext:value-type="string">
            <text:p>1.7362e+3701</text:p>
          </table:table-cell>
          <table:table-cell office:value-type="float" office:value="0.0276870058005443" calcext:value-type="float">
            <text:p>0.02768700580054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btree</text:p>
          </table:table-cell>
          <table:table-cell office:value-type="float" office:value="28657" calcext:value-type="float">
            <text:p>28657</text:p>
          </table:table-cell>
          <table:table-cell table:style-name="ce1" office:value-type="string" calcext:value-type="string">
            <text:p>6.5813e+5988</text:p>
          </table:table-cell>
          <table:table-cell office:value-type="float" office:value="0.10429286949875" calcext:value-type="float">
            <text:p>0.104292869498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sorteddict</text:p>
          </table:table-cell>
          <table:table-cell office:value-type="float" office:value="28657" calcext:value-type="float">
            <text:p>28657</text:p>
          </table:table-cell>
          <table:table-cell table:style-name="ce1" office:value-type="string" calcext:value-type="string">
            <text:p>6.5813e+5988</text:p>
          </table:table-cell>
          <table:table-cell office:value-type="float" office:value="0.088967493599921" calcext:value-type="float">
            <text:p>0.0889674935999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heapq</text:p>
          </table:table-cell>
          <table:table-cell office:value-type="float" office:value="28657" calcext:value-type="float">
            <text:p>28657</text:p>
          </table:table-cell>
          <table:table-cell table:style-name="ce1" office:value-type="string" calcext:value-type="string">
            <text:p>6.5813e+5988</text:p>
          </table:table-cell>
          <table:table-cell office:value-type="float" office:value="0.0291830506001133" calcext:value-type="float">
            <text:p>0.02918305060011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ference_solution</text:p>
          </table:table-cell>
          <table:table-cell office:value-type="float" office:value="28657" calcext:value-type="float">
            <text:p>28657</text:p>
          </table:table-cell>
          <table:table-cell table:style-name="ce1" office:value-type="string" calcext:value-type="string">
            <text:p>6.5813e+5988</text:p>
          </table:table-cell>
          <table:table-cell office:value-type="float" office:value="0.0559411946000182" calcext:value-type="float">
            <text:p>0.05594119460001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btree</text:p>
          </table:table-cell>
          <table:table-cell office:value-type="float" office:value="46368" calcext:value-type="float">
            <text:p>46368</text:p>
          </table:table-cell>
          <table:table-cell table:style-name="ce1" office:value-type="string" calcext:value-type="string">
            <text:p>1.5791e+9690</text:p>
          </table:table-cell>
          <table:table-cell office:value-type="float" office:value="0.184348471499106" calcext:value-type="float">
            <text:p>0.1843484714991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sorteddict</text:p>
          </table:table-cell>
          <table:table-cell office:value-type="float" office:value="46368" calcext:value-type="float">
            <text:p>46368</text:p>
          </table:table-cell>
          <table:table-cell table:style-name="ce1" office:value-type="string" calcext:value-type="string">
            <text:p>1.5791e+9690</text:p>
          </table:table-cell>
          <table:table-cell office:value-type="float" office:value="0.165574843998911" calcext:value-type="float">
            <text:p>0.1655748439989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heapq</text:p>
          </table:table-cell>
          <table:table-cell office:value-type="float" office:value="46368" calcext:value-type="float">
            <text:p>46368</text:p>
          </table:table-cell>
          <table:table-cell table:style-name="ce1" office:value-type="string" calcext:value-type="string">
            <text:p>1.5791e+9690</text:p>
          </table:table-cell>
          <table:table-cell office:value-type="float" office:value="0.0573416737999651" calcext:value-type="float">
            <text:p>0.05734167379996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ference_solution</text:p>
          </table:table-cell>
          <table:table-cell office:value-type="float" office:value="46368" calcext:value-type="float">
            <text:p>46368</text:p>
          </table:table-cell>
          <table:table-cell table:style-name="ce1" office:value-type="string" calcext:value-type="string">
            <text:p>1.5791e+9690</text:p>
          </table:table-cell>
          <table:table-cell office:value-type="float" office:value="0.117274805499619" calcext:value-type="float">
            <text:p>0.1172748054996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btree</text:p>
          </table:table-cell>
          <table:table-cell office:value-type="float" office:value="75025" calcext:value-type="float">
            <text:p>75025</text:p>
          </table:table-cell>
          <table:table-cell table:style-name="ce1" office:value-type="string" calcext:value-type="string">
            <text:p>1.4362e+15679</text:p>
          </table:table-cell>
          <table:table-cell office:value-type="float" office:value="0.347716355005105" calcext:value-type="float">
            <text:p>0.3477163550051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sorteddict</text:p>
          </table:table-cell>
          <table:table-cell office:value-type="float" office:value="75025" calcext:value-type="float">
            <text:p>75025</text:p>
          </table:table-cell>
          <table:table-cell table:style-name="ce1" office:value-type="string" calcext:value-type="string">
            <text:p>1.4362e+15679</text:p>
          </table:table-cell>
          <table:table-cell office:value-type="float" office:value="0.309755050999229" calcext:value-type="float">
            <text:p>0.3097550509992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heapq</text:p>
          </table:table-cell>
          <table:table-cell office:value-type="float" office:value="75025" calcext:value-type="float">
            <text:p>75025</text:p>
          </table:table-cell>
          <table:table-cell table:style-name="ce1" office:value-type="string" calcext:value-type="string">
            <text:p>1.4362e+15679</text:p>
          </table:table-cell>
          <table:table-cell office:value-type="float" office:value="0.144993101501314" calcext:value-type="float">
            <text:p>0.1449931015013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ference_solution</text:p>
          </table:table-cell>
          <table:table-cell office:value-type="float" office:value="75025" calcext:value-type="float">
            <text:p>75025</text:p>
          </table:table-cell>
          <table:table-cell table:style-name="ce1" office:value-type="string" calcext:value-type="string">
            <text:p>1.4362e+15679</text:p>
          </table:table-cell>
          <table:table-cell office:value-type="float" office:value="0.259713521998492" calcext:value-type="float">
            <text:p>0.2597135219984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btree</text:p>
          </table:table-cell>
          <table:table-cell office:value-type="float" office:value="121393" calcext:value-type="float">
            <text:p>121393</text:p>
          </table:table-cell>
          <table:table-cell table:style-name="ce1" office:value-type="string" calcext:value-type="string">
            <text:p>3.1341e+25369</text:p>
          </table:table-cell>
          <table:table-cell office:value-type="float" office:value="0.702197637998324" calcext:value-type="float">
            <text:p>0.7021976379983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sorteddict</text:p>
          </table:table-cell>
          <table:table-cell office:value-type="float" office:value="121393" calcext:value-type="float">
            <text:p>121393</text:p>
          </table:table-cell>
          <table:table-cell table:style-name="ce1" office:value-type="string" calcext:value-type="string">
            <text:p>3.1341e+25369</text:p>
          </table:table-cell>
          <table:table-cell office:value-type="float" office:value="0.612247982004192" calcext:value-type="float">
            <text:p>0.6122479820041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heapq</text:p>
          </table:table-cell>
          <table:table-cell office:value-type="float" office:value="121393" calcext:value-type="float">
            <text:p>121393</text:p>
          </table:table-cell>
          <table:table-cell table:style-name="ce1" office:value-type="string" calcext:value-type="string">
            <text:p>3.1341e+25369</text:p>
          </table:table-cell>
          <table:table-cell office:value-type="float" office:value="0.245951058997889" calcext:value-type="float">
            <text:p>0.2459510589978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ference_solution</text:p>
          </table:table-cell>
          <table:table-cell office:value-type="float" office:value="121393" calcext:value-type="float">
            <text:p>121393</text:p>
          </table:table-cell>
          <table:table-cell table:style-name="ce1" office:value-type="string" calcext:value-type="string">
            <text:p>3.1341e+25369</text:p>
          </table:table-cell>
          <table:table-cell office:value-type="float" office:value="0.599180263998278" calcext:value-type="float">
            <text:p>0.5991802639982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heapq</text:p>
          </table:table-cell>
          <table:table-cell office:value-type="float" office:value="196418" calcext:value-type="float">
            <text:p>196418</text:p>
          </table:table-cell>
          <table:table-cell table:style-name="ce1" office:value-type="string" calcext:value-type="string">
            <text:p>6.2205e+41048</text:p>
          </table:table-cell>
          <table:table-cell office:value-type="float" office:value="0.567261407995829" calcext:value-type="float">
            <text:p>0.567261407995829</text:p>
          </table:table-cell>
          <table:table-cell table:number-columns-repeated="8"/>
        </table:table-row>
      </table:table>
      <table:table table:name="1,3,5" table:style-name="ta1">
        <table:shapes>
          <draw:frame draw:z-index="0" draw:style-name="gr1" draw:text-style-name="P1" svg:width="6.2988in" svg:height="3.5429in" svg:x="4.4083in" svg:y="5.226in">
            <draw:object draw:notify-on-update-of-ranges="PT@categories PT@label 0 PT@data 0 PT@label 1 PT@data 1 PT@label 2 PT@data 2 PT@label 3 PT@data 3 PT@label 4 PT@data 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steps=(1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5)</text:p>
          </table:table-cell>
          <table:table-cell table:number-columns-repeated="2"/>
          <table:table-cell table:style-name="ce2" office:value-type="string" calcext:value-type="string">
            <text:p>Average - time</text:p>
          </table:table-cell>
          <table:table-cell table:style-name="ce7" office:value-type="string" calcext:value-type="string">
            <text:p>function</text:p>
          </table:table-cell>
          <table:table-cell table:style-name="ce13" table:number-columns-repeated="4"/>
          <table:table-cell table:style-name="ce22"/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[s]</text:p>
          </table:table-cell>
          <table:table-cell table:style-name="ce3" office:value-type="string" calcext:value-type="string">
            <text:p>N</text:p>
          </table:table-cell>
          <table:table-cell table:style-name="ce8" office:value-type="string" calcext:value-type="string">
            <text:p>bruteforce</text:p>
          </table:table-cell>
          <table:table-cell table:style-name="ce14" office:value-type="string" calcext:value-type="string">
            <text:p>reference_solution</text:p>
          </table:table-cell>
          <table:table-cell table:style-name="ce14" office:value-type="string" calcext:value-type="string">
            <text:p>solve_btree</text:p>
          </table:table-cell>
          <table:table-cell table:style-name="ce14" office:value-type="string" calcext:value-type="string">
            <text:p>solve_heapq</text:p>
          </table:table-cell>
          <table:table-cell table:style-name="ce14" office:value-type="string" calcext:value-type="string">
            <text:p>solve_sorteddict</text:p>
          </table:table-cell>
          <table:table-cell table:style-name="ce23" office:value-type="string" calcext:value-type="string">
            <text:p>Total Result</text:p>
          </table:table-cell>
        </table:table-row>
        <table:table-row table:style-name="ro1">
          <table:table-cell office:value-type="string" calcext:value-type="string">
            <text:p>solve_btre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0693934208000428" calcext:value-type="float">
            <text:p>6.93934208000428E-06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9" office:value-type="float" office:value="0.000000921991611990961" calcext:value-type="float">
            <text:p>9.21991611990961E-07</text:p>
          </table:table-cell>
          <table:table-cell table:style-name="ce15" office:value-type="float" office:value="0.00000140911927501293" calcext:value-type="float">
            <text:p>1.40911927501293E-06</text:p>
          </table:table-cell>
          <table:table-cell table:style-name="ce15" office:value-type="float" office:value="0.00000693934208000428" calcext:value-type="float">
            <text:p>6.93934208000428E-06</text:p>
          </table:table-cell>
          <table:table-cell table:style-name="ce15" office:value-type="float" office:value="0.000000936293589998968" calcext:value-type="float">
            <text:p>9.36293589998968E-07</text:p>
          </table:table-cell>
          <table:table-cell table:style-name="ce19" office:value-type="float" office:value="0.0000116288198998518" calcext:value-type="float">
            <text:p>1.16288198998518E-05</text:p>
          </table:table-cell>
          <table:table-cell table:style-name="ce24" office:value-type="float" office:value="0.00000436711329137179" calcext:value-type="float">
            <text:p>4.36711329137179E-06</text:p>
          </table:table-cell>
        </table:table-row>
        <table:table-row table:style-name="ro1">
          <table:table-cell office:value-type="string" calcext:value-type="string">
            <text:p>solve_sorteddic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116288198998518" calcext:value-type="float">
            <text:p>1.16288198998518E-05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10" office:value-type="float" office:value="0.00000127591652002593" calcext:value-type="float">
            <text:p>1.27591652002593E-06</text:p>
          </table:table-cell>
          <table:table-cell table:style-name="ce16" office:value-type="float" office:value="0.00000205219335002766" calcext:value-type="float">
            <text:p>2.05219335002766E-06</text:p>
          </table:table-cell>
          <table:table-cell table:style-name="ce16" office:value-type="float" office:value="0.0000128658878998976" calcext:value-type="float">
            <text:p>1.28658878998976E-05</text:p>
          </table:table-cell>
          <table:table-cell table:style-name="ce16" office:value-type="float" office:value="0.00000170097719001205" calcext:value-type="float">
            <text:p>1.70097719001205E-06</text:p>
          </table:table-cell>
          <table:table-cell table:style-name="ce20" office:value-type="float" office:value="0.000016034778300309" calcext:value-type="float">
            <text:p>1.6034778300309E-05</text:p>
          </table:table-cell>
          <table:table-cell table:style-name="ce25" office:value-type="float" office:value="0.00000678595065205445" calcext:value-type="float">
            <text:p>6.78595065205445E-06</text:p>
          </table:table-cell>
        </table:table-row>
        <table:table-row table:style-name="ro1">
          <table:table-cell office:value-type="string" calcext:value-type="string">
            <text:p>solve_heapq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00936293589998968" calcext:value-type="float">
            <text:p>9.36293589998968E-07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10" office:value-type="float" office:value="0.00000205704050997156" calcext:value-type="float">
            <text:p>2.05704050997156E-06</text:p>
          </table:table-cell>
          <table:table-cell table:style-name="ce16" office:value-type="float" office:value="0.00000273054545999912" calcext:value-type="float">
            <text:p>2.73054545999912E-06</text:p>
          </table:table-cell>
          <table:table-cell table:style-name="ce16" office:value-type="float" office:value="0.0000164529678997496" calcext:value-type="float">
            <text:p>1.64529678997496E-05</text:p>
          </table:table-cell>
          <table:table-cell table:style-name="ce16" office:value-type="float" office:value="0.00000278009292000206" calcext:value-type="float">
            <text:p>2.78009292000206E-06</text:p>
          </table:table-cell>
          <table:table-cell table:style-name="ce20" office:value-type="float" office:value="0.0000187730132001889" calcext:value-type="float">
            <text:p>1.87730132001889E-05</text:p>
          </table:table-cell>
          <table:table-cell table:style-name="ce25" office:value-type="float" office:value="0.00000855873199798225" calcext:value-type="float">
            <text:p>8.55873199798225E-06</text:p>
          </table:table-cell>
        </table:table-row>
        <table:table-row table:style-name="ro1">
          <table:table-cell office:value-type="string" calcext:value-type="string">
            <text:p>reference_solu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0140911927501293" calcext:value-type="float">
            <text:p>1.40911927501293E-0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10" office:value-type="float" office:value="0.00000248029421003594" calcext:value-type="float">
            <text:p>2.48029421003594E-06</text:p>
          </table:table-cell>
          <table:table-cell table:style-name="ce16" office:value-type="float" office:value="0.00000347330671997042" calcext:value-type="float">
            <text:p>3.47330671997042E-06</text:p>
          </table:table-cell>
          <table:table-cell table:style-name="ce16" office:value-type="float" office:value="0.0000219843508995837" calcext:value-type="float">
            <text:p>2.19843508995837E-05</text:p>
          </table:table-cell>
          <table:table-cell table:style-name="ce16" office:value-type="float" office:value="0.00000387752184004057" calcext:value-type="float">
            <text:p>3.87752184004057E-06</text:p>
          </table:table-cell>
          <table:table-cell table:style-name="ce20" office:value-type="float" office:value="0.0000211581725001452" calcext:value-type="float">
            <text:p>2.11581725001452E-05</text:p>
          </table:table-cell>
          <table:table-cell table:style-name="ce25" office:value-type="float" office:value="0.0000105947292339552" calcext:value-type="float">
            <text:p>1.05947292339552E-05</text:p>
          </table:table-cell>
        </table:table-row>
        <table:table-row table:style-name="ro1">
          <table:table-cell office:value-type="string" calcext:value-type="string">
            <text:p>brutefor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00921991611990961" calcext:value-type="float">
            <text:p>9.21991611990961E-07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style-name="ce10" office:value-type="float" office:value="0.00000419970664006542" calcext:value-type="float">
            <text:p>4.19970664006542E-06</text:p>
          </table:table-cell>
          <table:table-cell table:style-name="ce16" office:value-type="float" office:value="0.00000457320236004307" calcext:value-type="float">
            <text:p>4.57320236004307E-06</text:p>
          </table:table-cell>
          <table:table-cell table:style-name="ce16" office:value-type="float" office:value="0.0000244821972002683" calcext:value-type="float">
            <text:p>2.44821972002683E-05</text:p>
          </table:table-cell>
          <table:table-cell table:style-name="ce16" office:value-type="float" office:value="0.00000542539479996776" calcext:value-type="float">
            <text:p>5.42539479996776E-06</text:p>
          </table:table-cell>
          <table:table-cell table:style-name="ce20" office:value-type="float" office:value="0.0000239019375003409" calcext:value-type="float">
            <text:p>2.39019375003409E-05</text:p>
          </table:table-cell>
          <table:table-cell table:style-name="ce25" office:value-type="float" office:value="0.0000125164877001371" calcext:value-type="float">
            <text:p>1.25164877001371E-05</text:p>
          </table:table-cell>
        </table:table-row>
        <table:table-row table:style-name="ro1">
          <table:table-cell office:value-type="string" calcext:value-type="string">
            <text:p>solve_btre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0128658878998976" calcext:value-type="float">
            <text:p>1.28658878998976E-05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10" office:value-type="float" office:value="0.0000145976464998967" calcext:value-type="float">
            <text:p>1.45976464998967E-05</text:p>
          </table:table-cell>
          <table:table-cell table:style-name="ce16" office:value-type="float" office:value="0.00000715364473988302" calcext:value-type="float">
            <text:p>7.15364473988302E-06</text:p>
          </table:table-cell>
          <table:table-cell table:style-name="ce16" office:value-type="float" office:value="0.0000417577779997373" calcext:value-type="float">
            <text:p>4.17577779997373E-05</text:p>
          </table:table-cell>
          <table:table-cell table:style-name="ce16" office:value-type="float" office:value="0.0000100262248499348" calcext:value-type="float">
            <text:p>1.00262248499348E-05</text:p>
          </table:table-cell>
          <table:table-cell table:style-name="ce20" office:value-type="float" office:value="0.0000434329007999622" calcext:value-type="float">
            <text:p>4.34329007999622E-05</text:p>
          </table:table-cell>
          <table:table-cell table:style-name="ce25" office:value-type="float" office:value="0.0000233936389778828" calcext:value-type="float">
            <text:p>2.33936389778828E-05</text:p>
          </table:table-cell>
        </table:table-row>
        <table:table-row table:style-name="ro1">
          <table:table-cell office:value-type="string" calcext:value-type="string">
            <text:p>solve_sorteddic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016034778300309" calcext:value-type="float">
            <text:p>1.6034778300309E-05</text:p>
          </table:table-cell>
          <table:table-cell/>
          <table:table-cell table:style-name="ce5" office:value-type="float" office:value="13" calcext:value-type="float">
            <text:p>13</text:p>
          </table:table-cell>
          <table:table-cell table:style-name="ce10" office:value-type="float" office:value="0.000137180180001451" calcext:value-type="float">
            <text:p>0.000137180180001451</text:p>
          </table:table-cell>
          <table:table-cell table:style-name="ce16" office:value-type="float" office:value="0.0000100511745000404" calcext:value-type="float">
            <text:p>1.00511745000404E-05</text:p>
          </table:table-cell>
          <table:table-cell table:style-name="ce16" office:value-type="float" office:value="0.0000568226481991587" calcext:value-type="float">
            <text:p>5.68226481991587E-05</text:p>
          </table:table-cell>
          <table:table-cell table:style-name="ce16" office:value-type="float" office:value="0.0000155754542502109" calcext:value-type="float">
            <text:p>1.55754542502109E-05</text:p>
          </table:table-cell>
          <table:table-cell table:style-name="ce20" office:value-type="float" office:value="0.0000453612788012833" calcext:value-type="float">
            <text:p>4.53612788012833E-05</text:p>
          </table:table-cell>
          <table:table-cell table:style-name="ce25" office:value-type="float" office:value="0.0000529981471504288" calcext:value-type="float">
            <text:p>5.29981471504288E-05</text:p>
          </table:table-cell>
        </table:table-row>
        <table:table-row table:style-name="ro1">
          <table:table-cell office:value-type="string" calcext:value-type="string">
            <text:p>solve_heapq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00170097719001205" calcext:value-type="float">
            <text:p>1.70097719001205E-06</text:p>
          </table:table-cell>
          <table:table-cell/>
          <table:table-cell table:style-name="ce5" office:value-type="float" office:value="21" calcext:value-type="float">
            <text:p>21</text:p>
          </table:table-cell>
          <table:table-cell table:style-name="ce10" office:value-type="float" office:value="0.00528103575998102" calcext:value-type="float">
            <text:p>0.00528103575998102</text:p>
          </table:table-cell>
          <table:table-cell table:style-name="ce16" office:value-type="float" office:value="0.000017106492899984" calcext:value-type="float">
            <text:p>1.7106492899984E-05</text:p>
          </table:table-cell>
          <table:table-cell table:style-name="ce16" office:value-type="float" office:value="0.0000896194064000156" calcext:value-type="float">
            <text:p>8.96194064000156E-05</text:p>
          </table:table-cell>
          <table:table-cell table:style-name="ce16" office:value-type="float" office:value="0.0000262238424002135" calcext:value-type="float">
            <text:p>2.62238424002135E-05</text:p>
          </table:table-cell>
          <table:table-cell table:style-name="ce20" office:value-type="float" office:value="0.0000675411774005624" calcext:value-type="float">
            <text:p>6.75411774005624E-05</text:p>
          </table:table-cell>
          <table:table-cell table:style-name="ce25" office:value-type="float" office:value="0.00109630533581636" calcext:value-type="float">
            <text:p>0.00109630533581636</text:p>
          </table:table-cell>
        </table:table-row>
        <table:table-row table:style-name="ro1">
          <table:table-cell office:value-type="string" calcext:value-type="string">
            <text:p>reference_solu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00205219335002766" calcext:value-type="float">
            <text:p>2.05219335002766E-06</text:p>
          </table:table-cell>
          <table:table-cell/>
          <table:table-cell table:style-name="ce5" office:value-type="float" office:value="34" calcext:value-type="float">
            <text:p>34</text:p>
          </table:table-cell>
          <table:table-cell table:style-name="ce10" office:value-type="float" office:value="2.26439524699526" calcext:value-type="float">
            <text:p>2.26439524699526</text:p>
          </table:table-cell>
          <table:table-cell table:style-name="ce16" office:value-type="float" office:value="0.000025432829100464" calcext:value-type="float">
            <text:p>2.5432829100464E-05</text:p>
          </table:table-cell>
          <table:table-cell table:style-name="ce16" office:value-type="float" office:value="0.00014208481300011" calcext:value-type="float">
            <text:p>0.00014208481300011</text:p>
          </table:table-cell>
          <table:table-cell table:style-name="ce16" office:value-type="float" office:value="0.0000423817137998412" calcext:value-type="float">
            <text:p>4.23817137998412E-05</text:p>
          </table:table-cell>
          <table:table-cell table:style-name="ce20" office:value-type="float" office:value="0.00010382063149882" calcext:value-type="float">
            <text:p>0.00010382063149882</text:p>
          </table:table-cell>
          <table:table-cell table:style-name="ce25" office:value-type="float" office:value="0.452941793396533" calcext:value-type="float">
            <text:p>0.452941793396533</text:p>
          </table:table-cell>
        </table:table-row>
        <table:table-row table:style-name="ro1">
          <table:table-cell office:value-type="string" calcext:value-type="string">
            <text:p>brutefor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00127591652002593" calcext:value-type="float">
            <text:p>1.27591652002593E-06</text:p>
          </table:table-cell>
          <table:table-cell/>
          <table:table-cell table:style-name="ce5" office:value-type="float" office:value="55" calcext:value-type="float">
            <text:p>55</text:p>
          </table:table-cell>
          <table:table-cell table:style-name="ce11"/>
          <table:table-cell table:style-name="ce16" office:value-type="float" office:value="0.0000415785584002151" calcext:value-type="float">
            <text:p>4.15785584002151E-05</text:p>
          </table:table-cell>
          <table:table-cell table:style-name="ce16" office:value-type="float" office:value="0.000223313260001305" calcext:value-type="float">
            <text:p>0.000223313260001305</text:p>
          </table:table-cell>
          <table:table-cell table:style-name="ce16" office:value-type="float" office:value="0.0000708712867999566" calcext:value-type="float">
            <text:p>7.08712867999566E-05</text:p>
          </table:table-cell>
          <table:table-cell table:style-name="ce20" office:value-type="float" office:value="0.000165788541002257" calcext:value-type="float">
            <text:p>0.000165788541002257</text:p>
          </table:table-cell>
          <table:table-cell table:style-name="ce25" office:value-type="float" office:value="0.000125387911550934" calcext:value-type="float">
            <text:p>0.000125387911550934</text:p>
          </table:table-cell>
        </table:table-row>
        <table:table-row table:style-name="ro1">
          <table:table-cell office:value-type="string" calcext:value-type="string">
            <text:p>solve_btre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000164529678997496" calcext:value-type="float">
            <text:p>1.64529678997496E-05</text:p>
          </table:table-cell>
          <table:table-cell/>
          <table:table-cell table:style-name="ce5" office:value-type="float" office:value="89" calcext:value-type="float">
            <text:p>89</text:p>
          </table:table-cell>
          <table:table-cell table:style-name="ce11"/>
          <table:table-cell table:style-name="ce16" office:value-type="float" office:value="0.0000687800821993733" calcext:value-type="float">
            <text:p>6.87800821993733E-05</text:p>
          </table:table-cell>
          <table:table-cell table:style-name="ce16" office:value-type="float" office:value="0.000383549625999876" calcext:value-type="float">
            <text:p>0.000383549625999876</text:p>
          </table:table-cell>
          <table:table-cell table:style-name="ce16" office:value-type="float" office:value="0.000115510207499028" calcext:value-type="float">
            <text:p>0.000115510207499028</text:p>
          </table:table-cell>
          <table:table-cell table:style-name="ce20" office:value-type="float" office:value="0.000278634927999519" calcext:value-type="float">
            <text:p>0.000278634927999519</text:p>
          </table:table-cell>
          <table:table-cell table:style-name="ce25" office:value-type="float" office:value="0.000211618710924449" calcext:value-type="float">
            <text:p>0.000211618710924449</text:p>
          </table:table-cell>
        </table:table-row>
        <table:table-row table:style-name="ro1">
          <table:table-cell office:value-type="string" calcext:value-type="string">
            <text:p>solve_sorteddic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000187730132001889" calcext:value-type="float">
            <text:p>1.87730132001889E-05</text:p>
          </table:table-cell>
          <table:table-cell/>
          <table:table-cell table:style-name="ce5" office:value-type="float" office:value="144" calcext:value-type="float">
            <text:p>144</text:p>
          </table:table-cell>
          <table:table-cell table:style-name="ce11"/>
          <table:table-cell table:style-name="ce16" office:value-type="float" office:value="0.000114260174002993" calcext:value-type="float">
            <text:p>0.000114260174002993</text:p>
          </table:table-cell>
          <table:table-cell table:style-name="ce16" office:value-type="float" office:value="0.000586850517996936" calcext:value-type="float">
            <text:p>0.000586850517996936</text:p>
          </table:table-cell>
          <table:table-cell table:style-name="ce16" office:value-type="float" office:value="0.00018176067549939" calcext:value-type="float">
            <text:p>0.00018176067549939</text:p>
          </table:table-cell>
          <table:table-cell table:style-name="ce20" office:value-type="float" office:value="0.00039335211400612" calcext:value-type="float">
            <text:p>0.00039335211400612</text:p>
          </table:table-cell>
          <table:table-cell table:style-name="ce25" office:value-type="float" office:value="0.00031905587037636" calcext:value-type="float">
            <text:p>0.00031905587037636</text:p>
          </table:table-cell>
        </table:table-row>
        <table:table-row table:style-name="ro1">
          <table:table-cell office:value-type="string" calcext:value-type="string">
            <text:p>solve_heapq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0000278009292000206" calcext:value-type="float">
            <text:p>2.78009292000206E-06</text:p>
          </table:table-cell>
          <table:table-cell/>
          <table:table-cell table:style-name="ce5" office:value-type="float" office:value="233" calcext:value-type="float">
            <text:p>233</text:p>
          </table:table-cell>
          <table:table-cell table:style-name="ce11"/>
          <table:table-cell table:style-name="ce16" office:value-type="float" office:value="0.00019426939549885" calcext:value-type="float">
            <text:p>0.00019426939549885</text:p>
          </table:table-cell>
          <table:table-cell table:style-name="ce16" office:value-type="float" office:value="0.00100538978997065" calcext:value-type="float">
            <text:p>0.00100538978997065</text:p>
          </table:table-cell>
          <table:table-cell table:style-name="ce16" office:value-type="float" office:value="0.000306455411002389" calcext:value-type="float">
            <text:p>0.000306455411002389</text:p>
          </table:table-cell>
          <table:table-cell table:style-name="ce20" office:value-type="float" office:value="0.000713131267999415" calcext:value-type="float">
            <text:p>0.000713131267999415</text:p>
          </table:table-cell>
          <table:table-cell table:style-name="ce25" office:value-type="float" office:value="0.000554811466117826" calcext:value-type="float">
            <text:p>0.000554811466117826</text:p>
          </table:table-cell>
        </table:table-row>
        <table:table-row table:style-name="ro1">
          <table:table-cell office:value-type="string" calcext:value-type="string">
            <text:p>reference_soluti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0000273054545999912" calcext:value-type="float">
            <text:p>2.73054545999912E-06</text:p>
          </table:table-cell>
          <table:table-cell/>
          <table:table-cell table:style-name="ce5" office:value-type="float" office:value="377" calcext:value-type="float">
            <text:p>377</text:p>
          </table:table-cell>
          <table:table-cell table:style-name="ce11"/>
          <table:table-cell table:style-name="ce16" office:value-type="float" office:value="0.000336055528998259" calcext:value-type="float">
            <text:p>0.000336055528998259</text:p>
          </table:table-cell>
          <table:table-cell table:style-name="ce16" office:value-type="float" office:value="0.001520336149988" calcext:value-type="float">
            <text:p>0.001520336149988</text:p>
          </table:table-cell>
          <table:table-cell table:style-name="ce16" office:value-type="float" office:value="0.000495380439999281" calcext:value-type="float">
            <text:p>0.000495380439999281</text:p>
          </table:table-cell>
          <table:table-cell table:style-name="ce20" office:value-type="float" office:value="0.00104100947999541" calcext:value-type="float">
            <text:p>0.00104100947999541</text:p>
          </table:table-cell>
          <table:table-cell table:style-name="ce25" office:value-type="float" office:value="0.000848195399745237" calcext:value-type="float">
            <text:p>0.000848195399745237</text:p>
          </table:table-cell>
        </table:table-row>
        <table:table-row table:style-name="ro1">
          <table:table-cell office:value-type="string" calcext:value-type="string">
            <text:p>brutefor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0000205704050997156" calcext:value-type="float">
            <text:p>2.05704050997156E-06</text:p>
          </table:table-cell>
          <table:table-cell/>
          <table:table-cell table:style-name="ce5" office:value-type="float" office:value="610" calcext:value-type="float">
            <text:p>610</text:p>
          </table:table-cell>
          <table:table-cell table:style-name="ce11"/>
          <table:table-cell table:style-name="ce16" office:value-type="float" office:value="0.000580432097995072" calcext:value-type="float">
            <text:p>0.000580432097995072</text:p>
          </table:table-cell>
          <table:table-cell table:style-name="ce16" office:value-type="float" office:value="0.00245720288003213" calcext:value-type="float">
            <text:p>0.00245720288003213</text:p>
          </table:table-cell>
          <table:table-cell table:style-name="ce16" office:value-type="float" office:value="0.000813784546000534" calcext:value-type="float">
            <text:p>0.000813784546000534</text:p>
          </table:table-cell>
          <table:table-cell table:style-name="ce20" office:value-type="float" office:value="0.0017997190800088" calcext:value-type="float">
            <text:p>0.0017997190800088</text:p>
          </table:table-cell>
          <table:table-cell table:style-name="ce25" office:value-type="float" office:value="0.00141278465100913" calcext:value-type="float">
            <text:p>0.00141278465100913</text:p>
          </table:table-cell>
        </table:table-row>
        <table:table-row table:style-name="ro1">
          <table:table-cell office:value-type="string" calcext:value-type="string">
            <text:p>solve_btre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0000219843508995837" calcext:value-type="float">
            <text:p>2.19843508995837E-05</text:p>
          </table:table-cell>
          <table:table-cell/>
          <table:table-cell table:style-name="ce5" office:value-type="float" office:value="987" calcext:value-type="float">
            <text:p>987</text:p>
          </table:table-cell>
          <table:table-cell table:style-name="ce11"/>
          <table:table-cell table:style-name="ce16" office:value-type="float" office:value="0.000895340229995782" calcext:value-type="float">
            <text:p>0.000895340229995782</text:p>
          </table:table-cell>
          <table:table-cell table:style-name="ce16" office:value-type="float" office:value="0.0043256369199662" calcext:value-type="float">
            <text:p>0.0043256369199662</text:p>
          </table:table-cell>
          <table:table-cell table:style-name="ce16" office:value-type="float" office:value="0.0014600306" calcext:value-type="float">
            <text:p>0.0014600306</text:p>
          </table:table-cell>
          <table:table-cell table:style-name="ce20" office:value-type="float" office:value="0.00304739986997447" calcext:value-type="float">
            <text:p>0.00304739986997447</text:p>
          </table:table-cell>
          <table:table-cell table:style-name="ce25" office:value-type="float" office:value="0.00243210190498411" calcext:value-type="float">
            <text:p>0.00243210190498411</text:p>
          </table:table-cell>
        </table:table-row>
        <table:table-row table:style-name="ro1">
          <table:table-cell office:value-type="string" calcext:value-type="string">
            <text:p>solve_sorteddic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0000211581725001452" calcext:value-type="float">
            <text:p>2.11581725001452E-05</text:p>
          </table:table-cell>
          <table:table-cell/>
          <table:table-cell table:style-name="ce5" office:value-type="float" office:value="1597" calcext:value-type="float">
            <text:p>1597</text:p>
          </table:table-cell>
          <table:table-cell table:style-name="ce11"/>
          <table:table-cell table:style-name="ce16" office:value-type="float" office:value="0.00181391670499579" calcext:value-type="float">
            <text:p>0.00181391670499579</text:p>
          </table:table-cell>
          <table:table-cell table:style-name="ce16" office:value-type="float" office:value="0.0052056213200558" calcext:value-type="float">
            <text:p>0.0052056213200558</text:p>
          </table:table-cell>
          <table:table-cell table:style-name="ce16" office:value-type="float" office:value="0.0012005190200216" calcext:value-type="float">
            <text:p>0.0012005190200216</text:p>
          </table:table-cell>
          <table:table-cell table:style-name="ce20" office:value-type="float" office:value="0.00432417677991907" calcext:value-type="float">
            <text:p>0.00432417677991907</text:p>
          </table:table-cell>
          <table:table-cell table:style-name="ce25" office:value-type="float" office:value="0.00313605845624807" calcext:value-type="float">
            <text:p>0.00313605845624807</text:p>
          </table:table-cell>
        </table:table-row>
        <table:table-row table:style-name="ro1">
          <table:table-cell office:value-type="string" calcext:value-type="string">
            <text:p>solve_heapq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00000387752184004057" calcext:value-type="float">
            <text:p>3.87752184004057E-06</text:p>
          </table:table-cell>
          <table:table-cell/>
          <table:table-cell table:style-name="ce5" office:value-type="float" office:value="2584" calcext:value-type="float">
            <text:p>2584</text:p>
          </table:table-cell>
          <table:table-cell table:style-name="ce11"/>
          <table:table-cell table:style-name="ce16" office:value-type="float" office:value="0.00208001779006736" calcext:value-type="float">
            <text:p>0.00208001779006736</text:p>
          </table:table-cell>
          <table:table-cell table:style-name="ce16" office:value-type="float" office:value="0.00927892589999829" calcext:value-type="float">
            <text:p>0.00927892589999829</text:p>
          </table:table-cell>
          <table:table-cell table:style-name="ce16" office:value-type="float" office:value="0.00156884361502307" calcext:value-type="float">
            <text:p>0.00156884361502307</text:p>
          </table:table-cell>
          <table:table-cell table:style-name="ce20" office:value-type="float" office:value="0.00495317071996396" calcext:value-type="float">
            <text:p>0.00495317071996396</text:p>
          </table:table-cell>
          <table:table-cell table:style-name="ce25" office:value-type="float" office:value="0.00447023950626317" calcext:value-type="float">
            <text:p>0.00447023950626317</text:p>
          </table:table-cell>
        </table:table-row>
        <table:table-row table:style-name="ro1">
          <table:table-cell office:value-type="string" calcext:value-type="string">
            <text:p>reference_solutio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00000347330671997042" calcext:value-type="float">
            <text:p>3.47330671997042E-06</text:p>
          </table:table-cell>
          <table:table-cell/>
          <table:table-cell table:style-name="ce5" office:value-type="float" office:value="4181" calcext:value-type="float">
            <text:p>4181</text:p>
          </table:table-cell>
          <table:table-cell table:style-name="ce11"/>
          <table:table-cell table:style-name="ce16" office:value-type="float" office:value="0.00343864037997264" calcext:value-type="float">
            <text:p>0.00343864037997264</text:p>
          </table:table-cell>
          <table:table-cell table:style-name="ce16" office:value-type="float" office:value="0.0104778651999368" calcext:value-type="float">
            <text:p>0.0104778651999368</text:p>
          </table:table-cell>
          <table:table-cell table:style-name="ce16" office:value-type="float" office:value="0.00263886405999074" calcext:value-type="float">
            <text:p>0.00263886405999074</text:p>
          </table:table-cell>
          <table:table-cell table:style-name="ce20" office:value-type="float" office:value="0.00895823437997024" calcext:value-type="float">
            <text:p>0.00895823437997024</text:p>
          </table:table-cell>
          <table:table-cell table:style-name="ce25" office:value-type="float" office:value="0.0063784010049676" calcext:value-type="float">
            <text:p>0.0063784010049676</text:p>
          </table:table-cell>
        </table:table-row>
        <table:table-row table:style-name="ro1">
          <table:table-cell office:value-type="string" calcext:value-type="string">
            <text:p>bruteforc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00000248029421003594" calcext:value-type="float">
            <text:p>2.48029421003594E-06</text:p>
          </table:table-cell>
          <table:table-cell/>
          <table:table-cell table:style-name="ce5" office:value-type="float" office:value="6765" calcext:value-type="float">
            <text:p>6765</text:p>
          </table:table-cell>
          <table:table-cell table:style-name="ce11"/>
          <table:table-cell table:style-name="ce16" office:value-type="float" office:value="0.00663449857995147" calcext:value-type="float">
            <text:p>0.00663449857995147</text:p>
          </table:table-cell>
          <table:table-cell table:style-name="ce16" office:value-type="float" office:value="0.0184286718002113" calcext:value-type="float">
            <text:p>0.0184286718002113</text:p>
          </table:table-cell>
          <table:table-cell table:style-name="ce16" office:value-type="float" office:value="0.00456643814002746" calcext:value-type="float">
            <text:p>0.00456643814002746</text:p>
          </table:table-cell>
          <table:table-cell table:style-name="ce20" office:value-type="float" office:value="0.0145957905999239" calcext:value-type="float">
            <text:p>0.0145957905999239</text:p>
          </table:table-cell>
          <table:table-cell table:style-name="ce25" office:value-type="float" office:value="0.0110563497800285" calcext:value-type="float">
            <text:p>0.0110563497800285</text:p>
          </table:table-cell>
        </table:table-row>
        <table:table-row table:style-name="ro1">
          <table:table-cell office:value-type="string" calcext:value-type="string">
            <text:p>solve_btre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0000244821972002683" calcext:value-type="float">
            <text:p>2.44821972002683E-05</text:p>
          </table:table-cell>
          <table:table-cell/>
          <table:table-cell table:style-name="ce5" office:value-type="float" office:value="10946" calcext:value-type="float">
            <text:p>10946</text:p>
          </table:table-cell>
          <table:table-cell table:style-name="ce11"/>
          <table:table-cell table:style-name="ce16" office:value-type="float" office:value="0.013384038300137" calcext:value-type="float">
            <text:p>0.013384038300137</text:p>
          </table:table-cell>
          <table:table-cell table:style-name="ce16" office:value-type="float" office:value="0.0338602234995051" calcext:value-type="float">
            <text:p>0.0338602234995051</text:p>
          </table:table-cell>
          <table:table-cell table:style-name="ce16" office:value-type="float" office:value="0.00947196947992779" calcext:value-type="float">
            <text:p>0.00947196947992779</text:p>
          </table:table-cell>
          <table:table-cell table:style-name="ce20" office:value-type="float" office:value="0.0287839615004486" calcext:value-type="float">
            <text:p>0.0287839615004486</text:p>
          </table:table-cell>
          <table:table-cell table:style-name="ce25" office:value-type="float" office:value="0.0213750481950046" calcext:value-type="float">
            <text:p>0.0213750481950046</text:p>
          </table:table-cell>
        </table:table-row>
        <table:table-row table:style-name="ro1">
          <table:table-cell office:value-type="string" calcext:value-type="string">
            <text:p>solve_sorteddic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0000239019375003409" calcext:value-type="float">
            <text:p>2.39019375003409E-05</text:p>
          </table:table-cell>
          <table:table-cell/>
          <table:table-cell table:style-name="ce5" office:value-type="float" office:value="17711" calcext:value-type="float">
            <text:p>17711</text:p>
          </table:table-cell>
          <table:table-cell table:style-name="ce11"/>
          <table:table-cell table:style-name="ce16" office:value-type="float" office:value="0.0276870058005443" calcext:value-type="float">
            <text:p>0.0276870058005443</text:p>
          </table:table-cell>
          <table:table-cell table:style-name="ce16" office:value-type="float" office:value="0.0593768334001652" calcext:value-type="float">
            <text:p>0.0593768334001652</text:p>
          </table:table-cell>
          <table:table-cell table:style-name="ce16" office:value-type="float" office:value="0.0178232897000271" calcext:value-type="float">
            <text:p>0.0178232897000271</text:p>
          </table:table-cell>
          <table:table-cell table:style-name="ce20" office:value-type="float" office:value="0.0502403015998425" calcext:value-type="float">
            <text:p>0.0502403015998425</text:p>
          </table:table-cell>
          <table:table-cell table:style-name="ce25" office:value-type="float" office:value="0.0387818576251448" calcext:value-type="float">
            <text:p>0.0387818576251448</text:p>
          </table:table-cell>
        </table:table-row>
        <table:table-row table:style-name="ro1">
          <table:table-cell office:value-type="string" calcext:value-type="string">
            <text:p>solve_heapq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00000542539479996776" calcext:value-type="float">
            <text:p>5.42539479996776E-06</text:p>
          </table:table-cell>
          <table:table-cell/>
          <table:table-cell table:style-name="ce5" office:value-type="float" office:value="28657" calcext:value-type="float">
            <text:p>28657</text:p>
          </table:table-cell>
          <table:table-cell table:style-name="ce11"/>
          <table:table-cell table:style-name="ce16" office:value-type="float" office:value="0.0559411946000182" calcext:value-type="float">
            <text:p>0.0559411946000182</text:p>
          </table:table-cell>
          <table:table-cell table:style-name="ce16" office:value-type="float" office:value="0.10429286949875" calcext:value-type="float">
            <text:p>0.10429286949875</text:p>
          </table:table-cell>
          <table:table-cell table:style-name="ce16" office:value-type="float" office:value="0.0291830506001133" calcext:value-type="float">
            <text:p>0.0291830506001133</text:p>
          </table:table-cell>
          <table:table-cell table:style-name="ce20" office:value-type="float" office:value="0.088967493599921" calcext:value-type="float">
            <text:p>0.088967493599921</text:p>
          </table:table-cell>
          <table:table-cell table:style-name="ce25" office:value-type="float" office:value="0.0695961520747005" calcext:value-type="float">
            <text:p>0.0695961520747005</text:p>
          </table:table-cell>
        </table:table-row>
        <table:table-row table:style-name="ro1">
          <table:table-cell office:value-type="string" calcext:value-type="string">
            <text:p>reference_solutio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00000457320236004307" calcext:value-type="float">
            <text:p>4.57320236004307E-06</text:p>
          </table:table-cell>
          <table:table-cell/>
          <table:table-cell table:style-name="ce5" office:value-type="float" office:value="46368" calcext:value-type="float">
            <text:p>46368</text:p>
          </table:table-cell>
          <table:table-cell table:style-name="ce11"/>
          <table:table-cell table:style-name="ce16" office:value-type="float" office:value="0.117274805499619" calcext:value-type="float">
            <text:p>0.117274805499619</text:p>
          </table:table-cell>
          <table:table-cell table:style-name="ce16" office:value-type="float" office:value="0.184348471499106" calcext:value-type="float">
            <text:p>0.184348471499106</text:p>
          </table:table-cell>
          <table:table-cell table:style-name="ce16" office:value-type="float" office:value="0.0573416737999651" calcext:value-type="float">
            <text:p>0.0573416737999651</text:p>
          </table:table-cell>
          <table:table-cell table:style-name="ce20" office:value-type="float" office:value="0.165574843998911" calcext:value-type="float">
            <text:p>0.165574843998911</text:p>
          </table:table-cell>
          <table:table-cell table:style-name="ce25" office:value-type="float" office:value="0.1311349486994" calcext:value-type="float">
            <text:p>0.1311349486994</text:p>
          </table:table-cell>
        </table:table-row>
        <table:table-row table:style-name="ro1">
          <table:table-cell office:value-type="string" calcext:value-type="string">
            <text:p>bruteforc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00000419970664006542" calcext:value-type="float">
            <text:p>4.19970664006542E-06</text:p>
          </table:table-cell>
          <table:table-cell/>
          <table:table-cell table:style-name="ce5" office:value-type="float" office:value="75025" calcext:value-type="float">
            <text:p>75025</text:p>
          </table:table-cell>
          <table:table-cell table:style-name="ce11"/>
          <table:table-cell table:style-name="ce16" office:value-type="float" office:value="0.259713521998492" calcext:value-type="float">
            <text:p>0.259713521998492</text:p>
          </table:table-cell>
          <table:table-cell table:style-name="ce16" office:value-type="float" office:value="0.347716355005105" calcext:value-type="float">
            <text:p>0.347716355005105</text:p>
          </table:table-cell>
          <table:table-cell table:style-name="ce16" office:value-type="float" office:value="0.144993101501314" calcext:value-type="float">
            <text:p>0.144993101501314</text:p>
          </table:table-cell>
          <table:table-cell table:style-name="ce20" office:value-type="float" office:value="0.309755050999229" calcext:value-type="float">
            <text:p>0.309755050999229</text:p>
          </table:table-cell>
          <table:table-cell table:style-name="ce25" office:value-type="float" office:value="0.265544507376035" calcext:value-type="float">
            <text:p>0.265544507376035</text:p>
          </table:table-cell>
        </table:table-row>
        <table:table-row table:style-name="ro1">
          <table:table-cell office:value-type="string" calcext:value-type="string">
            <text:p>solve_btree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0.0000417577779997373" calcext:value-type="float">
            <text:p>4.17577779997373E-05</text:p>
          </table:table-cell>
          <table:table-cell/>
          <table:table-cell table:style-name="ce5" office:value-type="float" office:value="121393" calcext:value-type="float">
            <text:p>121393</text:p>
          </table:table-cell>
          <table:table-cell table:style-name="ce11"/>
          <table:table-cell table:style-name="ce16" office:value-type="float" office:value="0.599180263998278" calcext:value-type="float">
            <text:p>0.599180263998278</text:p>
          </table:table-cell>
          <table:table-cell table:style-name="ce16" office:value-type="float" office:value="0.702197637998324" calcext:value-type="float">
            <text:p>0.702197637998324</text:p>
          </table:table-cell>
          <table:table-cell table:style-name="ce16" office:value-type="float" office:value="0.245951058997889" calcext:value-type="float">
            <text:p>0.245951058997889</text:p>
          </table:table-cell>
          <table:table-cell table:style-name="ce20" office:value-type="float" office:value="0.612247982004192" calcext:value-type="float">
            <text:p>0.612247982004192</text:p>
          </table:table-cell>
          <table:table-cell table:style-name="ce25" office:value-type="float" office:value="0.539894235749671" calcext:value-type="float">
            <text:p>0.539894235749671</text:p>
          </table:table-cell>
        </table:table-row>
        <table:table-row table:style-name="ro1">
          <table:table-cell office:value-type="string" calcext:value-type="string">
            <text:p>solve_sorteddict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0.0000434329007999622" calcext:value-type="float">
            <text:p>4.34329007999622E-05</text:p>
          </table:table-cell>
          <table:table-cell/>
          <table:table-cell table:style-name="ce6" office:value-type="float" office:value="196418" calcext:value-type="float">
            <text:p>196418</text:p>
          </table:table-cell>
          <table:table-cell table:style-name="ce12"/>
          <table:table-cell table:style-name="ce17" table:number-columns-repeated="2"/>
          <table:table-cell table:style-name="ce18" office:value-type="float" office:value="0.567261407995829" calcext:value-type="float">
            <text:p>0.567261407995829</text:p>
          </table:table-cell>
          <table:table-cell table:style-name="ce21"/>
          <table:table-cell table:style-name="ce26" office:value-type="float" office:value="0.567261407995829" calcext:value-type="float">
            <text:p>0.567261407995829</text:p>
          </table:table-cell>
        </table:table-row>
        <table:table-row table:style-name="ro1">
          <table:table-cell office:value-type="string" calcext:value-type="string">
            <text:p>solve_heapq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0.0000100262248499348" calcext:value-type="float">
            <text:p>1.0026224849934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ference_solution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0.00000715364473988302" calcext:value-type="float">
            <text:p>7.15364473988302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uteforce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0.0000145976464998967" calcext:value-type="float">
            <text:p>1.4597646499896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btree</text:p>
          </table:table-cell>
          <table:table-cell office:value-type="float" office:value="13" calcext:value-type="float">
            <text:p>13</text:p>
          </table:table-cell>
          <table:table-cell office:value-type="float" office:value="182" calcext:value-type="float">
            <text:p>182</text:p>
          </table:table-cell>
          <table:table-cell office:value-type="float" office:value="0.0000568226481991587" calcext:value-type="float">
            <text:p>5.6822648199158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sorteddict</text:p>
          </table:table-cell>
          <table:table-cell office:value-type="float" office:value="13" calcext:value-type="float">
            <text:p>13</text:p>
          </table:table-cell>
          <table:table-cell office:value-type="float" office:value="182" calcext:value-type="float">
            <text:p>182</text:p>
          </table:table-cell>
          <table:table-cell office:value-type="float" office:value="0.0000453612788012833" calcext:value-type="float">
            <text:p>4.5361278801283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heapq</text:p>
          </table:table-cell>
          <table:table-cell office:value-type="float" office:value="13" calcext:value-type="float">
            <text:p>13</text:p>
          </table:table-cell>
          <table:table-cell office:value-type="float" office:value="182" calcext:value-type="float">
            <text:p>182</text:p>
          </table:table-cell>
          <table:table-cell office:value-type="float" office:value="0.0000155754542502109" calcext:value-type="float">
            <text:p>1.5575454250210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ference_solution</text:p>
          </table:table-cell>
          <table:table-cell office:value-type="float" office:value="13" calcext:value-type="float">
            <text:p>13</text:p>
          </table:table-cell>
          <table:table-cell office:value-type="float" office:value="182" calcext:value-type="float">
            <text:p>182</text:p>
          </table:table-cell>
          <table:table-cell office:value-type="float" office:value="0.0000100511745000404" calcext:value-type="float">
            <text:p>1.0051174500040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uteforce</text:p>
          </table:table-cell>
          <table:table-cell office:value-type="float" office:value="13" calcext:value-type="float">
            <text:p>13</text:p>
          </table:table-cell>
          <table:table-cell office:value-type="float" office:value="182" calcext:value-type="float">
            <text:p>182</text:p>
          </table:table-cell>
          <table:table-cell office:value-type="float" office:value="0.000137180180001451" calcext:value-type="float">
            <text:p>0.0001371801800014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btree</text:p>
          </table:table-cell>
          <table:table-cell office:value-type="float" office:value="21" calcext:value-type="float">
            <text:p>21</text:p>
          </table:table-cell>
          <table:table-cell office:value-type="float" office:value="6728" calcext:value-type="float">
            <text:p>6728</text:p>
          </table:table-cell>
          <table:table-cell office:value-type="float" office:value="0.0000896194064000156" calcext:value-type="float">
            <text:p>8.961940640001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sorteddict</text:p>
          </table:table-cell>
          <table:table-cell office:value-type="float" office:value="21" calcext:value-type="float">
            <text:p>21</text:p>
          </table:table-cell>
          <table:table-cell office:value-type="float" office:value="6728" calcext:value-type="float">
            <text:p>6728</text:p>
          </table:table-cell>
          <table:table-cell office:value-type="float" office:value="0.0000675411774005624" calcext:value-type="float">
            <text:p>6.7541177400562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heapq</text:p>
          </table:table-cell>
          <table:table-cell office:value-type="float" office:value="21" calcext:value-type="float">
            <text:p>21</text:p>
          </table:table-cell>
          <table:table-cell office:value-type="float" office:value="6728" calcext:value-type="float">
            <text:p>6728</text:p>
          </table:table-cell>
          <table:table-cell office:value-type="float" office:value="0.0000262238424002135" calcext:value-type="float">
            <text:p>2.6223842400213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ference_solution</text:p>
          </table:table-cell>
          <table:table-cell office:value-type="float" office:value="21" calcext:value-type="float">
            <text:p>21</text:p>
          </table:table-cell>
          <table:table-cell office:value-type="float" office:value="6728" calcext:value-type="float">
            <text:p>6728</text:p>
          </table:table-cell>
          <table:table-cell office:value-type="float" office:value="0.000017106492899984" calcext:value-type="float">
            <text:p>1.710649289998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uteforce</text:p>
          </table:table-cell>
          <table:table-cell office:value-type="float" office:value="21" calcext:value-type="float">
            <text:p>21</text:p>
          </table:table-cell>
          <table:table-cell office:value-type="float" office:value="6728" calcext:value-type="float">
            <text:p>6728</text:p>
          </table:table-cell>
          <table:table-cell office:value-type="float" office:value="0.00528103575998102" calcext:value-type="float">
            <text:p>0.005281035759981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btree</text:p>
          </table:table-cell>
          <table:table-cell office:value-type="float" office:value="34" calcext:value-type="float">
            <text:p>34</text:p>
          </table:table-cell>
          <table:table-cell office:value-type="float" office:value="2371987" calcext:value-type="float">
            <text:p>2371987</text:p>
          </table:table-cell>
          <table:table-cell office:value-type="float" office:value="0.00014208481300011" calcext:value-type="float">
            <text:p>0.000142084813000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sorteddict</text:p>
          </table:table-cell>
          <table:table-cell office:value-type="float" office:value="34" calcext:value-type="float">
            <text:p>34</text:p>
          </table:table-cell>
          <table:table-cell office:value-type="float" office:value="2371987" calcext:value-type="float">
            <text:p>2371987</text:p>
          </table:table-cell>
          <table:table-cell office:value-type="float" office:value="0.00010382063149882" calcext:value-type="float">
            <text:p>0.000103820631498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heapq</text:p>
          </table:table-cell>
          <table:table-cell office:value-type="float" office:value="34" calcext:value-type="float">
            <text:p>34</text:p>
          </table:table-cell>
          <table:table-cell office:value-type="float" office:value="2371987" calcext:value-type="float">
            <text:p>2371987</text:p>
          </table:table-cell>
          <table:table-cell office:value-type="float" office:value="0.0000423817137998412" calcext:value-type="float">
            <text:p>4.238171379984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ference_solution</text:p>
          </table:table-cell>
          <table:table-cell office:value-type="float" office:value="34" calcext:value-type="float">
            <text:p>34</text:p>
          </table:table-cell>
          <table:table-cell office:value-type="float" office:value="2371987" calcext:value-type="float">
            <text:p>2371987</text:p>
          </table:table-cell>
          <table:table-cell office:value-type="float" office:value="0.000025432829100464" calcext:value-type="float">
            <text:p>2.543282910046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uteforce</text:p>
          </table:table-cell>
          <table:table-cell office:value-type="float" office:value="34" calcext:value-type="float">
            <text:p>34</text:p>
          </table:table-cell>
          <table:table-cell office:value-type="float" office:value="2371987" calcext:value-type="float">
            <text:p>2371987</text:p>
          </table:table-cell>
          <table:table-cell office:value-type="float" office:value="2.26439524699526" calcext:value-type="float">
            <text:p>2.264395246995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btree</text:p>
          </table:table-cell>
          <table:table-cell office:value-type="float" office:value="55" calcext:value-type="float">
            <text:p>55</text:p>
          </table:table-cell>
          <table:table-cell office:value-type="float" office:value="30893000000" calcext:value-type="float">
            <text:p>30893000000</text:p>
          </table:table-cell>
          <table:table-cell office:value-type="float" office:value="0.000223313260001305" calcext:value-type="float">
            <text:p>0.0002233132600013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sorteddict</text:p>
          </table:table-cell>
          <table:table-cell office:value-type="float" office:value="55" calcext:value-type="float">
            <text:p>55</text:p>
          </table:table-cell>
          <table:table-cell office:value-type="float" office:value="30893000000" calcext:value-type="float">
            <text:p>30893000000</text:p>
          </table:table-cell>
          <table:table-cell office:value-type="float" office:value="0.000165788541002257" calcext:value-type="float">
            <text:p>0.0001657885410022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heapq</text:p>
          </table:table-cell>
          <table:table-cell office:value-type="float" office:value="55" calcext:value-type="float">
            <text:p>55</text:p>
          </table:table-cell>
          <table:table-cell office:value-type="float" office:value="30893000000" calcext:value-type="float">
            <text:p>30893000000</text:p>
          </table:table-cell>
          <table:table-cell office:value-type="float" office:value="0.0000708712867999566" calcext:value-type="float">
            <text:p>7.0871286799956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ference_solution</text:p>
          </table:table-cell>
          <table:table-cell office:value-type="float" office:value="55" calcext:value-type="float">
            <text:p>55</text:p>
          </table:table-cell>
          <table:table-cell office:value-type="float" office:value="30893000000" calcext:value-type="float">
            <text:p>30893000000</text:p>
          </table:table-cell>
          <table:table-cell office:value-type="float" office:value="0.0000415785584002151" calcext:value-type="float">
            <text:p>4.1578558400215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btree</text:p>
          </table:table-cell>
          <table:table-cell office:value-type="float" office:value="89" calcext:value-type="float">
            <text:p>89</text:p>
          </table:table-cell>
          <table:table-cell office:value-type="float" office:value="1.4185E+017" calcext:value-type="float">
            <text:p>1.4185E+017</text:p>
          </table:table-cell>
          <table:table-cell office:value-type="float" office:value="0.000383549625999876" calcext:value-type="float">
            <text:p>0.0003835496259998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sorteddict</text:p>
          </table:table-cell>
          <table:table-cell office:value-type="float" office:value="89" calcext:value-type="float">
            <text:p>89</text:p>
          </table:table-cell>
          <table:table-cell office:value-type="float" office:value="1.4185E+017" calcext:value-type="float">
            <text:p>1.4185E+017</text:p>
          </table:table-cell>
          <table:table-cell office:value-type="float" office:value="0.000278634927999519" calcext:value-type="float">
            <text:p>0.0002786349279995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heapq</text:p>
          </table:table-cell>
          <table:table-cell office:value-type="float" office:value="89" calcext:value-type="float">
            <text:p>89</text:p>
          </table:table-cell>
          <table:table-cell office:value-type="float" office:value="1.4185E+017" calcext:value-type="float">
            <text:p>1.4185E+017</text:p>
          </table:table-cell>
          <table:table-cell office:value-type="float" office:value="0.000115510207499028" calcext:value-type="float">
            <text:p>0.0001155102074990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ference_solution</text:p>
          </table:table-cell>
          <table:table-cell office:value-type="float" office:value="89" calcext:value-type="float">
            <text:p>89</text:p>
          </table:table-cell>
          <table:table-cell office:value-type="float" office:value="1.4185E+017" calcext:value-type="float">
            <text:p>1.4185E+017</text:p>
          </table:table-cell>
          <table:table-cell office:value-type="float" office:value="0.0000687800821993733" calcext:value-type="float">
            <text:p>6.8780082199373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btree</text:p>
          </table:table-cell>
          <table:table-cell office:value-type="float" office:value="144" calcext:value-type="float">
            <text:p>144</text:p>
          </table:table-cell>
          <table:table-cell office:value-type="float" office:value="8.4831E+027" calcext:value-type="float">
            <text:p>8.4831E+027</text:p>
          </table:table-cell>
          <table:table-cell office:value-type="float" office:value="0.000586850517996936" calcext:value-type="float">
            <text:p>0.0005868505179969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sorteddict</text:p>
          </table:table-cell>
          <table:table-cell office:value-type="float" office:value="144" calcext:value-type="float">
            <text:p>144</text:p>
          </table:table-cell>
          <table:table-cell office:value-type="float" office:value="8.4831E+027" calcext:value-type="float">
            <text:p>8.4831E+027</text:p>
          </table:table-cell>
          <table:table-cell office:value-type="float" office:value="0.00039335211400612" calcext:value-type="float">
            <text:p>0.000393352114006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heapq</text:p>
          </table:table-cell>
          <table:table-cell office:value-type="float" office:value="144" calcext:value-type="float">
            <text:p>144</text:p>
          </table:table-cell>
          <table:table-cell office:value-type="float" office:value="8.4831E+027" calcext:value-type="float">
            <text:p>8.4831E+027</text:p>
          </table:table-cell>
          <table:table-cell office:value-type="float" office:value="0.00018176067549939" calcext:value-type="float">
            <text:p>0.000181760675499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ference_solution</text:p>
          </table:table-cell>
          <table:table-cell office:value-type="float" office:value="144" calcext:value-type="float">
            <text:p>144</text:p>
          </table:table-cell>
          <table:table-cell office:value-type="float" office:value="8.4831E+027" calcext:value-type="float">
            <text:p>8.4831E+027</text:p>
          </table:table-cell>
          <table:table-cell office:value-type="float" office:value="0.000114260174002993" calcext:value-type="float">
            <text:p>0.0001142601740029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btree</text:p>
          </table:table-cell>
          <table:table-cell office:value-type="float" office:value="233" calcext:value-type="float">
            <text:p>233</text:p>
          </table:table-cell>
          <table:table-cell office:value-type="float" office:value="2.3294E+045" calcext:value-type="float">
            <text:p>2.3294E+045</text:p>
          </table:table-cell>
          <table:table-cell office:value-type="float" office:value="0.00100538978997065" calcext:value-type="float">
            <text:p>0.001005389789970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sorteddict</text:p>
          </table:table-cell>
          <table:table-cell office:value-type="float" office:value="233" calcext:value-type="float">
            <text:p>233</text:p>
          </table:table-cell>
          <table:table-cell office:value-type="float" office:value="2.3294E+045" calcext:value-type="float">
            <text:p>2.3294E+045</text:p>
          </table:table-cell>
          <table:table-cell office:value-type="float" office:value="0.000713131267999415" calcext:value-type="float">
            <text:p>0.0007131312679994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heapq</text:p>
          </table:table-cell>
          <table:table-cell office:value-type="float" office:value="233" calcext:value-type="float">
            <text:p>233</text:p>
          </table:table-cell>
          <table:table-cell office:value-type="float" office:value="2.3294E+045" calcext:value-type="float">
            <text:p>2.3294E+045</text:p>
          </table:table-cell>
          <table:table-cell office:value-type="float" office:value="0.000306455411002389" calcext:value-type="float">
            <text:p>0.0003064554110023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ference_solution</text:p>
          </table:table-cell>
          <table:table-cell office:value-type="float" office:value="233" calcext:value-type="float">
            <text:p>233</text:p>
          </table:table-cell>
          <table:table-cell office:value-type="float" office:value="2.3294E+045" calcext:value-type="float">
            <text:p>2.3294E+045</text:p>
          </table:table-cell>
          <table:table-cell office:value-type="float" office:value="0.00019426939549885" calcext:value-type="float">
            <text:p>0.000194269395498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btree</text:p>
          </table:table-cell>
          <table:table-cell office:value-type="float" office:value="377" calcext:value-type="float">
            <text:p>377</text:p>
          </table:table-cell>
          <table:table-cell office:value-type="float" office:value="3.8253E+073" calcext:value-type="float">
            <text:p>3.8253E+073</text:p>
          </table:table-cell>
          <table:table-cell office:value-type="float" office:value="0.001520336149988" calcext:value-type="float">
            <text:p>0.0015203361499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sorteddict</text:p>
          </table:table-cell>
          <table:table-cell office:value-type="float" office:value="377" calcext:value-type="float">
            <text:p>377</text:p>
          </table:table-cell>
          <table:table-cell office:value-type="float" office:value="3.8253E+073" calcext:value-type="float">
            <text:p>3.8253E+073</text:p>
          </table:table-cell>
          <table:table-cell office:value-type="float" office:value="0.00104100947999541" calcext:value-type="float">
            <text:p>0.001041009479995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heapq</text:p>
          </table:table-cell>
          <table:table-cell office:value-type="float" office:value="377" calcext:value-type="float">
            <text:p>377</text:p>
          </table:table-cell>
          <table:table-cell office:value-type="float" office:value="3.8253E+073" calcext:value-type="float">
            <text:p>3.8253E+073</text:p>
          </table:table-cell>
          <table:table-cell office:value-type="float" office:value="0.000495380439999281" calcext:value-type="float">
            <text:p>0.0004953804399992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ference_solution</text:p>
          </table:table-cell>
          <table:table-cell office:value-type="float" office:value="377" calcext:value-type="float">
            <text:p>377</text:p>
          </table:table-cell>
          <table:table-cell office:value-type="float" office:value="3.8253E+073" calcext:value-type="float">
            <text:p>3.8253E+073</text:p>
          </table:table-cell>
          <table:table-cell office:value-type="float" office:value="0.000336055528998259" calcext:value-type="float">
            <text:p>0.0003360555289982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btree</text:p>
          </table:table-cell>
          <table:table-cell office:value-type="float" office:value="610" calcext:value-type="float">
            <text:p>610</text:p>
          </table:table-cell>
          <table:table-cell office:value-type="float" office:value="1.725E+119" calcext:value-type="float">
            <text:p>1.725E+119</text:p>
          </table:table-cell>
          <table:table-cell office:value-type="float" office:value="0.00245720288003213" calcext:value-type="float">
            <text:p>0.002457202880032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sorteddict</text:p>
          </table:table-cell>
          <table:table-cell office:value-type="float" office:value="610" calcext:value-type="float">
            <text:p>610</text:p>
          </table:table-cell>
          <table:table-cell office:value-type="float" office:value="1.725E+119" calcext:value-type="float">
            <text:p>1.725E+119</text:p>
          </table:table-cell>
          <table:table-cell office:value-type="float" office:value="0.0017997190800088" calcext:value-type="float">
            <text:p>0.00179971908000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heapq</text:p>
          </table:table-cell>
          <table:table-cell office:value-type="float" office:value="610" calcext:value-type="float">
            <text:p>610</text:p>
          </table:table-cell>
          <table:table-cell office:value-type="float" office:value="1.725E+119" calcext:value-type="float">
            <text:p>1.725E+119</text:p>
          </table:table-cell>
          <table:table-cell office:value-type="float" office:value="0.000813784546000534" calcext:value-type="float">
            <text:p>0.0008137845460005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ference_solution</text:p>
          </table:table-cell>
          <table:table-cell office:value-type="float" office:value="610" calcext:value-type="float">
            <text:p>610</text:p>
          </table:table-cell>
          <table:table-cell office:value-type="float" office:value="1.725E+119" calcext:value-type="float">
            <text:p>1.725E+119</text:p>
          </table:table-cell>
          <table:table-cell office:value-type="float" office:value="0.000580432097995072" calcext:value-type="float">
            <text:p>0.0005804320979950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btree</text:p>
          </table:table-cell>
          <table:table-cell office:value-type="float" office:value="987" calcext:value-type="float">
            <text:p>987</text:p>
          </table:table-cell>
          <table:table-cell office:value-type="float" office:value="1.2774E+193" calcext:value-type="float">
            <text:p>1.2774E+193</text:p>
          </table:table-cell>
          <table:table-cell office:value-type="float" office:value="0.0043256369199662" calcext:value-type="float">
            <text:p>0.00432563691996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sorteddict</text:p>
          </table:table-cell>
          <table:table-cell office:value-type="float" office:value="987" calcext:value-type="float">
            <text:p>987</text:p>
          </table:table-cell>
          <table:table-cell office:value-type="float" office:value="1.2774E+193" calcext:value-type="float">
            <text:p>1.2774E+193</text:p>
          </table:table-cell>
          <table:table-cell office:value-type="float" office:value="0.00304739986997447" calcext:value-type="float">
            <text:p>0.003047399869974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heapq</text:p>
          </table:table-cell>
          <table:table-cell office:value-type="float" office:value="987" calcext:value-type="float">
            <text:p>987</text:p>
          </table:table-cell>
          <table:table-cell office:value-type="float" office:value="1.2774E+193" calcext:value-type="float">
            <text:p>1.2774E+193</text:p>
          </table:table-cell>
          <table:table-cell office:value-type="float" office:value="0.0014600306" calcext:value-type="float">
            <text:p>0.00146003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ference_solution</text:p>
          </table:table-cell>
          <table:table-cell office:value-type="float" office:value="987" calcext:value-type="float">
            <text:p>987</text:p>
          </table:table-cell>
          <table:table-cell office:value-type="float" office:value="1.3499E+206" calcext:value-type="float">
            <text:p>1.3499E+206</text:p>
          </table:table-cell>
          <table:table-cell office:value-type="float" office:value="0.000895340229995782" calcext:value-type="float">
            <text:p>0.0008953402299957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btree</text:p>
          </table:table-cell>
          <table:table-cell office:value-type="float" office:value="1597" calcext:value-type="float">
            <text:p>1597</text:p>
          </table:table-cell>
          <table:table-cell table:style-name="ce1" office:value-type="string" calcext:value-type="string">
            <text:p>4.0998e+333</text:p>
          </table:table-cell>
          <table:table-cell office:value-type="float" office:value="0.0052056213200558" calcext:value-type="float">
            <text:p>0.00520562132005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sorteddict</text:p>
          </table:table-cell>
          <table:table-cell office:value-type="float" office:value="1597" calcext:value-type="float">
            <text:p>1597</text:p>
          </table:table-cell>
          <table:table-cell table:style-name="ce1" office:value-type="string" calcext:value-type="string">
            <text:p>4.0998e+333</text:p>
          </table:table-cell>
          <table:table-cell office:value-type="float" office:value="0.00432417677991907" calcext:value-type="float">
            <text:p>0.004324176779919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heapq</text:p>
          </table:table-cell>
          <table:table-cell office:value-type="float" office:value="1597" calcext:value-type="float">
            <text:p>1597</text:p>
          </table:table-cell>
          <table:table-cell table:style-name="ce1" office:value-type="string" calcext:value-type="string">
            <text:p>4.0998e+333</text:p>
          </table:table-cell>
          <table:table-cell office:value-type="float" office:value="0.0012005190200216" calcext:value-type="float">
            <text:p>0.00120051902002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ference_solution</text:p>
          </table:table-cell>
          <table:table-cell office:value-type="float" office:value="1597" calcext:value-type="float">
            <text:p>1597</text:p>
          </table:table-cell>
          <table:table-cell table:style-name="ce1" office:value-type="string" calcext:value-type="string">
            <text:p>4.0998e+333</text:p>
          </table:table-cell>
          <table:table-cell office:value-type="float" office:value="0.00181391670499579" calcext:value-type="float">
            <text:p>0.001813916704995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btree</text:p>
          </table:table-cell>
          <table:table-cell office:value-type="float" office:value="2584" calcext:value-type="float">
            <text:p>2584</text:p>
          </table:table-cell>
          <table:table-cell table:style-name="ce1" office:value-type="string" calcext:value-type="string">
            <text:p>7.6483e+539</text:p>
          </table:table-cell>
          <table:table-cell office:value-type="float" office:value="0.00927892589999829" calcext:value-type="float">
            <text:p>0.009278925899998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sorteddict</text:p>
          </table:table-cell>
          <table:table-cell office:value-type="float" office:value="2584" calcext:value-type="float">
            <text:p>2584</text:p>
          </table:table-cell>
          <table:table-cell table:style-name="ce1" office:value-type="string" calcext:value-type="string">
            <text:p>7.6483e+539</text:p>
          </table:table-cell>
          <table:table-cell office:value-type="float" office:value="0.00495317071996396" calcext:value-type="float">
            <text:p>0.004953170719963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heapq</text:p>
          </table:table-cell>
          <table:table-cell office:value-type="float" office:value="2584" calcext:value-type="float">
            <text:p>2584</text:p>
          </table:table-cell>
          <table:table-cell table:style-name="ce1" office:value-type="string" calcext:value-type="string">
            <text:p>7.6483e+539</text:p>
          </table:table-cell>
          <table:table-cell office:value-type="float" office:value="0.00156884361502307" calcext:value-type="float">
            <text:p>0.001568843615023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ference_solution</text:p>
          </table:table-cell>
          <table:table-cell office:value-type="float" office:value="2584" calcext:value-type="float">
            <text:p>2584</text:p>
          </table:table-cell>
          <table:table-cell table:style-name="ce1" office:value-type="string" calcext:value-type="string">
            <text:p>7.6483e+539</text:p>
          </table:table-cell>
          <table:table-cell office:value-type="float" office:value="0.00208001779006736" calcext:value-type="float">
            <text:p>0.002080017790067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btree</text:p>
          </table:table-cell>
          <table:table-cell office:value-type="float" office:value="4181" calcext:value-type="float">
            <text:p>4181</text:p>
          </table:table-cell>
          <table:table-cell table:style-name="ce1" office:value-type="string" calcext:value-type="string">
            <text:p>4.3334e+873</text:p>
          </table:table-cell>
          <table:table-cell office:value-type="float" office:value="0.0104778651999368" calcext:value-type="float">
            <text:p>0.01047786519993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sorteddict</text:p>
          </table:table-cell>
          <table:table-cell office:value-type="float" office:value="4181" calcext:value-type="float">
            <text:p>4181</text:p>
          </table:table-cell>
          <table:table-cell table:style-name="ce1" office:value-type="string" calcext:value-type="string">
            <text:p>4.3334e+873</text:p>
          </table:table-cell>
          <table:table-cell office:value-type="float" office:value="0.00895823437997024" calcext:value-type="float">
            <text:p>0.008958234379970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heapq</text:p>
          </table:table-cell>
          <table:table-cell office:value-type="float" office:value="4181" calcext:value-type="float">
            <text:p>4181</text:p>
          </table:table-cell>
          <table:table-cell table:style-name="ce1" office:value-type="string" calcext:value-type="string">
            <text:p>4.3334e+873</text:p>
          </table:table-cell>
          <table:table-cell office:value-type="float" office:value="0.00263886405999074" calcext:value-type="float">
            <text:p>0.002638864059990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ference_solution</text:p>
          </table:table-cell>
          <table:table-cell office:value-type="float" office:value="4181" calcext:value-type="float">
            <text:p>4181</text:p>
          </table:table-cell>
          <table:table-cell table:style-name="ce1" office:value-type="string" calcext:value-type="string">
            <text:p>4.3334e+873</text:p>
          </table:table-cell>
          <table:table-cell office:value-type="float" office:value="0.00343864037997264" calcext:value-type="float">
            <text:p>0.003438640379972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btree</text:p>
          </table:table-cell>
          <table:table-cell office:value-type="float" office:value="6765" calcext:value-type="float">
            <text:p>6765</text:p>
          </table:table-cell>
          <table:table-cell table:style-name="ce1" office:value-type="string" calcext:value-type="string">
            <text:p>4.5802e+1413</text:p>
          </table:table-cell>
          <table:table-cell office:value-type="float" office:value="0.0184286718002113" calcext:value-type="float">
            <text:p>0.01842867180021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sorteddict</text:p>
          </table:table-cell>
          <table:table-cell office:value-type="float" office:value="6765" calcext:value-type="float">
            <text:p>6765</text:p>
          </table:table-cell>
          <table:table-cell table:style-name="ce1" office:value-type="string" calcext:value-type="string">
            <text:p>4.5802e+1413</text:p>
          </table:table-cell>
          <table:table-cell office:value-type="float" office:value="0.0145957905999239" calcext:value-type="float">
            <text:p>0.01459579059992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heapq</text:p>
          </table:table-cell>
          <table:table-cell office:value-type="float" office:value="6765" calcext:value-type="float">
            <text:p>6765</text:p>
          </table:table-cell>
          <table:table-cell table:style-name="ce1" office:value-type="string" calcext:value-type="string">
            <text:p>4.5802e+1413</text:p>
          </table:table-cell>
          <table:table-cell office:value-type="float" office:value="0.00456643814002746" calcext:value-type="float">
            <text:p>0.004566438140027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ference_solution</text:p>
          </table:table-cell>
          <table:table-cell office:value-type="float" office:value="6765" calcext:value-type="float">
            <text:p>6765</text:p>
          </table:table-cell>
          <table:table-cell table:style-name="ce1" office:value-type="string" calcext:value-type="string">
            <text:p>4.5802e+1413</text:p>
          </table:table-cell>
          <table:table-cell office:value-type="float" office:value="0.00663449857995147" calcext:value-type="float">
            <text:p>0.006634498579951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btree</text:p>
          </table:table-cell>
          <table:table-cell office:value-type="float" office:value="10946" calcext:value-type="float">
            <text:p>10946</text:p>
          </table:table-cell>
          <table:table-cell table:style-name="ce1" office:value-type="string" calcext:value-type="string">
            <text:p>2.7429e+2287</text:p>
          </table:table-cell>
          <table:table-cell office:value-type="float" office:value="0.0338602234995051" calcext:value-type="float">
            <text:p>0.03386022349950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sorteddict</text:p>
          </table:table-cell>
          <table:table-cell office:value-type="float" office:value="10946" calcext:value-type="float">
            <text:p>10946</text:p>
          </table:table-cell>
          <table:table-cell table:style-name="ce1" office:value-type="string" calcext:value-type="string">
            <text:p>2.7429e+2287</text:p>
          </table:table-cell>
          <table:table-cell office:value-type="float" office:value="0.0287839615004486" calcext:value-type="float">
            <text:p>0.02878396150044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heapq</text:p>
          </table:table-cell>
          <table:table-cell office:value-type="float" office:value="10946" calcext:value-type="float">
            <text:p>10946</text:p>
          </table:table-cell>
          <table:table-cell table:style-name="ce1" office:value-type="string" calcext:value-type="string">
            <text:p>2.7429e+2287</text:p>
          </table:table-cell>
          <table:table-cell office:value-type="float" office:value="0.00947196947992779" calcext:value-type="float">
            <text:p>0.009471969479927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ference_solution</text:p>
          </table:table-cell>
          <table:table-cell office:value-type="float" office:value="10946" calcext:value-type="float">
            <text:p>10946</text:p>
          </table:table-cell>
          <table:table-cell table:style-name="ce1" office:value-type="string" calcext:value-type="string">
            <text:p>2.7429e+2287</text:p>
          </table:table-cell>
          <table:table-cell office:value-type="float" office:value="0.013384038300137" calcext:value-type="float">
            <text:p>0.0133840383001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btree</text:p>
          </table:table-cell>
          <table:table-cell office:value-type="float" office:value="17711" calcext:value-type="float">
            <text:p>17711</text:p>
          </table:table-cell>
          <table:table-cell table:style-name="ce1" office:value-type="string" calcext:value-type="string">
            <text:p>1.7362e+3701</text:p>
          </table:table-cell>
          <table:table-cell office:value-type="float" office:value="0.0593768334001652" calcext:value-type="float">
            <text:p>0.05937683340016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sorteddict</text:p>
          </table:table-cell>
          <table:table-cell office:value-type="float" office:value="17711" calcext:value-type="float">
            <text:p>17711</text:p>
          </table:table-cell>
          <table:table-cell table:style-name="ce1" office:value-type="string" calcext:value-type="string">
            <text:p>1.7362e+3701</text:p>
          </table:table-cell>
          <table:table-cell office:value-type="float" office:value="0.0502403015998425" calcext:value-type="float">
            <text:p>0.05024030159984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heapq</text:p>
          </table:table-cell>
          <table:table-cell office:value-type="float" office:value="17711" calcext:value-type="float">
            <text:p>17711</text:p>
          </table:table-cell>
          <table:table-cell table:style-name="ce1" office:value-type="string" calcext:value-type="string">
            <text:p>1.7362e+3701</text:p>
          </table:table-cell>
          <table:table-cell office:value-type="float" office:value="0.0178232897000271" calcext:value-type="float">
            <text:p>0.01782328970002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ference_solution</text:p>
          </table:table-cell>
          <table:table-cell office:value-type="float" office:value="17711" calcext:value-type="float">
            <text:p>17711</text:p>
          </table:table-cell>
          <table:table-cell table:style-name="ce1" office:value-type="string" calcext:value-type="string">
            <text:p>1.7362e+3701</text:p>
          </table:table-cell>
          <table:table-cell office:value-type="float" office:value="0.0276870058005443" calcext:value-type="float">
            <text:p>0.02768700580054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btree</text:p>
          </table:table-cell>
          <table:table-cell office:value-type="float" office:value="28657" calcext:value-type="float">
            <text:p>28657</text:p>
          </table:table-cell>
          <table:table-cell table:style-name="ce1" office:value-type="string" calcext:value-type="string">
            <text:p>6.5813e+5988</text:p>
          </table:table-cell>
          <table:table-cell office:value-type="float" office:value="0.10429286949875" calcext:value-type="float">
            <text:p>0.104292869498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sorteddict</text:p>
          </table:table-cell>
          <table:table-cell office:value-type="float" office:value="28657" calcext:value-type="float">
            <text:p>28657</text:p>
          </table:table-cell>
          <table:table-cell table:style-name="ce1" office:value-type="string" calcext:value-type="string">
            <text:p>6.5813e+5988</text:p>
          </table:table-cell>
          <table:table-cell office:value-type="float" office:value="0.088967493599921" calcext:value-type="float">
            <text:p>0.0889674935999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heapq</text:p>
          </table:table-cell>
          <table:table-cell office:value-type="float" office:value="28657" calcext:value-type="float">
            <text:p>28657</text:p>
          </table:table-cell>
          <table:table-cell table:style-name="ce1" office:value-type="string" calcext:value-type="string">
            <text:p>6.5813e+5988</text:p>
          </table:table-cell>
          <table:table-cell office:value-type="float" office:value="0.0291830506001133" calcext:value-type="float">
            <text:p>0.02918305060011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ference_solution</text:p>
          </table:table-cell>
          <table:table-cell office:value-type="float" office:value="28657" calcext:value-type="float">
            <text:p>28657</text:p>
          </table:table-cell>
          <table:table-cell table:style-name="ce1" office:value-type="string" calcext:value-type="string">
            <text:p>6.5813e+5988</text:p>
          </table:table-cell>
          <table:table-cell office:value-type="float" office:value="0.0559411946000182" calcext:value-type="float">
            <text:p>0.05594119460001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btree</text:p>
          </table:table-cell>
          <table:table-cell office:value-type="float" office:value="46368" calcext:value-type="float">
            <text:p>46368</text:p>
          </table:table-cell>
          <table:table-cell table:style-name="ce1" office:value-type="string" calcext:value-type="string">
            <text:p>1.5791e+9690</text:p>
          </table:table-cell>
          <table:table-cell office:value-type="float" office:value="0.184348471499106" calcext:value-type="float">
            <text:p>0.1843484714991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sorteddict</text:p>
          </table:table-cell>
          <table:table-cell office:value-type="float" office:value="46368" calcext:value-type="float">
            <text:p>46368</text:p>
          </table:table-cell>
          <table:table-cell table:style-name="ce1" office:value-type="string" calcext:value-type="string">
            <text:p>1.5791e+9690</text:p>
          </table:table-cell>
          <table:table-cell office:value-type="float" office:value="0.165574843998911" calcext:value-type="float">
            <text:p>0.1655748439989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heapq</text:p>
          </table:table-cell>
          <table:table-cell office:value-type="float" office:value="46368" calcext:value-type="float">
            <text:p>46368</text:p>
          </table:table-cell>
          <table:table-cell table:style-name="ce1" office:value-type="string" calcext:value-type="string">
            <text:p>1.5791e+9690</text:p>
          </table:table-cell>
          <table:table-cell office:value-type="float" office:value="0.0573416737999651" calcext:value-type="float">
            <text:p>0.05734167379996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ference_solution</text:p>
          </table:table-cell>
          <table:table-cell office:value-type="float" office:value="46368" calcext:value-type="float">
            <text:p>46368</text:p>
          </table:table-cell>
          <table:table-cell table:style-name="ce1" office:value-type="string" calcext:value-type="string">
            <text:p>1.5791e+9690</text:p>
          </table:table-cell>
          <table:table-cell office:value-type="float" office:value="0.117274805499619" calcext:value-type="float">
            <text:p>0.1172748054996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btree</text:p>
          </table:table-cell>
          <table:table-cell office:value-type="float" office:value="75025" calcext:value-type="float">
            <text:p>75025</text:p>
          </table:table-cell>
          <table:table-cell table:style-name="ce1" office:value-type="string" calcext:value-type="string">
            <text:p>1.4362e+15679</text:p>
          </table:table-cell>
          <table:table-cell office:value-type="float" office:value="0.347716355005105" calcext:value-type="float">
            <text:p>0.3477163550051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sorteddict</text:p>
          </table:table-cell>
          <table:table-cell office:value-type="float" office:value="75025" calcext:value-type="float">
            <text:p>75025</text:p>
          </table:table-cell>
          <table:table-cell table:style-name="ce1" office:value-type="string" calcext:value-type="string">
            <text:p>1.4362e+15679</text:p>
          </table:table-cell>
          <table:table-cell office:value-type="float" office:value="0.309755050999229" calcext:value-type="float">
            <text:p>0.3097550509992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heapq</text:p>
          </table:table-cell>
          <table:table-cell office:value-type="float" office:value="75025" calcext:value-type="float">
            <text:p>75025</text:p>
          </table:table-cell>
          <table:table-cell table:style-name="ce1" office:value-type="string" calcext:value-type="string">
            <text:p>1.4362e+15679</text:p>
          </table:table-cell>
          <table:table-cell office:value-type="float" office:value="0.144993101501314" calcext:value-type="float">
            <text:p>0.1449931015013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ference_solution</text:p>
          </table:table-cell>
          <table:table-cell office:value-type="float" office:value="75025" calcext:value-type="float">
            <text:p>75025</text:p>
          </table:table-cell>
          <table:table-cell table:style-name="ce1" office:value-type="string" calcext:value-type="string">
            <text:p>1.4362e+15679</text:p>
          </table:table-cell>
          <table:table-cell office:value-type="float" office:value="0.259713521998492" calcext:value-type="float">
            <text:p>0.2597135219984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btree</text:p>
          </table:table-cell>
          <table:table-cell office:value-type="float" office:value="121393" calcext:value-type="float">
            <text:p>121393</text:p>
          </table:table-cell>
          <table:table-cell table:style-name="ce1" office:value-type="string" calcext:value-type="string">
            <text:p>3.1341e+25369</text:p>
          </table:table-cell>
          <table:table-cell office:value-type="float" office:value="0.702197637998324" calcext:value-type="float">
            <text:p>0.7021976379983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sorteddict</text:p>
          </table:table-cell>
          <table:table-cell office:value-type="float" office:value="121393" calcext:value-type="float">
            <text:p>121393</text:p>
          </table:table-cell>
          <table:table-cell table:style-name="ce1" office:value-type="string" calcext:value-type="string">
            <text:p>3.1341e+25369</text:p>
          </table:table-cell>
          <table:table-cell office:value-type="float" office:value="0.612247982004192" calcext:value-type="float">
            <text:p>0.6122479820041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heapq</text:p>
          </table:table-cell>
          <table:table-cell office:value-type="float" office:value="121393" calcext:value-type="float">
            <text:p>121393</text:p>
          </table:table-cell>
          <table:table-cell table:style-name="ce1" office:value-type="string" calcext:value-type="string">
            <text:p>3.1341e+25369</text:p>
          </table:table-cell>
          <table:table-cell office:value-type="float" office:value="0.245951058997889" calcext:value-type="float">
            <text:p>0.2459510589978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ference_solution</text:p>
          </table:table-cell>
          <table:table-cell office:value-type="float" office:value="121393" calcext:value-type="float">
            <text:p>121393</text:p>
          </table:table-cell>
          <table:table-cell table:style-name="ce1" office:value-type="string" calcext:value-type="string">
            <text:p>3.1341e+25369</text:p>
          </table:table-cell>
          <table:table-cell office:value-type="float" office:value="0.599180263998278" calcext:value-type="float">
            <text:p>0.5991802639982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heapq</text:p>
          </table:table-cell>
          <table:table-cell office:value-type="float" office:value="196418" calcext:value-type="float">
            <text:p>196418</text:p>
          </table:table-cell>
          <table:table-cell table:style-name="ce1" office:value-type="string" calcext:value-type="string">
            <text:p>6.2205e+41048</text:p>
          </table:table-cell>
          <table:table-cell office:value-type="float" office:value="0.567261407995829" calcext:value-type="float">
            <text:p>0.567261407995829</text:p>
          </table:table-cell>
          <table:table-cell table:number-columns-repeated="8"/>
        </table:table-row>
      </table:table>
      <table:table table:name="some_primes" table:style-name="ta1">
        <table:shapes>
          <draw:frame draw:z-index="0" draw:style-name="gr1" draw:text-style-name="P1" svg:width="6.2988in" svg:height="3.5429in" svg:x="4.387in" svg:y="5.4146in">
            <draw:object draw:notify-on-update-of-ranges="PT@categories PT@label 0 PT@data 0 PT@label 1 PT@data 1 PT@label 2 PT@data 2 PT@label 3 PT@data 3 PT@label 4 PT@data 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steps=(2,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11,</text:p>
          </table:table-cell>
          <table:table-cell office:value-type="string" calcext:value-type="string">
            <text:p>17,</text:p>
          </table:table-cell>
          <table:table-cell office:value-type="string" calcext:value-type="string">
            <text:p>23,</text:p>
          </table:table-cell>
          <table:table-cell office:value-type="string" calcext:value-type="string">
            <text:p>31,</text:p>
          </table:table-cell>
          <table:table-cell office:value-type="string" calcext:value-type="string">
            <text:p>41,</text:p>
          </table:table-cell>
          <table:table-cell office:value-type="string" calcext:value-type="string">
            <text:p>47,</text:p>
          </table:table-cell>
          <table:table-cell office:value-type="string" calcext:value-type="string">
            <text:p>59,</text:p>
          </table:table-cell>
          <table:table-cell office:value-type="string" calcext:value-type="string">
            <text:p>67,</text:p>
          </table:table-cell>
          <table:table-cell office:value-type="string" calcext:value-type="string">
            <text:p>73,</text:p>
          </table:table-cell>
          <table:table-cell office:value-type="string" calcext:value-type="string">
            <text:p>83,</text:p>
          </table:table-cell>
          <table:table-cell office:value-type="string" calcext:value-type="string">
            <text:p>97)</text:p>
          </table:table-cell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[s]</text:p>
          </table:table-cell>
          <table:table-cell table:style-name="ce2" office:value-type="string" calcext:value-type="string">
            <text:p>Average - time</text:p>
          </table:table-cell>
          <table:table-cell table:style-name="ce7" office:value-type="string" calcext:value-type="string">
            <text:p>function</text:p>
          </table:table-cell>
          <table:table-cell table:style-name="ce13" table:number-columns-repeated="4"/>
          <table:table-cell table:style-name="ce22"/>
          <table:table-cell/>
        </table:table-row>
        <table:table-row table:style-name="ro1">
          <table:table-cell office:value-type="string" calcext:value-type="string">
            <text:p>solve_bt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00322445196994522" calcext:value-type="float">
            <text:p>3.22445196994522E-05</text:p>
          </table:table-cell>
          <table:table-cell/>
          <table:table-cell table:style-name="ce3" office:value-type="string" calcext:value-type="string">
            <text:p>N</text:p>
          </table:table-cell>
          <table:table-cell table:style-name="ce8" office:value-type="string" calcext:value-type="string">
            <text:p>bruteforce</text:p>
          </table:table-cell>
          <table:table-cell table:style-name="ce14" office:value-type="string" calcext:value-type="string">
            <text:p>reference_solution</text:p>
          </table:table-cell>
          <table:table-cell table:style-name="ce14" office:value-type="string" calcext:value-type="string">
            <text:p>solve_btree</text:p>
          </table:table-cell>
          <table:table-cell table:style-name="ce14" office:value-type="string" calcext:value-type="string">
            <text:p>solve_heapq</text:p>
          </table:table-cell>
          <table:table-cell table:style-name="ce14" office:value-type="string" calcext:value-type="string">
            <text:p>solve_sorteddict</text:p>
          </table:table-cell>
          <table:table-cell table:style-name="ce23" office:value-type="string" calcext:value-type="string">
            <text:p>Total Result</text:p>
          </table:table-cell>
          <table:table-cell/>
        </table:table-row>
        <table:table-row table:style-name="ro1">
          <table:table-cell office:value-type="string" calcext:value-type="string">
            <text:p>solve_sorteddic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00231948915999965" calcext:value-type="float">
            <text:p>2.31948915999965E-05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9" office:value-type="float" office:value="0.00000107729688999825" calcext:value-type="float">
            <text:p>1.07729688999825E-06</text:p>
          </table:table-cell>
          <table:table-cell table:style-name="ce15" office:value-type="float" office:value="0.00000197198170000775" calcext:value-type="float">
            <text:p>1.97198170000775E-06</text:p>
          </table:table-cell>
          <table:table-cell table:style-name="ce15" office:value-type="float" office:value="0.0000322445196994522" calcext:value-type="float">
            <text:p>3.22445196994522E-05</text:p>
          </table:table-cell>
          <table:table-cell table:style-name="ce15" office:value-type="float" office:value="0.00000218518433001009" calcext:value-type="float">
            <text:p>2.18518433001009E-06</text:p>
          </table:table-cell>
          <table:table-cell table:style-name="ce19" office:value-type="float" office:value="0.0000231948915999965" calcext:value-type="float">
            <text:p>2.31948915999965E-05</text:p>
          </table:table-cell>
          <table:table-cell table:style-name="ce24" office:value-type="float" office:value="0.000012134774843893" calcext:value-type="float">
            <text:p>1.2134774843893E-05</text:p>
          </table:table-cell>
          <table:table-cell/>
        </table:table-row>
        <table:table-row table:style-name="ro1">
          <table:table-cell office:value-type="string" calcext:value-type="string">
            <text:p>solve_heap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000218518433001009" calcext:value-type="float">
            <text:p>2.18518433001009E-06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10" office:value-type="float" office:value="0.00000119370153497584" calcext:value-type="float">
            <text:p>1.19370153497584E-06</text:p>
          </table:table-cell>
          <table:table-cell table:style-name="ce16" office:value-type="float" office:value="0.00000281045628995344" calcext:value-type="float">
            <text:p>2.81045628995344E-06</text:p>
          </table:table-cell>
          <table:table-cell table:style-name="ce16" office:value-type="float" office:value="0.0000314332333000493" calcext:value-type="float">
            <text:p>3.14332333000493E-05</text:p>
          </table:table-cell>
          <table:table-cell table:style-name="ce16" office:value-type="float" office:value="0.00000244766221003374" calcext:value-type="float">
            <text:p>2.44766221003374E-06</text:p>
          </table:table-cell>
          <table:table-cell table:style-name="ce20" office:value-type="float" office:value="0.0000216738201001135" calcext:value-type="float">
            <text:p>2.16738201001135E-05</text:p>
          </table:table-cell>
          <table:table-cell table:style-name="ce25" office:value-type="float" office:value="0.0000119117746870252" calcext:value-type="float">
            <text:p>1.19117746870252E-05</text:p>
          </table:table-cell>
          <table:table-cell/>
        </table:table-row>
        <table:table-row table:style-name="ro1">
          <table:table-cell office:value-type="string" calcext:value-type="string">
            <text:p>reference_solu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000197198170000775" calcext:value-type="float">
            <text:p>1.97198170000775E-06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10" office:value-type="float" office:value="0.00000177068366501771" calcext:value-type="float">
            <text:p>1.77068366501771E-06</text:p>
          </table:table-cell>
          <table:table-cell table:style-name="ce16" office:value-type="float" office:value="0.00000386920840996027" calcext:value-type="float">
            <text:p>3.86920840996027E-06</text:p>
          </table:table-cell>
          <table:table-cell table:style-name="ce16" office:value-type="float" office:value="0.0000632455358005245" calcext:value-type="float">
            <text:p>6.32455358005245E-05</text:p>
          </table:table-cell>
          <table:table-cell table:style-name="ce16" office:value-type="float" office:value="0.00000467574399997829" calcext:value-type="float">
            <text:p>4.67574399997829E-06</text:p>
          </table:table-cell>
          <table:table-cell table:style-name="ce20" office:value-type="float" office:value="0.0000373344227999041" calcext:value-type="float">
            <text:p>3.73344227999041E-05</text:p>
          </table:table-cell>
          <table:table-cell table:style-name="ce25" office:value-type="float" office:value="0.000022179118935077" calcext:value-type="float">
            <text:p>2.2179118935077E-05</text:p>
          </table:table-cell>
          <table:table-cell/>
        </table:table-row>
        <table:table-row table:style-name="ro1">
          <table:table-cell office:value-type="string" calcext:value-type="string">
            <text:p>bruteforc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000107729688999825" calcext:value-type="float">
            <text:p>1.07729688999825E-0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10" office:value-type="float" office:value="0.0000019152700650011" calcext:value-type="float">
            <text:p>1.9152700650011E-06</text:p>
          </table:table-cell>
          <table:table-cell table:style-name="ce16" office:value-type="float" office:value="0.00000499292180000339" calcext:value-type="float">
            <text:p>4.99292180000339E-06</text:p>
          </table:table-cell>
          <table:table-cell table:style-name="ce16" office:value-type="float" office:value="0.0000630096869994304" calcext:value-type="float">
            <text:p>6.30096869994304E-05</text:p>
          </table:table-cell>
          <table:table-cell table:style-name="ce16" office:value-type="float" office:value="0.00000499460039995029" calcext:value-type="float">
            <text:p>4.99460039995029E-06</text:p>
          </table:table-cell>
          <table:table-cell table:style-name="ce20" office:value-type="float" office:value="0.0000370743243001925" calcext:value-type="float">
            <text:p>3.70743243001925E-05</text:p>
          </table:table-cell>
          <table:table-cell table:style-name="ce25" office:value-type="float" office:value="0.0000223973607129155" calcext:value-type="float">
            <text:p>2.23973607129155E-05</text:p>
          </table:table-cell>
          <table:table-cell/>
        </table:table-row>
        <table:table-row table:style-name="ro1">
          <table:table-cell office:value-type="string" calcext:value-type="string">
            <text:p>solve_btre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0314332333000493" calcext:value-type="float">
            <text:p>3.14332333000493E-05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style-name="ce10" office:value-type="float" office:value="0.00000348536215002241" calcext:value-type="float">
            <text:p>3.48536215002241E-06</text:p>
          </table:table-cell>
          <table:table-cell table:style-name="ce16" office:value-type="float" office:value="0.00000749607746009133" calcext:value-type="float">
            <text:p>7.49607746009133E-06</text:p>
          </table:table-cell>
          <table:table-cell table:style-name="ce16" office:value-type="float" office:value="0.0000977732455998194" calcext:value-type="float">
            <text:p>9.77732455998194E-05</text:p>
          </table:table-cell>
          <table:table-cell table:style-name="ce16" office:value-type="float" office:value="0.00000771131632005563" calcext:value-type="float">
            <text:p>7.71131632005563E-06</text:p>
          </table:table-cell>
          <table:table-cell table:style-name="ce20" office:value-type="float" office:value="0.0000530409391998546" calcext:value-type="float">
            <text:p>5.30409391998546E-05</text:p>
          </table:table-cell>
          <table:table-cell table:style-name="ce25" office:value-type="float" office:value="0.0000339013881459687" calcext:value-type="float">
            <text:p>3.39013881459687E-05</text:p>
          </table:table-cell>
          <table:table-cell/>
        </table:table-row>
        <table:table-row table:style-name="ro1">
          <table:table-cell office:value-type="string" calcext:value-type="string">
            <text:p>solve_sorteddic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0216738201001135" calcext:value-type="float">
            <text:p>2.16738201001135E-05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10" office:value-type="float" office:value="0.00000653207868002937" calcext:value-type="float">
            <text:p>6.53207868002937E-06</text:p>
          </table:table-cell>
          <table:table-cell table:style-name="ce16" office:value-type="float" office:value="0.0000130505782497494" calcext:value-type="float">
            <text:p>1.30505782497494E-05</text:p>
          </table:table-cell>
          <table:table-cell table:style-name="ce16" office:value-type="float" office:value="0.000291550109999662" calcext:value-type="float">
            <text:p>0.000291550109999662</text:p>
          </table:table-cell>
          <table:table-cell table:style-name="ce16" office:value-type="float" office:value="0.0000204054591995373" calcext:value-type="float">
            <text:p>2.04054591995373E-05</text:p>
          </table:table-cell>
          <table:table-cell table:style-name="ce20" office:value-type="float" office:value="0.000140150346996961" calcext:value-type="float">
            <text:p>0.000140150346996961</text:p>
          </table:table-cell>
          <table:table-cell table:style-name="ce25" office:value-type="float" office:value="0.0000943377146251878" calcext:value-type="float">
            <text:p>9.43377146251878E-05</text:p>
          </table:table-cell>
          <table:table-cell/>
        </table:table-row>
        <table:table-row table:style-name="ro1">
          <table:table-cell office:value-type="string" calcext:value-type="string">
            <text:p>solve_heapq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00244766221003374" calcext:value-type="float">
            <text:p>2.44766221003374E-06</text:p>
          </table:table-cell>
          <table:table-cell/>
          <table:table-cell table:style-name="ce5" office:value-type="float" office:value="13" calcext:value-type="float">
            <text:p>13</text:p>
          </table:table-cell>
          <table:table-cell table:style-name="ce10" office:value-type="float" office:value="0.0000224532075000752" calcext:value-type="float">
            <text:p>2.24532075000752E-05</text:p>
          </table:table-cell>
          <table:table-cell table:style-name="ce16" office:value-type="float" office:value="0.0000211274743000104" calcext:value-type="float">
            <text:p>2.11274743000104E-05</text:p>
          </table:table-cell>
          <table:table-cell table:style-name="ce16" office:value-type="float" office:value="0.00041727403600089" calcext:value-type="float">
            <text:p>0.00041727403600089</text:p>
          </table:table-cell>
          <table:table-cell table:style-name="ce16" office:value-type="float" office:value="0.0000449932153998816" calcext:value-type="float">
            <text:p>4.49932153998816E-05</text:p>
          </table:table-cell>
          <table:table-cell table:style-name="ce20" office:value-type="float" office:value="0.000160755575998337" calcext:value-type="float">
            <text:p>0.000160755575998337</text:p>
          </table:table-cell>
          <table:table-cell table:style-name="ce25" office:value-type="float" office:value="0.000133320701839839" calcext:value-type="float">
            <text:p>0.000133320701839839</text:p>
          </table:table-cell>
          <table:table-cell/>
        </table:table-row>
        <table:table-row table:style-name="ro1">
          <table:table-cell office:value-type="string" calcext:value-type="string">
            <text:p>reference_solu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00281045628995344" calcext:value-type="float">
            <text:p>2.81045628995344E-06</text:p>
          </table:table-cell>
          <table:table-cell/>
          <table:table-cell table:style-name="ce5" office:value-type="float" office:value="21" calcext:value-type="float">
            <text:p>21</text:p>
          </table:table-cell>
          <table:table-cell table:style-name="ce10" office:value-type="float" office:value="0.000163080430000264" calcext:value-type="float">
            <text:p>0.000163080430000264</text:p>
          </table:table-cell>
          <table:table-cell table:style-name="ce16" office:value-type="float" office:value="0.0000336415353995108" calcext:value-type="float">
            <text:p>3.36415353995108E-05</text:p>
          </table:table-cell>
          <table:table-cell table:style-name="ce16" office:value-type="float" office:value="0.000796333662001416" calcext:value-type="float">
            <text:p>0.000796333662001416</text:p>
          </table:table-cell>
          <table:table-cell table:style-name="ce16" office:value-type="float" office:value="0.000141039370599901" calcext:value-type="float">
            <text:p>0.000141039370599901</text:p>
          </table:table-cell>
          <table:table-cell table:style-name="ce20" office:value-type="float" office:value="0.000263879822006857" calcext:value-type="float">
            <text:p>0.000263879822006857</text:p>
          </table:table-cell>
          <table:table-cell table:style-name="ce25" office:value-type="float" office:value="0.00027959496400159" calcext:value-type="float">
            <text:p>0.00027959496400159</text:p>
          </table:table-cell>
          <table:table-cell/>
        </table:table-row>
        <table:table-row table:style-name="ro1">
          <table:table-cell office:value-type="string" calcext:value-type="string">
            <text:p>brutefor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00119370153497584" calcext:value-type="float">
            <text:p>1.19370153497584E-06</text:p>
          </table:table-cell>
          <table:table-cell/>
          <table:table-cell table:style-name="ce5" office:value-type="float" office:value="34" calcext:value-type="float">
            <text:p>34</text:p>
          </table:table-cell>
          <table:table-cell table:style-name="ce10" office:value-type="float" office:value="0.00613606045997585" calcext:value-type="float">
            <text:p>0.00613606045997585</text:p>
          </table:table-cell>
          <table:table-cell table:style-name="ce16" office:value-type="float" office:value="0.0000871256882004673" calcext:value-type="float">
            <text:p>8.71256882004673E-05</text:p>
          </table:table-cell>
          <table:table-cell table:style-name="ce16" office:value-type="float" office:value="0.0011162718000196" calcext:value-type="float">
            <text:p>0.0011162718000196</text:p>
          </table:table-cell>
          <table:table-cell table:style-name="ce16" office:value-type="float" office:value="0.000235455487003492" calcext:value-type="float">
            <text:p>0.000235455487003492</text:p>
          </table:table-cell>
          <table:table-cell table:style-name="ce20" office:value-type="float" office:value="0.000529485176994058" calcext:value-type="float">
            <text:p>0.000529485176994058</text:p>
          </table:table-cell>
          <table:table-cell table:style-name="ce25" office:value-type="float" office:value="0.00162087972243869" calcext:value-type="float">
            <text:p>0.00162087972243869</text:p>
          </table:table-cell>
          <table:table-cell/>
        </table:table-row>
        <table:table-row table:style-name="ro1">
          <table:table-cell office:value-type="string" calcext:value-type="string">
            <text:p>solve_btr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00632455358005245" calcext:value-type="float">
            <text:p>6.32455358005245E-05</text:p>
          </table:table-cell>
          <table:table-cell/>
          <table:table-cell table:style-name="ce5" office:value-type="float" office:value="55" calcext:value-type="float">
            <text:p>55</text:p>
          </table:table-cell>
          <table:table-cell table:style-name="ce10" office:value-type="float" office:value="0.599722219994874" calcext:value-type="float">
            <text:p>0.599722219994874</text:p>
          </table:table-cell>
          <table:table-cell table:style-name="ce16" office:value-type="float" office:value="0.000105702578501223" calcext:value-type="float">
            <text:p>0.000105702578501223</text:p>
          </table:table-cell>
          <table:table-cell table:style-name="ce16" office:value-type="float" office:value="0.00209389594005188" calcext:value-type="float">
            <text:p>0.00209389594005188</text:p>
          </table:table-cell>
          <table:table-cell table:style-name="ce16" office:value-type="float" office:value="0.000573173391996534" calcext:value-type="float">
            <text:p>0.000573173391996534</text:p>
          </table:table-cell>
          <table:table-cell table:style-name="ce20" office:value-type="float" office:value="0.000690570573991863" calcext:value-type="float">
            <text:p>0.000690570573991863</text:p>
          </table:table-cell>
          <table:table-cell table:style-name="ce25" office:value-type="float" office:value="0.120637112495883" calcext:value-type="float">
            <text:p>0.120637112495883</text:p>
          </table:table-cell>
          <table:table-cell/>
        </table:table-row>
        <table:table-row table:style-name="ro1">
          <table:table-cell office:value-type="string" calcext:value-type="string">
            <text:p>solve_sorteddic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00373344227999041" calcext:value-type="float">
            <text:p>3.73344227999041E-05</text:p>
          </table:table-cell>
          <table:table-cell/>
          <table:table-cell table:style-name="ce5" office:value-type="float" office:value="89" calcext:value-type="float">
            <text:p>89</text:p>
          </table:table-cell>
          <table:table-cell table:style-name="ce11"/>
          <table:table-cell table:style-name="ce16" office:value-type="float" office:value="0.000151058032497531" calcext:value-type="float">
            <text:p>0.000151058032497531</text:p>
          </table:table-cell>
          <table:table-cell table:style-name="ce16" office:value-type="float" office:value="0.00385941562002699" calcext:value-type="float">
            <text:p>0.00385941562002699</text:p>
          </table:table-cell>
          <table:table-cell table:style-name="ce16" office:value-type="float" office:value="0.000649405194009887" calcext:value-type="float">
            <text:p>0.000649405194009887</text:p>
          </table:table-cell>
          <table:table-cell table:style-name="ce20" office:value-type="float" office:value="0.000810178540006746" calcext:value-type="float">
            <text:p>0.000810178540006746</text:p>
          </table:table-cell>
          <table:table-cell table:style-name="ce25" office:value-type="float" office:value="0.00136751434663529" calcext:value-type="float">
            <text:p>0.00136751434663529</text:p>
          </table:table-cell>
          <table:table-cell/>
        </table:table-row>
        <table:table-row table:style-name="ro1">
          <table:table-cell office:value-type="string" calcext:value-type="string">
            <text:p>solve_heapq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000467574399997829" calcext:value-type="float">
            <text:p>4.67574399997829E-06</text:p>
          </table:table-cell>
          <table:table-cell/>
          <table:table-cell table:style-name="ce5" office:value-type="float" office:value="144" calcext:value-type="float">
            <text:p>144</text:p>
          </table:table-cell>
          <table:table-cell table:style-name="ce11"/>
          <table:table-cell table:style-name="ce16" office:value-type="float" office:value="0.00025314554200304" calcext:value-type="float">
            <text:p>0.00025314554200304</text:p>
          </table:table-cell>
          <table:table-cell table:style-name="ce16" office:value-type="float" office:value="0.00927736842000741" calcext:value-type="float">
            <text:p>0.00927736842000741</text:p>
          </table:table-cell>
          <table:table-cell table:style-name="ce16" office:value-type="float" office:value="0.00133016254996619" calcext:value-type="float">
            <text:p>0.00133016254996619</text:p>
          </table:table-cell>
          <table:table-cell table:style-name="ce20" office:value-type="float" office:value="0.00130165664002561" calcext:value-type="float">
            <text:p>0.00130165664002561</text:p>
          </table:table-cell>
          <table:table-cell table:style-name="ce25" office:value-type="float" office:value="0.00304058328800056" calcext:value-type="float">
            <text:p>0.00304058328800056</text:p>
          </table:table-cell>
          <table:table-cell/>
        </table:table-row>
        <table:table-row table:style-name="ro1">
          <table:table-cell office:value-type="string" calcext:value-type="string">
            <text:p>reference_solutio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000386920840996027" calcext:value-type="float">
            <text:p>3.86920840996027E-06</text:p>
          </table:table-cell>
          <table:table-cell/>
          <table:table-cell table:style-name="ce5" office:value-type="float" office:value="233" calcext:value-type="float">
            <text:p>233</text:p>
          </table:table-cell>
          <table:table-cell table:style-name="ce11"/>
          <table:table-cell table:style-name="ce16" office:value-type="float" office:value="0.000405477745996905" calcext:value-type="float">
            <text:p>0.000405477745996905</text:p>
          </table:table-cell>
          <table:table-cell table:style-name="ce16" office:value-type="float" office:value="0.0196213618997717" calcext:value-type="float">
            <text:p>0.0196213618997717</text:p>
          </table:table-cell>
          <table:table-cell table:style-name="ce16" office:value-type="float" office:value="0.00225375106994761" calcext:value-type="float">
            <text:p>0.00225375106994761</text:p>
          </table:table-cell>
          <table:table-cell table:style-name="ce20" office:value-type="float" office:value="0.00190676398498908" calcext:value-type="float">
            <text:p>0.00190676398498908</text:p>
          </table:table-cell>
          <table:table-cell table:style-name="ce25" office:value-type="float" office:value="0.00604683867517633" calcext:value-type="float">
            <text:p>0.00604683867517633</text:p>
          </table:table-cell>
          <table:table-cell/>
        </table:table-row>
        <table:table-row table:style-name="ro1">
          <table:table-cell office:value-type="string" calcext:value-type="string">
            <text:p>bruteforc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000177068366501771" calcext:value-type="float">
            <text:p>1.77068366501771E-06</text:p>
          </table:table-cell>
          <table:table-cell/>
          <table:table-cell table:style-name="ce5" office:value-type="float" office:value="377" calcext:value-type="float">
            <text:p>377</text:p>
          </table:table-cell>
          <table:table-cell table:style-name="ce11"/>
          <table:table-cell table:style-name="ce16" office:value-type="float" office:value="0.000766339166002581" calcext:value-type="float">
            <text:p>0.000766339166002581</text:p>
          </table:table-cell>
          <table:table-cell table:style-name="ce16" office:value-type="float" office:value="0.0276700740003434" calcext:value-type="float">
            <text:p>0.0276700740003434</text:p>
          </table:table-cell>
          <table:table-cell table:style-name="ce16" office:value-type="float" office:value="0.00376793660994736" calcext:value-type="float">
            <text:p>0.00376793660994736</text:p>
          </table:table-cell>
          <table:table-cell table:style-name="ce20" office:value-type="float" office:value="0.00307052228999964" calcext:value-type="float">
            <text:p>0.00307052228999964</text:p>
          </table:table-cell>
          <table:table-cell table:style-name="ce25" office:value-type="float" office:value="0.00881871801657326" calcext:value-type="float">
            <text:p>0.00881871801657326</text:p>
          </table:table-cell>
          <table:table-cell/>
        </table:table-row>
        <table:table-row table:style-name="ro1">
          <table:table-cell office:value-type="string" calcext:value-type="string">
            <text:p>solve_btr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000630096869994304" calcext:value-type="float">
            <text:p>6.30096869994304E-05</text:p>
          </table:table-cell>
          <table:table-cell/>
          <table:table-cell table:style-name="ce5" office:value-type="float" office:value="610" calcext:value-type="float">
            <text:p>610</text:p>
          </table:table-cell>
          <table:table-cell table:style-name="ce11"/>
          <table:table-cell table:style-name="ce16" office:value-type="float" office:value="0.00129418095501023" calcext:value-type="float">
            <text:p>0.00129418095501023</text:p>
          </table:table-cell>
          <table:table-cell table:style-name="ce16" office:value-type="float" office:value="0.0464287627997692" calcext:value-type="float">
            <text:p>0.0464287627997692</text:p>
          </table:table-cell>
          <table:table-cell table:style-name="ce16" office:value-type="float" office:value="0.00605908561992692" calcext:value-type="float">
            <text:p>0.00605908561992692</text:p>
          </table:table-cell>
          <table:table-cell table:style-name="ce20" office:value-type="float" office:value="0.00508929890012951" calcext:value-type="float">
            <text:p>0.00508929890012951</text:p>
          </table:table-cell>
          <table:table-cell table:style-name="ce25" office:value-type="float" office:value="0.014717832068709" calcext:value-type="float">
            <text:p>0.014717832068709</text:p>
          </table:table-cell>
          <table:table-cell/>
        </table:table-row>
        <table:table-row table:style-name="ro1">
          <table:table-cell office:value-type="string" calcext:value-type="string">
            <text:p>solve_sorteddic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000370743243001925" calcext:value-type="float">
            <text:p>3.70743243001925E-05</text:p>
          </table:table-cell>
          <table:table-cell/>
          <table:table-cell table:style-name="ce5" office:value-type="float" office:value="987" calcext:value-type="float">
            <text:p>987</text:p>
          </table:table-cell>
          <table:table-cell table:style-name="ce11"/>
          <table:table-cell table:style-name="ce16" office:value-type="float" office:value="0.00243533037995803" calcext:value-type="float">
            <text:p>0.00243533037995803</text:p>
          </table:table-cell>
          <table:table-cell table:style-name="ce16" office:value-type="float" office:value="0.0761997426001471" calcext:value-type="float">
            <text:p>0.0761997426001471</text:p>
          </table:table-cell>
          <table:table-cell table:style-name="ce16" office:value-type="float" office:value="0.0104906431999552" calcext:value-type="float">
            <text:p>0.0104906431999552</text:p>
          </table:table-cell>
          <table:table-cell table:style-name="ce20" office:value-type="float" office:value="0.00751794063995476" calcext:value-type="float">
            <text:p>0.00751794063995476</text:p>
          </table:table-cell>
          <table:table-cell table:style-name="ce25" office:value-type="float" office:value="0.0241609142050038" calcext:value-type="float">
            <text:p>0.0241609142050038</text:p>
          </table:table-cell>
          <table:table-cell/>
        </table:table-row>
        <table:table-row table:style-name="ro1">
          <table:table-cell office:value-type="string" calcext:value-type="string">
            <text:p>solve_heapq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0000499460039995029" calcext:value-type="float">
            <text:p>4.99460039995029E-06</text:p>
          </table:table-cell>
          <table:table-cell/>
          <table:table-cell table:style-name="ce5" office:value-type="float" office:value="1597" calcext:value-type="float">
            <text:p>1597</text:p>
          </table:table-cell>
          <table:table-cell table:style-name="ce11"/>
          <table:table-cell table:style-name="ce16" office:value-type="float" office:value="0.00396512801002245" calcext:value-type="float">
            <text:p>0.00396512801002245</text:p>
          </table:table-cell>
          <table:table-cell table:style-name="ce16" office:value-type="float" office:value="0.124306166500901" calcext:value-type="float">
            <text:p>0.124306166500901</text:p>
          </table:table-cell>
          <table:table-cell table:style-name="ce16" office:value-type="float" office:value="0.0206167714997719" calcext:value-type="float">
            <text:p>0.0206167714997719</text:p>
          </table:table-cell>
          <table:table-cell table:style-name="ce20" office:value-type="float" office:value="0.0122254355999758" calcext:value-type="float">
            <text:p>0.0122254355999758</text:p>
          </table:table-cell>
          <table:table-cell table:style-name="ce25" office:value-type="float" office:value="0.0402783754026677" calcext:value-type="float">
            <text:p>0.0402783754026677</text:p>
          </table:table-cell>
          <table:table-cell/>
        </table:table-row>
        <table:table-row table:style-name="ro1">
          <table:table-cell office:value-type="string" calcext:value-type="string">
            <text:p>reference_solutio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0000499292180000339" calcext:value-type="float">
            <text:p>4.99292180000339E-06</text:p>
          </table:table-cell>
          <table:table-cell/>
          <table:table-cell table:style-name="ce5" office:value-type="float" office:value="2584" calcext:value-type="float">
            <text:p>2584</text:p>
          </table:table-cell>
          <table:table-cell table:style-name="ce11"/>
          <table:table-cell table:style-name="ce16" office:value-type="float" office:value="0.00718473069995525" calcext:value-type="float">
            <text:p>0.00718473069995525</text:p>
          </table:table-cell>
          <table:table-cell table:style-name="ce16" office:value-type="float" office:value="0.222430371999508" calcext:value-type="float">
            <text:p>0.222430371999508</text:p>
          </table:table-cell>
          <table:table-cell table:style-name="ce16" office:value-type="float" office:value="0.0267727277001541" calcext:value-type="float">
            <text:p>0.0267727277001541</text:p>
          </table:table-cell>
          <table:table-cell table:style-name="ce20" office:value-type="float" office:value="0.0205301542002417" calcext:value-type="float">
            <text:p>0.0205301542002417</text:p>
          </table:table-cell>
          <table:table-cell table:style-name="ce25" office:value-type="float" office:value="0.0692294961499647" calcext:value-type="float">
            <text:p>0.0692294961499647</text:p>
          </table:table-cell>
          <table:table-cell/>
        </table:table-row>
        <table:table-row table:style-name="ro1">
          <table:table-cell office:value-type="string" calcext:value-type="string">
            <text:p>bruteforc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000019152700650011" calcext:value-type="float">
            <text:p>1.9152700650011E-06</text:p>
          </table:table-cell>
          <table:table-cell/>
          <table:table-cell table:style-name="ce5" office:value-type="float" office:value="4181" calcext:value-type="float">
            <text:p>4181</text:p>
          </table:table-cell>
          <table:table-cell table:style-name="ce11"/>
          <table:table-cell table:style-name="ce16" office:value-type="float" office:value="0.0167267830001947" calcext:value-type="float">
            <text:p>0.0167267830001947</text:p>
          </table:table-cell>
          <table:table-cell table:style-name="ce16" office:value-type="float" office:value="0.343994616996497" calcext:value-type="float">
            <text:p>0.343994616996497</text:p>
          </table:table-cell>
          <table:table-cell table:style-name="ce16" office:value-type="float" office:value="0.0517794019993744" calcext:value-type="float">
            <text:p>0.0517794019993744</text:p>
          </table:table-cell>
          <table:table-cell table:style-name="ce20" office:value-type="float" office:value="0.0483114588998433" calcext:value-type="float">
            <text:p>0.0483114588998433</text:p>
          </table:table-cell>
          <table:table-cell table:style-name="ce25" office:value-type="float" office:value="0.115203065223977" calcext:value-type="float">
            <text:p>0.115203065223977</text:p>
          </table:table-cell>
          <table:table-cell/>
        </table:table-row>
        <table:table-row table:style-name="ro1">
          <table:table-cell office:value-type="string" calcext:value-type="string">
            <text:p>solve_btre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000977732455998194" calcext:value-type="float">
            <text:p>9.77732455998194E-05</text:p>
          </table:table-cell>
          <table:table-cell/>
          <table:table-cell table:style-name="ce5" office:value-type="float" office:value="6765" calcext:value-type="float">
            <text:p>6765</text:p>
          </table:table-cell>
          <table:table-cell table:style-name="ce11"/>
          <table:table-cell table:style-name="ce16" office:value-type="float" office:value="0.0209107201000734" calcext:value-type="float">
            <text:p>0.0209107201000734</text:p>
          </table:table-cell>
          <table:table-cell table:style-name="ce16" office:value-type="float" office:value="0.541818229998171" calcext:value-type="float">
            <text:p>0.541818229998171</text:p>
          </table:table-cell>
          <table:table-cell table:style-name="ce16" office:value-type="float" office:value="0.0784607658002642" calcext:value-type="float">
            <text:p>0.0784607658002642</text:p>
          </table:table-cell>
          <table:table-cell table:style-name="ce20" office:value-type="float" office:value="0.0585063906008145" calcext:value-type="float">
            <text:p>0.0585063906008145</text:p>
          </table:table-cell>
          <table:table-cell table:style-name="ce25" office:value-type="float" office:value="0.174924026624831" calcext:value-type="float">
            <text:p>0.174924026624831</text:p>
          </table:table-cell>
          <table:table-cell/>
        </table:table-row>
        <table:table-row table:style-name="ro1">
          <table:table-cell office:value-type="string" calcext:value-type="string">
            <text:p>solve_sorteddic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000530409391998546" calcext:value-type="float">
            <text:p>5.30409391998546E-05</text:p>
          </table:table-cell>
          <table:table-cell/>
          <table:table-cell table:style-name="ce5" office:value-type="float" office:value="10946" calcext:value-type="float">
            <text:p>10946</text:p>
          </table:table-cell>
          <table:table-cell table:style-name="ce11"/>
          <table:table-cell table:style-name="ce16" office:value-type="float" office:value="0.0554825632003485" calcext:value-type="float">
            <text:p>0.0554825632003485</text:p>
          </table:table-cell>
          <table:table-cell table:style-name="Pivot_20_Table_20_Value"/>
          <table:table-cell table:style-name="ce16" office:value-type="float" office:value="0.166347494498041" calcext:value-type="float">
            <text:p>0.166347494498041</text:p>
          </table:table-cell>
          <table:table-cell table:style-name="ce20" office:value-type="float" office:value="0.118045313400216" calcext:value-type="float">
            <text:p>0.118045313400216</text:p>
          </table:table-cell>
          <table:table-cell table:style-name="ce25" office:value-type="float" office:value="0.113291790366202" calcext:value-type="float">
            <text:p>0.113291790366202</text:p>
          </table:table-cell>
          <table:table-cell/>
        </table:table-row>
        <table:table-row table:style-name="ro1">
          <table:table-cell office:value-type="string" calcext:value-type="string">
            <text:p>solve_heapq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0000771131632005563" calcext:value-type="float">
            <text:p>7.71131632005563E-06</text:p>
          </table:table-cell>
          <table:table-cell/>
          <table:table-cell table:style-name="ce5" office:value-type="float" office:value="17711" calcext:value-type="float">
            <text:p>17711</text:p>
          </table:table-cell>
          <table:table-cell table:style-name="ce11"/>
          <table:table-cell table:style-name="ce16" office:value-type="float" office:value="0.113151341000048" calcext:value-type="float">
            <text:p>0.113151341000048</text:p>
          </table:table-cell>
          <table:table-cell table:style-name="Pivot_20_Table_20_Value"/>
          <table:table-cell table:style-name="ce16" office:value-type="float" office:value="0.301712571999815" calcext:value-type="float">
            <text:p>0.301712571999815</text:p>
          </table:table-cell>
          <table:table-cell table:style-name="ce20" office:value-type="float" office:value="0.236807077999401" calcext:value-type="float">
            <text:p>0.236807077999401</text:p>
          </table:table-cell>
          <table:table-cell table:style-name="ce25" office:value-type="float" office:value="0.217223663666421" calcext:value-type="float">
            <text:p>0.217223663666421</text:p>
          </table:table-cell>
          <table:table-cell/>
        </table:table-row>
        <table:table-row table:style-name="ro1">
          <table:table-cell office:value-type="string" calcext:value-type="string">
            <text:p>reference_solutio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0000749607746009133" calcext:value-type="float">
            <text:p>7.49607746009133E-06</text:p>
          </table:table-cell>
          <table:table-cell/>
          <table:table-cell table:style-name="ce5" office:value-type="float" office:value="28657" calcext:value-type="float">
            <text:p>28657</text:p>
          </table:table-cell>
          <table:table-cell table:style-name="ce11"/>
          <table:table-cell table:style-name="ce16" office:value-type="float" office:value="0.172593253497325" calcext:value-type="float">
            <text:p>0.172593253497325</text:p>
          </table:table-cell>
          <table:table-cell table:style-name="Pivot_20_Table_20_Value"/>
          <table:table-cell table:style-name="ce16" office:value-type="float" office:value="0.435624032004853" calcext:value-type="float">
            <text:p>0.435624032004853</text:p>
          </table:table-cell>
          <table:table-cell table:style-name="ce20" office:value-type="float" office:value="0.436523621996457" calcext:value-type="float">
            <text:p>0.436523621996457</text:p>
          </table:table-cell>
          <table:table-cell table:style-name="ce25" office:value-type="float" office:value="0.348246969166212" calcext:value-type="float">
            <text:p>0.348246969166212</text:p>
          </table:table-cell>
          <table:table-cell/>
        </table:table-row>
        <table:table-row table:style-name="ro1">
          <table:table-cell office:value-type="string" calcext:value-type="string">
            <text:p>bruteforc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0000348536215002241" calcext:value-type="float">
            <text:p>3.48536215002241E-06</text:p>
          </table:table-cell>
          <table:table-cell/>
          <table:table-cell table:style-name="ce5" office:value-type="float" office:value="46368" calcext:value-type="float">
            <text:p>46368</text:p>
          </table:table-cell>
          <table:table-cell table:style-name="ce11"/>
          <table:table-cell table:style-name="ce16" office:value-type="float" office:value="0.253776611751164" calcext:value-type="float">
            <text:p>0.253776611751164</text:p>
          </table:table-cell>
          <table:table-cell table:style-name="Pivot_20_Table_20_Value"/>
          <table:table-cell table:style-name="ce16" office:value-type="float" office:value="0.583510976901016" calcext:value-type="float">
            <text:p>0.583510976901016</text:p>
          </table:table-cell>
          <table:table-cell table:style-name="ce20" office:value-type="float" office:value="0.809916187994531" calcext:value-type="float">
            <text:p>0.809916187994531</text:p>
          </table:table-cell>
          <table:table-cell table:style-name="ce25" office:value-type="float" office:value="0.496898273059778" calcext:value-type="float">
            <text:p>0.496898273059778</text:p>
          </table:table-cell>
          <table:table-cell/>
        </table:table-row>
        <table:table-row table:style-name="ro1">
          <table:table-cell office:value-type="string" calcext:value-type="string">
            <text:p>solve_btre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0291550109999662" calcext:value-type="float">
            <text:p>0.000291550109999662</text:p>
          </table:table-cell>
          <table:table-cell/>
          <table:table-cell table:style-name="ce5" office:value-type="float" office:value="75025" calcext:value-type="float">
            <text:p>75025</text:p>
          </table:table-cell>
          <table:table-cell table:style-name="ce11"/>
          <table:table-cell table:style-name="ce16" office:value-type="float" office:value="0.5468701159989" calcext:value-type="float">
            <text:p>0.5468701159989</text:p>
          </table:table-cell>
          <table:table-cell table:style-name="ce16" office:value-type="float" office:value="0.347716355005105" calcext:value-type="float">
            <text:p>0.347716355005105</text:p>
          </table:table-cell>
          <table:table-cell table:style-name="ce16" office:value-type="float" office:value="0.144993101501314" calcext:value-type="float">
            <text:p>0.144993101501314</text:p>
          </table:table-cell>
          <table:table-cell table:style-name="ce20" office:value-type="float" office:value="0.309755050999229" calcext:value-type="float">
            <text:p>0.309755050999229</text:p>
          </table:table-cell>
          <table:table-cell table:style-name="ce25" office:value-type="float" office:value="0.379240947900689" calcext:value-type="float">
            <text:p>0.379240947900689</text:p>
          </table:table-cell>
          <table:table-cell/>
        </table:table-row>
        <table:table-row table:style-name="ro1">
          <table:table-cell office:value-type="string" calcext:value-type="string">
            <text:p>solve_sorteddic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0140150346996961" calcext:value-type="float">
            <text:p>0.000140150346996961</text:p>
          </table:table-cell>
          <table:table-cell/>
          <table:table-cell table:style-name="ce5" office:value-type="float" office:value="121393" calcext:value-type="float">
            <text:p>121393</text:p>
          </table:table-cell>
          <table:table-cell table:style-name="ce11"/>
          <table:table-cell table:style-name="ce16" office:value-type="float" office:value="0.599180263998278" calcext:value-type="float">
            <text:p>0.599180263998278</text:p>
          </table:table-cell>
          <table:table-cell table:style-name="ce16" office:value-type="float" office:value="0.702197637998324" calcext:value-type="float">
            <text:p>0.702197637998324</text:p>
          </table:table-cell>
          <table:table-cell table:style-name="ce16" office:value-type="float" office:value="0.245951058997889" calcext:value-type="float">
            <text:p>0.245951058997889</text:p>
          </table:table-cell>
          <table:table-cell table:style-name="ce20" office:value-type="float" office:value="0.612247982004192" calcext:value-type="float">
            <text:p>0.612247982004192</text:p>
          </table:table-cell>
          <table:table-cell table:style-name="ce25" office:value-type="float" office:value="0.539894235749671" calcext:value-type="float">
            <text:p>0.539894235749671</text:p>
          </table:table-cell>
          <table:table-cell/>
        </table:table-row>
        <table:table-row table:style-name="ro1">
          <table:table-cell office:value-type="string" calcext:value-type="string">
            <text:p>solve_heapq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00204054591995373" calcext:value-type="float">
            <text:p>2.04054591995373E-05</text:p>
          </table:table-cell>
          <table:table-cell/>
          <table:table-cell table:style-name="ce6" office:value-type="float" office:value="196418" calcext:value-type="float">
            <text:p>196418</text:p>
          </table:table-cell>
          <table:table-cell table:style-name="ce12"/>
          <table:table-cell table:style-name="ce17" table:number-columns-repeated="2"/>
          <table:table-cell table:style-name="ce18" office:value-type="float" office:value="0.567261407995829" calcext:value-type="float">
            <text:p>0.567261407995829</text:p>
          </table:table-cell>
          <table:table-cell table:style-name="ce21"/>
          <table:table-cell table:style-name="ce26" office:value-type="float" office:value="0.567261407995829" calcext:value-type="float">
            <text:p>0.567261407995829</text:p>
          </table:table-cell>
          <table:table-cell/>
        </table:table-row>
        <table:table-row table:style-name="ro1">
          <table:table-cell office:value-type="string" calcext:value-type="string">
            <text:p>reference_solutio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00130505782497494" calcext:value-type="float">
            <text:p>1.30505782497494E-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ruteforc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000653207868002937" calcext:value-type="float">
            <text:p>6.53207868002937E-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ve_btree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.00041727403600089" calcext:value-type="float">
            <text:p>0.000417274036000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ve_sorteddict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.000160755575998337" calcext:value-type="float">
            <text:p>0.0001607555759983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ve_heapq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.0000449932153998816" calcext:value-type="float">
            <text:p>4.49932153998816E-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erence_solution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.0000211274743000104" calcext:value-type="float">
            <text:p>2.11274743000104E-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ruteforce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.0000224532075000752" calcext:value-type="float">
            <text:p>2.24532075000752E-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ve_btree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0.000796333662001416" calcext:value-type="float">
            <text:p>0.0007963336620014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ve_sorteddict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0.000263879822006857" calcext:value-type="float">
            <text:p>0.0002638798220068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ve_heapq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0.000141039370599901" calcext:value-type="float">
            <text:p>0.0001410393705999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erence_solution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0.0000336415353995108" calcext:value-type="float">
            <text:p>3.36415353995108E-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ruteforce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0.000163080430000264" calcext:value-type="float">
            <text:p>0.0001630804300002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ve_btree</text:p>
          </table:table-cell>
          <table:table-cell office:value-type="float" office:value="34" calcext:value-type="float">
            <text:p>34</text:p>
          </table:table-cell>
          <table:table-cell office:value-type="float" office:value="1017" calcext:value-type="float">
            <text:p>1017</text:p>
          </table:table-cell>
          <table:table-cell office:value-type="float" office:value="0.0011162718000196" calcext:value-type="float">
            <text:p>0.00111627180001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ve_sorteddict</text:p>
          </table:table-cell>
          <table:table-cell office:value-type="float" office:value="34" calcext:value-type="float">
            <text:p>34</text:p>
          </table:table-cell>
          <table:table-cell office:value-type="float" office:value="1017" calcext:value-type="float">
            <text:p>1017</text:p>
          </table:table-cell>
          <table:table-cell office:value-type="float" office:value="0.000529485176994058" calcext:value-type="float">
            <text:p>0.0005294851769940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ve_heapq</text:p>
          </table:table-cell>
          <table:table-cell office:value-type="float" office:value="34" calcext:value-type="float">
            <text:p>34</text:p>
          </table:table-cell>
          <table:table-cell office:value-type="float" office:value="1017" calcext:value-type="float">
            <text:p>1017</text:p>
          </table:table-cell>
          <table:table-cell office:value-type="float" office:value="0.000235455487003492" calcext:value-type="float">
            <text:p>0.0002354554870034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erence_solution</text:p>
          </table:table-cell>
          <table:table-cell office:value-type="float" office:value="34" calcext:value-type="float">
            <text:p>34</text:p>
          </table:table-cell>
          <table:table-cell office:value-type="float" office:value="1017" calcext:value-type="float">
            <text:p>1017</text:p>
          </table:table-cell>
          <table:table-cell office:value-type="float" office:value="0.0000871256882004673" calcext:value-type="float">
            <text:p>8.71256882004673E-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ruteforce</text:p>
          </table:table-cell>
          <table:table-cell office:value-type="float" office:value="34" calcext:value-type="float">
            <text:p>34</text:p>
          </table:table-cell>
          <table:table-cell office:value-type="float" office:value="1017" calcext:value-type="float">
            <text:p>1017</text:p>
          </table:table-cell>
          <table:table-cell office:value-type="float" office:value="0.00613606045997585" calcext:value-type="float">
            <text:p>0.006136060459975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ve_btree</text:p>
          </table:table-cell>
          <table:table-cell office:value-type="float" office:value="55" calcext:value-type="float">
            <text:p>55</text:p>
          </table:table-cell>
          <table:table-cell office:value-type="float" office:value="168783" calcext:value-type="float">
            <text:p>168783</text:p>
          </table:table-cell>
          <table:table-cell office:value-type="float" office:value="0.00209389594005188" calcext:value-type="float">
            <text:p>0.002093895940051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ve_sorteddict</text:p>
          </table:table-cell>
          <table:table-cell office:value-type="float" office:value="55" calcext:value-type="float">
            <text:p>55</text:p>
          </table:table-cell>
          <table:table-cell office:value-type="float" office:value="168783" calcext:value-type="float">
            <text:p>168783</text:p>
          </table:table-cell>
          <table:table-cell office:value-type="float" office:value="0.000690570573991863" calcext:value-type="float">
            <text:p>0.0006905705739918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ve_heapq</text:p>
          </table:table-cell>
          <table:table-cell office:value-type="float" office:value="55" calcext:value-type="float">
            <text:p>55</text:p>
          </table:table-cell>
          <table:table-cell office:value-type="float" office:value="168783" calcext:value-type="float">
            <text:p>168783</text:p>
          </table:table-cell>
          <table:table-cell office:value-type="float" office:value="0.000573173391996534" calcext:value-type="float">
            <text:p>0.0005731733919965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erence_solution</text:p>
          </table:table-cell>
          <table:table-cell office:value-type="float" office:value="55" calcext:value-type="float">
            <text:p>55</text:p>
          </table:table-cell>
          <table:table-cell office:value-type="float" office:value="168783" calcext:value-type="float">
            <text:p>168783</text:p>
          </table:table-cell>
          <table:table-cell office:value-type="float" office:value="0.000105702578501223" calcext:value-type="float">
            <text:p>0.0001057025785012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ruteforce</text:p>
          </table:table-cell>
          <table:table-cell office:value-type="float" office:value="55" calcext:value-type="float">
            <text:p>55</text:p>
          </table:table-cell>
          <table:table-cell office:value-type="float" office:value="168783" calcext:value-type="float">
            <text:p>168783</text:p>
          </table:table-cell>
          <table:table-cell office:value-type="float" office:value="0.599722219994874" calcext:value-type="float">
            <text:p>0.5997222199948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ve_btree</text:p>
          </table:table-cell>
          <table:table-cell office:value-type="float" office:value="89" calcext:value-type="float">
            <text:p>89</text:p>
          </table:table-cell>
          <table:table-cell office:value-type="float" office:value="661008892" calcext:value-type="float">
            <text:p>661008892</text:p>
          </table:table-cell>
          <table:table-cell office:value-type="float" office:value="0.00385941562002699" calcext:value-type="float">
            <text:p>0.003859415620026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ve_sorteddict</text:p>
          </table:table-cell>
          <table:table-cell office:value-type="float" office:value="89" calcext:value-type="float">
            <text:p>89</text:p>
          </table:table-cell>
          <table:table-cell office:value-type="float" office:value="661008892" calcext:value-type="float">
            <text:p>661008892</text:p>
          </table:table-cell>
          <table:table-cell office:value-type="float" office:value="0.000810178540006746" calcext:value-type="float">
            <text:p>0.0008101785400067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ve_heapq</text:p>
          </table:table-cell>
          <table:table-cell office:value-type="float" office:value="89" calcext:value-type="float">
            <text:p>89</text:p>
          </table:table-cell>
          <table:table-cell office:value-type="float" office:value="661008892" calcext:value-type="float">
            <text:p>661008892</text:p>
          </table:table-cell>
          <table:table-cell office:value-type="float" office:value="0.000649405194009887" calcext:value-type="float">
            <text:p>0.0006494051940098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erence_solution</text:p>
          </table:table-cell>
          <table:table-cell office:value-type="float" office:value="89" calcext:value-type="float">
            <text:p>89</text:p>
          </table:table-cell>
          <table:table-cell office:value-type="float" office:value="661008892" calcext:value-type="float">
            <text:p>661008892</text:p>
          </table:table-cell>
          <table:table-cell office:value-type="float" office:value="0.000151058032497531" calcext:value-type="float">
            <text:p>0.0001510580324975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ve_btree</text:p>
          </table:table-cell>
          <table:table-cell office:value-type="float" office:value="144" calcext:value-type="float">
            <text:p>144</text:p>
          </table:table-cell>
          <table:table-cell office:value-type="float" office:value="428770000000000" calcext:value-type="float">
            <text:p>428770000000000</text:p>
          </table:table-cell>
          <table:table-cell office:value-type="float" office:value="0.00927736842000741" calcext:value-type="float">
            <text:p>0.009277368420007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ve_sorteddict</text:p>
          </table:table-cell>
          <table:table-cell office:value-type="float" office:value="144" calcext:value-type="float">
            <text:p>144</text:p>
          </table:table-cell>
          <table:table-cell office:value-type="float" office:value="428770000000000" calcext:value-type="float">
            <text:p>428770000000000</text:p>
          </table:table-cell>
          <table:table-cell office:value-type="float" office:value="0.00130165664002561" calcext:value-type="float">
            <text:p>0.001301656640025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ve_heapq</text:p>
          </table:table-cell>
          <table:table-cell office:value-type="float" office:value="144" calcext:value-type="float">
            <text:p>144</text:p>
          </table:table-cell>
          <table:table-cell office:value-type="float" office:value="428770000000000" calcext:value-type="float">
            <text:p>428770000000000</text:p>
          </table:table-cell>
          <table:table-cell office:value-type="float" office:value="0.00133016254996619" calcext:value-type="float">
            <text:p>0.001330162549966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erence_solution</text:p>
          </table:table-cell>
          <table:table-cell office:value-type="float" office:value="144" calcext:value-type="float">
            <text:p>144</text:p>
          </table:table-cell>
          <table:table-cell office:value-type="float" office:value="428770000000000" calcext:value-type="float">
            <text:p>428770000000000</text:p>
          </table:table-cell>
          <table:table-cell office:value-type="float" office:value="0.00025314554200304" calcext:value-type="float">
            <text:p>0.000253145542003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ve_btree</text:p>
          </table:table-cell>
          <table:table-cell office:value-type="float" office:value="233" calcext:value-type="float">
            <text:p>233</text:p>
          </table:table-cell>
          <table:table-cell office:value-type="float" office:value="1.0893E+024" calcext:value-type="float">
            <text:p>1.0893E+024</text:p>
          </table:table-cell>
          <table:table-cell office:value-type="float" office:value="0.0196213618997717" calcext:value-type="float">
            <text:p>0.01962136189977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ve_sorteddict</text:p>
          </table:table-cell>
          <table:table-cell office:value-type="float" office:value="233" calcext:value-type="float">
            <text:p>233</text:p>
          </table:table-cell>
          <table:table-cell office:value-type="float" office:value="1.0893E+024" calcext:value-type="float">
            <text:p>1.0893E+024</text:p>
          </table:table-cell>
          <table:table-cell office:value-type="float" office:value="0.00190676398498908" calcext:value-type="float">
            <text:p>0.001906763984989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ve_heapq</text:p>
          </table:table-cell>
          <table:table-cell office:value-type="float" office:value="233" calcext:value-type="float">
            <text:p>233</text:p>
          </table:table-cell>
          <table:table-cell office:value-type="float" office:value="1.0893E+024" calcext:value-type="float">
            <text:p>1.0893E+024</text:p>
          </table:table-cell>
          <table:table-cell office:value-type="float" office:value="0.00225375106994761" calcext:value-type="float">
            <text:p>0.002253751069947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erence_solution</text:p>
          </table:table-cell>
          <table:table-cell office:value-type="float" office:value="233" calcext:value-type="float">
            <text:p>233</text:p>
          </table:table-cell>
          <table:table-cell office:value-type="float" office:value="1.0893E+024" calcext:value-type="float">
            <text:p>1.0893E+024</text:p>
          </table:table-cell>
          <table:table-cell office:value-type="float" office:value="0.000405477745996905" calcext:value-type="float">
            <text:p>0.0004054777459969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ve_btree</text:p>
          </table:table-cell>
          <table:table-cell office:value-type="float" office:value="377" calcext:value-type="float">
            <text:p>377</text:p>
          </table:table-cell>
          <table:table-cell office:value-type="float" office:value="1.795E+039" calcext:value-type="float">
            <text:p>1.795E+039</text:p>
          </table:table-cell>
          <table:table-cell office:value-type="float" office:value="0.0276700740003434" calcext:value-type="float">
            <text:p>0.02767007400034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ve_sorteddict</text:p>
          </table:table-cell>
          <table:table-cell office:value-type="float" office:value="377" calcext:value-type="float">
            <text:p>377</text:p>
          </table:table-cell>
          <table:table-cell office:value-type="float" office:value="1.795E+039" calcext:value-type="float">
            <text:p>1.795E+039</text:p>
          </table:table-cell>
          <table:table-cell office:value-type="float" office:value="0.00307052228999964" calcext:value-type="float">
            <text:p>0.003070522289999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ve_heapq</text:p>
          </table:table-cell>
          <table:table-cell office:value-type="float" office:value="377" calcext:value-type="float">
            <text:p>377</text:p>
          </table:table-cell>
          <table:table-cell office:value-type="float" office:value="1.795E+039" calcext:value-type="float">
            <text:p>1.795E+039</text:p>
          </table:table-cell>
          <table:table-cell office:value-type="float" office:value="0.00376793660994736" calcext:value-type="float">
            <text:p>0.003767936609947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erence_solution</text:p>
          </table:table-cell>
          <table:table-cell office:value-type="float" office:value="377" calcext:value-type="float">
            <text:p>377</text:p>
          </table:table-cell>
          <table:table-cell office:value-type="float" office:value="1.795E+039" calcext:value-type="float">
            <text:p>1.795E+039</text:p>
          </table:table-cell>
          <table:table-cell office:value-type="float" office:value="0.000766339166002581" calcext:value-type="float">
            <text:p>0.0007663391660025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ve_btree</text:p>
          </table:table-cell>
          <table:table-cell office:value-type="float" office:value="610" calcext:value-type="float">
            <text:p>610</text:p>
          </table:table-cell>
          <table:table-cell office:value-type="float" office:value="7.5143E+063" calcext:value-type="float">
            <text:p>7.5143E+063</text:p>
          </table:table-cell>
          <table:table-cell office:value-type="float" office:value="0.0464287627997692" calcext:value-type="float">
            <text:p>0.04642876279976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ve_sorteddict</text:p>
          </table:table-cell>
          <table:table-cell office:value-type="float" office:value="610" calcext:value-type="float">
            <text:p>610</text:p>
          </table:table-cell>
          <table:table-cell office:value-type="float" office:value="7.5143E+063" calcext:value-type="float">
            <text:p>7.5143E+063</text:p>
          </table:table-cell>
          <table:table-cell office:value-type="float" office:value="0.00508929890012951" calcext:value-type="float">
            <text:p>0.005089298900129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ve_heapq</text:p>
          </table:table-cell>
          <table:table-cell office:value-type="float" office:value="610" calcext:value-type="float">
            <text:p>610</text:p>
          </table:table-cell>
          <table:table-cell office:value-type="float" office:value="7.5143E+063" calcext:value-type="float">
            <text:p>7.5143E+063</text:p>
          </table:table-cell>
          <table:table-cell office:value-type="float" office:value="0.00605908561992692" calcext:value-type="float">
            <text:p>0.006059085619926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erence_solution</text:p>
          </table:table-cell>
          <table:table-cell office:value-type="float" office:value="610" calcext:value-type="float">
            <text:p>610</text:p>
          </table:table-cell>
          <table:table-cell office:value-type="float" office:value="7.5143E+063" calcext:value-type="float">
            <text:p>7.5143E+063</text:p>
          </table:table-cell>
          <table:table-cell office:value-type="float" office:value="0.00129418095501023" calcext:value-type="float">
            <text:p>0.001294180955010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ve_btree</text:p>
          </table:table-cell>
          <table:table-cell office:value-type="float" office:value="987" calcext:value-type="float">
            <text:p>987</text:p>
          </table:table-cell>
          <table:table-cell office:value-type="float" office:value="5.1837E+103" calcext:value-type="float">
            <text:p>5.1837E+103</text:p>
          </table:table-cell>
          <table:table-cell office:value-type="float" office:value="0.0761997426001471" calcext:value-type="float">
            <text:p>0.07619974260014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ve_sorteddict</text:p>
          </table:table-cell>
          <table:table-cell office:value-type="float" office:value="987" calcext:value-type="float">
            <text:p>987</text:p>
          </table:table-cell>
          <table:table-cell office:value-type="float" office:value="5.1837E+103" calcext:value-type="float">
            <text:p>5.1837E+103</text:p>
          </table:table-cell>
          <table:table-cell office:value-type="float" office:value="0.00751794063995476" calcext:value-type="float">
            <text:p>0.007517940639954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ve_heapq</text:p>
          </table:table-cell>
          <table:table-cell office:value-type="float" office:value="987" calcext:value-type="float">
            <text:p>987</text:p>
          </table:table-cell>
          <table:table-cell office:value-type="float" office:value="5.1837E+103" calcext:value-type="float">
            <text:p>5.1837E+103</text:p>
          </table:table-cell>
          <table:table-cell office:value-type="float" office:value="0.0104906431999552" calcext:value-type="float">
            <text:p>0.01049064319995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erence_solution</text:p>
          </table:table-cell>
          <table:table-cell office:value-type="float" office:value="987" calcext:value-type="float">
            <text:p>987</text:p>
          </table:table-cell>
          <table:table-cell table:style-name="ce1" office:value-type="float" office:value="5.1837E+103" calcext:value-type="float">
            <text:p>5.18370000000000E+103</text:p>
          </table:table-cell>
          <table:table-cell office:value-type="float" office:value="0.00243533037995803" calcext:value-type="float">
            <text:p>0.002435330379958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ve_btree</text:p>
          </table:table-cell>
          <table:table-cell office:value-type="float" office:value="1597" calcext:value-type="float">
            <text:p>1597</text:p>
          </table:table-cell>
          <table:table-cell table:style-name="ce1" office:value-type="float" office:value="1.497E+168" calcext:value-type="float">
            <text:p>1.49700000000000E+168</text:p>
          </table:table-cell>
          <table:table-cell office:value-type="float" office:value="0.124306166500901" calcext:value-type="float">
            <text:p>0.1243061665009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ve_sorteddict</text:p>
          </table:table-cell>
          <table:table-cell office:value-type="float" office:value="1597" calcext:value-type="float">
            <text:p>1597</text:p>
          </table:table-cell>
          <table:table-cell table:style-name="ce1" office:value-type="float" office:value="1.497E+168" calcext:value-type="float">
            <text:p>1.49700000000000E+168</text:p>
          </table:table-cell>
          <table:table-cell office:value-type="float" office:value="0.0122254355999758" calcext:value-type="float">
            <text:p>0.01222543559997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ve_heapq</text:p>
          </table:table-cell>
          <table:table-cell office:value-type="float" office:value="1597" calcext:value-type="float">
            <text:p>1597</text:p>
          </table:table-cell>
          <table:table-cell table:style-name="ce1" office:value-type="float" office:value="1.497E+168" calcext:value-type="float">
            <text:p>1.49700000000000E+168</text:p>
          </table:table-cell>
          <table:table-cell office:value-type="float" office:value="0.0206167714997719" calcext:value-type="float">
            <text:p>0.02061677149977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erence_solution</text:p>
          </table:table-cell>
          <table:table-cell office:value-type="float" office:value="1597" calcext:value-type="float">
            <text:p>1597</text:p>
          </table:table-cell>
          <table:table-cell table:style-name="ce1" office:value-type="float" office:value="1.497E+168" calcext:value-type="float">
            <text:p>1.49700000000000E+168</text:p>
          </table:table-cell>
          <table:table-cell office:value-type="float" office:value="0.00396512801002245" calcext:value-type="float">
            <text:p>0.003965128010022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ve_btree</text:p>
          </table:table-cell>
          <table:table-cell office:value-type="float" office:value="2584" calcext:value-type="float">
            <text:p>2584</text:p>
          </table:table-cell>
          <table:table-cell table:style-name="ce1" office:value-type="float" office:value="2.9824E+272" calcext:value-type="float">
            <text:p>2.98240000000000E+272</text:p>
          </table:table-cell>
          <table:table-cell office:value-type="float" office:value="0.222430371999508" calcext:value-type="float">
            <text:p>0.2224303719995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ve_sorteddict</text:p>
          </table:table-cell>
          <table:table-cell office:value-type="float" office:value="2584" calcext:value-type="float">
            <text:p>2584</text:p>
          </table:table-cell>
          <table:table-cell table:style-name="ce1" office:value-type="float" office:value="2.9824E+272" calcext:value-type="float">
            <text:p>2.98240000000000E+272</text:p>
          </table:table-cell>
          <table:table-cell office:value-type="float" office:value="0.0205301542002417" calcext:value-type="float">
            <text:p>0.02053015420024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ve_heapq</text:p>
          </table:table-cell>
          <table:table-cell office:value-type="float" office:value="2584" calcext:value-type="float">
            <text:p>2584</text:p>
          </table:table-cell>
          <table:table-cell table:style-name="ce1" office:value-type="float" office:value="2.9824E+272" calcext:value-type="float">
            <text:p>2.98240000000000E+272</text:p>
          </table:table-cell>
          <table:table-cell office:value-type="float" office:value="0.0267727277001541" calcext:value-type="float">
            <text:p>0.02677272770015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erence_solution</text:p>
          </table:table-cell>
          <table:table-cell office:value-type="float" office:value="2584" calcext:value-type="float">
            <text:p>2584</text:p>
          </table:table-cell>
          <table:table-cell table:style-name="ce1" office:value-type="float" office:value="2.9824E+272" calcext:value-type="float">
            <text:p>2.98240000000000E+272</text:p>
          </table:table-cell>
          <table:table-cell office:value-type="float" office:value="0.00718473069995525" calcext:value-type="float">
            <text:p>0.007184730699955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ve_btree</text:p>
          </table:table-cell>
          <table:table-cell office:value-type="float" office:value="4181" calcext:value-type="float">
            <text:p>4181</text:p>
          </table:table-cell>
          <table:table-cell table:style-name="ce1" office:value-type="string" calcext:value-type="string">
            <text:p>1.7159e+441</text:p>
          </table:table-cell>
          <table:table-cell office:value-type="float" office:value="0.343994616996497" calcext:value-type="float">
            <text:p>0.3439946169964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ve_sorteddict</text:p>
          </table:table-cell>
          <table:table-cell office:value-type="float" office:value="4181" calcext:value-type="float">
            <text:p>4181</text:p>
          </table:table-cell>
          <table:table-cell table:style-name="ce1" office:value-type="string" calcext:value-type="string">
            <text:p>1.7159e+441</text:p>
          </table:table-cell>
          <table:table-cell office:value-type="float" office:value="0.0483114588998433" calcext:value-type="float">
            <text:p>0.04831145889984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ve_heapq</text:p>
          </table:table-cell>
          <table:table-cell office:value-type="float" office:value="4181" calcext:value-type="float">
            <text:p>4181</text:p>
          </table:table-cell>
          <table:table-cell table:style-name="ce1" office:value-type="string" calcext:value-type="string">
            <text:p>1.7159e+441</text:p>
          </table:table-cell>
          <table:table-cell office:value-type="float" office:value="0.0517794019993744" calcext:value-type="float">
            <text:p>0.05177940199937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erence_solution</text:p>
          </table:table-cell>
          <table:table-cell office:value-type="float" office:value="4181" calcext:value-type="float">
            <text:p>4181</text:p>
          </table:table-cell>
          <table:table-cell table:style-name="ce1" office:value-type="string" calcext:value-type="string">
            <text:p>1.7159e+441</text:p>
          </table:table-cell>
          <table:table-cell office:value-type="float" office:value="0.0167267830001947" calcext:value-type="float">
            <text:p>0.01672678300019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ve_btree</text:p>
          </table:table-cell>
          <table:table-cell office:value-type="float" office:value="6765" calcext:value-type="float">
            <text:p>6765</text:p>
          </table:table-cell>
          <table:table-cell table:style-name="ce1" office:value-type="string" calcext:value-type="string">
            <text:p>1.9668e+714</text:p>
          </table:table-cell>
          <table:table-cell office:value-type="float" office:value="0.541818229998171" calcext:value-type="float">
            <text:p>0.5418182299981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ve_sorteddict</text:p>
          </table:table-cell>
          <table:table-cell office:value-type="float" office:value="6765" calcext:value-type="float">
            <text:p>6765</text:p>
          </table:table-cell>
          <table:table-cell table:style-name="ce1" office:value-type="string" calcext:value-type="string">
            <text:p>1.9668e+714</text:p>
          </table:table-cell>
          <table:table-cell office:value-type="float" office:value="0.0585063906008145" calcext:value-type="float">
            <text:p>0.05850639060081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ve_heapq</text:p>
          </table:table-cell>
          <table:table-cell office:value-type="float" office:value="6765" calcext:value-type="float">
            <text:p>6765</text:p>
          </table:table-cell>
          <table:table-cell table:style-name="ce1" office:value-type="string" calcext:value-type="string">
            <text:p>1.9668e+714</text:p>
          </table:table-cell>
          <table:table-cell office:value-type="float" office:value="0.0784607658002642" calcext:value-type="float">
            <text:p>0.07846076580026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erence_solution</text:p>
          </table:table-cell>
          <table:table-cell office:value-type="float" office:value="6765" calcext:value-type="float">
            <text:p>6765</text:p>
          </table:table-cell>
          <table:table-cell table:style-name="ce1" office:value-type="string" calcext:value-type="string">
            <text:p>1.9668e+714</text:p>
          </table:table-cell>
          <table:table-cell office:value-type="float" office:value="0.0209107201000734" calcext:value-type="float">
            <text:p>0.02091072010007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ve_sorteddict</text:p>
          </table:table-cell>
          <table:table-cell office:value-type="float" office:value="10946" calcext:value-type="float">
            <text:p>10946</text:p>
          </table:table-cell>
          <table:table-cell table:style-name="ce1" office:value-type="string" calcext:value-type="string">
            <text:p>1.2970e+1156</text:p>
          </table:table-cell>
          <table:table-cell office:value-type="float" office:value="0.118045313400216" calcext:value-type="float">
            <text:p>0.1180453134002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ve_heapq</text:p>
          </table:table-cell>
          <table:table-cell office:value-type="float" office:value="10946" calcext:value-type="float">
            <text:p>10946</text:p>
          </table:table-cell>
          <table:table-cell table:style-name="ce1" office:value-type="string" calcext:value-type="string">
            <text:p>1.2970e+1156</text:p>
          </table:table-cell>
          <table:table-cell office:value-type="float" office:value="0.166347494498041" calcext:value-type="float">
            <text:p>0.1663474944980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erence_solution</text:p>
          </table:table-cell>
          <table:table-cell office:value-type="float" office:value="10946" calcext:value-type="float">
            <text:p>10946</text:p>
          </table:table-cell>
          <table:table-cell table:style-name="ce1" office:value-type="string" calcext:value-type="string">
            <text:p>1.2970e+1156</text:p>
          </table:table-cell>
          <table:table-cell office:value-type="float" office:value="0.0554825632003485" calcext:value-type="float">
            <text:p>0.05548256320034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ve_sorteddict</text:p>
          </table:table-cell>
          <table:table-cell office:value-type="float" office:value="17711" calcext:value-type="float">
            <text:p>17711</text:p>
          </table:table-cell>
          <table:table-cell table:style-name="ce1" office:value-type="string" calcext:value-type="string">
            <text:p>9.8039e+1870</text:p>
          </table:table-cell>
          <table:table-cell office:value-type="float" office:value="0.236807077999401" calcext:value-type="float">
            <text:p>0.2368070779994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ve_heapq</text:p>
          </table:table-cell>
          <table:table-cell office:value-type="float" office:value="17711" calcext:value-type="float">
            <text:p>17711</text:p>
          </table:table-cell>
          <table:table-cell table:style-name="ce1" office:value-type="string" calcext:value-type="string">
            <text:p>9.8039e+1870</text:p>
          </table:table-cell>
          <table:table-cell office:value-type="float" office:value="0.301712571999815" calcext:value-type="float">
            <text:p>0.3017125719998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erence_solution</text:p>
          </table:table-cell>
          <table:table-cell office:value-type="float" office:value="17711" calcext:value-type="float">
            <text:p>17711</text:p>
          </table:table-cell>
          <table:table-cell table:style-name="ce1" office:value-type="string" calcext:value-type="string">
            <text:p>9.8039e+1870</text:p>
          </table:table-cell>
          <table:table-cell office:value-type="float" office:value="0.113151341000048" calcext:value-type="float">
            <text:p>0.1131513410000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ve_sorteddict</text:p>
          </table:table-cell>
          <table:table-cell office:value-type="float" office:value="28657" calcext:value-type="float">
            <text:p>28657</text:p>
          </table:table-cell>
          <table:table-cell table:style-name="ce1" office:value-type="string" calcext:value-type="string">
            <text:p>4.8870e+3027</text:p>
          </table:table-cell>
          <table:table-cell office:value-type="float" office:value="0.436523621996457" calcext:value-type="float">
            <text:p>0.4365236219964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ve_heapq</text:p>
          </table:table-cell>
          <table:table-cell office:value-type="float" office:value="28657" calcext:value-type="float">
            <text:p>28657</text:p>
          </table:table-cell>
          <table:table-cell table:style-name="ce1" office:value-type="string" calcext:value-type="string">
            <text:p>4.8870e+3027</text:p>
          </table:table-cell>
          <table:table-cell office:value-type="float" office:value="0.435624032004853" calcext:value-type="float">
            <text:p>0.4356240320048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erence_solution</text:p>
          </table:table-cell>
          <table:table-cell office:value-type="float" office:value="28657" calcext:value-type="float">
            <text:p>28657</text:p>
          </table:table-cell>
          <table:table-cell table:style-name="ce1" office:value-type="string" calcext:value-type="string">
            <text:p>4.8870e+3027</text:p>
          </table:table-cell>
          <table:table-cell office:value-type="float" office:value="0.172593253497325" calcext:value-type="float">
            <text:p>0.1725932534973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ve_sorteddict</text:p>
          </table:table-cell>
          <table:table-cell office:value-type="float" office:value="46368" calcext:value-type="float">
            <text:p>46368</text:p>
          </table:table-cell>
          <table:table-cell table:style-name="ce1" office:value-type="string" calcext:value-type="string">
            <text:p>1.8414e+4899</text:p>
          </table:table-cell>
          <table:table-cell office:value-type="float" office:value="0.809916187994531" calcext:value-type="float">
            <text:p>0.8099161879945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ve_heapq</text:p>
          </table:table-cell>
          <table:table-cell office:value-type="float" office:value="46368" calcext:value-type="float">
            <text:p>46368</text:p>
          </table:table-cell>
          <table:table-cell table:style-name="ce1" office:value-type="string" calcext:value-type="string">
            <text:p>1.8414e+4899</text:p>
          </table:table-cell>
          <table:table-cell office:value-type="float" office:value="1.10968028000207" calcext:value-type="float">
            <text:p>1.109680280002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erence_solution</text:p>
          </table:table-cell>
          <table:table-cell office:value-type="float" office:value="46368" calcext:value-type="float">
            <text:p>46368</text:p>
          </table:table-cell>
          <table:table-cell table:style-name="ce1" office:value-type="string" calcext:value-type="string">
            <text:p>1.8414e+4899</text:p>
          </table:table-cell>
          <table:table-cell office:value-type="float" office:value="0.390278418002708" calcext:value-type="float">
            <text:p>0.3902784180027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erence_solution</text:p>
          </table:table-cell>
          <table:table-cell office:value-type="float" office:value="75025" calcext:value-type="float">
            <text:p>75025</text:p>
          </table:table-cell>
          <table:table-cell table:style-name="ce1" office:value-type="string" calcext:value-type="string">
            <text:p>3.4584e+7927</text:p>
          </table:table-cell>
          <table:table-cell office:value-type="float" office:value="0.834026709999307" calcext:value-type="float">
            <text:p>0.8340267099993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ve_heapq</text:p>
          </table:table-cell>
          <table:table-cell office:value-type="float" office:value="46368" calcext:value-type="float">
            <text:p>46368</text:p>
          </table:table-cell>
          <table:table-cell table:style-name="ce1" office:value-type="string" calcext:value-type="string">
            <text:p>1.5791e+9690</text:p>
          </table:table-cell>
          <table:table-cell office:value-type="float" office:value="0.0573416737999651" calcext:value-type="float">
            <text:p>0.05734167379996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erence_solution</text:p>
          </table:table-cell>
          <table:table-cell office:value-type="float" office:value="46368" calcext:value-type="float">
            <text:p>46368</text:p>
          </table:table-cell>
          <table:table-cell table:style-name="ce1" office:value-type="string" calcext:value-type="string">
            <text:p>1.5791e+9690</text:p>
          </table:table-cell>
          <table:table-cell office:value-type="float" office:value="0.117274805499619" calcext:value-type="float">
            <text:p>0.1172748054996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ve_btree</text:p>
          </table:table-cell>
          <table:table-cell office:value-type="float" office:value="75025" calcext:value-type="float">
            <text:p>75025</text:p>
          </table:table-cell>
          <table:table-cell table:style-name="ce1" office:value-type="string" calcext:value-type="string">
            <text:p>1.4362e+15679</text:p>
          </table:table-cell>
          <table:table-cell office:value-type="float" office:value="0.347716355005105" calcext:value-type="float">
            <text:p>0.3477163550051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ve_sorteddict</text:p>
          </table:table-cell>
          <table:table-cell office:value-type="float" office:value="75025" calcext:value-type="float">
            <text:p>75025</text:p>
          </table:table-cell>
          <table:table-cell table:style-name="ce1" office:value-type="string" calcext:value-type="string">
            <text:p>1.4362e+15679</text:p>
          </table:table-cell>
          <table:table-cell office:value-type="float" office:value="0.309755050999229" calcext:value-type="float">
            <text:p>0.3097550509992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ve_heapq</text:p>
          </table:table-cell>
          <table:table-cell office:value-type="float" office:value="75025" calcext:value-type="float">
            <text:p>75025</text:p>
          </table:table-cell>
          <table:table-cell table:style-name="ce1" office:value-type="string" calcext:value-type="string">
            <text:p>1.4362e+15679</text:p>
          </table:table-cell>
          <table:table-cell office:value-type="float" office:value="0.144993101501314" calcext:value-type="float">
            <text:p>0.1449931015013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erence_solution</text:p>
          </table:table-cell>
          <table:table-cell office:value-type="float" office:value="75025" calcext:value-type="float">
            <text:p>75025</text:p>
          </table:table-cell>
          <table:table-cell table:style-name="ce1" office:value-type="string" calcext:value-type="string">
            <text:p>1.4362e+15679</text:p>
          </table:table-cell>
          <table:table-cell office:value-type="float" office:value="0.259713521998492" calcext:value-type="float">
            <text:p>0.2597135219984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ve_btree</text:p>
          </table:table-cell>
          <table:table-cell office:value-type="float" office:value="121393" calcext:value-type="float">
            <text:p>121393</text:p>
          </table:table-cell>
          <table:table-cell table:style-name="ce1" office:value-type="string" calcext:value-type="string">
            <text:p>3.1341e+25369</text:p>
          </table:table-cell>
          <table:table-cell office:value-type="float" office:value="0.702197637998324" calcext:value-type="float">
            <text:p>0.7021976379983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ve_sorteddict</text:p>
          </table:table-cell>
          <table:table-cell office:value-type="float" office:value="121393" calcext:value-type="float">
            <text:p>121393</text:p>
          </table:table-cell>
          <table:table-cell table:style-name="ce1" office:value-type="string" calcext:value-type="string">
            <text:p>3.1341e+25369</text:p>
          </table:table-cell>
          <table:table-cell office:value-type="float" office:value="0.612247982004192" calcext:value-type="float">
            <text:p>0.6122479820041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ve_heapq</text:p>
          </table:table-cell>
          <table:table-cell office:value-type="float" office:value="121393" calcext:value-type="float">
            <text:p>121393</text:p>
          </table:table-cell>
          <table:table-cell table:style-name="ce1" office:value-type="string" calcext:value-type="string">
            <text:p>3.1341e+25369</text:p>
          </table:table-cell>
          <table:table-cell office:value-type="float" office:value="0.245951058997889" calcext:value-type="float">
            <text:p>0.2459510589978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erence_solution</text:p>
          </table:table-cell>
          <table:table-cell office:value-type="float" office:value="121393" calcext:value-type="float">
            <text:p>121393</text:p>
          </table:table-cell>
          <table:table-cell table:style-name="ce1" office:value-type="string" calcext:value-type="string">
            <text:p>3.1341e+25369</text:p>
          </table:table-cell>
          <table:table-cell office:value-type="float" office:value="0.599180263998278" calcext:value-type="float">
            <text:p>0.5991802639982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ve_heapq</text:p>
          </table:table-cell>
          <table:table-cell office:value-type="float" office:value="196418" calcext:value-type="float">
            <text:p>196418</text:p>
          </table:table-cell>
          <table:table-cell table:style-name="ce1" office:value-type="string" calcext:value-type="string">
            <text:p>6.2205e+41048</text:p>
          </table:table-cell>
          <table:table-cell office:value-type="float" office:value="0.567261407995829" calcext:value-type="float">
            <text:p>0.567261407995829</text:p>
          </table:table-cell>
          <table:table-cell table:number-columns-repeated="9"/>
        </table:table-row>
      </table:table>
      <table:table table:name="sparse_primes" table:style-name="ta1">
        <table:shapes>
          <draw:frame draw:z-index="0" draw:style-name="gr1" draw:text-style-name="P1" svg:width="6.2988in" svg:height="3.5429in" svg:x="4.3756in" svg:y="5.3205in">
            <draw:object draw:notify-on-update-of-ranges="PT@categories PT@label 0 PT@data 0 PT@label 1 PT@data 1 PT@label 2 PT@data 2 PT@label 3 PT@data 3 PT@label 4 PT@data 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steps=(11,</text:p>
          </table:table-cell>
          <table:table-cell office:value-type="string" calcext:value-type="string">
            <text:p>31,</text:p>
          </table:table-cell>
          <table:table-cell office:value-type="string" calcext:value-type="string">
            <text:p>59,</text:p>
          </table:table-cell>
          <table:table-cell office:value-type="string" calcext:value-type="string">
            <text:p>83,</text:p>
          </table:table-cell>
          <table:table-cell office:value-type="string" calcext:value-type="string">
            <text:p>109)</text:p>
          </table:table-cell>
          <table:table-cell office:value-type="string" calcext:value-type="string">
            <text:p>31,</text:p>
          </table:table-cell>
          <table:table-cell office:value-type="string" calcext:value-type="string">
            <text:p>41,</text:p>
          </table:table-cell>
          <table:table-cell office:value-type="string" calcext:value-type="string">
            <text:p>47,</text:p>
          </table:table-cell>
          <table:table-cell office:value-type="string" calcext:value-type="string">
            <text:p>59,</text:p>
          </table:table-cell>
          <table:table-cell office:value-type="string" calcext:value-type="string">
            <text:p>67,</text:p>
          </table:table-cell>
          <table:table-cell office:value-type="string" calcext:value-type="string">
            <text:p>73,</text:p>
          </table:table-cell>
          <table:table-cell office:value-type="string" calcext:value-type="string">
            <text:p>83,</text:p>
          </table:table-cell>
          <table:table-cell office:value-type="string" calcext:value-type="string">
            <text:p>97)</text:p>
          </table:table-cell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[s]</text:p>
          </table:table-cell>
          <table:table-cell table:style-name="ce2" office:value-type="string" calcext:value-type="string">
            <text:p>Average - time</text:p>
          </table:table-cell>
          <table:table-cell table:style-name="ce7" office:value-type="string" calcext:value-type="string">
            <text:p>function</text:p>
          </table:table-cell>
          <table:table-cell table:style-name="ce13" table:number-columns-repeated="4"/>
          <table:table-cell table:style-name="ce22"/>
          <table:table-cell/>
        </table:table-row>
        <table:table-row table:style-name="ro1">
          <table:table-cell office:value-type="string" calcext:value-type="string">
            <text:p>solve_bt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00149186741498852" calcext:value-type="float">
            <text:p>1.49186741498852E-05</text:p>
          </table:table-cell>
          <table:table-cell/>
          <table:table-cell table:style-name="ce3" office:value-type="string" calcext:value-type="string">
            <text:p>N</text:p>
          </table:table-cell>
          <table:table-cell table:style-name="ce8" office:value-type="string" calcext:value-type="string">
            <text:p>bruteforce</text:p>
          </table:table-cell>
          <table:table-cell table:style-name="ce14" office:value-type="string" calcext:value-type="string">
            <text:p>reference_solution</text:p>
          </table:table-cell>
          <table:table-cell table:style-name="ce14" office:value-type="string" calcext:value-type="string">
            <text:p>solve_btree</text:p>
          </table:table-cell>
          <table:table-cell table:style-name="ce14" office:value-type="string" calcext:value-type="string">
            <text:p>solve_heapq</text:p>
          </table:table-cell>
          <table:table-cell table:style-name="ce14" office:value-type="string" calcext:value-type="string">
            <text:p>solve_sorteddict</text:p>
          </table:table-cell>
          <table:table-cell table:style-name="ce23" office:value-type="string" calcext:value-type="string">
            <text:p>Total Result</text:p>
          </table:table-cell>
          <table:table-cell/>
        </table:table-row>
        <table:table-row table:style-name="ro1">
          <table:table-cell office:value-type="string" calcext:value-type="string">
            <text:p>solve_sorteddic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00180025790999935" calcext:value-type="float">
            <text:p>1.80025790999935E-05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9" office:value-type="float" office:value="0.00000140725097000541" calcext:value-type="float">
            <text:p>1.40725097000541E-06</text:p>
          </table:table-cell>
          <table:table-cell table:style-name="ce15" office:value-type="float" office:value="0.00000216407342501043" calcext:value-type="float">
            <text:p>2.16407342501043E-06</text:p>
          </table:table-cell>
          <table:table-cell table:style-name="ce15" office:value-type="float" office:value="0.0000149186741498852" calcext:value-type="float">
            <text:p>1.49186741498852E-05</text:p>
          </table:table-cell>
          <table:table-cell table:style-name="ce15" office:value-type="float" office:value="0.00000145767262500158" calcext:value-type="float">
            <text:p>1.45767262500158E-06</text:p>
          </table:table-cell>
          <table:table-cell table:style-name="ce19" office:value-type="float" office:value="0.0000180025790999935" calcext:value-type="float">
            <text:p>1.80025790999935E-05</text:p>
          </table:table-cell>
          <table:table-cell table:style-name="ce24" office:value-type="float" office:value="0.00000759005005397921" calcext:value-type="float">
            <text:p>7.59005005397921E-06</text:p>
          </table:table-cell>
          <table:table-cell/>
        </table:table-row>
        <table:table-row table:style-name="ro1">
          <table:table-cell office:value-type="string" calcext:value-type="string">
            <text:p>solve_heap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000145767262500158" calcext:value-type="float">
            <text:p>1.45767262500158E-06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10" office:value-type="float" office:value="0.00000121981153002707" calcext:value-type="float">
            <text:p>1.21981153002707E-06</text:p>
          </table:table-cell>
          <table:table-cell table:style-name="ce16" office:value-type="float" office:value="0.00000397918209004274" calcext:value-type="float">
            <text:p>3.97918209004274E-06</text:p>
          </table:table-cell>
          <table:table-cell table:style-name="ce16" office:value-type="float" office:value="0.0000155022807499336" calcext:value-type="float">
            <text:p>1.55022807499336E-05</text:p>
          </table:table-cell>
          <table:table-cell table:style-name="ce16" office:value-type="float" office:value="0.00000229377114501403" calcext:value-type="float">
            <text:p>2.29377114501403E-06</text:p>
          </table:table-cell>
          <table:table-cell table:style-name="ce20" office:value-type="float" office:value="0.0000352303318002669" calcext:value-type="float">
            <text:p>3.52303318002669E-05</text:p>
          </table:table-cell>
          <table:table-cell table:style-name="ce25" office:value-type="float" office:value="0.0000116450754630569" calcext:value-type="float">
            <text:p>1.16450754630569E-05</text:p>
          </table:table-cell>
          <table:table-cell/>
        </table:table-row>
        <table:table-row table:style-name="ro1">
          <table:table-cell office:value-type="string" calcext:value-type="string">
            <text:p>reference_solu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000216407342501043" calcext:value-type="float">
            <text:p>2.16407342501043E-06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10" office:value-type="float" office:value="0.00000147478828999738" calcext:value-type="float">
            <text:p>1.47478828999738E-06</text:p>
          </table:table-cell>
          <table:table-cell table:style-name="ce16" office:value-type="float" office:value="0.00000390149302998907" calcext:value-type="float">
            <text:p>3.90149302998907E-06</text:p>
          </table:table-cell>
          <table:table-cell table:style-name="ce16" office:value-type="float" office:value="0.0000160465683500661" calcext:value-type="float">
            <text:p>1.60465683500661E-05</text:p>
          </table:table-cell>
          <table:table-cell table:style-name="ce16" office:value-type="float" office:value="0.00000162037817499368" calcext:value-type="float">
            <text:p>1.62037817499368E-06</text:p>
          </table:table-cell>
          <table:table-cell table:style-name="ce20" office:value-type="float" office:value="0.0000189342506502726" calcext:value-type="float">
            <text:p>1.89342506502726E-05</text:p>
          </table:table-cell>
          <table:table-cell table:style-name="ce25" office:value-type="float" office:value="0.00000839549569906376" calcext:value-type="float">
            <text:p>8.39549569906376E-06</text:p>
          </table:table-cell>
          <table:table-cell/>
        </table:table-row>
        <table:table-row table:style-name="ro1">
          <table:table-cell office:value-type="string" calcext:value-type="string">
            <text:p>bruteforc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000140725097000541" calcext:value-type="float">
            <text:p>1.40725097000541E-0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10" office:value-type="float" office:value="0.00000133362522501557" calcext:value-type="float">
            <text:p>1.33362522501557E-06</text:p>
          </table:table-cell>
          <table:table-cell table:style-name="ce16" office:value-type="float" office:value="0.00000525652927986812" calcext:value-type="float">
            <text:p>5.25652927986812E-06</text:p>
          </table:table-cell>
          <table:table-cell table:style-name="ce16" office:value-type="float" office:value="0.0000232423112000106" calcext:value-type="float">
            <text:p>2.32423112000106E-05</text:p>
          </table:table-cell>
          <table:table-cell table:style-name="ce16" office:value-type="float" office:value="0.00000163363620999007" calcext:value-type="float">
            <text:p>1.63363620999007E-06</text:p>
          </table:table-cell>
          <table:table-cell table:style-name="ce20" office:value-type="float" office:value="0.0000233084012004838" calcext:value-type="float">
            <text:p>2.33084012004838E-05</text:p>
          </table:table-cell>
          <table:table-cell table:style-name="ce25" office:value-type="float" office:value="0.0000109549006230736" calcext:value-type="float">
            <text:p>1.09549006230736E-05</text:p>
          </table:table-cell>
          <table:table-cell/>
        </table:table-row>
        <table:table-row table:style-name="ro1">
          <table:table-cell office:value-type="string" calcext:value-type="string">
            <text:p>solve_btre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00155022807499336" calcext:value-type="float">
            <text:p>1.55022807499336E-05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style-name="ce10" office:value-type="float" office:value="0.00000171187961001124" calcext:value-type="float">
            <text:p>1.71187961001124E-06</text:p>
          </table:table-cell>
          <table:table-cell table:style-name="ce16" office:value-type="float" office:value="0.00000679404390000855" calcext:value-type="float">
            <text:p>6.79404390000855E-06</text:p>
          </table:table-cell>
          <table:table-cell table:style-name="ce16" office:value-type="float" office:value="0.0000161227210999641" calcext:value-type="float">
            <text:p>1.61227210999641E-05</text:p>
          </table:table-cell>
          <table:table-cell table:style-name="ce16" office:value-type="float" office:value="0.00000172673846500402" calcext:value-type="float">
            <text:p>1.72673846500402E-06</text:p>
          </table:table-cell>
          <table:table-cell table:style-name="ce20" office:value-type="float" office:value="0.0000203063704997476" calcext:value-type="float">
            <text:p>2.03063704997476E-05</text:p>
          </table:table-cell>
          <table:table-cell table:style-name="ce25" office:value-type="float" office:value="0.0000093323507149471" calcext:value-type="float">
            <text:p>9.3323507149471E-06</text:p>
          </table:table-cell>
          <table:table-cell/>
        </table:table-row>
        <table:table-row table:style-name="ro1">
          <table:table-cell office:value-type="string" calcext:value-type="string">
            <text:p>solve_sorteddic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00352303318002669" calcext:value-type="float">
            <text:p>3.52303318002669E-05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10" office:value-type="float" office:value="0.00000174557121499674" calcext:value-type="float">
            <text:p>1.74557121499674E-06</text:p>
          </table:table-cell>
          <table:table-cell table:style-name="ce16" office:value-type="float" office:value="0.0000124572312997771" calcext:value-type="float">
            <text:p>1.24572312997771E-05</text:p>
          </table:table-cell>
          <table:table-cell table:style-name="ce16" office:value-type="float" office:value="0.0000179319114999089" calcext:value-type="float">
            <text:p>1.79319114999089E-05</text:p>
          </table:table-cell>
          <table:table-cell table:style-name="ce16" office:value-type="float" office:value="0.00000171189445001801" calcext:value-type="float">
            <text:p>1.71189445001801E-06</text:p>
          </table:table-cell>
          <table:table-cell table:style-name="ce20" office:value-type="float" office:value="0.0000276618953997968" calcext:value-type="float">
            <text:p>2.76618953997968E-05</text:p>
          </table:table-cell>
          <table:table-cell table:style-name="ce25" office:value-type="float" office:value="0.0000123017007728995" calcext:value-type="float">
            <text:p>1.23017007728995E-05</text:p>
          </table:table-cell>
          <table:table-cell/>
        </table:table-row>
        <table:table-row table:style-name="ro1">
          <table:table-cell office:value-type="string" calcext:value-type="string">
            <text:p>solve_heap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000229377114501403" calcext:value-type="float">
            <text:p>2.29377114501403E-06</text:p>
          </table:table-cell>
          <table:table-cell/>
          <table:table-cell table:style-name="ce5" office:value-type="float" office:value="13" calcext:value-type="float">
            <text:p>13</text:p>
          </table:table-cell>
          <table:table-cell table:style-name="ce10" office:value-type="float" office:value="0.00000266044175994466" calcext:value-type="float">
            <text:p>2.66044175994466E-06</text:p>
          </table:table-cell>
          <table:table-cell table:style-name="ce16" office:value-type="float" office:value="0.0000257955201996083" calcext:value-type="float">
            <text:p>2.57955201996083E-05</text:p>
          </table:table-cell>
          <table:table-cell table:style-name="ce16" office:value-type="float" office:value="0.0000470141313999193" calcext:value-type="float">
            <text:p>4.70141313999193E-05</text:p>
          </table:table-cell>
          <table:table-cell table:style-name="ce16" office:value-type="float" office:value="0.00000709111777992803" calcext:value-type="float">
            <text:p>7.09111777992803E-06</text:p>
          </table:table-cell>
          <table:table-cell table:style-name="ce20" office:value-type="float" office:value="0.0000561743025988108" calcext:value-type="float">
            <text:p>5.61743025988108E-05</text:p>
          </table:table-cell>
          <table:table-cell table:style-name="ce25" office:value-type="float" office:value="0.0000277471027476422" calcext:value-type="float">
            <text:p>2.77471027476422E-05</text:p>
          </table:table-cell>
          <table:table-cell/>
        </table:table-row>
        <table:table-row table:style-name="ro1">
          <table:table-cell office:value-type="string" calcext:value-type="string">
            <text:p>reference_solutio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000397918209004274" calcext:value-type="float">
            <text:p>3.97918209004274E-06</text:p>
          </table:table-cell>
          <table:table-cell/>
          <table:table-cell table:style-name="ce5" office:value-type="float" office:value="21" calcext:value-type="float">
            <text:p>21</text:p>
          </table:table-cell>
          <table:table-cell table:style-name="ce10" office:value-type="float" office:value="0.00000130838568002218" calcext:value-type="float">
            <text:p>1.30838568002218E-06</text:p>
          </table:table-cell>
          <table:table-cell table:style-name="ce16" office:value-type="float" office:value="0.0000216326681998908" calcext:value-type="float">
            <text:p>2.16326681998908E-05</text:p>
          </table:table-cell>
          <table:table-cell table:style-name="ce16" office:value-type="float" office:value="0.0000358750188002887" calcext:value-type="float">
            <text:p>3.58750188002887E-05</text:p>
          </table:table-cell>
          <table:table-cell table:style-name="ce16" office:value-type="float" office:value="0.00000306812148002791" calcext:value-type="float">
            <text:p>3.06812148002791E-06</text:p>
          </table:table-cell>
          <table:table-cell table:style-name="ce20" office:value-type="float" office:value="0.0000280430377999437" calcext:value-type="float">
            <text:p>2.80430377999437E-05</text:p>
          </table:table-cell>
          <table:table-cell table:style-name="ce25" office:value-type="float" office:value="0.0000179854463920346" calcext:value-type="float">
            <text:p>1.79854463920346E-05</text:p>
          </table:table-cell>
          <table:table-cell/>
        </table:table-row>
        <table:table-row table:style-name="ro1">
          <table:table-cell office:value-type="string" calcext:value-type="string">
            <text:p>bruteforc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000121981153002707" calcext:value-type="float">
            <text:p>1.21981153002707E-06</text:p>
          </table:table-cell>
          <table:table-cell/>
          <table:table-cell table:style-name="ce5" office:value-type="float" office:value="34" calcext:value-type="float">
            <text:p>34</text:p>
          </table:table-cell>
          <table:table-cell table:style-name="ce10" office:value-type="float" office:value="0.00000393336125998758" calcext:value-type="float">
            <text:p>3.93336125998758E-06</text:p>
          </table:table-cell>
          <table:table-cell table:style-name="ce16" office:value-type="float" office:value="0.0000335498167005426" calcext:value-type="float">
            <text:p>3.35498167005426E-05</text:p>
          </table:table-cell>
          <table:table-cell table:style-name="ce16" office:value-type="float" office:value="0.0000904080658001476" calcext:value-type="float">
            <text:p>9.04080658001476E-05</text:p>
          </table:table-cell>
          <table:table-cell table:style-name="ce16" office:value-type="float" office:value="0.00000723735224004486" calcext:value-type="float">
            <text:p>7.23735224004486E-06</text:p>
          </table:table-cell>
          <table:table-cell table:style-name="ce20" office:value-type="float" office:value="0.0000650827759993263" calcext:value-type="float">
            <text:p>6.50827759993263E-05</text:p>
          </table:table-cell>
          <table:table-cell table:style-name="ce25" office:value-type="float" office:value="0.0000400422744000098" calcext:value-type="float">
            <text:p>4.00422744000098E-05</text:p>
          </table:table-cell>
          <table:table-cell/>
        </table:table-row>
        <table:table-row table:style-name="ro1">
          <table:table-cell office:value-type="string" calcext:value-type="string">
            <text:p>solve_btr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00160465683500661" calcext:value-type="float">
            <text:p>1.60465683500661E-05</text:p>
          </table:table-cell>
          <table:table-cell/>
          <table:table-cell table:style-name="ce5" office:value-type="float" office:value="55" calcext:value-type="float">
            <text:p>55</text:p>
          </table:table-cell>
          <table:table-cell table:style-name="ce10" office:value-type="float" office:value="0.00000709321789996466" calcext:value-type="float">
            <text:p>7.09321789996466E-06</text:p>
          </table:table-cell>
          <table:table-cell table:style-name="ce16" office:value-type="float" office:value="0.0000482938319997629" calcext:value-type="float">
            <text:p>4.82938319997629E-05</text:p>
          </table:table-cell>
          <table:table-cell table:style-name="ce16" office:value-type="float" office:value="0.000114100666498416" calcext:value-type="float">
            <text:p>0.000114100666498416</text:p>
          </table:table-cell>
          <table:table-cell table:style-name="ce16" office:value-type="float" office:value="0.0000144217310000386" calcext:value-type="float">
            <text:p>1.44217310000386E-05</text:p>
          </table:table-cell>
          <table:table-cell table:style-name="ce20" office:value-type="float" office:value="0.000074277962600172" calcext:value-type="float">
            <text:p>7.4277962600172E-05</text:p>
          </table:table-cell>
          <table:table-cell table:style-name="ce25" office:value-type="float" office:value="0.0000516374819996709" calcext:value-type="float">
            <text:p>5.16374819996709E-05</text:p>
          </table:table-cell>
          <table:table-cell/>
        </table:table-row>
        <table:table-row table:style-name="ro1">
          <table:table-cell office:value-type="string" calcext:value-type="string">
            <text:p>solve_sorteddic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00189342506502726" calcext:value-type="float">
            <text:p>1.89342506502726E-05</text:p>
          </table:table-cell>
          <table:table-cell/>
          <table:table-cell table:style-name="ce5" office:value-type="float" office:value="89" calcext:value-type="float">
            <text:p>89</text:p>
          </table:table-cell>
          <table:table-cell table:style-name="ce10" office:value-type="float" office:value="0.0000330904463000479" calcext:value-type="float">
            <text:p>3.30904463000479E-05</text:p>
          </table:table-cell>
          <table:table-cell table:style-name="ce16" office:value-type="float" office:value="0.000113242093499139" calcext:value-type="float">
            <text:p>0.000113242093499139</text:p>
          </table:table-cell>
          <table:table-cell table:style-name="ce16" office:value-type="float" office:value="0.000457465596002294" calcext:value-type="float">
            <text:p>0.000457465596002294</text:p>
          </table:table-cell>
          <table:table-cell table:style-name="ce16" office:value-type="float" office:value="0.0000491115585988155" calcext:value-type="float">
            <text:p>4.91115585988155E-05</text:p>
          </table:table-cell>
          <table:table-cell table:style-name="ce20" office:value-type="float" office:value="0.000223081069998443" calcext:value-type="float">
            <text:p>0.000223081069998443</text:p>
          </table:table-cell>
          <table:table-cell table:style-name="ce25" office:value-type="float" office:value="0.000175198152879748" calcext:value-type="float">
            <text:p>0.000175198152879748</text:p>
          </table:table-cell>
          <table:table-cell/>
        </table:table-row>
        <table:table-row table:style-name="ro1">
          <table:table-cell office:value-type="string" calcext:value-type="string">
            <text:p>solve_heapq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000162037817499368" calcext:value-type="float">
            <text:p>1.62037817499368E-06</text:p>
          </table:table-cell>
          <table:table-cell/>
          <table:table-cell table:style-name="ce5" office:value-type="float" office:value="144" calcext:value-type="float">
            <text:p>144</text:p>
          </table:table-cell>
          <table:table-cell table:style-name="ce10" office:value-type="float" office:value="0.00039070161300333" calcext:value-type="float">
            <text:p>0.00039070161300333</text:p>
          </table:table-cell>
          <table:table-cell table:style-name="ce16" office:value-type="float" office:value="0.000181878262999817" calcext:value-type="float">
            <text:p>0.000181878262999817</text:p>
          </table:table-cell>
          <table:table-cell table:style-name="ce16" office:value-type="float" office:value="0.00156469204001041" calcext:value-type="float">
            <text:p>0.00156469204001041</text:p>
          </table:table-cell>
          <table:table-cell table:style-name="ce16" office:value-type="float" office:value="0.000191329383997072" calcext:value-type="float">
            <text:p>0.000191329383997072</text:p>
          </table:table-cell>
          <table:table-cell table:style-name="ce20" office:value-type="float" office:value="0.00057238784400397" calcext:value-type="float">
            <text:p>0.00057238784400397</text:p>
          </table:table-cell>
          <table:table-cell table:style-name="ce25" office:value-type="float" office:value="0.00058019782880292" calcext:value-type="float">
            <text:p>0.00058019782880292</text:p>
          </table:table-cell>
          <table:table-cell/>
        </table:table-row>
        <table:table-row table:style-name="ro1">
          <table:table-cell office:value-type="string" calcext:value-type="string">
            <text:p>reference_solutio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000390149302998907" calcext:value-type="float">
            <text:p>3.90149302998907E-06</text:p>
          </table:table-cell>
          <table:table-cell/>
          <table:table-cell table:style-name="ce5" office:value-type="float" office:value="233" calcext:value-type="float">
            <text:p>233</text:p>
          </table:table-cell>
          <table:table-cell table:style-name="ce10" office:value-type="float" office:value="0.0289420216002327" calcext:value-type="float">
            <text:p>0.0289420216002327</text:p>
          </table:table-cell>
          <table:table-cell table:style-name="ce16" office:value-type="float" office:value="0.000361664011994435" calcext:value-type="float">
            <text:p>0.000361664011994435</text:p>
          </table:table-cell>
          <table:table-cell table:style-name="ce16" office:value-type="float" office:value="0.00868503940000664" calcext:value-type="float">
            <text:p>0.00868503940000664</text:p>
          </table:table-cell>
          <table:table-cell table:style-name="ce16" office:value-type="float" office:value="0.000712477932000184" calcext:value-type="float">
            <text:p>0.000712477932000184</text:p>
          </table:table-cell>
          <table:table-cell table:style-name="ce20" office:value-type="float" office:value="0.00203967998499138" calcext:value-type="float">
            <text:p>0.00203967998499138</text:p>
          </table:table-cell>
          <table:table-cell table:style-name="ce25" office:value-type="float" office:value="0.00814817658584507" calcext:value-type="float">
            <text:p>0.00814817658584507</text:p>
          </table:table-cell>
          <table:table-cell/>
        </table:table-row>
        <table:table-row table:style-name="ro1">
          <table:table-cell office:value-type="string" calcext:value-type="string">
            <text:p>bruteforc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000147478828999738" calcext:value-type="float">
            <text:p>1.47478828999738E-06</text:p>
          </table:table-cell>
          <table:table-cell/>
          <table:table-cell table:style-name="ce5" office:value-type="float" office:value="377" calcext:value-type="float">
            <text:p>377</text:p>
          </table:table-cell>
          <table:table-cell table:style-name="ce10" office:value-type="float" office:value="7.76851223600534" calcext:value-type="float">
            <text:p>7.76851223600534</text:p>
          </table:table-cell>
          <table:table-cell table:style-name="ce16" office:value-type="float" office:value="0.000841345941997133" calcext:value-type="float">
            <text:p>0.000841345941997133</text:p>
          </table:table-cell>
          <table:table-cell table:style-name="ce16" office:value-type="float" office:value="0.02036191149964" calcext:value-type="float">
            <text:p>0.02036191149964</text:p>
          </table:table-cell>
          <table:table-cell table:style-name="ce16" office:value-type="float" office:value="0.00205932343000313" calcext:value-type="float">
            <text:p>0.00205932343000313</text:p>
          </table:table-cell>
          <table:table-cell table:style-name="ce20" office:value-type="float" office:value="0.00216486629004066" calcext:value-type="float">
            <text:p>0.00216486629004066</text:p>
          </table:table-cell>
          <table:table-cell table:style-name="ce25" office:value-type="float" office:value="1.5587879366334" calcext:value-type="float">
            <text:p>1.5587879366334</text:p>
          </table:table-cell>
          <table:table-cell/>
        </table:table-row>
        <table:table-row table:style-name="ro1">
          <table:table-cell office:value-type="string" calcext:value-type="string">
            <text:p>solve_btre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000232423112000106" calcext:value-type="float">
            <text:p>2.32423112000106E-05</text:p>
          </table:table-cell>
          <table:table-cell/>
          <table:table-cell table:style-name="ce5" office:value-type="float" office:value="610" calcext:value-type="float">
            <text:p>610</text:p>
          </table:table-cell>
          <table:table-cell table:style-name="ce11"/>
          <table:table-cell table:style-name="ce16" office:value-type="float" office:value="0.000837304458007566" calcext:value-type="float">
            <text:p>0.000837304458007566</text:p>
          </table:table-cell>
          <table:table-cell table:style-name="ce16" office:value-type="float" office:value="0.0262371819000691" calcext:value-type="float">
            <text:p>0.0262371819000691</text:p>
          </table:table-cell>
          <table:table-cell table:style-name="ce16" office:value-type="float" office:value="0.00238848205997783" calcext:value-type="float">
            <text:p>0.00238848205997783</text:p>
          </table:table-cell>
          <table:table-cell table:style-name="ce20" office:value-type="float" office:value="0.0027843901799497" calcext:value-type="float">
            <text:p>0.0027843901799497</text:p>
          </table:table-cell>
          <table:table-cell table:style-name="ce25" office:value-type="float" office:value="0.00806183964950105" calcext:value-type="float">
            <text:p>0.00806183964950105</text:p>
          </table:table-cell>
          <table:table-cell/>
        </table:table-row>
        <table:table-row table:style-name="ro1">
          <table:table-cell office:value-type="string" calcext:value-type="string">
            <text:p>solve_sorteddic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000233084012004838" calcext:value-type="float">
            <text:p>2.33084012004838E-05</text:p>
          </table:table-cell>
          <table:table-cell/>
          <table:table-cell table:style-name="ce5" office:value-type="float" office:value="987" calcext:value-type="float">
            <text:p>987</text:p>
          </table:table-cell>
          <table:table-cell table:style-name="ce11"/>
          <table:table-cell table:style-name="ce16" office:value-type="float" office:value="0.0010900960899744" calcext:value-type="float">
            <text:p>0.0010900960899744</text:p>
          </table:table-cell>
          <table:table-cell table:style-name="ce16" office:value-type="float" office:value="0.0553920371996355" calcext:value-type="float">
            <text:p>0.0553920371996355</text:p>
          </table:table-cell>
          <table:table-cell table:style-name="ce16" office:value-type="float" office:value="0.00347116477001691" calcext:value-type="float">
            <text:p>0.00347116477001691</text:p>
          </table:table-cell>
          <table:table-cell table:style-name="ce20" office:value-type="float" office:value="0.00350579803001892" calcext:value-type="float">
            <text:p>0.00350579803001892</text:p>
          </table:table-cell>
          <table:table-cell table:style-name="ce25" office:value-type="float" office:value="0.0158647740224114" calcext:value-type="float">
            <text:p>0.0158647740224114</text:p>
          </table:table-cell>
          <table:table-cell/>
        </table:table-row>
        <table:table-row table:style-name="ro1">
          <table:table-cell office:value-type="string" calcext:value-type="string">
            <text:p>solve_heapq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0000163363620999007" calcext:value-type="float">
            <text:p>1.63363620999007E-06</text:p>
          </table:table-cell>
          <table:table-cell/>
          <table:table-cell table:style-name="ce5" office:value-type="float" office:value="1597" calcext:value-type="float">
            <text:p>1597</text:p>
          </table:table-cell>
          <table:table-cell table:style-name="ce11"/>
          <table:table-cell table:style-name="ce16" office:value-type="float" office:value="0.0018519410099907" calcext:value-type="float">
            <text:p>0.0018519410099907</text:p>
          </table:table-cell>
          <table:table-cell table:style-name="ce16" office:value-type="float" office:value="0.0643185726003139" calcext:value-type="float">
            <text:p>0.0643185726003139</text:p>
          </table:table-cell>
          <table:table-cell table:style-name="ce16" office:value-type="float" office:value="0.00557027094007935" calcext:value-type="float">
            <text:p>0.00557027094007935</text:p>
          </table:table-cell>
          <table:table-cell table:style-name="ce20" office:value-type="float" office:value="0.00605662567992113" calcext:value-type="float">
            <text:p>0.00605662567992113</text:p>
          </table:table-cell>
          <table:table-cell table:style-name="ce25" office:value-type="float" office:value="0.0194493525575763" calcext:value-type="float">
            <text:p>0.0194493525575763</text:p>
          </table:table-cell>
          <table:table-cell/>
        </table:table-row>
        <table:table-row table:style-name="ro1">
          <table:table-cell office:value-type="string" calcext:value-type="string">
            <text:p>reference_solutio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0000525652927986812" calcext:value-type="float">
            <text:p>5.25652927986812E-06</text:p>
          </table:table-cell>
          <table:table-cell/>
          <table:table-cell table:style-name="ce5" office:value-type="float" office:value="2584" calcext:value-type="float">
            <text:p>2584</text:p>
          </table:table-cell>
          <table:table-cell table:style-name="ce11"/>
          <table:table-cell table:style-name="ce16" office:value-type="float" office:value="0.00331658463997883" calcext:value-type="float">
            <text:p>0.00331658463997883</text:p>
          </table:table-cell>
          <table:table-cell table:style-name="ce16" office:value-type="float" office:value="0.109723811499862" calcext:value-type="float">
            <text:p>0.109723811499862</text:p>
          </table:table-cell>
          <table:table-cell table:style-name="ce16" office:value-type="float" office:value="0.00976399993989617" calcext:value-type="float">
            <text:p>0.00976399993989617</text:p>
          </table:table-cell>
          <table:table-cell table:style-name="ce20" office:value-type="float" office:value="0.0103402123499109" calcext:value-type="float">
            <text:p>0.0103402123499109</text:p>
          </table:table-cell>
          <table:table-cell table:style-name="ce25" office:value-type="float" office:value="0.0332861521074119" calcext:value-type="float">
            <text:p>0.0332861521074119</text:p>
          </table:table-cell>
          <table:table-cell/>
        </table:table-row>
        <table:table-row table:style-name="ro1">
          <table:table-cell office:value-type="string" calcext:value-type="string">
            <text:p>bruteforc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0000133362522501557" calcext:value-type="float">
            <text:p>1.33362522501557E-06</text:p>
          </table:table-cell>
          <table:table-cell/>
          <table:table-cell table:style-name="ce5" office:value-type="float" office:value="4181" calcext:value-type="float">
            <text:p>4181</text:p>
          </table:table-cell>
          <table:table-cell table:style-name="ce11"/>
          <table:table-cell table:style-name="ce16" office:value-type="float" office:value="0.00684904312001891" calcext:value-type="float">
            <text:p>0.00684904312001891</text:p>
          </table:table-cell>
          <table:table-cell table:style-name="ce16" office:value-type="float" office:value="0.174857913498272" calcext:value-type="float">
            <text:p>0.174857913498272</text:p>
          </table:table-cell>
          <table:table-cell table:style-name="ce16" office:value-type="float" office:value="0.0204322377998324" calcext:value-type="float">
            <text:p>0.0204322377998324</text:p>
          </table:table-cell>
          <table:table-cell table:style-name="ce20" office:value-type="float" office:value="0.0252938971498224" calcext:value-type="float">
            <text:p>0.0252938971498224</text:p>
          </table:table-cell>
          <table:table-cell table:style-name="ce25" office:value-type="float" office:value="0.0568582728919864" calcext:value-type="float">
            <text:p>0.0568582728919864</text:p>
          </table:table-cell>
          <table:table-cell/>
        </table:table-row>
        <table:table-row table:style-name="ro1">
          <table:table-cell office:value-type="string" calcext:value-type="string">
            <text:p>solve_btre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000161227210999641" calcext:value-type="float">
            <text:p>1.61227210999641E-05</text:p>
          </table:table-cell>
          <table:table-cell/>
          <table:table-cell table:style-name="ce5" office:value-type="float" office:value="6765" calcext:value-type="float">
            <text:p>6765</text:p>
          </table:table-cell>
          <table:table-cell table:style-name="ce11"/>
          <table:table-cell table:style-name="ce16" office:value-type="float" office:value="0.0136961684002017" calcext:value-type="float">
            <text:p>0.0136961684002017</text:p>
          </table:table-cell>
          <table:table-cell table:style-name="ce16" office:value-type="float" office:value="0.412446678004926" calcext:value-type="float">
            <text:p>0.412446678004926</text:p>
          </table:table-cell>
          <table:table-cell table:style-name="ce16" office:value-type="float" office:value="0.0425652218997129" calcext:value-type="float">
            <text:p>0.0425652218997129</text:p>
          </table:table-cell>
          <table:table-cell table:style-name="ce20" office:value-type="float" office:value="0.0352853759999562" calcext:value-type="float">
            <text:p>0.0352853759999562</text:p>
          </table:table-cell>
          <table:table-cell table:style-name="ce25" office:value-type="float" office:value="0.125998361076199" calcext:value-type="float">
            <text:p>0.125998361076199</text:p>
          </table:table-cell>
          <table:table-cell/>
        </table:table-row>
        <table:table-row table:style-name="ro1">
          <table:table-cell office:value-type="string" calcext:value-type="string">
            <text:p>solve_sorteddic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000203063704997476" calcext:value-type="float">
            <text:p>2.03063704997476E-05</text:p>
          </table:table-cell>
          <table:table-cell/>
          <table:table-cell table:style-name="ce5" office:value-type="float" office:value="10946" calcext:value-type="float">
            <text:p>10946</text:p>
          </table:table-cell>
          <table:table-cell table:style-name="ce11"/>
          <table:table-cell table:style-name="ce16" office:value-type="float" office:value="0.0228161054998054" calcext:value-type="float">
            <text:p>0.0228161054998054</text:p>
          </table:table-cell>
          <table:table-cell table:style-name="ce16" office:value-type="float" office:value="0.894016472993826" calcext:value-type="float">
            <text:p>0.894016472993826</text:p>
          </table:table-cell>
          <table:table-cell table:style-name="ce16" office:value-type="float" office:value="0.0717105054005515" calcext:value-type="float">
            <text:p>0.0717105054005515</text:p>
          </table:table-cell>
          <table:table-cell table:style-name="ce20" office:value-type="float" office:value="0.0881869742006529" calcext:value-type="float">
            <text:p>0.0881869742006529</text:p>
          </table:table-cell>
          <table:table-cell table:style-name="ce25" office:value-type="float" office:value="0.269182514523709" calcext:value-type="float">
            <text:p>0.269182514523709</text:p>
          </table:table-cell>
          <table:table-cell/>
        </table:table-row>
        <table:table-row table:style-name="ro1">
          <table:table-cell office:value-type="string" calcext:value-type="string">
            <text:p>solve_heapq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0000172673846500402" calcext:value-type="float">
            <text:p>1.72673846500402E-06</text:p>
          </table:table-cell>
          <table:table-cell/>
          <table:table-cell table:style-name="ce5" office:value-type="float" office:value="17711" calcext:value-type="float">
            <text:p>17711</text:p>
          </table:table-cell>
          <table:table-cell table:style-name="ce11"/>
          <table:table-cell table:style-name="ce16" office:value-type="float" office:value="0.0360281708999537" calcext:value-type="float">
            <text:p>0.0360281708999537</text:p>
          </table:table-cell>
          <table:table-cell table:style-name="Pivot_20_Table_20_Value"/>
          <table:table-cell table:style-name="ce16" office:value-type="float" office:value="0.09856305699941" calcext:value-type="float">
            <text:p>0.09856305699941</text:p>
          </table:table-cell>
          <table:table-cell table:style-name="ce20" office:value-type="float" office:value="0.104752375002136" calcext:value-type="float">
            <text:p>0.104752375002136</text:p>
          </table:table-cell>
          <table:table-cell table:style-name="ce25" office:value-type="float" office:value="0.0797812009671664" calcext:value-type="float">
            <text:p>0.0797812009671664</text:p>
          </table:table-cell>
          <table:table-cell/>
        </table:table-row>
        <table:table-row table:style-name="ro1">
          <table:table-cell office:value-type="string" calcext:value-type="string">
            <text:p>reference_solutio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0000679404390000855" calcext:value-type="float">
            <text:p>6.79404390000855E-06</text:p>
          </table:table-cell>
          <table:table-cell/>
          <table:table-cell table:style-name="ce5" office:value-type="float" office:value="28657" calcext:value-type="float">
            <text:p>28657</text:p>
          </table:table-cell>
          <table:table-cell table:style-name="ce11"/>
          <table:table-cell table:style-name="ce16" office:value-type="float" office:value="0.0544634681995376" calcext:value-type="float">
            <text:p>0.0544634681995376</text:p>
          </table:table-cell>
          <table:table-cell table:style-name="Pivot_20_Table_20_Value"/>
          <table:table-cell table:style-name="ce16" office:value-type="float" office:value="0.146377357501478" calcext:value-type="float">
            <text:p>0.146377357501478</text:p>
          </table:table-cell>
          <table:table-cell table:style-name="ce20" office:value-type="float" office:value="0.157598760000838" calcext:value-type="float">
            <text:p>0.157598760000838</text:p>
          </table:table-cell>
          <table:table-cell table:style-name="ce25" office:value-type="float" office:value="0.119479861900618" calcext:value-type="float">
            <text:p>0.119479861900618</text:p>
          </table:table-cell>
          <table:table-cell/>
        </table:table-row>
        <table:table-row table:style-name="ro1">
          <table:table-cell office:value-type="string" calcext:value-type="string">
            <text:p>bruteforc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0000171187961001124" calcext:value-type="float">
            <text:p>1.71187961001124E-06</text:p>
          </table:table-cell>
          <table:table-cell/>
          <table:table-cell table:style-name="ce5" office:value-type="float" office:value="46368" calcext:value-type="float">
            <text:p>46368</text:p>
          </table:table-cell>
          <table:table-cell table:style-name="ce11"/>
          <table:table-cell table:style-name="ce16" office:value-type="float" office:value="0.092406027999823" calcext:value-type="float">
            <text:p>0.092406027999823</text:p>
          </table:table-cell>
          <table:table-cell table:style-name="Pivot_20_Table_20_Value"/>
          <table:table-cell table:style-name="ce16" office:value-type="float" office:value="0.245499725002446" calcext:value-type="float">
            <text:p>0.245499725002446</text:p>
          </table:table-cell>
          <table:table-cell table:style-name="ce20" office:value-type="float" office:value="0.261099648996606" calcext:value-type="float">
            <text:p>0.261099648996606</text:p>
          </table:table-cell>
          <table:table-cell table:style-name="ce25" office:value-type="float" office:value="0.199668467332958" calcext:value-type="float">
            <text:p>0.199668467332958</text:p>
          </table:table-cell>
          <table:table-cell/>
        </table:table-row>
        <table:table-row table:style-name="ro1">
          <table:table-cell office:value-type="string" calcext:value-type="string">
            <text:p>solve_btre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0000179319114999089" calcext:value-type="float">
            <text:p>1.79319114999089E-05</text:p>
          </table:table-cell>
          <table:table-cell/>
          <table:table-cell table:style-name="ce5" office:value-type="float" office:value="75025" calcext:value-type="float">
            <text:p>75025</text:p>
          </table:table-cell>
          <table:table-cell table:style-name="ce11"/>
          <table:table-cell table:style-name="ce16" office:value-type="float" office:value="0.144882732500264" calcext:value-type="float">
            <text:p>0.144882732500264</text:p>
          </table:table-cell>
          <table:table-cell table:style-name="Pivot_20_Table_20_Value"/>
          <table:table-cell table:style-name="ce16" office:value-type="float" office:value="0.314005628002633" calcext:value-type="float">
            <text:p>0.314005628002633</text:p>
          </table:table-cell>
          <table:table-cell table:style-name="ce20" office:value-type="float" office:value="0.330775747999724" calcext:value-type="float">
            <text:p>0.330775747999724</text:p>
          </table:table-cell>
          <table:table-cell table:style-name="ce25" office:value-type="float" office:value="0.263221369500873" calcext:value-type="float">
            <text:p>0.263221369500873</text:p>
          </table:table-cell>
          <table:table-cell/>
        </table:table-row>
        <table:table-row table:style-name="ro1">
          <table:table-cell office:value-type="string" calcext:value-type="string">
            <text:p>solve_sorteddic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0000276618953997968" calcext:value-type="float">
            <text:p>2.76618953997968E-05</text:p>
          </table:table-cell>
          <table:table-cell/>
          <table:table-cell table:style-name="ce5" office:value-type="float" office:value="121393" calcext:value-type="float">
            <text:p>121393</text:p>
          </table:table-cell>
          <table:table-cell table:style-name="ce11"/>
          <table:table-cell table:style-name="ce16" office:value-type="float" office:value="0.287647589000699" calcext:value-type="float">
            <text:p>0.287647589000699</text:p>
          </table:table-cell>
          <table:table-cell table:style-name="Pivot_20_Table_20_Value"/>
          <table:table-cell table:style-name="ce16" office:value-type="float" office:value="0.56170120400202" calcext:value-type="float">
            <text:p>0.56170120400202</text:p>
          </table:table-cell>
          <table:table-cell table:style-name="ce20" office:value-type="float" office:value="0.70424726499914" calcext:value-type="float">
            <text:p>0.70424726499914</text:p>
          </table:table-cell>
          <table:table-cell table:style-name="ce25" office:value-type="float" office:value="0.517865352667286" calcext:value-type="float">
            <text:p>0.517865352667286</text:p>
          </table:table-cell>
          <table:table-cell/>
        </table:table-row>
        <table:table-row table:style-name="ro1">
          <table:table-cell office:value-type="string" calcext:value-type="string">
            <text:p>solve_heapq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00000171189445001801" calcext:value-type="float">
            <text:p>1.71189445001801E-06</text:p>
          </table:table-cell>
          <table:table-cell/>
          <table:table-cell table:style-name="ce6" office:value-type="float" office:value="196418" calcext:value-type="float">
            <text:p>196418</text:p>
          </table:table-cell>
          <table:table-cell table:style-name="ce12"/>
          <table:table-cell table:style-name="ce18" office:value-type="float" office:value="0.583980918003363" calcext:value-type="float">
            <text:p>0.583980918003363</text:p>
          </table:table-cell>
          <table:table-cell table:style-name="ce17" table:number-columns-repeated="2"/>
          <table:table-cell table:style-name="ce21"/>
          <table:table-cell table:style-name="ce26" office:value-type="float" office:value="0.583980918003363" calcext:value-type="float">
            <text:p>0.583980918003363</text:p>
          </table:table-cell>
          <table:table-cell/>
        </table:table-row>
        <table:table-row table:style-name="ro1">
          <table:table-cell office:value-type="string" calcext:value-type="string">
            <text:p>reference_solution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0000124572312997771" calcext:value-type="float">
            <text:p>1.24572312997771E-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ruteforc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00000174557121499674" calcext:value-type="float">
            <text:p>1.74557121499674E-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ve_btree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0000470141313999193" calcext:value-type="float">
            <text:p>4.70141313999193E-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ve_sorteddict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0000561743025988108" calcext:value-type="float">
            <text:p>5.61743025988108E-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ve_heapq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00000709111777992803" calcext:value-type="float">
            <text:p>7.09111777992803E-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erence_solution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0000257955201996083" calcext:value-type="float">
            <text:p>2.57955201996083E-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ruteforce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00000266044175994466" calcext:value-type="float">
            <text:p>2.66044175994466E-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ve_btree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0000358750188002887" calcext:value-type="float">
            <text:p>3.58750188002887E-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ve_sorteddict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0000280430377999437" calcext:value-type="float">
            <text:p>2.80430377999437E-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ve_heapq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00000306812148002791" calcext:value-type="float">
            <text:p>3.06812148002791E-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erence_solution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0000216326681998908" calcext:value-type="float">
            <text:p>2.16326681998908E-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ruteforce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00000130838568002218" calcext:value-type="float">
            <text:p>1.30838568002218E-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ve_btree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0.0000904080658001476" calcext:value-type="float">
            <text:p>9.04080658001476E-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ve_sorteddict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0.0000650827759993263" calcext:value-type="float">
            <text:p>6.50827759993263E-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ve_heapq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0.00000723735224004486" calcext:value-type="float">
            <text:p>7.23735224004486E-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erence_solution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0.0000335498167005426" calcext:value-type="float">
            <text:p>3.35498167005426E-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ruteforce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0.00000393336125998758" calcext:value-type="float">
            <text:p>3.93336125998758E-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ve_btree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.000114100666498416" calcext:value-type="float">
            <text:p>0.0001141006664984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ve_sorteddict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.000074277962600172" calcext:value-type="float">
            <text:p>7.4277962600172E-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ve_heapq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.0000144217310000386" calcext:value-type="float">
            <text:p>1.44217310000386E-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erence_solution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.0000482938319997629" calcext:value-type="float">
            <text:p>4.82938319997629E-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ruteforce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.00000709321789996466" calcext:value-type="float">
            <text:p>7.09321789996466E-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ve_btree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0.000457465596002294" calcext:value-type="float">
            <text:p>0.0004574655960022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ve_sorteddict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0.000223081069998443" calcext:value-type="float">
            <text:p>0.0002230810699984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ve_heapq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0.0000491115585988155" calcext:value-type="float">
            <text:p>4.91115585988155E-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erence_solution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0.000113242093499139" calcext:value-type="float">
            <text:p>0.0001132420934991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ruteforce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0.0000330904463000479" calcext:value-type="float">
            <text:p>3.30904463000479E-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ve_btree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0.00156469204001041" calcext:value-type="float">
            <text:p>0.001564692040010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ve_sorteddict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0.00057238784400397" calcext:value-type="float">
            <text:p>0.000572387844003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ve_heapq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0.000191329383997072" calcext:value-type="float">
            <text:p>0.0001913293839970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erence_solution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0.000181878262999817" calcext:value-type="float">
            <text:p>0.0001818782629998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ruteforce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0.00039070161300333" calcext:value-type="float">
            <text:p>0.00039070161300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ve_btree</text:p>
          </table:table-cell>
          <table:table-cell office:value-type="float" office:value="233" calcext:value-type="float">
            <text:p>233</text:p>
          </table:table-cell>
          <table:table-cell office:value-type="float" office:value="920" calcext:value-type="float">
            <text:p>920</text:p>
          </table:table-cell>
          <table:table-cell office:value-type="float" office:value="0.00868503940000664" calcext:value-type="float">
            <text:p>0.008685039400006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ve_sorteddict</text:p>
          </table:table-cell>
          <table:table-cell office:value-type="float" office:value="233" calcext:value-type="float">
            <text:p>233</text:p>
          </table:table-cell>
          <table:table-cell office:value-type="float" office:value="920" calcext:value-type="float">
            <text:p>920</text:p>
          </table:table-cell>
          <table:table-cell office:value-type="float" office:value="0.00203967998499138" calcext:value-type="float">
            <text:p>0.002039679984991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ve_heapq</text:p>
          </table:table-cell>
          <table:table-cell office:value-type="float" office:value="233" calcext:value-type="float">
            <text:p>233</text:p>
          </table:table-cell>
          <table:table-cell office:value-type="float" office:value="920" calcext:value-type="float">
            <text:p>920</text:p>
          </table:table-cell>
          <table:table-cell office:value-type="float" office:value="0.000712477932000184" calcext:value-type="float">
            <text:p>0.0007124779320001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erence_solution</text:p>
          </table:table-cell>
          <table:table-cell office:value-type="float" office:value="233" calcext:value-type="float">
            <text:p>233</text:p>
          </table:table-cell>
          <table:table-cell office:value-type="float" office:value="920" calcext:value-type="float">
            <text:p>920</text:p>
          </table:table-cell>
          <table:table-cell office:value-type="float" office:value="0.000361664011994435" calcext:value-type="float">
            <text:p>0.0003616640119944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ruteforce</text:p>
          </table:table-cell>
          <table:table-cell office:value-type="float" office:value="233" calcext:value-type="float">
            <text:p>233</text:p>
          </table:table-cell>
          <table:table-cell office:value-type="float" office:value="920" calcext:value-type="float">
            <text:p>920</text:p>
          </table:table-cell>
          <table:table-cell office:value-type="float" office:value="0.0289420216002327" calcext:value-type="float">
            <text:p>0.02894202160023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ve_btree</text:p>
          </table:table-cell>
          <table:table-cell office:value-type="float" office:value="377" calcext:value-type="float">
            <text:p>377</text:p>
          </table:table-cell>
          <table:table-cell office:value-type="float" office:value="546903" calcext:value-type="float">
            <text:p>546903</text:p>
          </table:table-cell>
          <table:table-cell office:value-type="float" office:value="0.02036191149964" calcext:value-type="float">
            <text:p>0.020361911499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ve_sorteddict</text:p>
          </table:table-cell>
          <table:table-cell office:value-type="float" office:value="377" calcext:value-type="float">
            <text:p>377</text:p>
          </table:table-cell>
          <table:table-cell office:value-type="float" office:value="546903" calcext:value-type="float">
            <text:p>546903</text:p>
          </table:table-cell>
          <table:table-cell office:value-type="float" office:value="0.00216486629004066" calcext:value-type="float">
            <text:p>0.002164866290040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ve_heapq</text:p>
          </table:table-cell>
          <table:table-cell office:value-type="float" office:value="377" calcext:value-type="float">
            <text:p>377</text:p>
          </table:table-cell>
          <table:table-cell office:value-type="float" office:value="546903" calcext:value-type="float">
            <text:p>546903</text:p>
          </table:table-cell>
          <table:table-cell office:value-type="float" office:value="0.00205932343000313" calcext:value-type="float">
            <text:p>0.002059323430003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erence_solution</text:p>
          </table:table-cell>
          <table:table-cell office:value-type="float" office:value="377" calcext:value-type="float">
            <text:p>377</text:p>
          </table:table-cell>
          <table:table-cell office:value-type="float" office:value="546903" calcext:value-type="float">
            <text:p>546903</text:p>
          </table:table-cell>
          <table:table-cell office:value-type="float" office:value="0.000841345941997133" calcext:value-type="float">
            <text:p>0.0008413459419971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ruteforce</text:p>
          </table:table-cell>
          <table:table-cell office:value-type="float" office:value="377" calcext:value-type="float">
            <text:p>377</text:p>
          </table:table-cell>
          <table:table-cell office:value-type="float" office:value="546903" calcext:value-type="float">
            <text:p>546903</text:p>
          </table:table-cell>
          <table:table-cell office:value-type="float" office:value="7.76851223600534" calcext:value-type="float">
            <text:p>7.768512236005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ve_btree</text:p>
          </table:table-cell>
          <table:table-cell office:value-type="float" office:value="610" calcext:value-type="float">
            <text:p>610</text:p>
          </table:table-cell>
          <table:table-cell office:value-type="float" office:value="11619000000" calcext:value-type="float">
            <text:p>11619000000</text:p>
          </table:table-cell>
          <table:table-cell office:value-type="float" office:value="0.0262371819000691" calcext:value-type="float">
            <text:p>0.02623718190006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ve_sorteddict</text:p>
          </table:table-cell>
          <table:table-cell office:value-type="float" office:value="610" calcext:value-type="float">
            <text:p>610</text:p>
          </table:table-cell>
          <table:table-cell office:value-type="float" office:value="11619000000" calcext:value-type="float">
            <text:p>11619000000</text:p>
          </table:table-cell>
          <table:table-cell office:value-type="float" office:value="0.0027843901799497" calcext:value-type="float">
            <text:p>0.00278439017994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ve_heapq</text:p>
          </table:table-cell>
          <table:table-cell office:value-type="float" office:value="610" calcext:value-type="float">
            <text:p>610</text:p>
          </table:table-cell>
          <table:table-cell office:value-type="float" office:value="11619000000" calcext:value-type="float">
            <text:p>11619000000</text:p>
          </table:table-cell>
          <table:table-cell office:value-type="float" office:value="0.00238848205997783" calcext:value-type="float">
            <text:p>0.002388482059977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erence_solution</text:p>
          </table:table-cell>
          <table:table-cell office:value-type="float" office:value="610" calcext:value-type="float">
            <text:p>610</text:p>
          </table:table-cell>
          <table:table-cell table:style-name="ce1" office:value-type="float" office:value="11619000000" calcext:value-type="float">
            <text:p>11619000000</text:p>
          </table:table-cell>
          <table:table-cell office:value-type="float" office:value="0.000837304458007566" calcext:value-type="float">
            <text:p>0.0008373044580075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ve_btree</text:p>
          </table:table-cell>
          <table:table-cell office:value-type="float" office:value="987" calcext:value-type="float">
            <text:p>987</text:p>
          </table:table-cell>
          <table:table-cell table:style-name="ce1" office:value-type="float" office:value="1.3594E+017" calcext:value-type="float">
            <text:p>1.35940000000000E+17</text:p>
          </table:table-cell>
          <table:table-cell office:value-type="float" office:value="0.0553920371996355" calcext:value-type="float">
            <text:p>0.05539203719963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ve_sorteddict</text:p>
          </table:table-cell>
          <table:table-cell office:value-type="float" office:value="987" calcext:value-type="float">
            <text:p>987</text:p>
          </table:table-cell>
          <table:table-cell table:style-name="ce1" office:value-type="float" office:value="1.3594E+017" calcext:value-type="float">
            <text:p>1.35940000000000E+17</text:p>
          </table:table-cell>
          <table:table-cell office:value-type="float" office:value="0.00350579803001892" calcext:value-type="float">
            <text:p>0.003505798030018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ve_heapq</text:p>
          </table:table-cell>
          <table:table-cell office:value-type="float" office:value="987" calcext:value-type="float">
            <text:p>987</text:p>
          </table:table-cell>
          <table:table-cell table:style-name="ce1" office:value-type="float" office:value="1.3594E+017" calcext:value-type="float">
            <text:p>1.35940000000000E+17</text:p>
          </table:table-cell>
          <table:table-cell office:value-type="float" office:value="0.00347116477001691" calcext:value-type="float">
            <text:p>0.003471164770016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erence_solution</text:p>
          </table:table-cell>
          <table:table-cell office:value-type="float" office:value="987" calcext:value-type="float">
            <text:p>987</text:p>
          </table:table-cell>
          <table:table-cell table:style-name="ce1" office:value-type="float" office:value="1.3594E+017" calcext:value-type="float">
            <text:p>1.35940000000000E+17</text:p>
          </table:table-cell>
          <table:table-cell office:value-type="float" office:value="0.0010900960899744" calcext:value-type="float">
            <text:p>0.00109009608997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ve_btree</text:p>
          </table:table-cell>
          <table:table-cell office:value-type="float" office:value="1597" calcext:value-type="float">
            <text:p>1597</text:p>
          </table:table-cell>
          <table:table-cell table:style-name="ce1" office:value-type="float" office:value="3.6607E+028" calcext:value-type="float">
            <text:p>3.66070000000000E+28</text:p>
          </table:table-cell>
          <table:table-cell office:value-type="float" office:value="0.0643185726003139" calcext:value-type="float">
            <text:p>0.06431857260031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ve_sorteddict</text:p>
          </table:table-cell>
          <table:table-cell office:value-type="float" office:value="1597" calcext:value-type="float">
            <text:p>1597</text:p>
          </table:table-cell>
          <table:table-cell table:style-name="ce1" office:value-type="float" office:value="3.6607E+028" calcext:value-type="float">
            <text:p>3.66070000000000E+28</text:p>
          </table:table-cell>
          <table:table-cell office:value-type="float" office:value="0.00605662567992113" calcext:value-type="float">
            <text:p>0.006056625679921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ve_heapq</text:p>
          </table:table-cell>
          <table:table-cell office:value-type="float" office:value="1597" calcext:value-type="float">
            <text:p>1597</text:p>
          </table:table-cell>
          <table:table-cell table:style-name="ce1" office:value-type="float" office:value="3.6607E+028" calcext:value-type="float">
            <text:p>3.66070000000000E+28</text:p>
          </table:table-cell>
          <table:table-cell office:value-type="float" office:value="0.00557027094007935" calcext:value-type="float">
            <text:p>0.005570270940079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erence_solution</text:p>
          </table:table-cell>
          <table:table-cell office:value-type="float" office:value="1597" calcext:value-type="float">
            <text:p>1597</text:p>
          </table:table-cell>
          <table:table-cell table:style-name="ce1" office:value-type="float" office:value="3.6607E+028" calcext:value-type="float">
            <text:p>3.66070000000000E+28</text:p>
          </table:table-cell>
          <table:table-cell office:value-type="float" office:value="0.0018519410099907" calcext:value-type="float">
            <text:p>0.00185194100999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ve_btree</text:p>
          </table:table-cell>
          <table:table-cell office:value-type="float" office:value="2584" calcext:value-type="float">
            <text:p>2584</text:p>
          </table:table-cell>
          <table:table-cell table:style-name="ce1" office:value-type="float" office:value="1.1411E+047" calcext:value-type="float">
            <text:p>1.14110000000000E+47</text:p>
          </table:table-cell>
          <table:table-cell office:value-type="float" office:value="0.109723811499862" calcext:value-type="float">
            <text:p>0.1097238114998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ve_sorteddict</text:p>
          </table:table-cell>
          <table:table-cell office:value-type="float" office:value="2584" calcext:value-type="float">
            <text:p>2584</text:p>
          </table:table-cell>
          <table:table-cell table:style-name="ce1" office:value-type="float" office:value="1.1411E+047" calcext:value-type="float">
            <text:p>1.14110000000000E+47</text:p>
          </table:table-cell>
          <table:table-cell office:value-type="float" office:value="0.0103402123499109" calcext:value-type="float">
            <text:p>0.01034021234991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ve_heapq</text:p>
          </table:table-cell>
          <table:table-cell office:value-type="float" office:value="2584" calcext:value-type="float">
            <text:p>2584</text:p>
          </table:table-cell>
          <table:table-cell table:style-name="ce1" office:value-type="float" office:value="1.1411E+047" calcext:value-type="float">
            <text:p>1.14110000000000E+47</text:p>
          </table:table-cell>
          <table:table-cell office:value-type="float" office:value="0.00976399993989617" calcext:value-type="float">
            <text:p>0.009763999939896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erence_solution</text:p>
          </table:table-cell>
          <table:table-cell office:value-type="float" office:value="2584" calcext:value-type="float">
            <text:p>2584</text:p>
          </table:table-cell>
          <table:table-cell table:style-name="ce1" office:value-type="float" office:value="1.1411E+047" calcext:value-type="float">
            <text:p>1.14110000000000E+47</text:p>
          </table:table-cell>
          <table:table-cell office:value-type="float" office:value="0.00331658463997883" calcext:value-type="float">
            <text:p>0.003316584639978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ve_btree</text:p>
          </table:table-cell>
          <table:table-cell office:value-type="float" office:value="4181" calcext:value-type="float">
            <text:p>4181</text:p>
          </table:table-cell>
          <table:table-cell table:style-name="ce1" office:value-type="float" office:value="9.5698E+076" calcext:value-type="float">
            <text:p>9.56980000000000E+76</text:p>
          </table:table-cell>
          <table:table-cell office:value-type="float" office:value="0.174857913498272" calcext:value-type="float">
            <text:p>0.1748579134982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ve_sorteddict</text:p>
          </table:table-cell>
          <table:table-cell office:value-type="float" office:value="4181" calcext:value-type="float">
            <text:p>4181</text:p>
          </table:table-cell>
          <table:table-cell table:style-name="ce1" office:value-type="float" office:value="9.5698E+076" calcext:value-type="float">
            <text:p>9.56980000000000E+76</text:p>
          </table:table-cell>
          <table:table-cell office:value-type="float" office:value="0.0252938971498224" calcext:value-type="float">
            <text:p>0.02529389714982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ve_heapq</text:p>
          </table:table-cell>
          <table:table-cell office:value-type="float" office:value="4181" calcext:value-type="float">
            <text:p>4181</text:p>
          </table:table-cell>
          <table:table-cell table:style-name="ce1" office:value-type="float" office:value="9.5698E+076" calcext:value-type="float">
            <text:p>9.56980000000000E+76</text:p>
          </table:table-cell>
          <table:table-cell office:value-type="float" office:value="0.0204322377998324" calcext:value-type="float">
            <text:p>0.02043223779983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erence_solution</text:p>
          </table:table-cell>
          <table:table-cell office:value-type="float" office:value="4181" calcext:value-type="float">
            <text:p>4181</text:p>
          </table:table-cell>
          <table:table-cell table:style-name="ce1" office:value-type="float" office:value="9.5698E+076" calcext:value-type="float">
            <text:p>9.56980000000000E+76</text:p>
          </table:table-cell>
          <table:table-cell office:value-type="float" office:value="0.00684904312001891" calcext:value-type="float">
            <text:p>0.006849043120018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ve_btree</text:p>
          </table:table-cell>
          <table:table-cell office:value-type="float" office:value="6765" calcext:value-type="float">
            <text:p>6765</text:p>
          </table:table-cell>
          <table:table-cell table:style-name="ce1" office:value-type="float" office:value="2.5018E+125" calcext:value-type="float">
            <text:p>2.50180000000000E+125</text:p>
          </table:table-cell>
          <table:table-cell office:value-type="float" office:value="0.412446678004926" calcext:value-type="float">
            <text:p>0.4124466780049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ve_sorteddict</text:p>
          </table:table-cell>
          <table:table-cell office:value-type="float" office:value="6765" calcext:value-type="float">
            <text:p>6765</text:p>
          </table:table-cell>
          <table:table-cell table:style-name="ce1" office:value-type="float" office:value="2.5018E+125" calcext:value-type="float">
            <text:p>2.50180000000000E+125</text:p>
          </table:table-cell>
          <table:table-cell office:value-type="float" office:value="0.0352853759999562" calcext:value-type="float">
            <text:p>0.03528537599995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ve_heapq</text:p>
          </table:table-cell>
          <table:table-cell office:value-type="float" office:value="6765" calcext:value-type="float">
            <text:p>6765</text:p>
          </table:table-cell>
          <table:table-cell table:style-name="ce1" office:value-type="float" office:value="2.5018E+125" calcext:value-type="float">
            <text:p>2.50180000000000E+125</text:p>
          </table:table-cell>
          <table:table-cell office:value-type="float" office:value="0.0425652218997129" calcext:value-type="float">
            <text:p>0.0425652218997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erence_solution</text:p>
          </table:table-cell>
          <table:table-cell office:value-type="float" office:value="6765" calcext:value-type="float">
            <text:p>6765</text:p>
          </table:table-cell>
          <table:table-cell table:style-name="ce1" office:value-type="float" office:value="2.5018E+125" calcext:value-type="float">
            <text:p>2.50180000000000E+125</text:p>
          </table:table-cell>
          <table:table-cell office:value-type="float" office:value="0.0136961684002017" calcext:value-type="float">
            <text:p>0.01369616840020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ve_btree</text:p>
          </table:table-cell>
          <table:table-cell office:value-type="float" office:value="10946" calcext:value-type="float">
            <text:p>10946</text:p>
          </table:table-cell>
          <table:table-cell table:style-name="ce1" office:value-type="float" office:value="5.4847E+203" calcext:value-type="float">
            <text:p>5.48470000000000E+203</text:p>
          </table:table-cell>
          <table:table-cell office:value-type="float" office:value="0.894016472993826" calcext:value-type="float">
            <text:p>0.8940164729938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ve_sorteddict</text:p>
          </table:table-cell>
          <table:table-cell office:value-type="float" office:value="10946" calcext:value-type="float">
            <text:p>10946</text:p>
          </table:table-cell>
          <table:table-cell table:style-name="ce1" office:value-type="float" office:value="5.4847E+203" calcext:value-type="float">
            <text:p>5.48470000000000E+203</text:p>
          </table:table-cell>
          <table:table-cell office:value-type="float" office:value="0.0881869742006529" calcext:value-type="float">
            <text:p>0.08818697420065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ve_heapq</text:p>
          </table:table-cell>
          <table:table-cell office:value-type="float" office:value="10946" calcext:value-type="float">
            <text:p>10946</text:p>
          </table:table-cell>
          <table:table-cell table:style-name="ce1" office:value-type="float" office:value="5.4847E+203" calcext:value-type="float">
            <text:p>5.48470000000000E+203</text:p>
          </table:table-cell>
          <table:table-cell office:value-type="float" office:value="0.0717105054005515" calcext:value-type="float">
            <text:p>0.07171050540055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erence_solution</text:p>
          </table:table-cell>
          <table:table-cell office:value-type="float" office:value="10946" calcext:value-type="float">
            <text:p>10946</text:p>
          </table:table-cell>
          <table:table-cell table:style-name="ce1" office:value-type="float" office:value="5.4847E+203" calcext:value-type="float">
            <text:p>5.48470000000000E+203</text:p>
          </table:table-cell>
          <table:table-cell office:value-type="float" office:value="0.0228161054998054" calcext:value-type="float">
            <text:p>0.02281610549980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ve_sorteddict</text:p>
          </table:table-cell>
          <table:table-cell office:value-type="float" office:value="17711" calcext:value-type="float">
            <text:p>17711</text:p>
          </table:table-cell>
          <table:table-cell table:style-name="ce1" office:value-type="string" calcext:value-type="string">
            <text:p>3.1435e+330</text:p>
          </table:table-cell>
          <table:table-cell office:value-type="float" office:value="0.104752375002136" calcext:value-type="float">
            <text:p>0.1047523750021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ve_heapq</text:p>
          </table:table-cell>
          <table:table-cell office:value-type="float" office:value="17711" calcext:value-type="float">
            <text:p>17711</text:p>
          </table:table-cell>
          <table:table-cell table:style-name="ce1" office:value-type="string" calcext:value-type="string">
            <text:p>3.1435e+330</text:p>
          </table:table-cell>
          <table:table-cell office:value-type="float" office:value="0.09856305699941" calcext:value-type="float">
            <text:p>0.098563056999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erence_solution</text:p>
          </table:table-cell>
          <table:table-cell office:value-type="float" office:value="17711" calcext:value-type="float">
            <text:p>17711</text:p>
          </table:table-cell>
          <table:table-cell table:style-name="ce1" office:value-type="string" calcext:value-type="string">
            <text:p>3.1435e+330</text:p>
          </table:table-cell>
          <table:table-cell office:value-type="float" office:value="0.0360281708999537" calcext:value-type="float">
            <text:p>0.03602817089995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ve_sorteddict</text:p>
          </table:table-cell>
          <table:table-cell office:value-type="float" office:value="28657" calcext:value-type="float">
            <text:p>28657</text:p>
          </table:table-cell>
          <table:table-cell table:style-name="ce1" office:value-type="string" calcext:value-type="string">
            <text:p>3.9497e+535</text:p>
          </table:table-cell>
          <table:table-cell office:value-type="float" office:value="0.157598760000838" calcext:value-type="float">
            <text:p>0.1575987600008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ve_heapq</text:p>
          </table:table-cell>
          <table:table-cell office:value-type="float" office:value="28657" calcext:value-type="float">
            <text:p>28657</text:p>
          </table:table-cell>
          <table:table-cell table:style-name="ce1" office:value-type="string" calcext:value-type="string">
            <text:p>3.9497e+535</text:p>
          </table:table-cell>
          <table:table-cell office:value-type="float" office:value="0.146377357501478" calcext:value-type="float">
            <text:p>0.1463773575014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erence_solution</text:p>
          </table:table-cell>
          <table:table-cell office:value-type="float" office:value="28657" calcext:value-type="float">
            <text:p>28657</text:p>
          </table:table-cell>
          <table:table-cell table:style-name="ce1" office:value-type="string" calcext:value-type="string">
            <text:p>3.9497e+535</text:p>
          </table:table-cell>
          <table:table-cell office:value-type="float" office:value="0.0544634681995376" calcext:value-type="float">
            <text:p>0.05446346819953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ve_sorteddict</text:p>
          </table:table-cell>
          <table:table-cell office:value-type="float" office:value="46368" calcext:value-type="float">
            <text:p>46368</text:p>
          </table:table-cell>
          <table:table-cell table:style-name="ce1" office:value-type="string" calcext:value-type="string">
            <text:p>2.8443e+867</text:p>
          </table:table-cell>
          <table:table-cell office:value-type="float" office:value="0.261099648996606" calcext:value-type="float">
            <text:p>0.2610996489966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ve_heapq</text:p>
          </table:table-cell>
          <table:table-cell office:value-type="float" office:value="46368" calcext:value-type="float">
            <text:p>46368</text:p>
          </table:table-cell>
          <table:table-cell table:style-name="ce1" office:value-type="string" calcext:value-type="string">
            <text:p>2.8443e+867</text:p>
          </table:table-cell>
          <table:table-cell office:value-type="float" office:value="0.245499725002446" calcext:value-type="float">
            <text:p>0.2454997250024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erence_solution</text:p>
          </table:table-cell>
          <table:table-cell office:value-type="float" office:value="46368" calcext:value-type="float">
            <text:p>46368</text:p>
          </table:table-cell>
          <table:table-cell table:style-name="ce1" office:value-type="string" calcext:value-type="string">
            <text:p>2.8443e+867</text:p>
          </table:table-cell>
          <table:table-cell office:value-type="float" office:value="0.092406027999823" calcext:value-type="float">
            <text:p>0.0924060279998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ve_sorteddict</text:p>
          </table:table-cell>
          <table:table-cell office:value-type="float" office:value="75025" calcext:value-type="float">
            <text:p>75025</text:p>
          </table:table-cell>
          <table:table-cell table:style-name="ce1" office:value-type="string" calcext:value-type="string">
            <text:p>2.5737e+1404</text:p>
          </table:table-cell>
          <table:table-cell office:value-type="float" office:value="0.330775747999724" calcext:value-type="float">
            <text:p>0.3307757479997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ve_heapq</text:p>
          </table:table-cell>
          <table:table-cell office:value-type="float" office:value="75025" calcext:value-type="float">
            <text:p>75025</text:p>
          </table:table-cell>
          <table:table-cell table:style-name="ce1" office:value-type="string" calcext:value-type="string">
            <text:p>2.5737e+1404</text:p>
          </table:table-cell>
          <table:table-cell office:value-type="float" office:value="0.314005628002633" calcext:value-type="float">
            <text:p>0.3140056280026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erence_solution</text:p>
          </table:table-cell>
          <table:table-cell office:value-type="float" office:value="75025" calcext:value-type="float">
            <text:p>75025</text:p>
          </table:table-cell>
          <table:table-cell table:style-name="ce1" office:value-type="string" calcext:value-type="string">
            <text:p>2.5737e+1404</text:p>
          </table:table-cell>
          <table:table-cell office:value-type="float" office:value="0.144882732500264" calcext:value-type="float">
            <text:p>0.1448827325002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ve_sorteddict</text:p>
          </table:table-cell>
          <table:table-cell office:value-type="float" office:value="121393" calcext:value-type="float">
            <text:p>121393</text:p>
          </table:table-cell>
          <table:table-cell table:style-name="ce1" office:value-type="string" calcext:value-type="string">
            <text:p>1.6770e+2273</text:p>
          </table:table-cell>
          <table:table-cell office:value-type="float" office:value="0.70424726499914" calcext:value-type="float">
            <text:p>0.704247264999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ve_heapq</text:p>
          </table:table-cell>
          <table:table-cell office:value-type="float" office:value="121393" calcext:value-type="float">
            <text:p>121393</text:p>
          </table:table-cell>
          <table:table-cell table:style-name="ce1" office:value-type="string" calcext:value-type="string">
            <text:p>1.6770e+2273</text:p>
          </table:table-cell>
          <table:table-cell office:value-type="float" office:value="0.56170120400202" calcext:value-type="float">
            <text:p>0.561701204002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erence_solution</text:p>
          </table:table-cell>
          <table:table-cell office:value-type="float" office:value="121393" calcext:value-type="float">
            <text:p>121393</text:p>
          </table:table-cell>
          <table:table-cell table:style-name="ce1" office:value-type="string" calcext:value-type="string">
            <text:p>1.6770e+2273</text:p>
          </table:table-cell>
          <table:table-cell office:value-type="float" office:value="0.287647589000699" calcext:value-type="float">
            <text:p>0.2876475890006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erence_solution</text:p>
          </table:table-cell>
          <table:table-cell office:value-type="float" office:value="196418" calcext:value-type="float">
            <text:p>196418</text:p>
          </table:table-cell>
          <table:table-cell table:style-name="ce1" office:value-type="string" calcext:value-type="string">
            <text:p>9.8878e+3678</text:p>
          </table:table-cell>
          <table:table-cell office:value-type="float" office:value="0.583980918003363" calcext:value-type="float">
            <text:p>0.583980918003363</text:p>
          </table:table-cell>
          <table:table-cell table:number-columns-repeated="9"/>
        </table:table-row>
      </table:table>
      <table:table table:name="range(1,100)" table:style-name="ta1">
        <table:shapes>
          <draw:frame draw:z-index="0" draw:style-name="gr1" draw:text-style-name="P1" svg:width="6.2988in" svg:height="3.5429in" svg:x="4.3756in" svg:y="5.3626in">
            <draw:object draw:notify-on-update-of-ranges="PT@categories PT@label 0 PT@data 0 PT@label 1 PT@data 1 PT@label 2 PT@data 2 PT@label 3 PT@data 3 PT@label 4 PT@data 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steps=range(1,</text:p>
          </table:table-cell>
          <table:table-cell office:value-type="string" calcext:value-type="string">
            <text:p>100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[s]</text:p>
          </table:table-cell>
          <table:table-cell table:style-name="ce2" office:value-type="string" calcext:value-type="string">
            <text:p>Average - time</text:p>
          </table:table-cell>
          <table:table-cell table:style-name="ce7" office:value-type="string" calcext:value-type="string">
            <text:p>function</text:p>
          </table:table-cell>
          <table:table-cell table:style-name="ce13" table:number-columns-repeated="4"/>
          <table:table-cell table:style-name="ce22"/>
        </table:table-row>
        <table:table-row table:style-name="ro1">
          <table:table-cell office:value-type="string" calcext:value-type="string">
            <text:p>solve_btre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892107114006649" calcext:value-type="float">
            <text:p>0.000892107114006649</text:p>
          </table:table-cell>
          <table:table-cell/>
          <table:table-cell table:style-name="ce3" office:value-type="string" calcext:value-type="string">
            <text:p>N</text:p>
          </table:table-cell>
          <table:table-cell table:style-name="ce8" office:value-type="string" calcext:value-type="string">
            <text:p>bruteforce</text:p>
          </table:table-cell>
          <table:table-cell table:style-name="ce14" office:value-type="string" calcext:value-type="string">
            <text:p>reference_solution</text:p>
          </table:table-cell>
          <table:table-cell table:style-name="ce14" office:value-type="string" calcext:value-type="string">
            <text:p>solve_btree</text:p>
          </table:table-cell>
          <table:table-cell table:style-name="ce14" office:value-type="string" calcext:value-type="string">
            <text:p>solve_heapq</text:p>
          </table:table-cell>
          <table:table-cell table:style-name="ce14" office:value-type="string" calcext:value-type="string">
            <text:p>solve_sorteddict</text:p>
          </table:table-cell>
          <table:table-cell table:style-name="ce23" office:value-type="string" calcext:value-type="string">
            <text:p>Total Result</text:p>
          </table:table-cell>
        </table:table-row>
        <table:table-row table:style-name="ro1">
          <table:table-cell office:value-type="string" calcext:value-type="string">
            <text:p>solve_sorteddic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137428743000783" calcext:value-type="float">
            <text:p>0.000137428743000783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9" office:value-type="float" office:value="0.00000410589544000686" calcext:value-type="float">
            <text:p>4.10589544000686E-06</text:p>
          </table:table-cell>
          <table:table-cell table:style-name="ce15" office:value-type="float" office:value="0.00000583429909995175" calcext:value-type="float">
            <text:p>5.83429909995175E-06</text:p>
          </table:table-cell>
          <table:table-cell table:style-name="ce15" office:value-type="float" office:value="0.000892107114006649" calcext:value-type="float">
            <text:p>0.000892107114006649</text:p>
          </table:table-cell>
          <table:table-cell table:style-name="ce15" office:value-type="float" office:value="0.0000154881247999583" calcext:value-type="float">
            <text:p>1.54881247999583E-05</text:p>
          </table:table-cell>
          <table:table-cell table:style-name="ce19" office:value-type="float" office:value="0.000137428743000783" calcext:value-type="float">
            <text:p>0.000137428743000783</text:p>
          </table:table-cell>
          <table:table-cell table:style-name="ce24" office:value-type="float" office:value="0.00021099283526947" calcext:value-type="float">
            <text:p>0.00021099283526947</text:p>
          </table:table-cell>
        </table:table-row>
        <table:table-row table:style-name="ro1">
          <table:table-cell office:value-type="string" calcext:value-type="string">
            <text:p>solve_heapq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154881247999583" calcext:value-type="float">
            <text:p>1.54881247999583E-05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10" office:value-type="float" office:value="0.00000796451674003038" calcext:value-type="float">
            <text:p>7.96451674003038E-06</text:p>
          </table:table-cell>
          <table:table-cell table:style-name="ce16" office:value-type="float" office:value="0.0000114786162499513" calcext:value-type="float">
            <text:p>1.14786162499513E-05</text:p>
          </table:table-cell>
          <table:table-cell table:style-name="ce16" office:value-type="float" office:value="0.00163135072500154" calcext:value-type="float">
            <text:p>0.00163135072500154</text:p>
          </table:table-cell>
          <table:table-cell table:style-name="ce16" office:value-type="float" office:value="0.0000352105582998775" calcext:value-type="float">
            <text:p>3.52105582998775E-05</text:p>
          </table:table-cell>
          <table:table-cell table:style-name="ce20" office:value-type="float" office:value="0.00020689087250139" calcext:value-type="float">
            <text:p>0.00020689087250139</text:p>
          </table:table-cell>
          <table:table-cell table:style-name="ce25" office:value-type="float" office:value="0.000378579057758558" calcext:value-type="float">
            <text:p>0.000378579057758558</text:p>
          </table:table-cell>
        </table:table-row>
        <table:table-row table:style-name="ro1">
          <table:table-cell office:value-type="string" calcext:value-type="string">
            <text:p>reference_solu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0583429909995175" calcext:value-type="float">
            <text:p>5.83429909995175E-06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10" office:value-type="float" office:value="0.0000193412171502132" calcext:value-type="float">
            <text:p>1.93412171502132E-05</text:p>
          </table:table-cell>
          <table:table-cell table:style-name="ce16" office:value-type="float" office:value="0.0000230334142994252" calcext:value-type="float">
            <text:p>2.30334142994252E-05</text:p>
          </table:table-cell>
          <table:table-cell table:style-name="ce16" office:value-type="float" office:value="0.00257567287997517" calcext:value-type="float">
            <text:p>0.00257567287997517</text:p>
          </table:table-cell>
          <table:table-cell table:style-name="ce16" office:value-type="float" office:value="0.000075384295200638" calcext:value-type="float">
            <text:p>7.5384295200638E-05</text:p>
          </table:table-cell>
          <table:table-cell table:style-name="ce20" office:value-type="float" office:value="0.000289045272002113" calcext:value-type="float">
            <text:p>0.000289045272002113</text:p>
          </table:table-cell>
          <table:table-cell table:style-name="ce25" office:value-type="float" office:value="0.000596495415725512" calcext:value-type="float">
            <text:p>0.000596495415725512</text:p>
          </table:table-cell>
        </table:table-row>
        <table:table-row table:style-name="ro1">
          <table:table-cell office:value-type="string" calcext:value-type="string">
            <text:p>brutefor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0410589544000686" calcext:value-type="float">
            <text:p>4.10589544000686E-0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10" office:value-type="float" office:value="0.0000386564527005248" calcext:value-type="float">
            <text:p>3.86564527005248E-05</text:p>
          </table:table-cell>
          <table:table-cell table:style-name="ce16" office:value-type="float" office:value="0.0000295496212995204" calcext:value-type="float">
            <text:p>2.95496212995204E-05</text:p>
          </table:table-cell>
          <table:table-cell table:style-name="ce16" office:value-type="float" office:value="0.00445167500001844" calcext:value-type="float">
            <text:p>0.00445167500001844</text:p>
          </table:table-cell>
          <table:table-cell table:style-name="ce16" office:value-type="float" office:value="0.000110170009997091" calcext:value-type="float">
            <text:p>0.000110170009997091</text:p>
          </table:table-cell>
          <table:table-cell table:style-name="ce20" office:value-type="float" office:value="0.000542904251997243" calcext:value-type="float">
            <text:p>0.000542904251997243</text:p>
          </table:table-cell>
          <table:table-cell table:style-name="ce25" office:value-type="float" office:value="0.00103459106720256" calcext:value-type="float">
            <text:p>0.00103459106720256</text:p>
          </table:table-cell>
        </table:table-row>
        <table:table-row table:style-name="ro1">
          <table:table-cell office:value-type="string" calcext:value-type="string">
            <text:p>solve_btre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163135072500154" calcext:value-type="float">
            <text:p>0.00163135072500154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style-name="ce10" office:value-type="float" office:value="0.0000806896601992776" calcext:value-type="float">
            <text:p>8.06896601992776E-05</text:p>
          </table:table-cell>
          <table:table-cell table:style-name="ce16" office:value-type="float" office:value="0.0000371613284994965" calcext:value-type="float">
            <text:p>3.71613284994965E-05</text:p>
          </table:table-cell>
          <table:table-cell table:style-name="ce16" office:value-type="float" office:value="0.00488891449989751" calcext:value-type="float">
            <text:p>0.00488891449989751</text:p>
          </table:table-cell>
          <table:table-cell table:style-name="ce16" office:value-type="float" office:value="0.000130245483000181" calcext:value-type="float">
            <text:p>0.000130245483000181</text:p>
          </table:table-cell>
          <table:table-cell table:style-name="ce20" office:value-type="float" office:value="0.000500689438005793" calcext:value-type="float">
            <text:p>0.000500689438005793</text:p>
          </table:table-cell>
          <table:table-cell table:style-name="ce25" office:value-type="float" office:value="0.00112754008192045" calcext:value-type="float">
            <text:p>0.00112754008192045</text:p>
          </table:table-cell>
        </table:table-row>
        <table:table-row table:style-name="ro1">
          <table:table-cell office:value-type="string" calcext:value-type="string">
            <text:p>solve_sorteddic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020689087250139" calcext:value-type="float">
            <text:p>0.00020689087250139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10" office:value-type="float" office:value="0.000615517151993117" calcext:value-type="float">
            <text:p>0.000615517151993117</text:p>
          </table:table-cell>
          <table:table-cell table:style-name="ce16" office:value-type="float" office:value="0.0000583400364004774" calcext:value-type="float">
            <text:p>5.83400364004774E-05</text:p>
          </table:table-cell>
          <table:table-cell table:style-name="ce16" office:value-type="float" office:value="0.00855051523991278" calcext:value-type="float">
            <text:p>0.00855051523991278</text:p>
          </table:table-cell>
          <table:table-cell table:style-name="ce16" office:value-type="float" office:value="0.000221629207997466" calcext:value-type="float">
            <text:p>0.000221629207997466</text:p>
          </table:table-cell>
          <table:table-cell table:style-name="ce20" office:value-type="float" office:value="0.000650351725998917" calcext:value-type="float">
            <text:p>0.000650351725998917</text:p>
          </table:table-cell>
          <table:table-cell table:style-name="ce25" office:value-type="float" office:value="0.00201927067246055" calcext:value-type="float">
            <text:p>0.00201927067246055</text:p>
          </table:table-cell>
        </table:table-row>
        <table:table-row table:style-name="ro1">
          <table:table-cell office:value-type="string" calcext:value-type="string">
            <text:p>solve_heapq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00352105582998775" calcext:value-type="float">
            <text:p>3.52105582998775E-05</text:p>
          </table:table-cell>
          <table:table-cell/>
          <table:table-cell table:style-name="ce5" office:value-type="float" office:value="13" calcext:value-type="float">
            <text:p>13</text:p>
          </table:table-cell>
          <table:table-cell table:style-name="ce10" office:value-type="float" office:value="0.0212092070003564" calcext:value-type="float">
            <text:p>0.0212092070003564</text:p>
          </table:table-cell>
          <table:table-cell table:style-name="ce16" office:value-type="float" office:value="0.0000885732767987065" calcext:value-type="float">
            <text:p>8.85732767987065E-05</text:p>
          </table:table-cell>
          <table:table-cell table:style-name="ce16" office:value-type="float" office:value="0.0120262465999986" calcext:value-type="float">
            <text:p>0.0120262465999986</text:p>
          </table:table-cell>
          <table:table-cell table:style-name="ce16" office:value-type="float" office:value="0.000278066391998436" calcext:value-type="float">
            <text:p>0.000278066391998436</text:p>
          </table:table-cell>
          <table:table-cell table:style-name="ce20" office:value-type="float" office:value="0.000939662871998735" calcext:value-type="float">
            <text:p>0.000939662871998735</text:p>
          </table:table-cell>
          <table:table-cell table:style-name="ce25" office:value-type="float" office:value="0.00690835122823017" calcext:value-type="float">
            <text:p>0.00690835122823017</text:p>
          </table:table-cell>
        </table:table-row>
        <table:table-row table:style-name="ro1">
          <table:table-cell office:value-type="string" calcext:value-type="string">
            <text:p>reference_solu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00114786162499513" calcext:value-type="float">
            <text:p>1.14786162499513E-05</text:p>
          </table:table-cell>
          <table:table-cell/>
          <table:table-cell table:style-name="ce5" office:value-type="float" office:value="21" calcext:value-type="float">
            <text:p>21</text:p>
          </table:table-cell>
          <table:table-cell table:style-name="ce10" office:value-type="float" office:value="4.30276744299772" calcext:value-type="float">
            <text:p>4.30276744299772</text:p>
          </table:table-cell>
          <table:table-cell table:style-name="ce16" office:value-type="float" office:value="0.000146107629003382" calcext:value-type="float">
            <text:p>0.000146107629003382</text:p>
          </table:table-cell>
          <table:table-cell table:style-name="ce16" office:value-type="float" office:value="0.0206202068002312" calcext:value-type="float">
            <text:p>0.0206202068002312</text:p>
          </table:table-cell>
          <table:table-cell table:style-name="ce16" office:value-type="float" office:value="0.000661060118000023" calcext:value-type="float">
            <text:p>0.000661060118000023</text:p>
          </table:table-cell>
          <table:table-cell table:style-name="ce20" office:value-type="float" office:value="0.00144631556002423" calcext:value-type="float">
            <text:p>0.00144631556002423</text:p>
          </table:table-cell>
          <table:table-cell table:style-name="ce25" office:value-type="float" office:value="0.865128226620996" calcext:value-type="float">
            <text:p>0.865128226620996</text:p>
          </table:table-cell>
        </table:table-row>
        <table:table-row table:style-name="ro1">
          <table:table-cell office:value-type="string" calcext:value-type="string">
            <text:p>bruteforc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000796451674003038" calcext:value-type="float">
            <text:p>7.96451674003038E-06</text:p>
          </table:table-cell>
          <table:table-cell/>
          <table:table-cell table:style-name="ce5" office:value-type="float" office:value="34" calcext:value-type="float">
            <text:p>34</text:p>
          </table:table-cell>
          <table:table-cell table:style-name="ce11"/>
          <table:table-cell table:style-name="ce16" office:value-type="float" office:value="0.000190211044500757" calcext:value-type="float">
            <text:p>0.000190211044500757</text:p>
          </table:table-cell>
          <table:table-cell table:style-name="ce16" office:value-type="float" office:value="0.023519246399519" calcext:value-type="float">
            <text:p>0.023519246399519</text:p>
          </table:table-cell>
          <table:table-cell table:style-name="ce16" office:value-type="float" office:value="0.00102468482000404" calcext:value-type="float">
            <text:p>0.00102468482000404</text:p>
          </table:table-cell>
          <table:table-cell table:style-name="ce20" office:value-type="float" office:value="0.00165505368502636" calcext:value-type="float">
            <text:p>0.00165505368502636</text:p>
          </table:table-cell>
          <table:table-cell table:style-name="ce25" office:value-type="float" office:value="0.00659729898726255" calcext:value-type="float">
            <text:p>0.00659729898726255</text:p>
          </table:table-cell>
        </table:table-row>
        <table:table-row table:style-name="ro1">
          <table:table-cell office:value-type="string" calcext:value-type="string">
            <text:p>solve_btre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257567287997517" calcext:value-type="float">
            <text:p>0.00257567287997517</text:p>
          </table:table-cell>
          <table:table-cell/>
          <table:table-cell table:style-name="ce5" office:value-type="float" office:value="55" calcext:value-type="float">
            <text:p>55</text:p>
          </table:table-cell>
          <table:table-cell table:style-name="ce11"/>
          <table:table-cell table:style-name="ce16" office:value-type="float" office:value="0.00042954380599258" calcext:value-type="float">
            <text:p>0.00042954380599258</text:p>
          </table:table-cell>
          <table:table-cell table:style-name="ce16" office:value-type="float" office:value="0.0389858103000734" calcext:value-type="float">
            <text:p>0.0389858103000734</text:p>
          </table:table-cell>
          <table:table-cell table:style-name="ce16" office:value-type="float" office:value="0.00209133161995851" calcext:value-type="float">
            <text:p>0.00209133161995851</text:p>
          </table:table-cell>
          <table:table-cell table:style-name="ce20" office:value-type="float" office:value="0.00278132047002146" calcext:value-type="float">
            <text:p>0.00278132047002146</text:p>
          </table:table-cell>
          <table:table-cell table:style-name="ce25" office:value-type="float" office:value="0.0110720015490115" calcext:value-type="float">
            <text:p>0.0110720015490115</text:p>
          </table:table-cell>
        </table:table-row>
        <table:table-row table:style-name="ro1">
          <table:table-cell office:value-type="string" calcext:value-type="string">
            <text:p>solve_sorteddic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0289045272002113" calcext:value-type="float">
            <text:p>0.000289045272002113</text:p>
          </table:table-cell>
          <table:table-cell/>
          <table:table-cell table:style-name="ce5" office:value-type="float" office:value="89" calcext:value-type="float">
            <text:p>89</text:p>
          </table:table-cell>
          <table:table-cell table:style-name="ce11"/>
          <table:table-cell table:style-name="ce16" office:value-type="float" office:value="0.000722141766003915" calcext:value-type="float">
            <text:p>0.000722141766003915</text:p>
          </table:table-cell>
          <table:table-cell table:style-name="ce16" office:value-type="float" office:value="0.100755071800086" calcext:value-type="float">
            <text:p>0.100755071800086</text:p>
          </table:table-cell>
          <table:table-cell table:style-name="ce16" office:value-type="float" office:value="0.00494685553989257" calcext:value-type="float">
            <text:p>0.00494685553989257</text:p>
          </table:table-cell>
          <table:table-cell table:style-name="ce20" office:value-type="float" office:value="0.00483356380005716" calcext:value-type="float">
            <text:p>0.00483356380005716</text:p>
          </table:table-cell>
          <table:table-cell table:style-name="ce25" office:value-type="float" office:value="0.0278144082265098" calcext:value-type="float">
            <text:p>0.0278144082265098</text:p>
          </table:table-cell>
        </table:table-row>
        <table:table-row table:style-name="ro1">
          <table:table-cell office:value-type="string" calcext:value-type="string">
            <text:p>solve_heapq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0075384295200638" calcext:value-type="float">
            <text:p>7.5384295200638E-05</text:p>
          </table:table-cell>
          <table:table-cell/>
          <table:table-cell table:style-name="ce5" office:value-type="float" office:value="144" calcext:value-type="float">
            <text:p>144</text:p>
          </table:table-cell>
          <table:table-cell table:style-name="ce11"/>
          <table:table-cell table:style-name="ce16" office:value-type="float" office:value="0.00137475384999561" calcext:value-type="float">
            <text:p>0.00137475384999561</text:p>
          </table:table-cell>
          <table:table-cell table:style-name="ce16" office:value-type="float" office:value="0.103617299999314" calcext:value-type="float">
            <text:p>0.103617299999314</text:p>
          </table:table-cell>
          <table:table-cell table:style-name="ce16" office:value-type="float" office:value="0.0112194031000399" calcext:value-type="float">
            <text:p>0.0112194031000399</text:p>
          </table:table-cell>
          <table:table-cell table:style-name="ce20" office:value-type="float" office:value="0.00695957593998173" calcext:value-type="float">
            <text:p>0.00695957593998173</text:p>
          </table:table-cell>
          <table:table-cell table:style-name="ce25" office:value-type="float" office:value="0.0307927582223328" calcext:value-type="float">
            <text:p>0.0307927582223328</text:p>
          </table:table-cell>
        </table:table-row>
        <table:table-row table:style-name="ro1">
          <table:table-cell office:value-type="string" calcext:value-type="string">
            <text:p>reference_solutio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00230334142994252" calcext:value-type="float">
            <text:p>2.30334142994252E-05</text:p>
          </table:table-cell>
          <table:table-cell/>
          <table:table-cell table:style-name="ce5" office:value-type="float" office:value="233" calcext:value-type="float">
            <text:p>233</text:p>
          </table:table-cell>
          <table:table-cell table:style-name="ce11"/>
          <table:table-cell table:style-name="ce16" office:value-type="float" office:value="0.00275397503995919" calcext:value-type="float">
            <text:p>0.00275397503995919</text:p>
          </table:table-cell>
          <table:table-cell table:style-name="ce16" office:value-type="float" office:value="0.178095530500286" calcext:value-type="float">
            <text:p>0.178095530500286</text:p>
          </table:table-cell>
          <table:table-cell table:style-name="ce16" office:value-type="float" office:value="0.0184236482498818" calcext:value-type="float">
            <text:p>0.0184236482498818</text:p>
          </table:table-cell>
          <table:table-cell table:style-name="ce20" office:value-type="float" office:value="0.0103060826502769" calcext:value-type="float">
            <text:p>0.0103060826502769</text:p>
          </table:table-cell>
          <table:table-cell table:style-name="ce25" office:value-type="float" office:value="0.0523948091101011" calcext:value-type="float">
            <text:p>0.0523948091101011</text:p>
          </table:table-cell>
        </table:table-row>
        <table:table-row table:style-name="ro1">
          <table:table-cell office:value-type="string" calcext:value-type="string">
            <text:p>bruteforc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00193412171502132" calcext:value-type="float">
            <text:p>1.93412171502132E-05</text:p>
          </table:table-cell>
          <table:table-cell/>
          <table:table-cell table:style-name="ce5" office:value-type="float" office:value="377" calcext:value-type="float">
            <text:p>377</text:p>
          </table:table-cell>
          <table:table-cell table:style-name="ce11"/>
          <table:table-cell table:style-name="ce16" office:value-type="float" office:value="0.00716275046012015" calcext:value-type="float">
            <text:p>0.00716275046012015</text:p>
          </table:table-cell>
          <table:table-cell table:style-name="ce16" office:value-type="float" office:value="0.503491536001093" calcext:value-type="float">
            <text:p>0.503491536001093</text:p>
          </table:table-cell>
          <table:table-cell table:style-name="ce16" office:value-type="float" office:value="0.0597701687991503" calcext:value-type="float">
            <text:p>0.0597701687991503</text:p>
          </table:table-cell>
          <table:table-cell table:style-name="ce20" office:value-type="float" office:value="0.0241387071997451" calcext:value-type="float">
            <text:p>0.0241387071997451</text:p>
          </table:table-cell>
          <table:table-cell table:style-name="ce25" office:value-type="float" office:value="0.148640790615027" calcext:value-type="float">
            <text:p>0.148640790615027</text:p>
          </table:table-cell>
        </table:table-row>
        <table:table-row table:style-name="ro1">
          <table:table-cell office:value-type="string" calcext:value-type="string">
            <text:p>solve_btree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00445167500001844" calcext:value-type="float">
            <text:p>0.00445167500001844</text:p>
          </table:table-cell>
          <table:table-cell/>
          <table:table-cell table:style-name="ce5" office:value-type="float" office:value="610" calcext:value-type="float">
            <text:p>610</text:p>
          </table:table-cell>
          <table:table-cell table:style-name="ce11"/>
          <table:table-cell table:style-name="ce16" office:value-type="float" office:value="0.00899056916008703" calcext:value-type="float">
            <text:p>0.00899056916008703</text:p>
          </table:table-cell>
          <table:table-cell table:style-name="Pivot_20_Table_20_Value"/>
          <table:table-cell table:style-name="ce16" office:value-type="float" office:value="0.141222364600981" calcext:value-type="float">
            <text:p>0.141222364600981</text:p>
          </table:table-cell>
          <table:table-cell table:style-name="ce20" office:value-type="float" office:value="0.0473552545998246" calcext:value-type="float">
            <text:p>0.0473552545998246</text:p>
          </table:table-cell>
          <table:table-cell table:style-name="ce25" office:value-type="float" office:value="0.0658560627869641" calcext:value-type="float">
            <text:p>0.0658560627869641</text:p>
          </table:table-cell>
        </table:table-row>
        <table:table-row table:style-name="ro1">
          <table:table-cell office:value-type="string" calcext:value-type="string">
            <text:p>solve_sorteddict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000542904251997243" calcext:value-type="float">
            <text:p>0.000542904251997243</text:p>
          </table:table-cell>
          <table:table-cell/>
          <table:table-cell table:style-name="ce5" office:value-type="float" office:value="987" calcext:value-type="float">
            <text:p>987</text:p>
          </table:table-cell>
          <table:table-cell table:style-name="ce11"/>
          <table:table-cell table:style-name="ce16" office:value-type="float" office:value="0.0206599794997601" calcext:value-type="float">
            <text:p>0.0206599794997601</text:p>
          </table:table-cell>
          <table:table-cell table:style-name="Pivot_20_Table_20_Value"/>
          <table:table-cell table:style-name="ce16" office:value-type="float" office:value="0.123730896000779" calcext:value-type="float">
            <text:p>0.123730896000779</text:p>
          </table:table-cell>
          <table:table-cell table:style-name="ce20" office:value-type="float" office:value="0.0593537545995787" calcext:value-type="float">
            <text:p>0.0593537545995787</text:p>
          </table:table-cell>
          <table:table-cell table:style-name="ce25" office:value-type="float" office:value="0.0679148767000394" calcext:value-type="float">
            <text:p>0.0679148767000394</text:p>
          </table:table-cell>
        </table:table-row>
        <table:table-row table:style-name="ro1">
          <table:table-cell office:value-type="string" calcext:value-type="string">
            <text:p>solve_heapq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000110170009997091" calcext:value-type="float">
            <text:p>0.000110170009997091</text:p>
          </table:table-cell>
          <table:table-cell/>
          <table:table-cell table:style-name="ce5" office:value-type="float" office:value="1597" calcext:value-type="float">
            <text:p>1597</text:p>
          </table:table-cell>
          <table:table-cell table:style-name="ce11"/>
          <table:table-cell table:style-name="ce16" office:value-type="float" office:value="0.0268105318995367" calcext:value-type="float">
            <text:p>0.0268105318995367</text:p>
          </table:table-cell>
          <table:table-cell table:style-name="Pivot_20_Table_20_Value"/>
          <table:table-cell table:style-name="ce16" office:value-type="float" office:value="0.1834279374998" calcext:value-type="float">
            <text:p>0.1834279374998</text:p>
          </table:table-cell>
          <table:table-cell table:style-name="ce20" office:value-type="float" office:value="0.0885260007999023" calcext:value-type="float">
            <text:p>0.0885260007999023</text:p>
          </table:table-cell>
          <table:table-cell table:style-name="ce25" office:value-type="float" office:value="0.0995881567330798" calcext:value-type="float">
            <text:p>0.0995881567330798</text:p>
          </table:table-cell>
        </table:table-row>
        <table:table-row table:style-name="ro1">
          <table:table-cell office:value-type="string" calcext:value-type="string">
            <text:p>reference_solution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0000295496212995204" calcext:value-type="float">
            <text:p>2.95496212995204E-05</text:p>
          </table:table-cell>
          <table:table-cell/>
          <table:table-cell table:style-name="ce5" office:value-type="float" office:value="2584" calcext:value-type="float">
            <text:p>2584</text:p>
          </table:table-cell>
          <table:table-cell table:style-name="ce11"/>
          <table:table-cell table:style-name="ce16" office:value-type="float" office:value="0.0254425451196585" calcext:value-type="float">
            <text:p>0.0254425451196585</text:p>
          </table:table-cell>
          <table:table-cell table:style-name="Pivot_20_Table_20_Value"/>
          <table:table-cell table:style-name="ce16" office:value-type="float" office:value="0.152024757969921" calcext:value-type="float">
            <text:p>0.152024757969921</text:p>
          </table:table-cell>
          <table:table-cell table:style-name="ce20" office:value-type="float" office:value="0.0731513751745297" calcext:value-type="float">
            <text:p>0.0731513751745297</text:p>
          </table:table-cell>
          <table:table-cell table:style-name="ce25" office:value-type="float" office:value="0.0835395594213697" calcext:value-type="float">
            <text:p>0.0835395594213697</text:p>
          </table:table-cell>
        </table:table-row>
        <table:table-row table:style-name="ro1">
          <table:table-cell office:value-type="string" calcext:value-type="string">
            <text:p>bruteforce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0000386564527005248" calcext:value-type="float">
            <text:p>3.86564527005248E-05</text:p>
          </table:table-cell>
          <table:table-cell/>
          <table:table-cell table:style-name="ce5" office:value-type="float" office:value="4181" calcext:value-type="float">
            <text:p>4181</text:p>
          </table:table-cell>
          <table:table-cell table:style-name="ce11"/>
          <table:table-cell table:style-name="ce16" office:value-type="float" office:value="0.0483198714598984" calcext:value-type="float">
            <text:p>0.0483198714598984</text:p>
          </table:table-cell>
          <table:table-cell table:style-name="ce16" office:value-type="float" office:value="0.174857913498272" calcext:value-type="float">
            <text:p>0.174857913498272</text:p>
          </table:table-cell>
          <table:table-cell table:style-name="ce16" office:value-type="float" office:value="0.270141999900443" calcext:value-type="float">
            <text:p>0.270141999900443</text:p>
          </table:table-cell>
          <table:table-cell table:style-name="ce20" office:value-type="float" office:value="0.144235656078308" calcext:value-type="float">
            <text:p>0.144235656078308</text:p>
          </table:table-cell>
          <table:table-cell table:style-name="ce25" office:value-type="float" office:value="0.157178995482224" calcext:value-type="float">
            <text:p>0.157178995482224</text:p>
          </table:table-cell>
        </table:table-row>
        <table:table-row table:style-name="ro1">
          <table:table-cell office:value-type="string" calcext:value-type="string">
            <text:p>solve_btree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.00488891449989751" calcext:value-type="float">
            <text:p>0.00488891449989751</text:p>
          </table:table-cell>
          <table:table-cell/>
          <table:table-cell table:style-name="ce5" office:value-type="float" office:value="6765" calcext:value-type="float">
            <text:p>6765</text:p>
          </table:table-cell>
          <table:table-cell table:style-name="ce11"/>
          <table:table-cell table:style-name="ce16" office:value-type="float" office:value="0.101509048199659" calcext:value-type="float">
            <text:p>0.101509048199659</text:p>
          </table:table-cell>
          <table:table-cell table:style-name="ce16" office:value-type="float" office:value="0.412446678004926" calcext:value-type="float">
            <text:p>0.412446678004926</text:p>
          </table:table-cell>
          <table:table-cell table:style-name="ce16" office:value-type="float" office:value="0.0425652218997129" calcext:value-type="float">
            <text:p>0.0425652218997129</text:p>
          </table:table-cell>
          <table:table-cell table:style-name="ce20" office:value-type="float" office:value="0.356430350501978" calcext:value-type="float">
            <text:p>0.356430350501978</text:p>
          </table:table-cell>
          <table:table-cell table:style-name="ce25" office:value-type="float" office:value="0.228481782884652" calcext:value-type="float">
            <text:p>0.228481782884652</text:p>
          </table:table-cell>
        </table:table-row>
        <table:table-row table:style-name="ro1">
          <table:table-cell office:value-type="string" calcext:value-type="string">
            <text:p>solve_sorteddict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.000500689438005793" calcext:value-type="float">
            <text:p>0.000500689438005793</text:p>
          </table:table-cell>
          <table:table-cell/>
          <table:table-cell table:style-name="ce5" office:value-type="float" office:value="10946" calcext:value-type="float">
            <text:p>10946</text:p>
          </table:table-cell>
          <table:table-cell table:style-name="ce11"/>
          <table:table-cell table:style-name="ce16" office:value-type="float" office:value="0.213177036247362" calcext:value-type="float">
            <text:p>0.213177036247362</text:p>
          </table:table-cell>
          <table:table-cell table:style-name="ce16" office:value-type="float" office:value="0.894016472993826" calcext:value-type="float">
            <text:p>0.894016472993826</text:p>
          </table:table-cell>
          <table:table-cell table:style-name="ce16" office:value-type="float" office:value="0.0717105054005515" calcext:value-type="float">
            <text:p>0.0717105054005515</text:p>
          </table:table-cell>
          <table:table-cell table:style-name="ce20" office:value-type="float" office:value="0.0881869742006529" calcext:value-type="float">
            <text:p>0.0881869742006529</text:p>
          </table:table-cell>
          <table:table-cell table:style-name="ce25" office:value-type="float" office:value="0.296053605017951" calcext:value-type="float">
            <text:p>0.296053605017951</text:p>
          </table:table-cell>
        </table:table-row>
        <table:table-row table:style-name="ro1">
          <table:table-cell office:value-type="string" calcext:value-type="string">
            <text:p>solve_heapq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.000130245483000181" calcext:value-type="float">
            <text:p>0.000130245483000181</text:p>
          </table:table-cell>
          <table:table-cell/>
          <table:table-cell table:style-name="ce5" office:value-type="float" office:value="17711" calcext:value-type="float">
            <text:p>17711</text:p>
          </table:table-cell>
          <table:table-cell table:style-name="ce11"/>
          <table:table-cell table:style-name="ce16" office:value-type="float" office:value="0.465901599949575" calcext:value-type="float">
            <text:p>0.465901599949575</text:p>
          </table:table-cell>
          <table:table-cell table:style-name="Pivot_20_Table_20_Value"/>
          <table:table-cell table:style-name="ce16" office:value-type="float" office:value="0.09856305699941" calcext:value-type="float">
            <text:p>0.09856305699941</text:p>
          </table:table-cell>
          <table:table-cell table:style-name="ce20" office:value-type="float" office:value="0.104752375002136" calcext:value-type="float">
            <text:p>0.104752375002136</text:p>
          </table:table-cell>
          <table:table-cell table:style-name="ce25" office:value-type="float" office:value="0.283779657975174" calcext:value-type="float">
            <text:p>0.283779657975174</text:p>
          </table:table-cell>
        </table:table-row>
        <table:table-row table:style-name="ro1">
          <table:table-cell office:value-type="string" calcext:value-type="string">
            <text:p>reference_solution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.0000371613284994965" calcext:value-type="float">
            <text:p>3.71613284994965E-05</text:p>
          </table:table-cell>
          <table:table-cell/>
          <table:table-cell table:style-name="ce5" office:value-type="float" office:value="28657" calcext:value-type="float">
            <text:p>28657</text:p>
          </table:table-cell>
          <table:table-cell table:style-name="ce11"/>
          <table:table-cell table:style-name="ce16" office:value-type="float" office:value="0.0544634681995376" calcext:value-type="float">
            <text:p>0.0544634681995376</text:p>
          </table:table-cell>
          <table:table-cell table:style-name="Pivot_20_Table_20_Value"/>
          <table:table-cell table:style-name="ce16" office:value-type="float" office:value="0.146377357501478" calcext:value-type="float">
            <text:p>0.146377357501478</text:p>
          </table:table-cell>
          <table:table-cell table:style-name="ce20" office:value-type="float" office:value="0.157598760000838" calcext:value-type="float">
            <text:p>0.157598760000838</text:p>
          </table:table-cell>
          <table:table-cell table:style-name="ce25" office:value-type="float" office:value="0.119479861900618" calcext:value-type="float">
            <text:p>0.119479861900618</text:p>
          </table:table-cell>
        </table:table-row>
        <table:table-row table:style-name="ro1">
          <table:table-cell office:value-type="string" calcext:value-type="string">
            <text:p>bruteforce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.0000806896601992776" calcext:value-type="float">
            <text:p>8.06896601992776E-05</text:p>
          </table:table-cell>
          <table:table-cell/>
          <table:table-cell table:style-name="ce5" office:value-type="float" office:value="46368" calcext:value-type="float">
            <text:p>46368</text:p>
          </table:table-cell>
          <table:table-cell table:style-name="ce11"/>
          <table:table-cell table:style-name="ce16" office:value-type="float" office:value="0.092406027999823" calcext:value-type="float">
            <text:p>0.092406027999823</text:p>
          </table:table-cell>
          <table:table-cell table:style-name="Pivot_20_Table_20_Value"/>
          <table:table-cell table:style-name="ce16" office:value-type="float" office:value="0.245499725002446" calcext:value-type="float">
            <text:p>0.245499725002446</text:p>
          </table:table-cell>
          <table:table-cell table:style-name="ce20" office:value-type="float" office:value="0.261099648996606" calcext:value-type="float">
            <text:p>0.261099648996606</text:p>
          </table:table-cell>
          <table:table-cell table:style-name="ce25" office:value-type="float" office:value="0.199668467332958" calcext:value-type="float">
            <text:p>0.199668467332958</text:p>
          </table:table-cell>
        </table:table-row>
        <table:table-row table:style-name="ro1">
          <table:table-cell office:value-type="string" calcext:value-type="string">
            <text:p>solve_btree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00855051523991278" calcext:value-type="float">
            <text:p>0.00855051523991278</text:p>
          </table:table-cell>
          <table:table-cell/>
          <table:table-cell table:style-name="ce5" office:value-type="float" office:value="75025" calcext:value-type="float">
            <text:p>75025</text:p>
          </table:table-cell>
          <table:table-cell table:style-name="ce11"/>
          <table:table-cell table:style-name="ce16" office:value-type="float" office:value="0.144882732500264" calcext:value-type="float">
            <text:p>0.144882732500264</text:p>
          </table:table-cell>
          <table:table-cell table:style-name="Pivot_20_Table_20_Value"/>
          <table:table-cell table:style-name="ce16" office:value-type="float" office:value="0.314005628002633" calcext:value-type="float">
            <text:p>0.314005628002633</text:p>
          </table:table-cell>
          <table:table-cell table:style-name="ce20" office:value-type="float" office:value="0.330775747999724" calcext:value-type="float">
            <text:p>0.330775747999724</text:p>
          </table:table-cell>
          <table:table-cell table:style-name="ce25" office:value-type="float" office:value="0.263221369500873" calcext:value-type="float">
            <text:p>0.263221369500873</text:p>
          </table:table-cell>
        </table:table-row>
        <table:table-row table:style-name="ro1">
          <table:table-cell office:value-type="string" calcext:value-type="string">
            <text:p>solve_sorteddict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000650351725998917" calcext:value-type="float">
            <text:p>0.000650351725998917</text:p>
          </table:table-cell>
          <table:table-cell/>
          <table:table-cell table:style-name="ce5" office:value-type="float" office:value="121393" calcext:value-type="float">
            <text:p>121393</text:p>
          </table:table-cell>
          <table:table-cell table:style-name="ce11"/>
          <table:table-cell table:style-name="ce16" office:value-type="float" office:value="0.287647589000699" calcext:value-type="float">
            <text:p>0.287647589000699</text:p>
          </table:table-cell>
          <table:table-cell table:style-name="Pivot_20_Table_20_Value"/>
          <table:table-cell table:style-name="ce16" office:value-type="float" office:value="0.56170120400202" calcext:value-type="float">
            <text:p>0.56170120400202</text:p>
          </table:table-cell>
          <table:table-cell table:style-name="ce20" office:value-type="float" office:value="0.70424726499914" calcext:value-type="float">
            <text:p>0.70424726499914</text:p>
          </table:table-cell>
          <table:table-cell table:style-name="ce25" office:value-type="float" office:value="0.517865352667286" calcext:value-type="float">
            <text:p>0.517865352667286</text:p>
          </table:table-cell>
        </table:table-row>
        <table:table-row table:style-name="ro1">
          <table:table-cell office:value-type="string" calcext:value-type="string">
            <text:p>solve_heapq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000221629207997466" calcext:value-type="float">
            <text:p>0.000221629207997466</text:p>
          </table:table-cell>
          <table:table-cell/>
          <table:table-cell table:style-name="ce6" office:value-type="float" office:value="196418" calcext:value-type="float">
            <text:p>196418</text:p>
          </table:table-cell>
          <table:table-cell table:style-name="ce12"/>
          <table:table-cell table:style-name="ce18" office:value-type="float" office:value="0.583980918003363" calcext:value-type="float">
            <text:p>0.583980918003363</text:p>
          </table:table-cell>
          <table:table-cell table:style-name="ce17" table:number-columns-repeated="2"/>
          <table:table-cell table:style-name="ce21"/>
          <table:table-cell table:style-name="ce26" office:value-type="float" office:value="0.583980918003363" calcext:value-type="float">
            <text:p>0.583980918003363</text:p>
          </table:table-cell>
        </table:table-row>
        <table:table-row table:style-name="ro1">
          <table:table-cell office:value-type="string" calcext:value-type="string">
            <text:p>reference_solution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0000583400364004774" calcext:value-type="float">
            <text:p>5.834003640047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uteforce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000615517151993117" calcext:value-type="float">
            <text:p>0.0006155171519931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btree</text:p>
          </table:table-cell>
          <table:table-cell office:value-type="float" office:value="13" calcext:value-type="float">
            <text:p>13</text:p>
          </table:table-cell>
          <table:table-cell office:value-type="float" office:value="4096" calcext:value-type="float">
            <text:p>4096</text:p>
          </table:table-cell>
          <table:table-cell office:value-type="float" office:value="0.0120262465999986" calcext:value-type="float">
            <text:p>0.01202624659999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sorteddict</text:p>
          </table:table-cell>
          <table:table-cell office:value-type="float" office:value="13" calcext:value-type="float">
            <text:p>13</text:p>
          </table:table-cell>
          <table:table-cell office:value-type="float" office:value="4096" calcext:value-type="float">
            <text:p>4096</text:p>
          </table:table-cell>
          <table:table-cell office:value-type="float" office:value="0.000939662871998735" calcext:value-type="float">
            <text:p>0.0009396628719987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heapq</text:p>
          </table:table-cell>
          <table:table-cell office:value-type="float" office:value="13" calcext:value-type="float">
            <text:p>13</text:p>
          </table:table-cell>
          <table:table-cell office:value-type="float" office:value="4096" calcext:value-type="float">
            <text:p>4096</text:p>
          </table:table-cell>
          <table:table-cell office:value-type="float" office:value="0.000278066391998436" calcext:value-type="float">
            <text:p>0.0002780663919984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ference_solution</text:p>
          </table:table-cell>
          <table:table-cell office:value-type="float" office:value="13" calcext:value-type="float">
            <text:p>13</text:p>
          </table:table-cell>
          <table:table-cell office:value-type="float" office:value="4096" calcext:value-type="float">
            <text:p>4096</text:p>
          </table:table-cell>
          <table:table-cell office:value-type="float" office:value="0.0000885732767987065" calcext:value-type="float">
            <text:p>8.8573276798706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uteforce</text:p>
          </table:table-cell>
          <table:table-cell office:value-type="float" office:value="13" calcext:value-type="float">
            <text:p>13</text:p>
          </table:table-cell>
          <table:table-cell office:value-type="float" office:value="4096" calcext:value-type="float">
            <text:p>4096</text:p>
          </table:table-cell>
          <table:table-cell office:value-type="float" office:value="0.0212092070003564" calcext:value-type="float">
            <text:p>0.02120920700035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btree</text:p>
          </table:table-cell>
          <table:table-cell office:value-type="float" office:value="21" calcext:value-type="float">
            <text:p>2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0206202068002312" calcext:value-type="float">
            <text:p>0.02062020680023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sorteddict</text:p>
          </table:table-cell>
          <table:table-cell office:value-type="float" office:value="21" calcext:value-type="float">
            <text:p>2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00144631556002423" calcext:value-type="float">
            <text:p>0.001446315560024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heapq</text:p>
          </table:table-cell>
          <table:table-cell office:value-type="float" office:value="21" calcext:value-type="float">
            <text:p>2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000661060118000023" calcext:value-type="float">
            <text:p>0.0006610601180000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ference_solution</text:p>
          </table:table-cell>
          <table:table-cell office:value-type="float" office:value="21" calcext:value-type="float">
            <text:p>2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000146107629003382" calcext:value-type="float">
            <text:p>0.0001461076290033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uteforce</text:p>
          </table:table-cell>
          <table:table-cell office:value-type="float" office:value="21" calcext:value-type="float">
            <text:p>2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4.30276744299772" calcext:value-type="float">
            <text:p>4.302767442997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btree</text:p>
          </table:table-cell>
          <table:table-cell office:value-type="float" office:value="34" calcext:value-type="float">
            <text:p>34</text:p>
          </table:table-cell>
          <table:table-cell office:value-type="float" office:value="8589934592" calcext:value-type="float">
            <text:p>8589934592</text:p>
          </table:table-cell>
          <table:table-cell office:value-type="float" office:value="0.023519246399519" calcext:value-type="float">
            <text:p>0.0235192463995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sorteddict</text:p>
          </table:table-cell>
          <table:table-cell office:value-type="float" office:value="34" calcext:value-type="float">
            <text:p>34</text:p>
          </table:table-cell>
          <table:table-cell office:value-type="float" office:value="8589934592" calcext:value-type="float">
            <text:p>8589934592</text:p>
          </table:table-cell>
          <table:table-cell office:value-type="float" office:value="0.00165505368502636" calcext:value-type="float">
            <text:p>0.001655053685026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heapq</text:p>
          </table:table-cell>
          <table:table-cell office:value-type="float" office:value="34" calcext:value-type="float">
            <text:p>34</text:p>
          </table:table-cell>
          <table:table-cell office:value-type="float" office:value="8589934592" calcext:value-type="float">
            <text:p>8589934592</text:p>
          </table:table-cell>
          <table:table-cell office:value-type="float" office:value="0.00102468482000404" calcext:value-type="float">
            <text:p>0.001024684820004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ference_solution</text:p>
          </table:table-cell>
          <table:table-cell office:value-type="float" office:value="34" calcext:value-type="float">
            <text:p>34</text:p>
          </table:table-cell>
          <table:table-cell office:value-type="float" office:value="8589934592" calcext:value-type="float">
            <text:p>8589934592</text:p>
          </table:table-cell>
          <table:table-cell office:value-type="float" office:value="0.000190211044500757" calcext:value-type="float">
            <text:p>0.0001902110445007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btree</text:p>
          </table:table-cell>
          <table:table-cell office:value-type="float" office:value="55" calcext:value-type="float">
            <text:p>55</text:p>
          </table:table-cell>
          <table:table-cell office:value-type="float" office:value="1.8014E+016" calcext:value-type="float">
            <text:p>1.8014E+016</text:p>
          </table:table-cell>
          <table:table-cell office:value-type="float" office:value="0.0389858103000734" calcext:value-type="float">
            <text:p>0.03898581030007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sorteddict</text:p>
          </table:table-cell>
          <table:table-cell office:value-type="float" office:value="55" calcext:value-type="float">
            <text:p>55</text:p>
          </table:table-cell>
          <table:table-cell office:value-type="float" office:value="1.8014E+016" calcext:value-type="float">
            <text:p>1.8014E+016</text:p>
          </table:table-cell>
          <table:table-cell office:value-type="float" office:value="0.00278132047002146" calcext:value-type="float">
            <text:p>0.002781320470021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heapq</text:p>
          </table:table-cell>
          <table:table-cell office:value-type="float" office:value="55" calcext:value-type="float">
            <text:p>55</text:p>
          </table:table-cell>
          <table:table-cell office:value-type="float" office:value="1.8014E+016" calcext:value-type="float">
            <text:p>1.8014E+016</text:p>
          </table:table-cell>
          <table:table-cell office:value-type="float" office:value="0.00209133161995851" calcext:value-type="float">
            <text:p>0.002091331619958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ference_solution</text:p>
          </table:table-cell>
          <table:table-cell office:value-type="float" office:value="55" calcext:value-type="float">
            <text:p>55</text:p>
          </table:table-cell>
          <table:table-cell office:value-type="float" office:value="1.8014E+016" calcext:value-type="float">
            <text:p>1.8014E+016</text:p>
          </table:table-cell>
          <table:table-cell office:value-type="float" office:value="0.00042954380599258" calcext:value-type="float">
            <text:p>0.000429543805992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btree</text:p>
          </table:table-cell>
          <table:table-cell office:value-type="float" office:value="89" calcext:value-type="float">
            <text:p>89</text:p>
          </table:table-cell>
          <table:table-cell office:value-type="float" office:value="3.0949E+026" calcext:value-type="float">
            <text:p>3.0949E+026</text:p>
          </table:table-cell>
          <table:table-cell office:value-type="float" office:value="0.100755071800086" calcext:value-type="float">
            <text:p>0.1007550718000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sorteddict</text:p>
          </table:table-cell>
          <table:table-cell office:value-type="float" office:value="89" calcext:value-type="float">
            <text:p>89</text:p>
          </table:table-cell>
          <table:table-cell office:value-type="float" office:value="3.0949E+026" calcext:value-type="float">
            <text:p>3.0949E+026</text:p>
          </table:table-cell>
          <table:table-cell office:value-type="float" office:value="0.00483356380005716" calcext:value-type="float">
            <text:p>0.004833563800057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heapq</text:p>
          </table:table-cell>
          <table:table-cell office:value-type="float" office:value="89" calcext:value-type="float">
            <text:p>89</text:p>
          </table:table-cell>
          <table:table-cell office:value-type="float" office:value="3.0949E+026" calcext:value-type="float">
            <text:p>3.0949E+026</text:p>
          </table:table-cell>
          <table:table-cell office:value-type="float" office:value="0.00494685553989257" calcext:value-type="float">
            <text:p>0.004946855539892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ference_solution</text:p>
          </table:table-cell>
          <table:table-cell office:value-type="float" office:value="89" calcext:value-type="float">
            <text:p>89</text:p>
          </table:table-cell>
          <table:table-cell office:value-type="float" office:value="3.0949E+026" calcext:value-type="float">
            <text:p>3.0949E+026</text:p>
          </table:table-cell>
          <table:table-cell office:value-type="float" office:value="0.000722141766003915" calcext:value-type="float">
            <text:p>0.0007221417660039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btree</text:p>
          </table:table-cell>
          <table:table-cell office:value-type="float" office:value="144" calcext:value-type="float">
            <text:p>144</text:p>
          </table:table-cell>
          <table:table-cell office:value-type="float" office:value="1.115E+043" calcext:value-type="float">
            <text:p>1.115E+043</text:p>
          </table:table-cell>
          <table:table-cell office:value-type="float" office:value="0.103617299999314" calcext:value-type="float">
            <text:p>0.1036172999993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sorteddict</text:p>
          </table:table-cell>
          <table:table-cell office:value-type="float" office:value="144" calcext:value-type="float">
            <text:p>144</text:p>
          </table:table-cell>
          <table:table-cell office:value-type="float" office:value="1.115E+043" calcext:value-type="float">
            <text:p>1.115E+043</text:p>
          </table:table-cell>
          <table:table-cell office:value-type="float" office:value="0.00695957593998173" calcext:value-type="float">
            <text:p>0.006959575939981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heapq</text:p>
          </table:table-cell>
          <table:table-cell office:value-type="float" office:value="144" calcext:value-type="float">
            <text:p>144</text:p>
          </table:table-cell>
          <table:table-cell office:value-type="float" office:value="1.115E+043" calcext:value-type="float">
            <text:p>1.115E+043</text:p>
          </table:table-cell>
          <table:table-cell office:value-type="float" office:value="0.0112194031000399" calcext:value-type="float">
            <text:p>0.01121940310003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ference_solution</text:p>
          </table:table-cell>
          <table:table-cell office:value-type="float" office:value="144" calcext:value-type="float">
            <text:p>144</text:p>
          </table:table-cell>
          <table:table-cell office:value-type="float" office:value="1.115E+043" calcext:value-type="float">
            <text:p>1.115E+043</text:p>
          </table:table-cell>
          <table:table-cell office:value-type="float" office:value="0.00137475384999561" calcext:value-type="float">
            <text:p>0.001374753849995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btree</text:p>
          </table:table-cell>
          <table:table-cell office:value-type="float" office:value="233" calcext:value-type="float">
            <text:p>233</text:p>
          </table:table-cell>
          <table:table-cell office:value-type="float" office:value="6.9017E+069" calcext:value-type="float">
            <text:p>6.9017E+069</text:p>
          </table:table-cell>
          <table:table-cell office:value-type="float" office:value="0.178095530500286" calcext:value-type="float">
            <text:p>0.1780955305002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sorteddict</text:p>
          </table:table-cell>
          <table:table-cell office:value-type="float" office:value="233" calcext:value-type="float">
            <text:p>233</text:p>
          </table:table-cell>
          <table:table-cell office:value-type="float" office:value="6.9017E+069" calcext:value-type="float">
            <text:p>6.9017E+069</text:p>
          </table:table-cell>
          <table:table-cell office:value-type="float" office:value="0.0103060826502769" calcext:value-type="float">
            <text:p>0.01030608265027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heapq</text:p>
          </table:table-cell>
          <table:table-cell office:value-type="float" office:value="233" calcext:value-type="float">
            <text:p>233</text:p>
          </table:table-cell>
          <table:table-cell office:value-type="float" office:value="6.9017E+069" calcext:value-type="float">
            <text:p>6.9017E+069</text:p>
          </table:table-cell>
          <table:table-cell office:value-type="float" office:value="0.0184236482498818" calcext:value-type="float">
            <text:p>0.01842364824988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ference_solution</text:p>
          </table:table-cell>
          <table:table-cell office:value-type="float" office:value="233" calcext:value-type="float">
            <text:p>233</text:p>
          </table:table-cell>
          <table:table-cell office:value-type="float" office:value="6.9017E+069" calcext:value-type="float">
            <text:p>6.9017E+069</text:p>
          </table:table-cell>
          <table:table-cell office:value-type="float" office:value="0.00275397503995919" calcext:value-type="float">
            <text:p>0.002753975039959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btree</text:p>
          </table:table-cell>
          <table:table-cell office:value-type="float" office:value="377" calcext:value-type="float">
            <text:p>377</text:p>
          </table:table-cell>
          <table:table-cell office:value-type="float" office:value="1.5391E+113" calcext:value-type="float">
            <text:p>1.5391E+113</text:p>
          </table:table-cell>
          <table:table-cell office:value-type="float" office:value="0.503491536001093" calcext:value-type="float">
            <text:p>0.5034915360010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sorteddict</text:p>
          </table:table-cell>
          <table:table-cell office:value-type="float" office:value="377" calcext:value-type="float">
            <text:p>377</text:p>
          </table:table-cell>
          <table:table-cell office:value-type="float" office:value="1.5391E+113" calcext:value-type="float">
            <text:p>1.5391E+113</text:p>
          </table:table-cell>
          <table:table-cell office:value-type="float" office:value="0.0241387071997451" calcext:value-type="float">
            <text:p>0.02413870719974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heapq</text:p>
          </table:table-cell>
          <table:table-cell office:value-type="float" office:value="377" calcext:value-type="float">
            <text:p>377</text:p>
          </table:table-cell>
          <table:table-cell office:value-type="float" office:value="1.5391E+113" calcext:value-type="float">
            <text:p>1.5391E+113</text:p>
          </table:table-cell>
          <table:table-cell office:value-type="float" office:value="0.0597701687991503" calcext:value-type="float">
            <text:p>0.05977016879915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ference_solution</text:p>
          </table:table-cell>
          <table:table-cell office:value-type="float" office:value="377" calcext:value-type="float">
            <text:p>377</text:p>
          </table:table-cell>
          <table:table-cell office:value-type="float" office:value="1.5391E+113" calcext:value-type="float">
            <text:p>1.5391E+113</text:p>
          </table:table-cell>
          <table:table-cell office:value-type="float" office:value="0.00716275046012015" calcext:value-type="float">
            <text:p>0.007162750460120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sorteddict</text:p>
          </table:table-cell>
          <table:table-cell office:value-type="float" office:value="610" calcext:value-type="float">
            <text:p>610</text:p>
          </table:table-cell>
          <table:table-cell office:value-type="float" office:value="2.1246E+183" calcext:value-type="float">
            <text:p>2.1246E+183</text:p>
          </table:table-cell>
          <table:table-cell office:value-type="float" office:value="0.0473552545998246" calcext:value-type="float">
            <text:p>0.04735525459982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heapq</text:p>
          </table:table-cell>
          <table:table-cell office:value-type="float" office:value="610" calcext:value-type="float">
            <text:p>610</text:p>
          </table:table-cell>
          <table:table-cell office:value-type="float" office:value="2.1246E+183" calcext:value-type="float">
            <text:p>2.1246E+183</text:p>
          </table:table-cell>
          <table:table-cell office:value-type="float" office:value="0.141222364600981" calcext:value-type="float">
            <text:p>0.1412223646009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ference_solution</text:p>
          </table:table-cell>
          <table:table-cell office:value-type="float" office:value="610" calcext:value-type="float">
            <text:p>610</text:p>
          </table:table-cell>
          <table:table-cell office:value-type="float" office:value="2.1246E+183" calcext:value-type="float">
            <text:p>2.1246E+183</text:p>
          </table:table-cell>
          <table:table-cell office:value-type="float" office:value="0.00899056916008703" calcext:value-type="float">
            <text:p>0.008990569160087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sorteddict</text:p>
          </table:table-cell>
          <table:table-cell office:value-type="float" office:value="987" calcext:value-type="float">
            <text:p>987</text:p>
          </table:table-cell>
          <table:table-cell office:value-type="float" office:value="6.54E+296" calcext:value-type="float">
            <text:p>6.54E+296</text:p>
          </table:table-cell>
          <table:table-cell office:value-type="float" office:value="0.0593537545995787" calcext:value-type="float">
            <text:p>0.05935375459957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heapq</text:p>
          </table:table-cell>
          <table:table-cell office:value-type="float" office:value="987" calcext:value-type="float">
            <text:p>987</text:p>
          </table:table-cell>
          <table:table-cell office:value-type="float" office:value="6.54E+296" calcext:value-type="float">
            <text:p>6.54E+296</text:p>
          </table:table-cell>
          <table:table-cell office:value-type="float" office:value="0.123730896000779" calcext:value-type="float">
            <text:p>0.1237308960007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ference_solution</text:p>
          </table:table-cell>
          <table:table-cell office:value-type="float" office:value="987" calcext:value-type="float">
            <text:p>987</text:p>
          </table:table-cell>
          <table:table-cell office:value-type="float" office:value="6.54E+296" calcext:value-type="float">
            <text:p>6.54E+296</text:p>
          </table:table-cell>
          <table:table-cell office:value-type="float" office:value="0.0206599794997601" calcext:value-type="float">
            <text:p>0.02065997949976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sorteddict</text:p>
          </table:table-cell>
          <table:table-cell office:value-type="float" office:value="1597" calcext:value-type="float">
            <text:p>1597</text:p>
          </table:table-cell>
          <table:table-cell table:style-name="ce1" office:value-type="string" calcext:value-type="string">
            <text:p>2.7789e+480</text:p>
          </table:table-cell>
          <table:table-cell office:value-type="float" office:value="0.0885260007999023" calcext:value-type="float">
            <text:p>0.08852600079990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heapq</text:p>
          </table:table-cell>
          <table:table-cell office:value-type="float" office:value="1597" calcext:value-type="float">
            <text:p>1597</text:p>
          </table:table-cell>
          <table:table-cell table:style-name="ce1" office:value-type="string" calcext:value-type="string">
            <text:p>2.7789e+480</text:p>
          </table:table-cell>
          <table:table-cell office:value-type="float" office:value="0.1834279374998" calcext:value-type="float">
            <text:p>0.18342793749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ference_solution</text:p>
          </table:table-cell>
          <table:table-cell office:value-type="float" office:value="1597" calcext:value-type="float">
            <text:p>1597</text:p>
          </table:table-cell>
          <table:table-cell table:style-name="ce1" office:value-type="string" calcext:value-type="string">
            <text:p>2.7789e+480</text:p>
          </table:table-cell>
          <table:table-cell office:value-type="float" office:value="0.0268105318995367" calcext:value-type="float">
            <text:p>0.02681053189953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sorteddict</text:p>
          </table:table-cell>
          <table:table-cell office:value-type="float" office:value="2584" calcext:value-type="float">
            <text:p>2584</text:p>
          </table:table-cell>
          <table:table-cell table:style-name="ce1" office:value-type="string" calcext:value-type="string">
            <text:p>3.6348e+777</text:p>
          </table:table-cell>
          <table:table-cell office:value-type="float" office:value="0.135962537999148" calcext:value-type="float">
            <text:p>0.1359625379991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heapq</text:p>
          </table:table-cell>
          <table:table-cell office:value-type="float" office:value="2584" calcext:value-type="float">
            <text:p>2584</text:p>
          </table:table-cell>
          <table:table-cell table:style-name="ce1" office:value-type="string" calcext:value-type="string">
            <text:p>3.6348e+777</text:p>
          </table:table-cell>
          <table:table-cell office:value-type="float" office:value="0.294285515999945" calcext:value-type="float">
            <text:p>0.2942855159999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ference_solution</text:p>
          </table:table-cell>
          <table:table-cell office:value-type="float" office:value="2584" calcext:value-type="float">
            <text:p>2584</text:p>
          </table:table-cell>
          <table:table-cell table:style-name="ce1" office:value-type="string" calcext:value-type="string">
            <text:p>3.6348e+777</text:p>
          </table:table-cell>
          <table:table-cell office:value-type="float" office:value="0.0475685055993381" calcext:value-type="float">
            <text:p>0.04756850559933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sorteddict</text:p>
          </table:table-cell>
          <table:table-cell office:value-type="float" office:value="4181" calcext:value-type="float">
            <text:p>4181</text:p>
          </table:table-cell>
          <table:table-cell table:style-name="ce1" office:value-type="string" calcext:value-type="string">
            <text:p>2.0201e+1258</text:p>
          </table:table-cell>
          <table:table-cell office:value-type="float" office:value="0.263177415006794" calcext:value-type="float">
            <text:p>0.2631774150067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heapq</text:p>
          </table:table-cell>
          <table:table-cell office:value-type="float" office:value="4181" calcext:value-type="float">
            <text:p>4181</text:p>
          </table:table-cell>
          <table:table-cell table:style-name="ce1" office:value-type="string" calcext:value-type="string">
            <text:p>2.0201e+1258</text:p>
          </table:table-cell>
          <table:table-cell office:value-type="float" office:value="0.519851762001053" calcext:value-type="float">
            <text:p>0.5198517620010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ference_solution</text:p>
          </table:table-cell>
          <table:table-cell office:value-type="float" office:value="4181" calcext:value-type="float">
            <text:p>4181</text:p>
          </table:table-cell>
          <table:table-cell table:style-name="ce1" office:value-type="string" calcext:value-type="string">
            <text:p>2.0201e+1258</text:p>
          </table:table-cell>
          <table:table-cell office:value-type="float" office:value="0.0897906997997779" calcext:value-type="float">
            <text:p>0.08979069979977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sorteddict</text:p>
          </table:table-cell>
          <table:table-cell office:value-type="float" office:value="6765" calcext:value-type="float">
            <text:p>6765</text:p>
          </table:table-cell>
          <table:table-cell table:style-name="ce1" office:value-type="string" calcext:value-type="string">
            <text:p>1.4686e+2036</text:p>
          </table:table-cell>
          <table:table-cell office:value-type="float" office:value="0.677575325004" calcext:value-type="float">
            <text:p>0.6775753250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ference_solution</text:p>
          </table:table-cell>
          <table:table-cell office:value-type="float" office:value="6765" calcext:value-type="float">
            <text:p>6765</text:p>
          </table:table-cell>
          <table:table-cell table:style-name="ce1" office:value-type="string" calcext:value-type="string">
            <text:p>1.4686e+2036</text:p>
          </table:table-cell>
          <table:table-cell office:value-type="float" office:value="0.189321927999117" calcext:value-type="float">
            <text:p>0.1893219279991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ference_solution</text:p>
          </table:table-cell>
          <table:table-cell office:value-type="float" office:value="10946" calcext:value-type="float">
            <text:p>10946</text:p>
          </table:table-cell>
          <table:table-cell table:style-name="ce1" office:value-type="string" calcext:value-type="string">
            <text:p>5.9334e+3294</text:p>
          </table:table-cell>
          <table:table-cell office:value-type="float" office:value="0.403537966994918" calcext:value-type="float">
            <text:p>0.4035379669949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ference_solution</text:p>
          </table:table-cell>
          <table:table-cell office:value-type="float" office:value="17711" calcext:value-type="float">
            <text:p>17711</text:p>
          </table:table-cell>
          <table:table-cell table:style-name="ce1" office:value-type="string" calcext:value-type="string">
            <text:p>1.7427e+5331</text:p>
          </table:table-cell>
          <table:table-cell office:value-type="float" office:value="0.895775028999196" calcext:value-type="float">
            <text:p>0.8957750289991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sorteddict</text:p>
          </table:table-cell>
          <table:table-cell office:value-type="float" office:value="2584" calcext:value-type="float">
            <text:p>2584</text:p>
          </table:table-cell>
          <table:table-cell table:style-name="ce1" office:value-type="float" office:value="1.1411E+047" calcext:value-type="float">
            <text:p>1.14110000000000E+47</text:p>
          </table:table-cell>
          <table:table-cell office:value-type="float" office:value="0.0103402123499109" calcext:value-type="float">
            <text:p>0.01034021234991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heapq</text:p>
          </table:table-cell>
          <table:table-cell office:value-type="float" office:value="2584" calcext:value-type="float">
            <text:p>2584</text:p>
          </table:table-cell>
          <table:table-cell table:style-name="ce1" office:value-type="float" office:value="1.1411E+047" calcext:value-type="float">
            <text:p>1.14110000000000E+47</text:p>
          </table:table-cell>
          <table:table-cell office:value-type="float" office:value="0.00976399993989617" calcext:value-type="float">
            <text:p>0.009763999939896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ference_solution</text:p>
          </table:table-cell>
          <table:table-cell office:value-type="float" office:value="2584" calcext:value-type="float">
            <text:p>2584</text:p>
          </table:table-cell>
          <table:table-cell table:style-name="ce1" office:value-type="float" office:value="1.1411E+047" calcext:value-type="float">
            <text:p>1.14110000000000E+47</text:p>
          </table:table-cell>
          <table:table-cell office:value-type="float" office:value="0.00331658463997883" calcext:value-type="float">
            <text:p>0.003316584639978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btree</text:p>
          </table:table-cell>
          <table:table-cell office:value-type="float" office:value="4181" calcext:value-type="float">
            <text:p>4181</text:p>
          </table:table-cell>
          <table:table-cell table:style-name="ce1" office:value-type="float" office:value="9.5698E+076" calcext:value-type="float">
            <text:p>9.56980000000000E+76</text:p>
          </table:table-cell>
          <table:table-cell office:value-type="float" office:value="0.174857913498272" calcext:value-type="float">
            <text:p>0.1748579134982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sorteddict</text:p>
          </table:table-cell>
          <table:table-cell office:value-type="float" office:value="4181" calcext:value-type="float">
            <text:p>4181</text:p>
          </table:table-cell>
          <table:table-cell table:style-name="ce1" office:value-type="float" office:value="9.5698E+076" calcext:value-type="float">
            <text:p>9.56980000000000E+76</text:p>
          </table:table-cell>
          <table:table-cell office:value-type="float" office:value="0.0252938971498224" calcext:value-type="float">
            <text:p>0.02529389714982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heapq</text:p>
          </table:table-cell>
          <table:table-cell office:value-type="float" office:value="4181" calcext:value-type="float">
            <text:p>4181</text:p>
          </table:table-cell>
          <table:table-cell table:style-name="ce1" office:value-type="float" office:value="9.5698E+076" calcext:value-type="float">
            <text:p>9.56980000000000E+76</text:p>
          </table:table-cell>
          <table:table-cell office:value-type="float" office:value="0.0204322377998324" calcext:value-type="float">
            <text:p>0.02043223779983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ference_solution</text:p>
          </table:table-cell>
          <table:table-cell office:value-type="float" office:value="4181" calcext:value-type="float">
            <text:p>4181</text:p>
          </table:table-cell>
          <table:table-cell table:style-name="ce1" office:value-type="float" office:value="9.5698E+076" calcext:value-type="float">
            <text:p>9.56980000000000E+76</text:p>
          </table:table-cell>
          <table:table-cell office:value-type="float" office:value="0.00684904312001891" calcext:value-type="float">
            <text:p>0.006849043120018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btree</text:p>
          </table:table-cell>
          <table:table-cell office:value-type="float" office:value="6765" calcext:value-type="float">
            <text:p>6765</text:p>
          </table:table-cell>
          <table:table-cell table:style-name="ce1" office:value-type="float" office:value="2.5018E+125" calcext:value-type="float">
            <text:p>2.50180000000000E+125</text:p>
          </table:table-cell>
          <table:table-cell office:value-type="float" office:value="0.412446678004926" calcext:value-type="float">
            <text:p>0.4124466780049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sorteddict</text:p>
          </table:table-cell>
          <table:table-cell office:value-type="float" office:value="6765" calcext:value-type="float">
            <text:p>6765</text:p>
          </table:table-cell>
          <table:table-cell table:style-name="ce1" office:value-type="float" office:value="2.5018E+125" calcext:value-type="float">
            <text:p>2.50180000000000E+125</text:p>
          </table:table-cell>
          <table:table-cell office:value-type="float" office:value="0.0352853759999562" calcext:value-type="float">
            <text:p>0.03528537599995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heapq</text:p>
          </table:table-cell>
          <table:table-cell office:value-type="float" office:value="6765" calcext:value-type="float">
            <text:p>6765</text:p>
          </table:table-cell>
          <table:table-cell table:style-name="ce1" office:value-type="float" office:value="2.5018E+125" calcext:value-type="float">
            <text:p>2.50180000000000E+125</text:p>
          </table:table-cell>
          <table:table-cell office:value-type="float" office:value="0.0425652218997129" calcext:value-type="float">
            <text:p>0.04256522189971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ference_solution</text:p>
          </table:table-cell>
          <table:table-cell office:value-type="float" office:value="6765" calcext:value-type="float">
            <text:p>6765</text:p>
          </table:table-cell>
          <table:table-cell table:style-name="ce1" office:value-type="float" office:value="2.5018E+125" calcext:value-type="float">
            <text:p>2.50180000000000E+125</text:p>
          </table:table-cell>
          <table:table-cell office:value-type="float" office:value="0.0136961684002017" calcext:value-type="float">
            <text:p>0.01369616840020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btree</text:p>
          </table:table-cell>
          <table:table-cell office:value-type="float" office:value="10946" calcext:value-type="float">
            <text:p>10946</text:p>
          </table:table-cell>
          <table:table-cell table:style-name="ce1" office:value-type="float" office:value="5.4847E+203" calcext:value-type="float">
            <text:p>5.48470000000000E+203</text:p>
          </table:table-cell>
          <table:table-cell office:value-type="float" office:value="0.894016472993826" calcext:value-type="float">
            <text:p>0.8940164729938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sorteddict</text:p>
          </table:table-cell>
          <table:table-cell office:value-type="float" office:value="10946" calcext:value-type="float">
            <text:p>10946</text:p>
          </table:table-cell>
          <table:table-cell table:style-name="ce1" office:value-type="float" office:value="5.4847E+203" calcext:value-type="float">
            <text:p>5.48470000000000E+203</text:p>
          </table:table-cell>
          <table:table-cell office:value-type="float" office:value="0.0881869742006529" calcext:value-type="float">
            <text:p>0.08818697420065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heapq</text:p>
          </table:table-cell>
          <table:table-cell office:value-type="float" office:value="10946" calcext:value-type="float">
            <text:p>10946</text:p>
          </table:table-cell>
          <table:table-cell table:style-name="ce1" office:value-type="float" office:value="5.4847E+203" calcext:value-type="float">
            <text:p>5.48470000000000E+203</text:p>
          </table:table-cell>
          <table:table-cell office:value-type="float" office:value="0.0717105054005515" calcext:value-type="float">
            <text:p>0.07171050540055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ference_solution</text:p>
          </table:table-cell>
          <table:table-cell office:value-type="float" office:value="10946" calcext:value-type="float">
            <text:p>10946</text:p>
          </table:table-cell>
          <table:table-cell table:style-name="ce1" office:value-type="float" office:value="5.4847E+203" calcext:value-type="float">
            <text:p>5.48470000000000E+203</text:p>
          </table:table-cell>
          <table:table-cell office:value-type="float" office:value="0.0228161054998054" calcext:value-type="float">
            <text:p>0.02281610549980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sorteddict</text:p>
          </table:table-cell>
          <table:table-cell office:value-type="float" office:value="17711" calcext:value-type="float">
            <text:p>17711</text:p>
          </table:table-cell>
          <table:table-cell table:style-name="ce1" office:value-type="string" calcext:value-type="string">
            <text:p>3.1435e+330</text:p>
          </table:table-cell>
          <table:table-cell office:value-type="float" office:value="0.104752375002136" calcext:value-type="float">
            <text:p>0.1047523750021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heapq</text:p>
          </table:table-cell>
          <table:table-cell office:value-type="float" office:value="17711" calcext:value-type="float">
            <text:p>17711</text:p>
          </table:table-cell>
          <table:table-cell table:style-name="ce1" office:value-type="string" calcext:value-type="string">
            <text:p>3.1435e+330</text:p>
          </table:table-cell>
          <table:table-cell office:value-type="float" office:value="0.09856305699941" calcext:value-type="float">
            <text:p>0.098563056999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ference_solution</text:p>
          </table:table-cell>
          <table:table-cell office:value-type="float" office:value="17711" calcext:value-type="float">
            <text:p>17711</text:p>
          </table:table-cell>
          <table:table-cell table:style-name="ce1" office:value-type="string" calcext:value-type="string">
            <text:p>3.1435e+330</text:p>
          </table:table-cell>
          <table:table-cell office:value-type="float" office:value="0.0360281708999537" calcext:value-type="float">
            <text:p>0.03602817089995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sorteddict</text:p>
          </table:table-cell>
          <table:table-cell office:value-type="float" office:value="28657" calcext:value-type="float">
            <text:p>28657</text:p>
          </table:table-cell>
          <table:table-cell table:style-name="ce1" office:value-type="string" calcext:value-type="string">
            <text:p>3.9497e+535</text:p>
          </table:table-cell>
          <table:table-cell office:value-type="float" office:value="0.157598760000838" calcext:value-type="float">
            <text:p>0.1575987600008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heapq</text:p>
          </table:table-cell>
          <table:table-cell office:value-type="float" office:value="28657" calcext:value-type="float">
            <text:p>28657</text:p>
          </table:table-cell>
          <table:table-cell table:style-name="ce1" office:value-type="string" calcext:value-type="string">
            <text:p>3.9497e+535</text:p>
          </table:table-cell>
          <table:table-cell office:value-type="float" office:value="0.146377357501478" calcext:value-type="float">
            <text:p>0.1463773575014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ference_solution</text:p>
          </table:table-cell>
          <table:table-cell office:value-type="float" office:value="28657" calcext:value-type="float">
            <text:p>28657</text:p>
          </table:table-cell>
          <table:table-cell table:style-name="ce1" office:value-type="string" calcext:value-type="string">
            <text:p>3.9497e+535</text:p>
          </table:table-cell>
          <table:table-cell office:value-type="float" office:value="0.0544634681995376" calcext:value-type="float">
            <text:p>0.05446346819953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sorteddict</text:p>
          </table:table-cell>
          <table:table-cell office:value-type="float" office:value="46368" calcext:value-type="float">
            <text:p>46368</text:p>
          </table:table-cell>
          <table:table-cell table:style-name="ce1" office:value-type="string" calcext:value-type="string">
            <text:p>2.8443e+867</text:p>
          </table:table-cell>
          <table:table-cell office:value-type="float" office:value="0.261099648996606" calcext:value-type="float">
            <text:p>0.2610996489966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heapq</text:p>
          </table:table-cell>
          <table:table-cell office:value-type="float" office:value="46368" calcext:value-type="float">
            <text:p>46368</text:p>
          </table:table-cell>
          <table:table-cell table:style-name="ce1" office:value-type="string" calcext:value-type="string">
            <text:p>2.8443e+867</text:p>
          </table:table-cell>
          <table:table-cell office:value-type="float" office:value="0.245499725002446" calcext:value-type="float">
            <text:p>0.2454997250024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ference_solution</text:p>
          </table:table-cell>
          <table:table-cell office:value-type="float" office:value="46368" calcext:value-type="float">
            <text:p>46368</text:p>
          </table:table-cell>
          <table:table-cell table:style-name="ce1" office:value-type="string" calcext:value-type="string">
            <text:p>2.8443e+867</text:p>
          </table:table-cell>
          <table:table-cell office:value-type="float" office:value="0.092406027999823" calcext:value-type="float">
            <text:p>0.0924060279998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sorteddict</text:p>
          </table:table-cell>
          <table:table-cell office:value-type="float" office:value="75025" calcext:value-type="float">
            <text:p>75025</text:p>
          </table:table-cell>
          <table:table-cell table:style-name="ce1" office:value-type="string" calcext:value-type="string">
            <text:p>2.5737e+1404</text:p>
          </table:table-cell>
          <table:table-cell office:value-type="float" office:value="0.330775747999724" calcext:value-type="float">
            <text:p>0.3307757479997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heapq</text:p>
          </table:table-cell>
          <table:table-cell office:value-type="float" office:value="75025" calcext:value-type="float">
            <text:p>75025</text:p>
          </table:table-cell>
          <table:table-cell table:style-name="ce1" office:value-type="string" calcext:value-type="string">
            <text:p>2.5737e+1404</text:p>
          </table:table-cell>
          <table:table-cell office:value-type="float" office:value="0.314005628002633" calcext:value-type="float">
            <text:p>0.3140056280026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ference_solution</text:p>
          </table:table-cell>
          <table:table-cell office:value-type="float" office:value="75025" calcext:value-type="float">
            <text:p>75025</text:p>
          </table:table-cell>
          <table:table-cell table:style-name="ce1" office:value-type="string" calcext:value-type="string">
            <text:p>2.5737e+1404</text:p>
          </table:table-cell>
          <table:table-cell office:value-type="float" office:value="0.144882732500264" calcext:value-type="float">
            <text:p>0.1448827325002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sorteddict</text:p>
          </table:table-cell>
          <table:table-cell office:value-type="float" office:value="121393" calcext:value-type="float">
            <text:p>121393</text:p>
          </table:table-cell>
          <table:table-cell table:style-name="ce1" office:value-type="string" calcext:value-type="string">
            <text:p>1.6770e+2273</text:p>
          </table:table-cell>
          <table:table-cell office:value-type="float" office:value="0.70424726499914" calcext:value-type="float">
            <text:p>0.704247264999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e_heapq</text:p>
          </table:table-cell>
          <table:table-cell office:value-type="float" office:value="121393" calcext:value-type="float">
            <text:p>121393</text:p>
          </table:table-cell>
          <table:table-cell table:style-name="ce1" office:value-type="string" calcext:value-type="string">
            <text:p>1.6770e+2273</text:p>
          </table:table-cell>
          <table:table-cell office:value-type="float" office:value="0.56170120400202" calcext:value-type="float">
            <text:p>0.561701204002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ference_solution</text:p>
          </table:table-cell>
          <table:table-cell office:value-type="float" office:value="121393" calcext:value-type="float">
            <text:p>121393</text:p>
          </table:table-cell>
          <table:table-cell table:style-name="ce1" office:value-type="string" calcext:value-type="string">
            <text:p>1.6770e+2273</text:p>
          </table:table-cell>
          <table:table-cell office:value-type="float" office:value="0.287647589000699" calcext:value-type="float">
            <text:p>0.2876475890006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ference_solution</text:p>
          </table:table-cell>
          <table:table-cell office:value-type="float" office:value="196418" calcext:value-type="float">
            <text:p>196418</text:p>
          </table:table-cell>
          <table:table-cell table:style-name="ce1" office:value-type="string" calcext:value-type="string">
            <text:p>9.8878e+3678</text:p>
          </table:table-cell>
          <table:table-cell office:value-type="float" office:value="0.583980918003363" calcext:value-type="float">
            <text:p>0.583980918003363</text:p>
          </table:table-cell>
          <table:table-cell table:number-columns-repeated="8"/>
        </table:table-row>
      </table:table>
      <table:named-expressions/>
      <table:data-pilot-tables>
        <table:data-pilot-table table:name="DataPilot1" table:application-data="" table:target-range-address="'1,2'.F1:'1,2'.L29" table:buttons="'1,2'.F2 '1,2'.G1" table:grand-total="column" table:show-filter-button="false" table:drill-down-on-double-click="false">
          <table:source-cell-range table:cell-range-address="'1,2'.A2:'1,2'.D116"/>
          <table:data-pilot-field table:source-field-name="function" table:orientation="column" table:used-hierarchy="0" table:function="auto">
            <table:data-pilot-level table:show-empty="false" calcext:repeat-item-labels="false">
              <table:data-pilot-members>
                <table:data-pilot-member table:name="bruteforce" table:display="true" table:show-details="true"/>
                <table:data-pilot-member table:name="reference_solution" table:display="true" table:show-details="true"/>
                <table:data-pilot-member table:name="solve_btree" table:display="true" table:show-details="true"/>
                <table:data-pilot-member table:name="solve_heapq" table:display="true" table:show-details="true"/>
                <table:data-pilot-member table:name="solve_sorteddic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N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8" table:display="true" table:show-details="true"/>
                <table:data-pilot-member table:name="13" table:display="true" table:show-details="true"/>
                <table:data-pilot-member table:name="21" table:display="true" table:show-details="true"/>
                <table:data-pilot-member table:name="34" table:display="true" table:show-details="true"/>
                <table:data-pilot-member table:name="55" table:display="true" table:show-details="true"/>
                <table:data-pilot-member table:name="89" table:display="true" table:show-details="true"/>
                <table:data-pilot-member table:name="144" table:display="true" table:show-details="true"/>
                <table:data-pilot-member table:name="233" table:display="true" table:show-details="true"/>
                <table:data-pilot-member table:name="377" table:display="true" table:show-details="true"/>
                <table:data-pilot-member table:name="610" table:display="true" table:show-details="true"/>
                <table:data-pilot-member table:name="987" table:display="true" table:show-details="true"/>
                <table:data-pilot-member table:name="1597" table:display="true" table:show-details="true"/>
                <table:data-pilot-member table:name="2584" table:display="true" table:show-details="true"/>
                <table:data-pilot-member table:name="4181" table:display="true" table:show-details="true"/>
                <table:data-pilot-member table:name="6765" table:display="true" table:show-details="true"/>
                <table:data-pilot-member table:name="10946" table:display="true" table:show-details="true"/>
                <table:data-pilot-member table:name="17711" table:display="true" table:show-details="true"/>
                <table:data-pilot-member table:name="28657" table:display="true" table:show-details="true"/>
                <table:data-pilot-member table:name="46368" table:display="true" table:show-details="true"/>
                <table:data-pilot-member table:name="75025" table:display="true" table:show-details="true"/>
                <table:data-pilot-member table:name="121393" table:display="true" table:show-details="true"/>
                <table:data-pilot-member table:name="19641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me" table:orientation="data" table:used-hierarchy="0" table:function="median">
            <table:data-pilot-level table:show-empty="false" calcext:repeat-item-labels="false">
              <table:data-pilot-members>
                <table:data-pilot-member table:name="6.98354426000151E-07" table:display="true" table:show-details="true"/>
                <table:data-pilot-member table:name="8.50032705988269E-07" table:display="true" table:show-details="true"/>
                <table:data-pilot-member table:name="1.25154063000082E-06" table:display="true" table:show-details="true"/>
                <table:data-pilot-member table:name="1.25223564999033E-06" table:display="true" table:show-details="true"/>
                <table:data-pilot-member table:name="1.27097962002154E-06" table:display="true" table:show-details="true"/>
                <table:data-pilot-member table:name="1.86169953998615E-06" table:display="true" table:show-details="true"/>
                <table:data-pilot-member table:name="1.89235497000482E-06" table:display="true" table:show-details="true"/>
                <table:data-pilot-member table:name="2.05127686997002E-06" table:display="true" table:show-details="true"/>
                <table:data-pilot-member table:name="2.45947554998565E-06" table:display="true" table:show-details="true"/>
                <table:data-pilot-member table:name="2.62004574004095E-06" table:display="true" table:show-details="true"/>
                <table:data-pilot-member table:name="2.96705045002454E-06" table:display="true" table:show-details="true"/>
                <table:data-pilot-member table:name="3.07619056999101E-06" table:display="true" table:show-details="true"/>
                <table:data-pilot-member table:name="3.13903291003953E-06" table:display="true" table:show-details="true"/>
                <table:data-pilot-member table:name="3.66303484006494E-06" table:display="true" table:show-details="true"/>
                <table:data-pilot-member table:name="4.1040121599508E-06" table:display="true" table:show-details="true"/>
                <table:data-pilot-member table:name="4.74687213994912E-06" table:display="true" table:show-details="true"/>
                <table:data-pilot-member table:name="5.02367088003666E-06" table:display="true" table:show-details="true"/>
                <table:data-pilot-member table:name="5.56930817998364E-06" table:display="true" table:show-details="true"/>
                <table:data-pilot-member table:name="7.12772758008214E-06" table:display="true" table:show-details="true"/>
                <table:data-pilot-member table:name="7.42918959993403E-06" table:display="true" table:show-details="true"/>
                <table:data-pilot-member table:name="8.0918012400798E-06" table:display="true" table:show-details="true"/>
                <table:data-pilot-member table:name="8.84608306005248E-06" table:display="true" table:show-details="true"/>
                <table:data-pilot-member table:name="9.90896004004753E-06" table:display="true" table:show-details="true"/>
                <table:data-pilot-member table:name="1.12961946499127E-05" table:display="true" table:show-details="true"/>
                <table:data-pilot-member table:name="1.20677192000585E-05" table:display="true" table:show-details="true"/>
                <table:data-pilot-member table:name="1.23254654998163E-05" table:display="true" table:show-details="true"/>
                <table:data-pilot-member table:name="1.33944697001425E-05" table:display="true" table:show-details="true"/>
                <table:data-pilot-member table:name="1.42996216498432E-05" table:display="true" table:show-details="true"/>
                <table:data-pilot-member table:name="1.54141686998628E-05" table:display="true" table:show-details="true"/>
                <table:data-pilot-member table:name="1.54590679001558E-05" table:display="true" table:show-details="true"/>
                <table:data-pilot-member table:name="1.73377016999439E-05" table:display="true" table:show-details="true"/>
                <table:data-pilot-member table:name="2.01172013999894E-05" table:display="true" table:show-details="true"/>
                <table:data-pilot-member table:name="2.25290440997924E-05" table:display="true" table:show-details="true"/>
                <table:data-pilot-member table:name="2.26860939998005E-05" table:display="true" table:show-details="true"/>
                <table:data-pilot-member table:name="2.37038867999217E-05" table:display="true" table:show-details="true"/>
                <table:data-pilot-member table:name="2.45164353000291E-05" table:display="true" table:show-details="true"/>
                <table:data-pilot-member table:name="3.46726445997774E-05" table:display="true" table:show-details="true"/>
                <table:data-pilot-member table:name="3.54245340000489E-05" table:display="true" table:show-details="true"/>
                <table:data-pilot-member table:name="3.5655408599996E-05" table:display="true" table:show-details="true"/>
                <table:data-pilot-member table:name="3.91062431001046E-05" table:display="true" table:show-details="true"/>
                <table:data-pilot-member table:name="5.13363188001676E-05" table:display="true" table:show-details="true"/>
                <table:data-pilot-member table:name="5.60016433999408E-05" table:display="true" table:show-details="true"/>
                <table:data-pilot-member table:name="5.65917492000153E-05" table:display="true" table:show-details="true"/>
                <table:data-pilot-member table:name="6.27325791996555E-05" table:display="true" table:show-details="true"/>
                <table:data-pilot-member table:name="8.76313839995419E-05" table:display="true" table:show-details="true"/>
                <table:data-pilot-member table:name="9.0308555799129E-05" table:display="true" table:show-details="true"/>
                <table:data-pilot-member table:name="0.000102462602499145" table:display="true" table:show-details="true"/>
                <table:data-pilot-member table:name="0.000103062256999692" table:display="true" table:show-details="true"/>
                <table:data-pilot-member table:name="0.000136830622501293" table:display="true" table:show-details="true"/>
                <table:data-pilot-member table:name="0.000149755124501098" table:display="true" table:show-details="true"/>
                <table:data-pilot-member table:name="0.000162852613502764" table:display="true" table:show-details="true"/>
                <table:data-pilot-member table:name="0.000175582335501531" table:display="true" table:show-details="true"/>
                <table:data-pilot-member table:name="0.000211162708001211" table:display="true" table:show-details="true"/>
                <table:data-pilot-member table:name="0.000214932784998382" table:display="true" table:show-details="true"/>
                <table:data-pilot-member table:name="0.000253839731005428" table:display="true" table:show-details="true"/>
                <table:data-pilot-member table:name="0.000269219970999984" table:display="true" table:show-details="true"/>
                <table:data-pilot-member table:name="0.000323639788002765" table:display="true" table:show-details="true"/>
                <table:data-pilot-member table:name="0.000333999693997612" table:display="true" table:show-details="true"/>
                <table:data-pilot-member table:name="0.000409979047995876" table:display="true" table:show-details="true"/>
                <table:data-pilot-member table:name="0.000540165446000174" table:display="true" table:show-details="true"/>
                <table:data-pilot-member table:name="0.000661091333997319" table:display="true" table:show-details="true"/>
                <table:data-pilot-member table:name="0.000681795116004651" table:display="true" table:show-details="true"/>
                <table:data-pilot-member table:name="0.000803185910001048" table:display="true" table:show-details="true"/>
                <table:data-pilot-member table:name="0.000833130516009987" table:display="true" table:show-details="true"/>
                <table:data-pilot-member table:name="0.000895340229995782" table:display="true" table:show-details="true"/>
                <table:data-pilot-member table:name="0.000960594115997083" table:display="true" table:show-details="true"/>
                <table:data-pilot-member table:name="0.0012005190200216" table:display="true" table:show-details="true"/>
                <table:data-pilot-member table:name="0.00120137966499897" table:display="true" table:show-details="true"/>
                <table:data-pilot-member table:name="0.00156884361502307" table:display="true" table:show-details="true"/>
                <table:data-pilot-member table:name="0.00181391670499579" table:display="true" table:show-details="true"/>
                <table:data-pilot-member table:name="0.00208001779006736" table:display="true" table:show-details="true"/>
                <table:data-pilot-member table:name="0.00235246136995556" table:display="true" table:show-details="true"/>
                <table:data-pilot-member table:name="0.00263886405999074" table:display="true" table:show-details="true"/>
                <table:data-pilot-member table:name="0.00301815909995639" table:display="true" table:show-details="true"/>
                <table:data-pilot-member table:name="0.00343864037997264" table:display="true" table:show-details="true"/>
                <table:data-pilot-member table:name="0.00432417677991907" table:display="true" table:show-details="true"/>
                <table:data-pilot-member table:name="0.0044945915399876" table:display="true" table:show-details="true"/>
                <table:data-pilot-member table:name="0.00456643814002746" table:display="true" table:show-details="true"/>
                <table:data-pilot-member table:name="0.00463969094002096" table:display="true" table:show-details="true"/>
                <table:data-pilot-member table:name="0.00495317071996396" table:display="true" table:show-details="true"/>
                <table:data-pilot-member table:name="0.0052056213200558" table:display="true" table:show-details="true"/>
                <table:data-pilot-member table:name="0.00663449857995147" table:display="true" table:show-details="true"/>
                <table:data-pilot-member table:name="0.00895823437997024" table:display="true" table:show-details="true"/>
                <table:data-pilot-member table:name="0.00927892589999829" table:display="true" table:show-details="true"/>
                <table:data-pilot-member table:name="0.00947196947992779" table:display="true" table:show-details="true"/>
                <table:data-pilot-member table:name="0.0104778651999368" table:display="true" table:show-details="true"/>
                <table:data-pilot-member table:name="0.013384038300137" table:display="true" table:show-details="true"/>
                <table:data-pilot-member table:name="0.0139396067497728" table:display="true" table:show-details="true"/>
                <table:data-pilot-member table:name="0.0145957905999239" table:display="true" table:show-details="true"/>
                <table:data-pilot-member table:name="0.0178232897000271" table:display="true" table:show-details="true"/>
                <table:data-pilot-member table:name="0.0184286718002113" table:display="true" table:show-details="true"/>
                <table:data-pilot-member table:name="0.0276870058005443" table:display="true" table:show-details="true"/>
                <table:data-pilot-member table:name="0.0287839615004486" table:display="true" table:show-details="true"/>
                <table:data-pilot-member table:name="0.0291830506001133" table:display="true" table:show-details="true"/>
                <table:data-pilot-member table:name="0.0338602234995051" table:display="true" table:show-details="true"/>
                <table:data-pilot-member table:name="0.0502403015998425" table:display="true" table:show-details="true"/>
                <table:data-pilot-member table:name="0.0559411946000182" table:display="true" table:show-details="true"/>
                <table:data-pilot-member table:name="0.0573416737999651" table:display="true" table:show-details="true"/>
                <table:data-pilot-member table:name="0.0593768334001652" table:display="true" table:show-details="true"/>
                <table:data-pilot-member table:name="0.088967493599921" table:display="true" table:show-details="true"/>
                <table:data-pilot-member table:name="0.10429286949875" table:display="true" table:show-details="true"/>
                <table:data-pilot-member table:name="0.117274805499619" table:display="true" table:show-details="true"/>
                <table:data-pilot-member table:name="0.144993101501314" table:display="true" table:show-details="true"/>
                <table:data-pilot-member table:name="0.165574843998911" table:display="true" table:show-details="true"/>
                <table:data-pilot-member table:name="0.184348471499106" table:display="true" table:show-details="true"/>
                <table:data-pilot-member table:name="0.245951058997889" table:display="true" table:show-details="true"/>
                <table:data-pilot-member table:name="0.259713521998492" table:display="true" table:show-details="true"/>
                <table:data-pilot-member table:name="0.309755050999229" table:display="true" table:show-details="true"/>
                <table:data-pilot-member table:name="0.347716355005105" table:display="true" table:show-details="true"/>
                <table:data-pilot-member table:name="0.567261407995829" table:display="true" table:show-details="true"/>
                <table:data-pilot-member table:name="0.599180263998278" table:display="true" table:show-details="true"/>
                <table:data-pilot-member table:name="0.612247982004192" table:display="true" table:show-details="true"/>
                <table:data-pilot-member table:name="0.702197637998324" table:display="true" table:show-details="true"/>
                <table:data-pilot-member table:name="13.357205031003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1,3,5'.F1:'1,3,5'.L29" table:buttons="'1,3,5'.F2 '1,3,5'.G1" table:grand-total="column" table:show-filter-button="false" table:drill-down-on-double-click="false">
          <table:source-cell-range table:cell-range-address="'1,3,5'.A2:'1,3,5'.D116"/>
          <table:data-pilot-field table:source-field-name="function" table:orientation="column" table:used-hierarchy="0" table:function="auto">
            <table:data-pilot-level table:show-empty="false" calcext:repeat-item-labels="false">
              <table:data-pilot-members>
                <table:data-pilot-member table:name="bruteforce" table:display="true" table:show-details="true"/>
                <table:data-pilot-member table:name="reference_solution" table:display="true" table:show-details="true"/>
                <table:data-pilot-member table:name="solve_btree" table:display="true" table:show-details="true"/>
                <table:data-pilot-member table:name="solve_heapq" table:display="true" table:show-details="true"/>
                <table:data-pilot-member table:name="solve_sorteddic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N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8" table:display="true" table:show-details="true"/>
                <table:data-pilot-member table:name="13" table:display="true" table:show-details="true"/>
                <table:data-pilot-member table:name="21" table:display="true" table:show-details="true"/>
                <table:data-pilot-member table:name="34" table:display="true" table:show-details="true"/>
                <table:data-pilot-member table:name="55" table:display="true" table:show-details="true"/>
                <table:data-pilot-member table:name="89" table:display="true" table:show-details="true"/>
                <table:data-pilot-member table:name="144" table:display="true" table:show-details="true"/>
                <table:data-pilot-member table:name="233" table:display="true" table:show-details="true"/>
                <table:data-pilot-member table:name="377" table:display="true" table:show-details="true"/>
                <table:data-pilot-member table:name="610" table:display="true" table:show-details="true"/>
                <table:data-pilot-member table:name="987" table:display="true" table:show-details="true"/>
                <table:data-pilot-member table:name="1597" table:display="true" table:show-details="true"/>
                <table:data-pilot-member table:name="2584" table:display="true" table:show-details="true"/>
                <table:data-pilot-member table:name="4181" table:display="true" table:show-details="true"/>
                <table:data-pilot-member table:name="6765" table:display="true" table:show-details="true"/>
                <table:data-pilot-member table:name="10946" table:display="true" table:show-details="true"/>
                <table:data-pilot-member table:name="17711" table:display="true" table:show-details="true"/>
                <table:data-pilot-member table:name="28657" table:display="true" table:show-details="true"/>
                <table:data-pilot-member table:name="46368" table:display="true" table:show-details="true"/>
                <table:data-pilot-member table:name="75025" table:display="true" table:show-details="true"/>
                <table:data-pilot-member table:name="121393" table:display="true" table:show-details="true"/>
                <table:data-pilot-member table:name="19641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me" table:orientation="data" table:used-hierarchy="0" table:function="average">
            <table:data-pilot-level table:show-empty="false" calcext:repeat-item-labels="false">
              <table:data-pilot-members>
                <table:data-pilot-member table:name="9.21991611990961E-07" table:display="true" table:show-details="true"/>
                <table:data-pilot-member table:name="9.36293589998968E-07" table:display="true" table:show-details="true"/>
                <table:data-pilot-member table:name="1.27591652002593E-06" table:display="true" table:show-details="true"/>
                <table:data-pilot-member table:name="1.40911927501293E-06" table:display="true" table:show-details="true"/>
                <table:data-pilot-member table:name="1.70097719001205E-06" table:display="true" table:show-details="true"/>
                <table:data-pilot-member table:name="2.05219335002766E-06" table:display="true" table:show-details="true"/>
                <table:data-pilot-member table:name="2.05704050997156E-06" table:display="true" table:show-details="true"/>
                <table:data-pilot-member table:name="2.48029421003594E-06" table:display="true" table:show-details="true"/>
                <table:data-pilot-member table:name="2.73054545999912E-06" table:display="true" table:show-details="true"/>
                <table:data-pilot-member table:name="2.78009292000206E-06" table:display="true" table:show-details="true"/>
                <table:data-pilot-member table:name="3.47330671997042E-06" table:display="true" table:show-details="true"/>
                <table:data-pilot-member table:name="3.87752184004057E-06" table:display="true" table:show-details="true"/>
                <table:data-pilot-member table:name="4.19970664006542E-06" table:display="true" table:show-details="true"/>
                <table:data-pilot-member table:name="4.57320236004307E-06" table:display="true" table:show-details="true"/>
                <table:data-pilot-member table:name="5.42539479996776E-06" table:display="true" table:show-details="true"/>
                <table:data-pilot-member table:name="6.93934208000428E-06" table:display="true" table:show-details="true"/>
                <table:data-pilot-member table:name="7.15364473988302E-06" table:display="true" table:show-details="true"/>
                <table:data-pilot-member table:name="1.00262248499348E-05" table:display="true" table:show-details="true"/>
                <table:data-pilot-member table:name="1.00511745000404E-05" table:display="true" table:show-details="true"/>
                <table:data-pilot-member table:name="1.16288198998518E-05" table:display="true" table:show-details="true"/>
                <table:data-pilot-member table:name="1.28658878998976E-05" table:display="true" table:show-details="true"/>
                <table:data-pilot-member table:name="1.45976464998967E-05" table:display="true" table:show-details="true"/>
                <table:data-pilot-member table:name="1.55754542502109E-05" table:display="true" table:show-details="true"/>
                <table:data-pilot-member table:name="1.6034778300309E-05" table:display="true" table:show-details="true"/>
                <table:data-pilot-member table:name="1.64529678997496E-05" table:display="true" table:show-details="true"/>
                <table:data-pilot-member table:name="1.7106492899984E-05" table:display="true" table:show-details="true"/>
                <table:data-pilot-member table:name="1.87730132001889E-05" table:display="true" table:show-details="true"/>
                <table:data-pilot-member table:name="2.11581725001452E-05" table:display="true" table:show-details="true"/>
                <table:data-pilot-member table:name="2.19843508995837E-05" table:display="true" table:show-details="true"/>
                <table:data-pilot-member table:name="2.39019375003409E-05" table:display="true" table:show-details="true"/>
                <table:data-pilot-member table:name="2.44821972002683E-05" table:display="true" table:show-details="true"/>
                <table:data-pilot-member table:name="2.5432829100464E-05" table:display="true" table:show-details="true"/>
                <table:data-pilot-member table:name="2.62238424002135E-05" table:display="true" table:show-details="true"/>
                <table:data-pilot-member table:name="4.15785584002151E-05" table:display="true" table:show-details="true"/>
                <table:data-pilot-member table:name="4.17577779997373E-05" table:display="true" table:show-details="true"/>
                <table:data-pilot-member table:name="4.23817137998412E-05" table:display="true" table:show-details="true"/>
                <table:data-pilot-member table:name="4.34329007999622E-05" table:display="true" table:show-details="true"/>
                <table:data-pilot-member table:name="4.53612788012833E-05" table:display="true" table:show-details="true"/>
                <table:data-pilot-member table:name="5.68226481991587E-05" table:display="true" table:show-details="true"/>
                <table:data-pilot-member table:name="6.75411774005624E-05" table:display="true" table:show-details="true"/>
                <table:data-pilot-member table:name="6.87800821993733E-05" table:display="true" table:show-details="true"/>
                <table:data-pilot-member table:name="7.08712867999566E-05" table:display="true" table:show-details="true"/>
                <table:data-pilot-member table:name="8.96194064000156E-05" table:display="true" table:show-details="true"/>
                <table:data-pilot-member table:name="0.00010382063149882" table:display="true" table:show-details="true"/>
                <table:data-pilot-member table:name="0.000114260174002993" table:display="true" table:show-details="true"/>
                <table:data-pilot-member table:name="0.000115510207499028" table:display="true" table:show-details="true"/>
                <table:data-pilot-member table:name="0.000137180180001451" table:display="true" table:show-details="true"/>
                <table:data-pilot-member table:name="0.00014208481300011" table:display="true" table:show-details="true"/>
                <table:data-pilot-member table:name="0.000165788541002257" table:display="true" table:show-details="true"/>
                <table:data-pilot-member table:name="0.00018176067549939" table:display="true" table:show-details="true"/>
                <table:data-pilot-member table:name="0.00019426939549885" table:display="true" table:show-details="true"/>
                <table:data-pilot-member table:name="0.000223313260001305" table:display="true" table:show-details="true"/>
                <table:data-pilot-member table:name="0.000278634927999519" table:display="true" table:show-details="true"/>
                <table:data-pilot-member table:name="0.000306455411002389" table:display="true" table:show-details="true"/>
                <table:data-pilot-member table:name="0.000336055528998259" table:display="true" table:show-details="true"/>
                <table:data-pilot-member table:name="0.000383549625999876" table:display="true" table:show-details="true"/>
                <table:data-pilot-member table:name="0.00039335211400612" table:display="true" table:show-details="true"/>
                <table:data-pilot-member table:name="0.000495380439999281" table:display="true" table:show-details="true"/>
                <table:data-pilot-member table:name="0.000580432097995072" table:display="true" table:show-details="true"/>
                <table:data-pilot-member table:name="0.000586850517996936" table:display="true" table:show-details="true"/>
                <table:data-pilot-member table:name="0.000713131267999415" table:display="true" table:show-details="true"/>
                <table:data-pilot-member table:name="0.000813784546000534" table:display="true" table:show-details="true"/>
                <table:data-pilot-member table:name="0.000895340229995782" table:display="true" table:show-details="true"/>
                <table:data-pilot-member table:name="0.00100538978997065" table:display="true" table:show-details="true"/>
                <table:data-pilot-member table:name="0.00104100947999541" table:display="true" table:show-details="true"/>
                <table:data-pilot-member table:name="0.0012005190200216" table:display="true" table:show-details="true"/>
                <table:data-pilot-member table:name="0.0014600306" table:display="true" table:show-details="true"/>
                <table:data-pilot-member table:name="0.001520336149988" table:display="true" table:show-details="true"/>
                <table:data-pilot-member table:name="0.00156884361502307" table:display="true" table:show-details="true"/>
                <table:data-pilot-member table:name="0.0017997190800088" table:display="true" table:show-details="true"/>
                <table:data-pilot-member table:name="0.00181391670499579" table:display="true" table:show-details="true"/>
                <table:data-pilot-member table:name="0.00208001779006736" table:display="true" table:show-details="true"/>
                <table:data-pilot-member table:name="0.00245720288003213" table:display="true" table:show-details="true"/>
                <table:data-pilot-member table:name="0.00263886405999074" table:display="true" table:show-details="true"/>
                <table:data-pilot-member table:name="0.00304739986997447" table:display="true" table:show-details="true"/>
                <table:data-pilot-member table:name="0.00343864037997264" table:display="true" table:show-details="true"/>
                <table:data-pilot-member table:name="0.00432417677991907" table:display="true" table:show-details="true"/>
                <table:data-pilot-member table:name="0.0043256369199662" table:display="true" table:show-details="true"/>
                <table:data-pilot-member table:name="0.00456643814002746" table:display="true" table:show-details="true"/>
                <table:data-pilot-member table:name="0.00495317071996396" table:display="true" table:show-details="true"/>
                <table:data-pilot-member table:name="0.0052056213200558" table:display="true" table:show-details="true"/>
                <table:data-pilot-member table:name="0.00528103575998102" table:display="true" table:show-details="true"/>
                <table:data-pilot-member table:name="0.00663449857995147" table:display="true" table:show-details="true"/>
                <table:data-pilot-member table:name="0.00895823437997024" table:display="true" table:show-details="true"/>
                <table:data-pilot-member table:name="0.00927892589999829" table:display="true" table:show-details="true"/>
                <table:data-pilot-member table:name="0.00947196947992779" table:display="true" table:show-details="true"/>
                <table:data-pilot-member table:name="0.0104778651999368" table:display="true" table:show-details="true"/>
                <table:data-pilot-member table:name="0.013384038300137" table:display="true" table:show-details="true"/>
                <table:data-pilot-member table:name="0.0145957905999239" table:display="true" table:show-details="true"/>
                <table:data-pilot-member table:name="0.0178232897000271" table:display="true" table:show-details="true"/>
                <table:data-pilot-member table:name="0.0184286718002113" table:display="true" table:show-details="true"/>
                <table:data-pilot-member table:name="0.0276870058005443" table:display="true" table:show-details="true"/>
                <table:data-pilot-member table:name="0.0287839615004486" table:display="true" table:show-details="true"/>
                <table:data-pilot-member table:name="0.0291830506001133" table:display="true" table:show-details="true"/>
                <table:data-pilot-member table:name="0.0338602234995051" table:display="true" table:show-details="true"/>
                <table:data-pilot-member table:name="0.0502403015998425" table:display="true" table:show-details="true"/>
                <table:data-pilot-member table:name="0.0559411946000182" table:display="true" table:show-details="true"/>
                <table:data-pilot-member table:name="0.0573416737999651" table:display="true" table:show-details="true"/>
                <table:data-pilot-member table:name="0.0593768334001652" table:display="true" table:show-details="true"/>
                <table:data-pilot-member table:name="0.088967493599921" table:display="true" table:show-details="true"/>
                <table:data-pilot-member table:name="0.10429286949875" table:display="true" table:show-details="true"/>
                <table:data-pilot-member table:name="0.117274805499619" table:display="true" table:show-details="true"/>
                <table:data-pilot-member table:name="0.144993101501314" table:display="true" table:show-details="true"/>
                <table:data-pilot-member table:name="0.165574843998911" table:display="true" table:show-details="true"/>
                <table:data-pilot-member table:name="0.184348471499106" table:display="true" table:show-details="true"/>
                <table:data-pilot-member table:name="0.245951058997889" table:display="true" table:show-details="true"/>
                <table:data-pilot-member table:name="0.259713521998492" table:display="true" table:show-details="true"/>
                <table:data-pilot-member table:name="0.309755050999229" table:display="true" table:show-details="true"/>
                <table:data-pilot-member table:name="0.347716355005105" table:display="true" table:show-details="true"/>
                <table:data-pilot-member table:name="0.567261407995829" table:display="true" table:show-details="true"/>
                <table:data-pilot-member table:name="0.599180263998278" table:display="true" table:show-details="true"/>
                <table:data-pilot-member table:name="0.612247982004192" table:display="true" table:show-details="true"/>
                <table:data-pilot-member table:name="0.702197637998324" table:display="true" table:show-details="true"/>
                <table:data-pilot-member table:name="2.2643952469952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some_primes.F2:some_primes.L30" table:buttons="some_primes.F3 some_primes.G2" table:grand-total="column" table:show-filter-button="false" table:drill-down-on-double-click="false">
          <table:source-cell-range table:cell-range-address="some_primes.A2:some_primes.D116"/>
          <table:data-pilot-field table:source-field-name="function" table:orientation="column" table:used-hierarchy="0" table:function="auto">
            <table:data-pilot-level table:show-empty="false" calcext:repeat-item-labels="false">
              <table:data-pilot-members>
                <table:data-pilot-member table:name="bruteforce" table:display="true" table:show-details="true"/>
                <table:data-pilot-member table:name="reference_solution" table:display="true" table:show-details="true"/>
                <table:data-pilot-member table:name="solve_btree" table:display="true" table:show-details="true"/>
                <table:data-pilot-member table:name="solve_heapq" table:display="true" table:show-details="true"/>
                <table:data-pilot-member table:name="solve_sorteddic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N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8" table:display="true" table:show-details="true"/>
                <table:data-pilot-member table:name="13" table:display="true" table:show-details="true"/>
                <table:data-pilot-member table:name="21" table:display="true" table:show-details="true"/>
                <table:data-pilot-member table:name="34" table:display="true" table:show-details="true"/>
                <table:data-pilot-member table:name="55" table:display="true" table:show-details="true"/>
                <table:data-pilot-member table:name="89" table:display="true" table:show-details="true"/>
                <table:data-pilot-member table:name="144" table:display="true" table:show-details="true"/>
                <table:data-pilot-member table:name="233" table:display="true" table:show-details="true"/>
                <table:data-pilot-member table:name="377" table:display="true" table:show-details="true"/>
                <table:data-pilot-member table:name="610" table:display="true" table:show-details="true"/>
                <table:data-pilot-member table:name="987" table:display="true" table:show-details="true"/>
                <table:data-pilot-member table:name="1597" table:display="true" table:show-details="true"/>
                <table:data-pilot-member table:name="2584" table:display="true" table:show-details="true"/>
                <table:data-pilot-member table:name="4181" table:display="true" table:show-details="true"/>
                <table:data-pilot-member table:name="6765" table:display="true" table:show-details="true"/>
                <table:data-pilot-member table:name="10946" table:display="true" table:show-details="true"/>
                <table:data-pilot-member table:name="17711" table:display="true" table:show-details="true"/>
                <table:data-pilot-member table:name="28657" table:display="true" table:show-details="true"/>
                <table:data-pilot-member table:name="46368" table:display="true" table:show-details="true"/>
                <table:data-pilot-member table:name="75025" table:display="true" table:show-details="true"/>
                <table:data-pilot-member table:name="121393" table:display="true" table:show-details="true"/>
                <table:data-pilot-member table:name="19641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me" table:orientation="data" table:used-hierarchy="0" table:function="average">
            <table:data-pilot-level table:show-empty="false" calcext:repeat-item-labels="false">
              <table:data-pilot-members>
                <table:data-pilot-member table:name="1.07729688999825E-06" table:display="true" table:show-details="true"/>
                <table:data-pilot-member table:name="1.19370153497584E-06" table:display="true" table:show-details="true"/>
                <table:data-pilot-member table:name="1.77068366501771E-06" table:display="true" table:show-details="true"/>
                <table:data-pilot-member table:name="1.9152700650011E-06" table:display="true" table:show-details="true"/>
                <table:data-pilot-member table:name="1.97198170000775E-06" table:display="true" table:show-details="true"/>
                <table:data-pilot-member table:name="2.18518433001009E-06" table:display="true" table:show-details="true"/>
                <table:data-pilot-member table:name="2.44766221003374E-06" table:display="true" table:show-details="true"/>
                <table:data-pilot-member table:name="2.81045628995344E-06" table:display="true" table:show-details="true"/>
                <table:data-pilot-member table:name="3.48536215002241E-06" table:display="true" table:show-details="true"/>
                <table:data-pilot-member table:name="3.86920840996027E-06" table:display="true" table:show-details="true"/>
                <table:data-pilot-member table:name="4.67574399997829E-06" table:display="true" table:show-details="true"/>
                <table:data-pilot-member table:name="4.99292180000339E-06" table:display="true" table:show-details="true"/>
                <table:data-pilot-member table:name="4.99460039995029E-06" table:display="true" table:show-details="true"/>
                <table:data-pilot-member table:name="6.53207868002937E-06" table:display="true" table:show-details="true"/>
                <table:data-pilot-member table:name="7.49607746009133E-06" table:display="true" table:show-details="true"/>
                <table:data-pilot-member table:name="7.71131632005563E-06" table:display="true" table:show-details="true"/>
                <table:data-pilot-member table:name="1.30505782497494E-05" table:display="true" table:show-details="true"/>
                <table:data-pilot-member table:name="2.04054591995373E-05" table:display="true" table:show-details="true"/>
                <table:data-pilot-member table:name="2.11274743000104E-05" table:display="true" table:show-details="true"/>
                <table:data-pilot-member table:name="2.16738201001135E-05" table:display="true" table:show-details="true"/>
                <table:data-pilot-member table:name="2.24532075000752E-05" table:display="true" table:show-details="true"/>
                <table:data-pilot-member table:name="2.31948915999965E-05" table:display="true" table:show-details="true"/>
                <table:data-pilot-member table:name="3.14332333000493E-05" table:display="true" table:show-details="true"/>
                <table:data-pilot-member table:name="3.22445196994522E-05" table:display="true" table:show-details="true"/>
                <table:data-pilot-member table:name="3.36415353995108E-05" table:display="true" table:show-details="true"/>
                <table:data-pilot-member table:name="3.70743243001925E-05" table:display="true" table:show-details="true"/>
                <table:data-pilot-member table:name="3.73344227999041E-05" table:display="true" table:show-details="true"/>
                <table:data-pilot-member table:name="4.49932153998816E-05" table:display="true" table:show-details="true"/>
                <table:data-pilot-member table:name="5.30409391998546E-05" table:display="true" table:show-details="true"/>
                <table:data-pilot-member table:name="6.30096869994304E-05" table:display="true" table:show-details="true"/>
                <table:data-pilot-member table:name="6.32455358005245E-05" table:display="true" table:show-details="true"/>
                <table:data-pilot-member table:name="8.71256882004673E-05" table:display="true" table:show-details="true"/>
                <table:data-pilot-member table:name="9.77732455998194E-05" table:display="true" table:show-details="true"/>
                <table:data-pilot-member table:name="0.000105702578501223" table:display="true" table:show-details="true"/>
                <table:data-pilot-member table:name="0.000140150346996961" table:display="true" table:show-details="true"/>
                <table:data-pilot-member table:name="0.000141039370599901" table:display="true" table:show-details="true"/>
                <table:data-pilot-member table:name="0.000151058032497531" table:display="true" table:show-details="true"/>
                <table:data-pilot-member table:name="0.000160755575998337" table:display="true" table:show-details="true"/>
                <table:data-pilot-member table:name="0.000163080430000264" table:display="true" table:show-details="true"/>
                <table:data-pilot-member table:name="0.000235455487003492" table:display="true" table:show-details="true"/>
                <table:data-pilot-member table:name="0.00025314554200304" table:display="true" table:show-details="true"/>
                <table:data-pilot-member table:name="0.000263879822006857" table:display="true" table:show-details="true"/>
                <table:data-pilot-member table:name="0.000291550109999662" table:display="true" table:show-details="true"/>
                <table:data-pilot-member table:name="0.000405477745996905" table:display="true" table:show-details="true"/>
                <table:data-pilot-member table:name="0.00041727403600089" table:display="true" table:show-details="true"/>
                <table:data-pilot-member table:name="0.000529485176994058" table:display="true" table:show-details="true"/>
                <table:data-pilot-member table:name="0.000573173391996534" table:display="true" table:show-details="true"/>
                <table:data-pilot-member table:name="0.000649405194009887" table:display="true" table:show-details="true"/>
                <table:data-pilot-member table:name="0.000690570573991863" table:display="true" table:show-details="true"/>
                <table:data-pilot-member table:name="0.000766339166002581" table:display="true" table:show-details="true"/>
                <table:data-pilot-member table:name="0.000796333662001416" table:display="true" table:show-details="true"/>
                <table:data-pilot-member table:name="0.000810178540006746" table:display="true" table:show-details="true"/>
                <table:data-pilot-member table:name="0.0011162718000196" table:display="true" table:show-details="true"/>
                <table:data-pilot-member table:name="0.00129418095501023" table:display="true" table:show-details="true"/>
                <table:data-pilot-member table:name="0.00130165664002561" table:display="true" table:show-details="true"/>
                <table:data-pilot-member table:name="0.00133016254996619" table:display="true" table:show-details="true"/>
                <table:data-pilot-member table:name="0.00190676398498908" table:display="true" table:show-details="true"/>
                <table:data-pilot-member table:name="0.00209389594005188" table:display="true" table:show-details="true"/>
                <table:data-pilot-member table:name="0.00225375106994761" table:display="true" table:show-details="true"/>
                <table:data-pilot-member table:name="0.00243533037995803" table:display="true" table:show-details="true"/>
                <table:data-pilot-member table:name="0.00307052228999964" table:display="true" table:show-details="true"/>
                <table:data-pilot-member table:name="0.00376793660994736" table:display="true" table:show-details="true"/>
                <table:data-pilot-member table:name="0.00385941562002699" table:display="true" table:show-details="true"/>
                <table:data-pilot-member table:name="0.00396512801002245" table:display="true" table:show-details="true"/>
                <table:data-pilot-member table:name="0.00508929890012951" table:display="true" table:show-details="true"/>
                <table:data-pilot-member table:name="0.00605908561992692" table:display="true" table:show-details="true"/>
                <table:data-pilot-member table:name="0.00613606045997585" table:display="true" table:show-details="true"/>
                <table:data-pilot-member table:name="0.00718473069995525" table:display="true" table:show-details="true"/>
                <table:data-pilot-member table:name="0.00751794063995476" table:display="true" table:show-details="true"/>
                <table:data-pilot-member table:name="0.00927736842000741" table:display="true" table:show-details="true"/>
                <table:data-pilot-member table:name="0.0104906431999552" table:display="true" table:show-details="true"/>
                <table:data-pilot-member table:name="0.0122254355999758" table:display="true" table:show-details="true"/>
                <table:data-pilot-member table:name="0.0167267830001947" table:display="true" table:show-details="true"/>
                <table:data-pilot-member table:name="0.0196213618997717" table:display="true" table:show-details="true"/>
                <table:data-pilot-member table:name="0.0205301542002417" table:display="true" table:show-details="true"/>
                <table:data-pilot-member table:name="0.0206167714997719" table:display="true" table:show-details="true"/>
                <table:data-pilot-member table:name="0.0209107201000734" table:display="true" table:show-details="true"/>
                <table:data-pilot-member table:name="0.0267727277001541" table:display="true" table:show-details="true"/>
                <table:data-pilot-member table:name="0.0276700740003434" table:display="true" table:show-details="true"/>
                <table:data-pilot-member table:name="0.0464287627997692" table:display="true" table:show-details="true"/>
                <table:data-pilot-member table:name="0.0483114588998433" table:display="true" table:show-details="true"/>
                <table:data-pilot-member table:name="0.0517794019993744" table:display="true" table:show-details="true"/>
                <table:data-pilot-member table:name="0.0554825632003485" table:display="true" table:show-details="true"/>
                <table:data-pilot-member table:name="0.0573416737999651" table:display="true" table:show-details="true"/>
                <table:data-pilot-member table:name="0.0585063906008145" table:display="true" table:show-details="true"/>
                <table:data-pilot-member table:name="0.0761997426001471" table:display="true" table:show-details="true"/>
                <table:data-pilot-member table:name="0.0784607658002642" table:display="true" table:show-details="true"/>
                <table:data-pilot-member table:name="0.113151341000048" table:display="true" table:show-details="true"/>
                <table:data-pilot-member table:name="0.117274805499619" table:display="true" table:show-details="true"/>
                <table:data-pilot-member table:name="0.118045313400216" table:display="true" table:show-details="true"/>
                <table:data-pilot-member table:name="0.124306166500901" table:display="true" table:show-details="true"/>
                <table:data-pilot-member table:name="0.144993101501314" table:display="true" table:show-details="true"/>
                <table:data-pilot-member table:name="0.166347494498041" table:display="true" table:show-details="true"/>
                <table:data-pilot-member table:name="0.172593253497325" table:display="true" table:show-details="true"/>
                <table:data-pilot-member table:name="0.222430371999508" table:display="true" table:show-details="true"/>
                <table:data-pilot-member table:name="0.236807077999401" table:display="true" table:show-details="true"/>
                <table:data-pilot-member table:name="0.245951058997889" table:display="true" table:show-details="true"/>
                <table:data-pilot-member table:name="0.259713521998492" table:display="true" table:show-details="true"/>
                <table:data-pilot-member table:name="0.301712571999815" table:display="true" table:show-details="true"/>
                <table:data-pilot-member table:name="0.309755050999229" table:display="true" table:show-details="true"/>
                <table:data-pilot-member table:name="0.343994616996497" table:display="true" table:show-details="true"/>
                <table:data-pilot-member table:name="0.347716355005105" table:display="true" table:show-details="true"/>
                <table:data-pilot-member table:name="0.390278418002708" table:display="true" table:show-details="true"/>
                <table:data-pilot-member table:name="0.435624032004853" table:display="true" table:show-details="true"/>
                <table:data-pilot-member table:name="0.436523621996457" table:display="true" table:show-details="true"/>
                <table:data-pilot-member table:name="0.541818229998171" table:display="true" table:show-details="true"/>
                <table:data-pilot-member table:name="0.567261407995829" table:display="true" table:show-details="true"/>
                <table:data-pilot-member table:name="0.599180263998278" table:display="true" table:show-details="true"/>
                <table:data-pilot-member table:name="0.599722219994874" table:display="true" table:show-details="true"/>
                <table:data-pilot-member table:name="0.612247982004192" table:display="true" table:show-details="true"/>
                <table:data-pilot-member table:name="0.702197637998324" table:display="true" table:show-details="true"/>
                <table:data-pilot-member table:name="0.809916187994531" table:display="true" table:show-details="true"/>
                <table:data-pilot-member table:name="0.834026709999307" table:display="true" table:show-details="true"/>
                <table:data-pilot-member table:name="1.1096802800020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4" table:application-data="" table:target-range-address="sparse_primes.F2:sparse_primes.L30" table:buttons="sparse_primes.F3 sparse_primes.G2" table:grand-total="column" table:show-filter-button="false" table:drill-down-on-double-click="false">
          <table:source-cell-range table:cell-range-address="sparse_primes.A2:sparse_primes.D116"/>
          <table:data-pilot-field table:source-field-name="function" table:orientation="column" table:used-hierarchy="0" table:function="auto">
            <table:data-pilot-level table:show-empty="false" calcext:repeat-item-labels="false">
              <table:data-pilot-members>
                <table:data-pilot-member table:name="bruteforce" table:display="true" table:show-details="true"/>
                <table:data-pilot-member table:name="reference_solution" table:display="true" table:show-details="true"/>
                <table:data-pilot-member table:name="solve_btree" table:display="true" table:show-details="true"/>
                <table:data-pilot-member table:name="solve_heapq" table:display="true" table:show-details="true"/>
                <table:data-pilot-member table:name="solve_sorteddic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N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8" table:display="true" table:show-details="true"/>
                <table:data-pilot-member table:name="13" table:display="true" table:show-details="true"/>
                <table:data-pilot-member table:name="21" table:display="true" table:show-details="true"/>
                <table:data-pilot-member table:name="34" table:display="true" table:show-details="true"/>
                <table:data-pilot-member table:name="55" table:display="true" table:show-details="true"/>
                <table:data-pilot-member table:name="89" table:display="true" table:show-details="true"/>
                <table:data-pilot-member table:name="144" table:display="true" table:show-details="true"/>
                <table:data-pilot-member table:name="233" table:display="true" table:show-details="true"/>
                <table:data-pilot-member table:name="377" table:display="true" table:show-details="true"/>
                <table:data-pilot-member table:name="610" table:display="true" table:show-details="true"/>
                <table:data-pilot-member table:name="987" table:display="true" table:show-details="true"/>
                <table:data-pilot-member table:name="1597" table:display="true" table:show-details="true"/>
                <table:data-pilot-member table:name="2584" table:display="true" table:show-details="true"/>
                <table:data-pilot-member table:name="4181" table:display="true" table:show-details="true"/>
                <table:data-pilot-member table:name="6765" table:display="true" table:show-details="true"/>
                <table:data-pilot-member table:name="10946" table:display="true" table:show-details="true"/>
                <table:data-pilot-member table:name="17711" table:display="true" table:show-details="true"/>
                <table:data-pilot-member table:name="28657" table:display="true" table:show-details="true"/>
                <table:data-pilot-member table:name="46368" table:display="true" table:show-details="true"/>
                <table:data-pilot-member table:name="75025" table:display="true" table:show-details="true"/>
                <table:data-pilot-member table:name="121393" table:display="true" table:show-details="true"/>
                <table:data-pilot-member table:name="19641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me" table:orientation="data" table:used-hierarchy="0" table:function="average">
            <table:data-pilot-level table:show-empty="false" calcext:repeat-item-labels="false">
              <table:data-pilot-members>
                <table:data-pilot-member table:name="1.21981153002707E-06" table:display="true" table:show-details="true"/>
                <table:data-pilot-member table:name="1.30838568002218E-06" table:display="true" table:show-details="true"/>
                <table:data-pilot-member table:name="1.33362522501557E-06" table:display="true" table:show-details="true"/>
                <table:data-pilot-member table:name="1.40725097000541E-06" table:display="true" table:show-details="true"/>
                <table:data-pilot-member table:name="1.45767262500158E-06" table:display="true" table:show-details="true"/>
                <table:data-pilot-member table:name="1.47478828999738E-06" table:display="true" table:show-details="true"/>
                <table:data-pilot-member table:name="1.62037817499368E-06" table:display="true" table:show-details="true"/>
                <table:data-pilot-member table:name="1.63363620999007E-06" table:display="true" table:show-details="true"/>
                <table:data-pilot-member table:name="1.71187961001124E-06" table:display="true" table:show-details="true"/>
                <table:data-pilot-member table:name="1.71189445001801E-06" table:display="true" table:show-details="true"/>
                <table:data-pilot-member table:name="1.72673846500402E-06" table:display="true" table:show-details="true"/>
                <table:data-pilot-member table:name="1.74557121499674E-06" table:display="true" table:show-details="true"/>
                <table:data-pilot-member table:name="2.16407342501043E-06" table:display="true" table:show-details="true"/>
                <table:data-pilot-member table:name="2.29377114501403E-06" table:display="true" table:show-details="true"/>
                <table:data-pilot-member table:name="2.66044175994466E-06" table:display="true" table:show-details="true"/>
                <table:data-pilot-member table:name="3.06812148002791E-06" table:display="true" table:show-details="true"/>
                <table:data-pilot-member table:name="3.90149302998907E-06" table:display="true" table:show-details="true"/>
                <table:data-pilot-member table:name="3.93336125998758E-06" table:display="true" table:show-details="true"/>
                <table:data-pilot-member table:name="3.97918209004274E-06" table:display="true" table:show-details="true"/>
                <table:data-pilot-member table:name="5.25652927986812E-06" table:display="true" table:show-details="true"/>
                <table:data-pilot-member table:name="6.79404390000855E-06" table:display="true" table:show-details="true"/>
                <table:data-pilot-member table:name="7.09111777992803E-06" table:display="true" table:show-details="true"/>
                <table:data-pilot-member table:name="7.09321789996466E-06" table:display="true" table:show-details="true"/>
                <table:data-pilot-member table:name="7.23735224004486E-06" table:display="true" table:show-details="true"/>
                <table:data-pilot-member table:name="1.24572312997771E-05" table:display="true" table:show-details="true"/>
                <table:data-pilot-member table:name="1.44217310000386E-05" table:display="true" table:show-details="true"/>
                <table:data-pilot-member table:name="1.49186741498852E-05" table:display="true" table:show-details="true"/>
                <table:data-pilot-member table:name="1.55022807499336E-05" table:display="true" table:show-details="true"/>
                <table:data-pilot-member table:name="1.60465683500661E-05" table:display="true" table:show-details="true"/>
                <table:data-pilot-member table:name="1.61227210999641E-05" table:display="true" table:show-details="true"/>
                <table:data-pilot-member table:name="1.79319114999089E-05" table:display="true" table:show-details="true"/>
                <table:data-pilot-member table:name="1.80025790999935E-05" table:display="true" table:show-details="true"/>
                <table:data-pilot-member table:name="1.89342506502726E-05" table:display="true" table:show-details="true"/>
                <table:data-pilot-member table:name="2.03063704997476E-05" table:display="true" table:show-details="true"/>
                <table:data-pilot-member table:name="2.16326681998908E-05" table:display="true" table:show-details="true"/>
                <table:data-pilot-member table:name="2.32423112000106E-05" table:display="true" table:show-details="true"/>
                <table:data-pilot-member table:name="2.33084012004838E-05" table:display="true" table:show-details="true"/>
                <table:data-pilot-member table:name="2.57955201996083E-05" table:display="true" table:show-details="true"/>
                <table:data-pilot-member table:name="2.76618953997968E-05" table:display="true" table:show-details="true"/>
                <table:data-pilot-member table:name="2.80430377999437E-05" table:display="true" table:show-details="true"/>
                <table:data-pilot-member table:name="3.30904463000479E-05" table:display="true" table:show-details="true"/>
                <table:data-pilot-member table:name="3.35498167005426E-05" table:display="true" table:show-details="true"/>
                <table:data-pilot-member table:name="3.52303318002669E-05" table:display="true" table:show-details="true"/>
                <table:data-pilot-member table:name="3.58750188002887E-05" table:display="true" table:show-details="true"/>
                <table:data-pilot-member table:name="4.70141313999193E-05" table:display="true" table:show-details="true"/>
                <table:data-pilot-member table:name="4.82938319997629E-05" table:display="true" table:show-details="true"/>
                <table:data-pilot-member table:name="4.91115585988155E-05" table:display="true" table:show-details="true"/>
                <table:data-pilot-member table:name="5.61743025988108E-05" table:display="true" table:show-details="true"/>
                <table:data-pilot-member table:name="6.50827759993263E-05" table:display="true" table:show-details="true"/>
                <table:data-pilot-member table:name="7.4277962600172E-05" table:display="true" table:show-details="true"/>
                <table:data-pilot-member table:name="9.04080658001476E-05" table:display="true" table:show-details="true"/>
                <table:data-pilot-member table:name="0.000113242093499139" table:display="true" table:show-details="true"/>
                <table:data-pilot-member table:name="0.000114100666498416" table:display="true" table:show-details="true"/>
                <table:data-pilot-member table:name="0.000181878262999817" table:display="true" table:show-details="true"/>
                <table:data-pilot-member table:name="0.000191329383997072" table:display="true" table:show-details="true"/>
                <table:data-pilot-member table:name="0.000223081069998443" table:display="true" table:show-details="true"/>
                <table:data-pilot-member table:name="0.000361664011994435" table:display="true" table:show-details="true"/>
                <table:data-pilot-member table:name="0.00039070161300333" table:display="true" table:show-details="true"/>
                <table:data-pilot-member table:name="0.000457465596002294" table:display="true" table:show-details="true"/>
                <table:data-pilot-member table:name="0.00057238784400397" table:display="true" table:show-details="true"/>
                <table:data-pilot-member table:name="0.000712477932000184" table:display="true" table:show-details="true"/>
                <table:data-pilot-member table:name="0.000837304458007566" table:display="true" table:show-details="true"/>
                <table:data-pilot-member table:name="0.000841345941997133" table:display="true" table:show-details="true"/>
                <table:data-pilot-member table:name="0.0010900960899744" table:display="true" table:show-details="true"/>
                <table:data-pilot-member table:name="0.00156469204001041" table:display="true" table:show-details="true"/>
                <table:data-pilot-member table:name="0.0018519410099907" table:display="true" table:show-details="true"/>
                <table:data-pilot-member table:name="0.00203967998499138" table:display="true" table:show-details="true"/>
                <table:data-pilot-member table:name="0.00205932343000313" table:display="true" table:show-details="true"/>
                <table:data-pilot-member table:name="0.00216486629004066" table:display="true" table:show-details="true"/>
                <table:data-pilot-member table:name="0.00238848205997783" table:display="true" table:show-details="true"/>
                <table:data-pilot-member table:name="0.0027843901799497" table:display="true" table:show-details="true"/>
                <table:data-pilot-member table:name="0.00331658463997883" table:display="true" table:show-details="true"/>
                <table:data-pilot-member table:name="0.00347116477001691" table:display="true" table:show-details="true"/>
                <table:data-pilot-member table:name="0.00350579803001892" table:display="true" table:show-details="true"/>
                <table:data-pilot-member table:name="0.00557027094007935" table:display="true" table:show-details="true"/>
                <table:data-pilot-member table:name="0.00605662567992113" table:display="true" table:show-details="true"/>
                <table:data-pilot-member table:name="0.00684904312001891" table:display="true" table:show-details="true"/>
                <table:data-pilot-member table:name="0.00868503940000664" table:display="true" table:show-details="true"/>
                <table:data-pilot-member table:name="0.00976399993989617" table:display="true" table:show-details="true"/>
                <table:data-pilot-member table:name="0.0103402123499109" table:display="true" table:show-details="true"/>
                <table:data-pilot-member table:name="0.0136961684002017" table:display="true" table:show-details="true"/>
                <table:data-pilot-member table:name="0.02036191149964" table:display="true" table:show-details="true"/>
                <table:data-pilot-member table:name="0.0204322377998324" table:display="true" table:show-details="true"/>
                <table:data-pilot-member table:name="0.0228161054998054" table:display="true" table:show-details="true"/>
                <table:data-pilot-member table:name="0.0252938971498224" table:display="true" table:show-details="true"/>
                <table:data-pilot-member table:name="0.0262371819000691" table:display="true" table:show-details="true"/>
                <table:data-pilot-member table:name="0.0289420216002327" table:display="true" table:show-details="true"/>
                <table:data-pilot-member table:name="0.0352853759999562" table:display="true" table:show-details="true"/>
                <table:data-pilot-member table:name="0.0360281708999537" table:display="true" table:show-details="true"/>
                <table:data-pilot-member table:name="0.0425652218997129" table:display="true" table:show-details="true"/>
                <table:data-pilot-member table:name="0.0544634681995376" table:display="true" table:show-details="true"/>
                <table:data-pilot-member table:name="0.0553920371996355" table:display="true" table:show-details="true"/>
                <table:data-pilot-member table:name="0.0643185726003139" table:display="true" table:show-details="true"/>
                <table:data-pilot-member table:name="0.0717105054005515" table:display="true" table:show-details="true"/>
                <table:data-pilot-member table:name="0.0881869742006529" table:display="true" table:show-details="true"/>
                <table:data-pilot-member table:name="0.092406027999823" table:display="true" table:show-details="true"/>
                <table:data-pilot-member table:name="0.09856305699941" table:display="true" table:show-details="true"/>
                <table:data-pilot-member table:name="0.104752375002136" table:display="true" table:show-details="true"/>
                <table:data-pilot-member table:name="0.109723811499862" table:display="true" table:show-details="true"/>
                <table:data-pilot-member table:name="0.144882732500264" table:display="true" table:show-details="true"/>
                <table:data-pilot-member table:name="0.146377357501478" table:display="true" table:show-details="true"/>
                <table:data-pilot-member table:name="0.157598760000838" table:display="true" table:show-details="true"/>
                <table:data-pilot-member table:name="0.174857913498272" table:display="true" table:show-details="true"/>
                <table:data-pilot-member table:name="0.245499725002446" table:display="true" table:show-details="true"/>
                <table:data-pilot-member table:name="0.261099648996606" table:display="true" table:show-details="true"/>
                <table:data-pilot-member table:name="0.287647589000699" table:display="true" table:show-details="true"/>
                <table:data-pilot-member table:name="0.314005628002633" table:display="true" table:show-details="true"/>
                <table:data-pilot-member table:name="0.330775747999724" table:display="true" table:show-details="true"/>
                <table:data-pilot-member table:name="0.412446678004926" table:display="true" table:show-details="true"/>
                <table:data-pilot-member table:name="0.56170120400202" table:display="true" table:show-details="true"/>
                <table:data-pilot-member table:name="0.583980918003363" table:display="true" table:show-details="true"/>
                <table:data-pilot-member table:name="0.70424726499914" table:display="true" table:show-details="true"/>
                <table:data-pilot-member table:name="0.894016472993826" table:display="true" table:show-details="true"/>
                <table:data-pilot-member table:name="7.7685122360053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5" table:application-data="" table:target-range-address="'range(1,100)'.F2:'range(1,100)'.L30" table:buttons="'range(1,100)'.F3 'range(1,100)'.G2" table:grand-total="column" table:show-filter-button="false" table:drill-down-on-double-click="false">
          <table:source-cell-range table:cell-range-address="'range(1,100)'.A2:'range(1,100)'.D116"/>
          <table:data-pilot-field table:source-field-name="function" table:orientation="column" table:used-hierarchy="0" table:function="auto">
            <table:data-pilot-level table:show-empty="false" calcext:repeat-item-labels="false">
              <table:data-pilot-members>
                <table:data-pilot-member table:name="bruteforce" table:display="true" table:show-details="true"/>
                <table:data-pilot-member table:name="reference_solution" table:display="true" table:show-details="true"/>
                <table:data-pilot-member table:name="solve_btree" table:display="true" table:show-details="true"/>
                <table:data-pilot-member table:name="solve_heapq" table:display="true" table:show-details="true"/>
                <table:data-pilot-member table:name="solve_sorteddic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N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8" table:display="true" table:show-details="true"/>
                <table:data-pilot-member table:name="13" table:display="true" table:show-details="true"/>
                <table:data-pilot-member table:name="21" table:display="true" table:show-details="true"/>
                <table:data-pilot-member table:name="34" table:display="true" table:show-details="true"/>
                <table:data-pilot-member table:name="55" table:display="true" table:show-details="true"/>
                <table:data-pilot-member table:name="89" table:display="true" table:show-details="true"/>
                <table:data-pilot-member table:name="144" table:display="true" table:show-details="true"/>
                <table:data-pilot-member table:name="233" table:display="true" table:show-details="true"/>
                <table:data-pilot-member table:name="377" table:display="true" table:show-details="true"/>
                <table:data-pilot-member table:name="610" table:display="true" table:show-details="true"/>
                <table:data-pilot-member table:name="987" table:display="true" table:show-details="true"/>
                <table:data-pilot-member table:name="1597" table:display="true" table:show-details="true"/>
                <table:data-pilot-member table:name="2584" table:display="true" table:show-details="true"/>
                <table:data-pilot-member table:name="4181" table:display="true" table:show-details="true"/>
                <table:data-pilot-member table:name="6765" table:display="true" table:show-details="true"/>
                <table:data-pilot-member table:name="10946" table:display="true" table:show-details="true"/>
                <table:data-pilot-member table:name="17711" table:display="true" table:show-details="true"/>
                <table:data-pilot-member table:name="28657" table:display="true" table:show-details="true"/>
                <table:data-pilot-member table:name="46368" table:display="true" table:show-details="true"/>
                <table:data-pilot-member table:name="75025" table:display="true" table:show-details="true"/>
                <table:data-pilot-member table:name="121393" table:display="true" table:show-details="true"/>
                <table:data-pilot-member table:name="19641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me" table:orientation="data" table:used-hierarchy="0" table:function="average">
            <table:data-pilot-level table:show-empty="false" calcext:repeat-item-labels="false">
              <table:data-pilot-members>
                <table:data-pilot-member table:name="4.10589544000686E-06" table:display="true" table:show-details="true"/>
                <table:data-pilot-member table:name="5.83429909995175E-06" table:display="true" table:show-details="true"/>
                <table:data-pilot-member table:name="7.96451674003038E-06" table:display="true" table:show-details="true"/>
                <table:data-pilot-member table:name="1.14786162499513E-05" table:display="true" table:show-details="true"/>
                <table:data-pilot-member table:name="1.54881247999583E-05" table:display="true" table:show-details="true"/>
                <table:data-pilot-member table:name="1.93412171502132E-05" table:display="true" table:show-details="true"/>
                <table:data-pilot-member table:name="2.30334142994252E-05" table:display="true" table:show-details="true"/>
                <table:data-pilot-member table:name="2.95496212995204E-05" table:display="true" table:show-details="true"/>
                <table:data-pilot-member table:name="3.52105582998775E-05" table:display="true" table:show-details="true"/>
                <table:data-pilot-member table:name="3.71613284994965E-05" table:display="true" table:show-details="true"/>
                <table:data-pilot-member table:name="3.86564527005248E-05" table:display="true" table:show-details="true"/>
                <table:data-pilot-member table:name="5.83400364004774E-05" table:display="true" table:show-details="true"/>
                <table:data-pilot-member table:name="7.5384295200638E-05" table:display="true" table:show-details="true"/>
                <table:data-pilot-member table:name="8.06896601992776E-05" table:display="true" table:show-details="true"/>
                <table:data-pilot-member table:name="8.85732767987065E-05" table:display="true" table:show-details="true"/>
                <table:data-pilot-member table:name="0.000110170009997091" table:display="true" table:show-details="true"/>
                <table:data-pilot-member table:name="0.000130245483000181" table:display="true" table:show-details="true"/>
                <table:data-pilot-member table:name="0.000137428743000783" table:display="true" table:show-details="true"/>
                <table:data-pilot-member table:name="0.000146107629003382" table:display="true" table:show-details="true"/>
                <table:data-pilot-member table:name="0.000190211044500757" table:display="true" table:show-details="true"/>
                <table:data-pilot-member table:name="0.00020689087250139" table:display="true" table:show-details="true"/>
                <table:data-pilot-member table:name="0.000221629207997466" table:display="true" table:show-details="true"/>
                <table:data-pilot-member table:name="0.000278066391998436" table:display="true" table:show-details="true"/>
                <table:data-pilot-member table:name="0.000289045272002113" table:display="true" table:show-details="true"/>
                <table:data-pilot-member table:name="0.00042954380599258" table:display="true" table:show-details="true"/>
                <table:data-pilot-member table:name="0.000500689438005793" table:display="true" table:show-details="true"/>
                <table:data-pilot-member table:name="0.000542904251997243" table:display="true" table:show-details="true"/>
                <table:data-pilot-member table:name="0.000615517151993117" table:display="true" table:show-details="true"/>
                <table:data-pilot-member table:name="0.000650351725998917" table:display="true" table:show-details="true"/>
                <table:data-pilot-member table:name="0.000661060118000023" table:display="true" table:show-details="true"/>
                <table:data-pilot-member table:name="0.000722141766003915" table:display="true" table:show-details="true"/>
                <table:data-pilot-member table:name="0.000892107114006649" table:display="true" table:show-details="true"/>
                <table:data-pilot-member table:name="0.000939662871998735" table:display="true" table:show-details="true"/>
                <table:data-pilot-member table:name="0.00102468482000404" table:display="true" table:show-details="true"/>
                <table:data-pilot-member table:name="0.00137475384999561" table:display="true" table:show-details="true"/>
                <table:data-pilot-member table:name="0.00144631556002423" table:display="true" table:show-details="true"/>
                <table:data-pilot-member table:name="0.00163135072500154" table:display="true" table:show-details="true"/>
                <table:data-pilot-member table:name="0.00165505368502636" table:display="true" table:show-details="true"/>
                <table:data-pilot-member table:name="0.00209133161995851" table:display="true" table:show-details="true"/>
                <table:data-pilot-member table:name="0.00257567287997517" table:display="true" table:show-details="true"/>
                <table:data-pilot-member table:name="0.00275397503995919" table:display="true" table:show-details="true"/>
                <table:data-pilot-member table:name="0.00278132047002146" table:display="true" table:show-details="true"/>
                <table:data-pilot-member table:name="0.00331658463997883" table:display="true" table:show-details="true"/>
                <table:data-pilot-member table:name="0.00445167500001844" table:display="true" table:show-details="true"/>
                <table:data-pilot-member table:name="0.00483356380005716" table:display="true" table:show-details="true"/>
                <table:data-pilot-member table:name="0.00488891449989751" table:display="true" table:show-details="true"/>
                <table:data-pilot-member table:name="0.00494685553989257" table:display="true" table:show-details="true"/>
                <table:data-pilot-member table:name="0.00684904312001891" table:display="true" table:show-details="true"/>
                <table:data-pilot-member table:name="0.00695957593998173" table:display="true" table:show-details="true"/>
                <table:data-pilot-member table:name="0.00716275046012015" table:display="true" table:show-details="true"/>
                <table:data-pilot-member table:name="0.00855051523991278" table:display="true" table:show-details="true"/>
                <table:data-pilot-member table:name="0.00899056916008703" table:display="true" table:show-details="true"/>
                <table:data-pilot-member table:name="0.00976399993989617" table:display="true" table:show-details="true"/>
                <table:data-pilot-member table:name="0.0103060826502769" table:display="true" table:show-details="true"/>
                <table:data-pilot-member table:name="0.0103402123499109" table:display="true" table:show-details="true"/>
                <table:data-pilot-member table:name="0.0112194031000399" table:display="true" table:show-details="true"/>
                <table:data-pilot-member table:name="0.0120262465999986" table:display="true" table:show-details="true"/>
                <table:data-pilot-member table:name="0.0136961684002017" table:display="true" table:show-details="true"/>
                <table:data-pilot-member table:name="0.0184236482498818" table:display="true" table:show-details="true"/>
                <table:data-pilot-member table:name="0.0204322377998324" table:display="true" table:show-details="true"/>
                <table:data-pilot-member table:name="0.0206202068002312" table:display="true" table:show-details="true"/>
                <table:data-pilot-member table:name="0.0206599794997601" table:display="true" table:show-details="true"/>
                <table:data-pilot-member table:name="0.0212092070003564" table:display="true" table:show-details="true"/>
                <table:data-pilot-member table:name="0.0228161054998054" table:display="true" table:show-details="true"/>
                <table:data-pilot-member table:name="0.023519246399519" table:display="true" table:show-details="true"/>
                <table:data-pilot-member table:name="0.0241387071997451" table:display="true" table:show-details="true"/>
                <table:data-pilot-member table:name="0.0252938971498224" table:display="true" table:show-details="true"/>
                <table:data-pilot-member table:name="0.0268105318995367" table:display="true" table:show-details="true"/>
                <table:data-pilot-member table:name="0.0352853759999562" table:display="true" table:show-details="true"/>
                <table:data-pilot-member table:name="0.0360281708999537" table:display="true" table:show-details="true"/>
                <table:data-pilot-member table:name="0.0389858103000734" table:display="true" table:show-details="true"/>
                <table:data-pilot-member table:name="0.0425652218997129" table:display="true" table:show-details="true"/>
                <table:data-pilot-member table:name="0.0473552545998246" table:display="true" table:show-details="true"/>
                <table:data-pilot-member table:name="0.0475685055993381" table:display="true" table:show-details="true"/>
                <table:data-pilot-member table:name="0.0544634681995376" table:display="true" table:show-details="true"/>
                <table:data-pilot-member table:name="0.0593537545995787" table:display="true" table:show-details="true"/>
                <table:data-pilot-member table:name="0.0597701687991503" table:display="true" table:show-details="true"/>
                <table:data-pilot-member table:name="0.0717105054005515" table:display="true" table:show-details="true"/>
                <table:data-pilot-member table:name="0.0881869742006529" table:display="true" table:show-details="true"/>
                <table:data-pilot-member table:name="0.0885260007999023" table:display="true" table:show-details="true"/>
                <table:data-pilot-member table:name="0.0897906997997779" table:display="true" table:show-details="true"/>
                <table:data-pilot-member table:name="0.092406027999823" table:display="true" table:show-details="true"/>
                <table:data-pilot-member table:name="0.09856305699941" table:display="true" table:show-details="true"/>
                <table:data-pilot-member table:name="0.100755071800086" table:display="true" table:show-details="true"/>
                <table:data-pilot-member table:name="0.103617299999314" table:display="true" table:show-details="true"/>
                <table:data-pilot-member table:name="0.104752375002136" table:display="true" table:show-details="true"/>
                <table:data-pilot-member table:name="0.123730896000779" table:display="true" table:show-details="true"/>
                <table:data-pilot-member table:name="0.135962537999148" table:display="true" table:show-details="true"/>
                <table:data-pilot-member table:name="0.141222364600981" table:display="true" table:show-details="true"/>
                <table:data-pilot-member table:name="0.144882732500264" table:display="true" table:show-details="true"/>
                <table:data-pilot-member table:name="0.146377357501478" table:display="true" table:show-details="true"/>
                <table:data-pilot-member table:name="0.157598760000838" table:display="true" table:show-details="true"/>
                <table:data-pilot-member table:name="0.174857913498272" table:display="true" table:show-details="true"/>
                <table:data-pilot-member table:name="0.178095530500286" table:display="true" table:show-details="true"/>
                <table:data-pilot-member table:name="0.1834279374998" table:display="true" table:show-details="true"/>
                <table:data-pilot-member table:name="0.189321927999117" table:display="true" table:show-details="true"/>
                <table:data-pilot-member table:name="0.245499725002446" table:display="true" table:show-details="true"/>
                <table:data-pilot-member table:name="0.261099648996606" table:display="true" table:show-details="true"/>
                <table:data-pilot-member table:name="0.263177415006794" table:display="true" table:show-details="true"/>
                <table:data-pilot-member table:name="0.287647589000699" table:display="true" table:show-details="true"/>
                <table:data-pilot-member table:name="0.294285515999945" table:display="true" table:show-details="true"/>
                <table:data-pilot-member table:name="0.314005628002633" table:display="true" table:show-details="true"/>
                <table:data-pilot-member table:name="0.330775747999724" table:display="true" table:show-details="true"/>
                <table:data-pilot-member table:name="0.403537966994918" table:display="true" table:show-details="true"/>
                <table:data-pilot-member table:name="0.412446678004926" table:display="true" table:show-details="true"/>
                <table:data-pilot-member table:name="0.503491536001093" table:display="true" table:show-details="true"/>
                <table:data-pilot-member table:name="0.519851762001053" table:display="true" table:show-details="true"/>
                <table:data-pilot-member table:name="0.56170120400202" table:display="true" table:show-details="true"/>
                <table:data-pilot-member table:name="0.583980918003363" table:display="true" table:show-details="true"/>
                <table:data-pilot-member table:name="0.677575325004" table:display="true" table:show-details="true"/>
                <table:data-pilot-member table:name="0.70424726499914" table:display="true" table:show-details="true"/>
                <table:data-pilot-member table:name="0.894016472993826" table:display="true" table:show-details="true"/>
                <table:data-pilot-member table:name="0.895775028999196" table:display="true" table:show-details="true"/>
                <table:data-pilot-member table:name="4.3027674429977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7">00/00/0000</text:date>, <text:time style:data-style-name="N2" text:time-value="21:43:14.90058238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30:12.960613818</meta:creation-date>
    <meta:generator>LibreOffice/24.2.5.2$Linux_X86_64 LibreOffice_project/420$Build-2</meta:generator>
    <meta:editing-cycles>0</meta:editing-cycles>
    <meta:editing-duration>P0D</meta:editing-duration>
    <meta:document-statistic meta:table-count="5" meta:cell-count="3210" meta:object-count="5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2" chart:class="chart:line" chart:style-name="ch1">
        <chart:title svg:x="6.607cm" svg:y="0.316cm" chart:style-name="ch2">
          <text:p>steps: {1,3,5}</text:p>
        </chart:title>
        <chart:legend chart:legend-position="end" svg:x="11.851cm" svg:y="2.305cm" style:legend-expansion="high" chart:style-name="ch3"/>
        <chart:plot-area chart:style-name="ch4" table:cell-range-address="PivotChart" chart:data-source-has-labels="column" svg:x="0.32cm" svg:y="1.275cm" svg:width="11.211cm" svg:height="6.645cm">
          <chart:coordinate-region svg:x="2.185cm" svg:y="1.474cm" svg:width="9.204cm" svg:height="5.111cm"/>
          <chart:axis chart:dimension="x" chart:name="primary-x" chart:style-name="ch5" chartooo:axis-type="auto">
            <chartooo:date-scale/>
            <chart:categories table:cell-range-address="PT@categories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T@data 0" chart:label-cell-address="PT@label 0" chart:class="chart:line">
            <chart:data-point chart:repeated="27"/>
          </chart:series>
          <chart:series chart:style-name="ch9" chart:values-cell-range-address="PT@data 1" chart:label-cell-address="PT@label 1" chart:class="chart:line">
            <chart:data-point chart:repeated="27"/>
          </chart:series>
          <chart:series chart:style-name="ch10" chart:values-cell-range-address="PT@data 2" chart:label-cell-address="PT@label 2" chart:class="chart:line">
            <chart:data-point chart:repeated="27"/>
          </chart:series>
          <chart:series chart:style-name="ch11" chart:values-cell-range-address="PT@data 3" chart:label-cell-address="PT@label 3" chart:class="chart:line">
            <chart:data-point chart:repeated="27"/>
          </chart:series>
          <chart:series chart:style-name="ch12" chart:values-cell-range-address="PT@data 4" chart:label-cell-address="PT@label 4" chart:class="chart:line">
            <chart:data-point chart:repeated="2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uteforce</text:p>
                <draw:g>
                  <svg:desc>PT@label 0</svg:desc>
                </draw:g>
              </table:table-cell>
              <table:table-cell office:value-type="string">
                <text:p>reference_solution</text:p>
                <draw:g>
                  <svg:desc>PT@label 1</svg:desc>
                </draw:g>
              </table:table-cell>
              <table:table-cell office:value-type="string">
                <text:p>solve_btree</text:p>
                <draw:g>
                  <svg:desc>PT@label 2</svg:desc>
                </draw:g>
              </table:table-cell>
              <table:table-cell office:value-type="string">
                <text:p>solve_heapq</text:p>
                <draw:g>
                  <svg:desc>PT@label 3</svg:desc>
                </draw:g>
              </table:table-cell>
              <table:table-cell office:value-type="string">
                <text:p>solve_sorteddict</text:p>
                <draw:g>
                  <svg:desc>PT@label 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PT@categories</svg:desc>
                </draw:g>
              </table:table-cell>
              <table:table-cell office:value-type="float" office:value="0.000000921991611990961">
                <text:p>0.000000921991611990961</text:p>
                <draw:g>
                  <svg:desc>PT@data 0</svg:desc>
                </draw:g>
              </table:table-cell>
              <table:table-cell office:value-type="float" office:value="0.00000140911927501293">
                <text:p>0.00000140911927501293</text:p>
                <draw:g>
                  <svg:desc>PT@data 1</svg:desc>
                </draw:g>
              </table:table-cell>
              <table:table-cell office:value-type="float" office:value="0.00000693934208000428">
                <text:p>0.00000693934208000428</text:p>
                <draw:g>
                  <svg:desc>PT@data 2</svg:desc>
                </draw:g>
              </table:table-cell>
              <table:table-cell office:value-type="float" office:value="0.000000936293589998968">
                <text:p>0.000000936293589998968</text:p>
                <draw:g>
                  <svg:desc>PT@data 3</svg:desc>
                </draw:g>
              </table:table-cell>
              <table:table-cell office:value-type="float" office:value="0.0000116288198998518">
                <text:p>0.0000116288198998518</text:p>
                <draw:g>
                  <svg:desc>PT@data 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127591652002593">
                <text:p>0.00000127591652002593</text:p>
              </table:table-cell>
              <table:table-cell office:value-type="float" office:value="0.00000205219335002766">
                <text:p>0.00000205219335002766</text:p>
              </table:table-cell>
              <table:table-cell office:value-type="float" office:value="0.0000128658878998976">
                <text:p>0.0000128658878998976</text:p>
              </table:table-cell>
              <table:table-cell office:value-type="float" office:value="0.00000170097719001205">
                <text:p>0.00000170097719001205</text:p>
              </table:table-cell>
              <table:table-cell office:value-type="float" office:value="0.000016034778300309">
                <text:p>0.0000160347783003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205704050997156">
                <text:p>0.00000205704050997156</text:p>
              </table:table-cell>
              <table:table-cell office:value-type="float" office:value="0.00000273054545999912">
                <text:p>0.00000273054545999912</text:p>
              </table:table-cell>
              <table:table-cell office:value-type="float" office:value="0.0000164529678997496">
                <text:p>0.0000164529678997496</text:p>
              </table:table-cell>
              <table:table-cell office:value-type="float" office:value="0.00000278009292000206">
                <text:p>0.00000278009292000206</text:p>
              </table:table-cell>
              <table:table-cell office:value-type="float" office:value="0.0000187730132001889">
                <text:p>0.00001877301320018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248029421003594">
                <text:p>0.00000248029421003594</text:p>
              </table:table-cell>
              <table:table-cell office:value-type="float" office:value="0.00000347330671997042">
                <text:p>0.00000347330671997042</text:p>
              </table:table-cell>
              <table:table-cell office:value-type="float" office:value="0.0000219843508995837">
                <text:p>0.0000219843508995837</text:p>
              </table:table-cell>
              <table:table-cell office:value-type="float" office:value="0.00000387752184004057">
                <text:p>0.00000387752184004057</text:p>
              </table:table-cell>
              <table:table-cell office:value-type="float" office:value="0.0000211581725001452">
                <text:p>0.00002115817250014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419970664006542">
                <text:p>0.00000419970664006542</text:p>
              </table:table-cell>
              <table:table-cell office:value-type="float" office:value="0.00000457320236004307">
                <text:p>0.00000457320236004307</text:p>
              </table:table-cell>
              <table:table-cell office:value-type="float" office:value="0.0000244821972002683">
                <text:p>0.0000244821972002683</text:p>
              </table:table-cell>
              <table:table-cell office:value-type="float" office:value="0.00000542539479996776">
                <text:p>0.00000542539479996776</text:p>
              </table:table-cell>
              <table:table-cell office:value-type="float" office:value="0.0000239019375003409">
                <text:p>0.00002390193750034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145976464998967">
                <text:p>0.0000145976464998967</text:p>
              </table:table-cell>
              <table:table-cell office:value-type="float" office:value="0.00000715364473988302">
                <text:p>0.00000715364473988302</text:p>
              </table:table-cell>
              <table:table-cell office:value-type="float" office:value="0.0000417577779997373">
                <text:p>0.0000417577779997373</text:p>
              </table:table-cell>
              <table:table-cell office:value-type="float" office:value="0.0000100262248499348">
                <text:p>0.0000100262248499348</text:p>
              </table:table-cell>
              <table:table-cell office:value-type="float" office:value="0.0000434329007999622">
                <text:p>0.00004343290079996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137180180001451">
                <text:p>0.000137180180001451</text:p>
              </table:table-cell>
              <table:table-cell office:value-type="float" office:value="0.0000100511745000404">
                <text:p>0.0000100511745000404</text:p>
              </table:table-cell>
              <table:table-cell office:value-type="float" office:value="0.0000568226481991587">
                <text:p>0.0000568226481991587</text:p>
              </table:table-cell>
              <table:table-cell office:value-type="float" office:value="0.0000155754542502109">
                <text:p>0.0000155754542502109</text:p>
              </table:table-cell>
              <table:table-cell office:value-type="float" office:value="0.0000453612788012833">
                <text:p>0.00004536127880128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528103575998102">
                <text:p>0.00528103575998102</text:p>
              </table:table-cell>
              <table:table-cell office:value-type="float" office:value="0.000017106492899984">
                <text:p>0.000017106492899984</text:p>
              </table:table-cell>
              <table:table-cell office:value-type="float" office:value="0.0000896194064000156">
                <text:p>0.0000896194064000156</text:p>
              </table:table-cell>
              <table:table-cell office:value-type="float" office:value="0.0000262238424002135">
                <text:p>0.0000262238424002135</text:p>
              </table:table-cell>
              <table:table-cell office:value-type="float" office:value="0.0000675411774005624">
                <text:p>0.00006754117740056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26439524699526">
                <text:p>2.26439524699526</text:p>
              </table:table-cell>
              <table:table-cell office:value-type="float" office:value="0.000025432829100464">
                <text:p>0.000025432829100464</text:p>
              </table:table-cell>
              <table:table-cell office:value-type="float" office:value="0.00014208481300011">
                <text:p>0.00014208481300011</text:p>
              </table:table-cell>
              <table:table-cell office:value-type="float" office:value="0.0000423817137998412">
                <text:p>0.0000423817137998412</text:p>
              </table:table-cell>
              <table:table-cell office:value-type="float" office:value="0.00010382063149882">
                <text:p>0.0001038206314988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0.0000415785584002151">
                <text:p>0.0000415785584002151</text:p>
              </table:table-cell>
              <table:table-cell office:value-type="float" office:value="0.000223313260001305">
                <text:p>0.000223313260001305</text:p>
              </table:table-cell>
              <table:table-cell office:value-type="float" office:value="0.0000708712867999566">
                <text:p>0.0000708712867999566</text:p>
              </table:table-cell>
              <table:table-cell office:value-type="float" office:value="0.000165788541002257">
                <text:p>0.00016578854100225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0.0000687800821993733">
                <text:p>0.0000687800821993733</text:p>
              </table:table-cell>
              <table:table-cell office:value-type="float" office:value="0.000383549625999876">
                <text:p>0.000383549625999876</text:p>
              </table:table-cell>
              <table:table-cell office:value-type="float" office:value="0.000115510207499028">
                <text:p>0.000115510207499028</text:p>
              </table:table-cell>
              <table:table-cell office:value-type="float" office:value="0.000278634927999519">
                <text:p>0.00027863492799951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0.000114260174002993">
                <text:p>0.000114260174002993</text:p>
              </table:table-cell>
              <table:table-cell office:value-type="float" office:value="0.000586850517996936">
                <text:p>0.000586850517996936</text:p>
              </table:table-cell>
              <table:table-cell office:value-type="float" office:value="0.00018176067549939">
                <text:p>0.00018176067549939</text:p>
              </table:table-cell>
              <table:table-cell office:value-type="float" office:value="0.00039335211400612">
                <text:p>0.0003933521140061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0.00019426939549885">
                <text:p>0.00019426939549885</text:p>
              </table:table-cell>
              <table:table-cell office:value-type="float" office:value="0.00100538978997065">
                <text:p>0.00100538978997065</text:p>
              </table:table-cell>
              <table:table-cell office:value-type="float" office:value="0.000306455411002389">
                <text:p>0.000306455411002389</text:p>
              </table:table-cell>
              <table:table-cell office:value-type="float" office:value="0.000713131267999415">
                <text:p>0.00071313126799941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0.000336055528998259">
                <text:p>0.000336055528998259</text:p>
              </table:table-cell>
              <table:table-cell office:value-type="float" office:value="0.001520336149988">
                <text:p>0.001520336149988</text:p>
              </table:table-cell>
              <table:table-cell office:value-type="float" office:value="0.000495380439999281">
                <text:p>0.000495380439999281</text:p>
              </table:table-cell>
              <table:table-cell office:value-type="float" office:value="0.00104100947999541">
                <text:p>0.0010410094799954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0.000580432097995072">
                <text:p>0.000580432097995072</text:p>
              </table:table-cell>
              <table:table-cell office:value-type="float" office:value="0.00245720288003213">
                <text:p>0.00245720288003213</text:p>
              </table:table-cell>
              <table:table-cell office:value-type="float" office:value="0.000813784546000534">
                <text:p>0.000813784546000534</text:p>
              </table:table-cell>
              <table:table-cell office:value-type="float" office:value="0.0017997190800088">
                <text:p>0.0017997190800088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0.000895340229995782">
                <text:p>0.000895340229995782</text:p>
              </table:table-cell>
              <table:table-cell office:value-type="float" office:value="0.0043256369199662">
                <text:p>0.0043256369199662</text:p>
              </table:table-cell>
              <table:table-cell office:value-type="float" office:value="0.0014600306">
                <text:p>0.0014600306</text:p>
              </table:table-cell>
              <table:table-cell office:value-type="float" office:value="0.00304739986997447">
                <text:p>0.00304739986997447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NaN">
                <text:p>NaN</text:p>
              </table:table-cell>
              <table:table-cell office:value-type="float" office:value="0.00181391670499579">
                <text:p>0.00181391670499579</text:p>
              </table:table-cell>
              <table:table-cell office:value-type="float" office:value="0.0052056213200558">
                <text:p>0.0052056213200558</text:p>
              </table:table-cell>
              <table:table-cell office:value-type="float" office:value="0.0012005190200216">
                <text:p>0.0012005190200216</text:p>
              </table:table-cell>
              <table:table-cell office:value-type="float" office:value="0.00432417677991907">
                <text:p>0.00432417677991907</text:p>
              </table:table-cell>
            </table:table-row>
            <table:table-row>
              <table:table-cell office:value-type="string">
                <text:p>2584</text:p>
              </table:table-cell>
              <table:table-cell office:value-type="float" office:value="NaN">
                <text:p>NaN</text:p>
              </table:table-cell>
              <table:table-cell office:value-type="float" office:value="0.00208001779006736">
                <text:p>0.00208001779006736</text:p>
              </table:table-cell>
              <table:table-cell office:value-type="float" office:value="0.00927892589999829">
                <text:p>0.00927892589999829</text:p>
              </table:table-cell>
              <table:table-cell office:value-type="float" office:value="0.00156884361502307">
                <text:p>0.00156884361502307</text:p>
              </table:table-cell>
              <table:table-cell office:value-type="float" office:value="0.00495317071996396">
                <text:p>0.00495317071996396</text:p>
              </table:table-cell>
            </table:table-row>
            <table:table-row>
              <table:table-cell office:value-type="string">
                <text:p>4181</text:p>
              </table:table-cell>
              <table:table-cell office:value-type="float" office:value="NaN">
                <text:p>NaN</text:p>
              </table:table-cell>
              <table:table-cell office:value-type="float" office:value="0.00343864037997264">
                <text:p>0.00343864037997264</text:p>
              </table:table-cell>
              <table:table-cell office:value-type="float" office:value="0.0104778651999368">
                <text:p>0.0104778651999368</text:p>
              </table:table-cell>
              <table:table-cell office:value-type="float" office:value="0.00263886405999074">
                <text:p>0.00263886405999074</text:p>
              </table:table-cell>
              <table:table-cell office:value-type="float" office:value="0.00895823437997024">
                <text:p>0.00895823437997024</text:p>
              </table:table-cell>
            </table:table-row>
            <table:table-row>
              <table:table-cell office:value-type="string">
                <text:p>6765</text:p>
              </table:table-cell>
              <table:table-cell office:value-type="float" office:value="NaN">
                <text:p>NaN</text:p>
              </table:table-cell>
              <table:table-cell office:value-type="float" office:value="0.00663449857995147">
                <text:p>0.00663449857995147</text:p>
              </table:table-cell>
              <table:table-cell office:value-type="float" office:value="0.0184286718002113">
                <text:p>0.0184286718002113</text:p>
              </table:table-cell>
              <table:table-cell office:value-type="float" office:value="0.00456643814002746">
                <text:p>0.00456643814002746</text:p>
              </table:table-cell>
              <table:table-cell office:value-type="float" office:value="0.0145957905999239">
                <text:p>0.0145957905999239</text:p>
              </table:table-cell>
            </table:table-row>
            <table:table-row>
              <table:table-cell office:value-type="string">
                <text:p>10946</text:p>
              </table:table-cell>
              <table:table-cell office:value-type="float" office:value="NaN">
                <text:p>NaN</text:p>
              </table:table-cell>
              <table:table-cell office:value-type="float" office:value="0.013384038300137">
                <text:p>0.013384038300137</text:p>
              </table:table-cell>
              <table:table-cell office:value-type="float" office:value="0.0338602234995051">
                <text:p>0.0338602234995051</text:p>
              </table:table-cell>
              <table:table-cell office:value-type="float" office:value="0.00947196947992779">
                <text:p>0.00947196947992779</text:p>
              </table:table-cell>
              <table:table-cell office:value-type="float" office:value="0.0287839615004486">
                <text:p>0.0287839615004486</text:p>
              </table:table-cell>
            </table:table-row>
            <table:table-row>
              <table:table-cell office:value-type="string">
                <text:p>17711</text:p>
              </table:table-cell>
              <table:table-cell office:value-type="float" office:value="NaN">
                <text:p>NaN</text:p>
              </table:table-cell>
              <table:table-cell office:value-type="float" office:value="0.0276870058005443">
                <text:p>0.0276870058005443</text:p>
              </table:table-cell>
              <table:table-cell office:value-type="float" office:value="0.0593768334001652">
                <text:p>0.0593768334001652</text:p>
              </table:table-cell>
              <table:table-cell office:value-type="float" office:value="0.0178232897000271">
                <text:p>0.0178232897000271</text:p>
              </table:table-cell>
              <table:table-cell office:value-type="float" office:value="0.0502403015998425">
                <text:p>0.0502403015998425</text:p>
              </table:table-cell>
            </table:table-row>
            <table:table-row>
              <table:table-cell office:value-type="string">
                <text:p>28657</text:p>
              </table:table-cell>
              <table:table-cell office:value-type="float" office:value="NaN">
                <text:p>NaN</text:p>
              </table:table-cell>
              <table:table-cell office:value-type="float" office:value="0.0559411946000182">
                <text:p>0.0559411946000182</text:p>
              </table:table-cell>
              <table:table-cell office:value-type="float" office:value="0.10429286949875">
                <text:p>0.10429286949875</text:p>
              </table:table-cell>
              <table:table-cell office:value-type="float" office:value="0.0291830506001133">
                <text:p>0.0291830506001133</text:p>
              </table:table-cell>
              <table:table-cell office:value-type="float" office:value="0.088967493599921">
                <text:p>0.088967493599921</text:p>
              </table:table-cell>
            </table:table-row>
            <table:table-row>
              <table:table-cell office:value-type="string">
                <text:p>46368</text:p>
              </table:table-cell>
              <table:table-cell office:value-type="float" office:value="NaN">
                <text:p>NaN</text:p>
              </table:table-cell>
              <table:table-cell office:value-type="float" office:value="0.117274805499619">
                <text:p>0.117274805499619</text:p>
              </table:table-cell>
              <table:table-cell office:value-type="float" office:value="0.184348471499106">
                <text:p>0.184348471499106</text:p>
              </table:table-cell>
              <table:table-cell office:value-type="float" office:value="0.0573416737999651">
                <text:p>0.0573416737999651</text:p>
              </table:table-cell>
              <table:table-cell office:value-type="float" office:value="0.165574843998911">
                <text:p>0.165574843998911</text:p>
              </table:table-cell>
            </table:table-row>
            <table:table-row>
              <table:table-cell office:value-type="string">
                <text:p>75025</text:p>
              </table:table-cell>
              <table:table-cell office:value-type="float" office:value="NaN">
                <text:p>NaN</text:p>
              </table:table-cell>
              <table:table-cell office:value-type="float" office:value="0.259713521998492">
                <text:p>0.259713521998492</text:p>
              </table:table-cell>
              <table:table-cell office:value-type="float" office:value="0.347716355005105">
                <text:p>0.347716355005105</text:p>
              </table:table-cell>
              <table:table-cell office:value-type="float" office:value="0.144993101501314">
                <text:p>0.144993101501314</text:p>
              </table:table-cell>
              <table:table-cell office:value-type="float" office:value="0.309755050999229">
                <text:p>0.309755050999229</text:p>
              </table:table-cell>
            </table:table-row>
            <table:table-row>
              <table:table-cell office:value-type="string">
                <text:p>121393</text:p>
              </table:table-cell>
              <table:table-cell office:value-type="float" office:value="NaN">
                <text:p>NaN</text:p>
              </table:table-cell>
              <table:table-cell office:value-type="float" office:value="0.599180263998278">
                <text:p>0.599180263998278</text:p>
              </table:table-cell>
              <table:table-cell office:value-type="float" office:value="0.702197637998324">
                <text:p>0.702197637998324</text:p>
              </table:table-cell>
              <table:table-cell office:value-type="float" office:value="0.245951058997889">
                <text:p>0.245951058997889</text:p>
              </table:table-cell>
              <table:table-cell office:value-type="float" office:value="0.612247982004192">
                <text:p>0.612247982004192</text:p>
              </table:table-cell>
            </table:table-row>
            <table:table-row>
              <table:table-cell office:value-type="string">
                <text:p>196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7261407995829">
                <text:p>0.56726140799582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1" chart:class="chart:line" chart:style-name="ch1">
        <chart:title svg:x="6.792cm" svg:y="0.316cm" chart:style-name="ch2">
          <text:p>steps={1,2}</text:p>
        </chart:title>
        <chart:legend chart:legend-position="end" svg:x="11.851cm" svg:y="2.305cm" style:legend-expansion="high" chart:style-name="ch3"/>
        <chart:plot-area chart:style-name="ch4" table:cell-range-address="PivotChart" chart:data-source-has-labels="column" svg:x="0.32cm" svg:y="1.275cm" svg:width="11.211cm" svg:height="6.645cm">
          <chart:coordinate-region svg:x="2.185cm" svg:y="1.474cm" svg:width="9.204cm" svg:height="5.111cm"/>
          <chart:axis chart:dimension="x" chart:name="primary-x" chart:style-name="ch5" chartooo:axis-type="auto">
            <chartooo:date-scale/>
            <chart:categories table:cell-range-address="PT@categories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T@data 0" chart:label-cell-address="PT@label 0" chart:class="chart:line">
            <chart:data-point chart:repeated="27"/>
          </chart:series>
          <chart:series chart:style-name="ch9" chart:values-cell-range-address="PT@data 1" chart:label-cell-address="PT@label 1" chart:class="chart:line">
            <chart:data-point chart:repeated="27"/>
          </chart:series>
          <chart:series chart:style-name="ch10" chart:values-cell-range-address="PT@data 2" chart:label-cell-address="PT@label 2" chart:class="chart:line">
            <chart:data-point chart:repeated="27"/>
          </chart:series>
          <chart:series chart:style-name="ch11" chart:values-cell-range-address="PT@data 3" chart:label-cell-address="PT@label 3" chart:class="chart:line">
            <chart:data-point chart:repeated="27"/>
          </chart:series>
          <chart:series chart:style-name="ch12" chart:values-cell-range-address="PT@data 4" chart:label-cell-address="PT@label 4" chart:class="chart:line">
            <chart:data-point chart:repeated="2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uteforce</text:p>
                <draw:g>
                  <svg:desc>PT@label 0</svg:desc>
                </draw:g>
              </table:table-cell>
              <table:table-cell office:value-type="string">
                <text:p>reference_solution</text:p>
                <draw:g>
                  <svg:desc>PT@label 1</svg:desc>
                </draw:g>
              </table:table-cell>
              <table:table-cell office:value-type="string">
                <text:p>solve_btree</text:p>
                <draw:g>
                  <svg:desc>PT@label 2</svg:desc>
                </draw:g>
              </table:table-cell>
              <table:table-cell office:value-type="string">
                <text:p>solve_heapq</text:p>
                <draw:g>
                  <svg:desc>PT@label 3</svg:desc>
                </draw:g>
              </table:table-cell>
              <table:table-cell office:value-type="string">
                <text:p>solve_sorteddict</text:p>
                <draw:g>
                  <svg:desc>PT@label 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PT@categories</svg:desc>
                </draw:g>
              </table:table-cell>
              <table:table-cell office:value-type="float" office:value="0.000000850032705988269">
                <text:p>0.000000850032705988269</text:p>
                <draw:g>
                  <svg:desc>PT@data 0</svg:desc>
                </draw:g>
              </table:table-cell>
              <table:table-cell office:value-type="float" office:value="0.00000125154063000082">
                <text:p>0.00000125154063000082</text:p>
                <draw:g>
                  <svg:desc>PT@data 1</svg:desc>
                </draw:g>
              </table:table-cell>
              <table:table-cell office:value-type="float" office:value="0.0000041040121599508">
                <text:p>0.0000041040121599508</text:p>
                <draw:g>
                  <svg:desc>PT@data 2</svg:desc>
                </draw:g>
              </table:table-cell>
              <table:table-cell office:value-type="float" office:value="0.000000698354426000151">
                <text:p>0.000000698354426000151</text:p>
                <draw:g>
                  <svg:desc>PT@data 3</svg:desc>
                </draw:g>
              </table:table-cell>
              <table:table-cell office:value-type="float" office:value="0.00000884608306005248">
                <text:p>0.00000884608306005248</text:p>
                <draw:g>
                  <svg:desc>PT@data 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125223564999033">
                <text:p>0.00000125223564999033</text:p>
              </table:table-cell>
              <table:table-cell office:value-type="float" office:value="0.00000189235497000482">
                <text:p>0.00000189235497000482</text:p>
              </table:table-cell>
              <table:table-cell office:value-type="float" office:value="0.00000712772758008214">
                <text:p>0.00000712772758008214</text:p>
              </table:table-cell>
              <table:table-cell office:value-type="float" office:value="0.00000127097962002154">
                <text:p>0.00000127097962002154</text:p>
              </table:table-cell>
              <table:table-cell office:value-type="float" office:value="0.0000112961946499127">
                <text:p>0.00001129619464991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186169953998615">
                <text:p>0.00000186169953998615</text:p>
              </table:table-cell>
              <table:table-cell office:value-type="float" office:value="0.00000245947554998565">
                <text:p>0.00000245947554998565</text:p>
              </table:table-cell>
              <table:table-cell office:value-type="float" office:value="0.00000990896004004753">
                <text:p>0.00000990896004004753</text:p>
              </table:table-cell>
              <table:table-cell office:value-type="float" office:value="0.00000205127686997002">
                <text:p>0.00000205127686997002</text:p>
              </table:table-cell>
              <table:table-cell office:value-type="float" office:value="0.0000133944697001425">
                <text:p>0.00001339446970014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296705045002454">
                <text:p>0.00000296705045002454</text:p>
              </table:table-cell>
              <table:table-cell office:value-type="float" office:value="0.00000313903291003953">
                <text:p>0.00000313903291003953</text:p>
              </table:table-cell>
              <table:table-cell office:value-type="float" office:value="0.0000120677192000585">
                <text:p>0.0000120677192000585</text:p>
              </table:table-cell>
              <table:table-cell office:value-type="float" office:value="0.00000262004574004095">
                <text:p>0.00000262004574004095</text:p>
              </table:table-cell>
              <table:table-cell office:value-type="float" office:value="0.0000154141686998628">
                <text:p>0.00001541416869986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502367088003666">
                <text:p>0.00000502367088003666</text:p>
              </table:table-cell>
              <table:table-cell office:value-type="float" office:value="0.00000366303484006494">
                <text:p>0.00000366303484006494</text:p>
              </table:table-cell>
              <table:table-cell office:value-type="float" office:value="0.0000142996216498432">
                <text:p>0.0000142996216498432</text:p>
              </table:table-cell>
              <table:table-cell office:value-type="float" office:value="0.00000307619056999101">
                <text:p>0.00000307619056999101</text:p>
              </table:table-cell>
              <table:table-cell office:value-type="float" office:value="0.0000173377016999439">
                <text:p>0.00001733770169994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201172013999894">
                <text:p>0.0000201172013999894</text:p>
              </table:table-cell>
              <table:table-cell office:value-type="float" office:value="0.00000556930817998364">
                <text:p>0.00000556930817998364</text:p>
              </table:table-cell>
              <table:table-cell office:value-type="float" office:value="0.0000225290440997924">
                <text:p>0.0000225290440997924</text:p>
              </table:table-cell>
              <table:table-cell office:value-type="float" office:value="0.00000474687213994912">
                <text:p>0.00000474687213994912</text:p>
              </table:table-cell>
              <table:table-cell office:value-type="float" office:value="0.0000237038867999217">
                <text:p>0.00002370388679992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214932784998382">
                <text:p>0.000214932784998382</text:p>
              </table:table-cell>
              <table:table-cell office:value-type="float" office:value="0.0000080918012400798">
                <text:p>0.0000080918012400798</text:p>
              </table:table-cell>
              <table:table-cell office:value-type="float" office:value="0.0000354245340000489">
                <text:p>0.0000354245340000489</text:p>
              </table:table-cell>
              <table:table-cell office:value-type="float" office:value="0.00000742918959993403">
                <text:p>0.00000742918959993403</text:p>
              </table:table-cell>
              <table:table-cell office:value-type="float" office:value="0.0000346726445997774">
                <text:p>0.00003467264459977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139396067497728">
                <text:p>0.0139396067497728</text:p>
              </table:table-cell>
              <table:table-cell office:value-type="float" office:value="0.0000154590679001558">
                <text:p>0.0000154590679001558</text:p>
              </table:table-cell>
              <table:table-cell office:value-type="float" office:value="0.0000560016433999408">
                <text:p>0.0000560016433999408</text:p>
              </table:table-cell>
              <table:table-cell office:value-type="float" office:value="0.0000123254654998163">
                <text:p>0.0000123254654998163</text:p>
              </table:table-cell>
              <table:table-cell office:value-type="float" office:value="0.0000513363188001676">
                <text:p>0.00005133631880016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.3572050310031">
                <text:p>13.3572050310031</text:p>
              </table:table-cell>
              <table:table-cell office:value-type="float" office:value="0.0000245164353000291">
                <text:p>0.0000245164353000291</text:p>
              </table:table-cell>
              <table:table-cell office:value-type="float" office:value="0.000102462602499145">
                <text:p>0.000102462602499145</text:p>
              </table:table-cell>
              <table:table-cell office:value-type="float" office:value="0.0000226860939998005">
                <text:p>0.0000226860939998005</text:p>
              </table:table-cell>
              <table:table-cell office:value-type="float" office:value="0.0000876313839995419">
                <text:p>0.000087631383999541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0.0000391062431001046">
                <text:p>0.0000391062431001046</text:p>
              </table:table-cell>
              <table:table-cell office:value-type="float" office:value="0.000162852613502764">
                <text:p>0.000162852613502764</text:p>
              </table:table-cell>
              <table:table-cell office:value-type="float" office:value="0.000035655408599996">
                <text:p>0.000035655408599996</text:p>
              </table:table-cell>
              <table:table-cell office:value-type="float" office:value="0.000136830622501293">
                <text:p>0.00013683062250129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0.0000627325791996555">
                <text:p>0.0000627325791996555</text:p>
              </table:table-cell>
              <table:table-cell office:value-type="float" office:value="0.000253839731005428">
                <text:p>0.000253839731005428</text:p>
              </table:table-cell>
              <table:table-cell office:value-type="float" office:value="0.0000565917492000153">
                <text:p>0.0000565917492000153</text:p>
              </table:table-cell>
              <table:table-cell office:value-type="float" office:value="0.000211162708001211">
                <text:p>0.00021116270800121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0.000103062256999692">
                <text:p>0.000103062256999692</text:p>
              </table:table-cell>
              <table:table-cell office:value-type="float" office:value="0.000409979047995876">
                <text:p>0.000409979047995876</text:p>
              </table:table-cell>
              <table:table-cell office:value-type="float" office:value="0.000090308555799129">
                <text:p>0.000090308555799129</text:p>
              </table:table-cell>
              <table:table-cell office:value-type="float" office:value="0.000333999693997612">
                <text:p>0.00033399969399761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0.000175582335501531">
                <text:p>0.000175582335501531</text:p>
              </table:table-cell>
              <table:table-cell office:value-type="float" office:value="0.000661091333997319">
                <text:p>0.000661091333997319</text:p>
              </table:table-cell>
              <table:table-cell office:value-type="float" office:value="0.000149755124501098">
                <text:p>0.000149755124501098</text:p>
              </table:table-cell>
              <table:table-cell office:value-type="float" office:value="0.000540165446000174">
                <text:p>0.00054016544600017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0.000323639788002765">
                <text:p>0.000323639788002765</text:p>
              </table:table-cell>
              <table:table-cell office:value-type="float" office:value="0.00120137966499897">
                <text:p>0.00120137966499897</text:p>
              </table:table-cell>
              <table:table-cell office:value-type="float" office:value="0.000269219970999984">
                <text:p>0.000269219970999984</text:p>
              </table:table-cell>
              <table:table-cell office:value-type="float" office:value="0.000960594115997083">
                <text:p>0.00096059411599708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0.000833130516009987">
                <text:p>0.000833130516009987</text:p>
              </table:table-cell>
              <table:table-cell office:value-type="float" office:value="0.00235246136995556">
                <text:p>0.00235246136995556</text:p>
              </table:table-cell>
              <table:table-cell office:value-type="float" office:value="0.000681795116004651">
                <text:p>0.000681795116004651</text:p>
              </table:table-cell>
              <table:table-cell office:value-type="float" office:value="0.00463969094002096">
                <text:p>0.00463969094002096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0.000895340229995782">
                <text:p>0.000895340229995782</text:p>
              </table:table-cell>
              <table:table-cell office:value-type="float" office:value="0.0044945915399876">
                <text:p>0.0044945915399876</text:p>
              </table:table-cell>
              <table:table-cell office:value-type="float" office:value="0.000803185910001048">
                <text:p>0.000803185910001048</text:p>
              </table:table-cell>
              <table:table-cell office:value-type="float" office:value="0.00301815909995639">
                <text:p>0.00301815909995639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NaN">
                <text:p>NaN</text:p>
              </table:table-cell>
              <table:table-cell office:value-type="float" office:value="0.00181391670499579">
                <text:p>0.00181391670499579</text:p>
              </table:table-cell>
              <table:table-cell office:value-type="float" office:value="0.0052056213200558">
                <text:p>0.0052056213200558</text:p>
              </table:table-cell>
              <table:table-cell office:value-type="float" office:value="0.0012005190200216">
                <text:p>0.0012005190200216</text:p>
              </table:table-cell>
              <table:table-cell office:value-type="float" office:value="0.00432417677991907">
                <text:p>0.00432417677991907</text:p>
              </table:table-cell>
            </table:table-row>
            <table:table-row>
              <table:table-cell office:value-type="string">
                <text:p>2584</text:p>
              </table:table-cell>
              <table:table-cell office:value-type="float" office:value="NaN">
                <text:p>NaN</text:p>
              </table:table-cell>
              <table:table-cell office:value-type="float" office:value="0.00208001779006736">
                <text:p>0.00208001779006736</text:p>
              </table:table-cell>
              <table:table-cell office:value-type="float" office:value="0.00927892589999829">
                <text:p>0.00927892589999829</text:p>
              </table:table-cell>
              <table:table-cell office:value-type="float" office:value="0.00156884361502307">
                <text:p>0.00156884361502307</text:p>
              </table:table-cell>
              <table:table-cell office:value-type="float" office:value="0.00495317071996396">
                <text:p>0.00495317071996396</text:p>
              </table:table-cell>
            </table:table-row>
            <table:table-row>
              <table:table-cell office:value-type="string">
                <text:p>4181</text:p>
              </table:table-cell>
              <table:table-cell office:value-type="float" office:value="NaN">
                <text:p>NaN</text:p>
              </table:table-cell>
              <table:table-cell office:value-type="float" office:value="0.00343864037997264">
                <text:p>0.00343864037997264</text:p>
              </table:table-cell>
              <table:table-cell office:value-type="float" office:value="0.0104778651999368">
                <text:p>0.0104778651999368</text:p>
              </table:table-cell>
              <table:table-cell office:value-type="float" office:value="0.00263886405999074">
                <text:p>0.00263886405999074</text:p>
              </table:table-cell>
              <table:table-cell office:value-type="float" office:value="0.00895823437997024">
                <text:p>0.00895823437997024</text:p>
              </table:table-cell>
            </table:table-row>
            <table:table-row>
              <table:table-cell office:value-type="string">
                <text:p>6765</text:p>
              </table:table-cell>
              <table:table-cell office:value-type="float" office:value="NaN">
                <text:p>NaN</text:p>
              </table:table-cell>
              <table:table-cell office:value-type="float" office:value="0.00663449857995147">
                <text:p>0.00663449857995147</text:p>
              </table:table-cell>
              <table:table-cell office:value-type="float" office:value="0.0184286718002113">
                <text:p>0.0184286718002113</text:p>
              </table:table-cell>
              <table:table-cell office:value-type="float" office:value="0.00456643814002746">
                <text:p>0.00456643814002746</text:p>
              </table:table-cell>
              <table:table-cell office:value-type="float" office:value="0.0145957905999239">
                <text:p>0.0145957905999239</text:p>
              </table:table-cell>
            </table:table-row>
            <table:table-row>
              <table:table-cell office:value-type="string">
                <text:p>10946</text:p>
              </table:table-cell>
              <table:table-cell office:value-type="float" office:value="NaN">
                <text:p>NaN</text:p>
              </table:table-cell>
              <table:table-cell office:value-type="float" office:value="0.013384038300137">
                <text:p>0.013384038300137</text:p>
              </table:table-cell>
              <table:table-cell office:value-type="float" office:value="0.0338602234995051">
                <text:p>0.0338602234995051</text:p>
              </table:table-cell>
              <table:table-cell office:value-type="float" office:value="0.00947196947992779">
                <text:p>0.00947196947992779</text:p>
              </table:table-cell>
              <table:table-cell office:value-type="float" office:value="0.0287839615004486">
                <text:p>0.0287839615004486</text:p>
              </table:table-cell>
            </table:table-row>
            <table:table-row>
              <table:table-cell office:value-type="string">
                <text:p>17711</text:p>
              </table:table-cell>
              <table:table-cell office:value-type="float" office:value="NaN">
                <text:p>NaN</text:p>
              </table:table-cell>
              <table:table-cell office:value-type="float" office:value="0.0276870058005443">
                <text:p>0.0276870058005443</text:p>
              </table:table-cell>
              <table:table-cell office:value-type="float" office:value="0.0593768334001652">
                <text:p>0.0593768334001652</text:p>
              </table:table-cell>
              <table:table-cell office:value-type="float" office:value="0.0178232897000271">
                <text:p>0.0178232897000271</text:p>
              </table:table-cell>
              <table:table-cell office:value-type="float" office:value="0.0502403015998425">
                <text:p>0.0502403015998425</text:p>
              </table:table-cell>
            </table:table-row>
            <table:table-row>
              <table:table-cell office:value-type="string">
                <text:p>28657</text:p>
              </table:table-cell>
              <table:table-cell office:value-type="float" office:value="NaN">
                <text:p>NaN</text:p>
              </table:table-cell>
              <table:table-cell office:value-type="float" office:value="0.0559411946000182">
                <text:p>0.0559411946000182</text:p>
              </table:table-cell>
              <table:table-cell office:value-type="float" office:value="0.10429286949875">
                <text:p>0.10429286949875</text:p>
              </table:table-cell>
              <table:table-cell office:value-type="float" office:value="0.0291830506001133">
                <text:p>0.0291830506001133</text:p>
              </table:table-cell>
              <table:table-cell office:value-type="float" office:value="0.088967493599921">
                <text:p>0.088967493599921</text:p>
              </table:table-cell>
            </table:table-row>
            <table:table-row>
              <table:table-cell office:value-type="string">
                <text:p>46368</text:p>
              </table:table-cell>
              <table:table-cell office:value-type="float" office:value="NaN">
                <text:p>NaN</text:p>
              </table:table-cell>
              <table:table-cell office:value-type="float" office:value="0.117274805499619">
                <text:p>0.117274805499619</text:p>
              </table:table-cell>
              <table:table-cell office:value-type="float" office:value="0.184348471499106">
                <text:p>0.184348471499106</text:p>
              </table:table-cell>
              <table:table-cell office:value-type="float" office:value="0.0573416737999651">
                <text:p>0.0573416737999651</text:p>
              </table:table-cell>
              <table:table-cell office:value-type="float" office:value="0.165574843998911">
                <text:p>0.165574843998911</text:p>
              </table:table-cell>
            </table:table-row>
            <table:table-row>
              <table:table-cell office:value-type="string">
                <text:p>75025</text:p>
              </table:table-cell>
              <table:table-cell office:value-type="float" office:value="NaN">
                <text:p>NaN</text:p>
              </table:table-cell>
              <table:table-cell office:value-type="float" office:value="0.259713521998492">
                <text:p>0.259713521998492</text:p>
              </table:table-cell>
              <table:table-cell office:value-type="float" office:value="0.347716355005105">
                <text:p>0.347716355005105</text:p>
              </table:table-cell>
              <table:table-cell office:value-type="float" office:value="0.144993101501314">
                <text:p>0.144993101501314</text:p>
              </table:table-cell>
              <table:table-cell office:value-type="float" office:value="0.309755050999229">
                <text:p>0.309755050999229</text:p>
              </table:table-cell>
            </table:table-row>
            <table:table-row>
              <table:table-cell office:value-type="string">
                <text:p>121393</text:p>
              </table:table-cell>
              <table:table-cell office:value-type="float" office:value="NaN">
                <text:p>NaN</text:p>
              </table:table-cell>
              <table:table-cell office:value-type="float" office:value="0.599180263998278">
                <text:p>0.599180263998278</text:p>
              </table:table-cell>
              <table:table-cell office:value-type="float" office:value="0.702197637998324">
                <text:p>0.702197637998324</text:p>
              </table:table-cell>
              <table:table-cell office:value-type="float" office:value="0.245951058997889">
                <text:p>0.245951058997889</text:p>
              </table:table-cell>
              <table:table-cell office:value-type="float" office:value="0.612247982004192">
                <text:p>0.612247982004192</text:p>
              </table:table-cell>
            </table:table-row>
            <table:table-row>
              <table:table-cell office:value-type="string">
                <text:p>196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7261407995829">
                <text:p>0.56726140799582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3" chart:class="chart:line" chart:style-name="ch1">
        <chart:title svg:x="5.972cm" svg:y="0.316cm" chart:style-name="ch2">
          <text:p>steps: some primes</text:p>
        </chart:title>
        <chart:legend chart:legend-position="end" svg:x="11.851cm" svg:y="2.305cm" style:legend-expansion="high" chart:style-name="ch3"/>
        <chart:plot-area chart:style-name="ch4" table:cell-range-address="PivotChart" chart:data-source-has-labels="column" svg:x="0.32cm" svg:y="1.275cm" svg:width="11.211cm" svg:height="6.645cm">
          <chart:coordinate-region svg:x="2cm" svg:y="1.474cm" svg:width="9.389cm" svg:height="5.111cm"/>
          <chart:axis chart:dimension="x" chart:name="primary-x" chart:style-name="ch5" chartooo:axis-type="auto">
            <chartooo:date-scale/>
            <chart:categories table:cell-range-address="PT@categories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T@data 0" chart:label-cell-address="PT@label 0" chart:class="chart:line">
            <chart:data-point chart:repeated="27"/>
          </chart:series>
          <chart:series chart:style-name="ch9" chart:values-cell-range-address="PT@data 1" chart:label-cell-address="PT@label 1" chart:class="chart:line">
            <chart:data-point chart:repeated="27"/>
          </chart:series>
          <chart:series chart:style-name="ch10" chart:values-cell-range-address="PT@data 2" chart:label-cell-address="PT@label 2" chart:class="chart:line">
            <chart:data-point chart:repeated="27"/>
          </chart:series>
          <chart:series chart:style-name="ch11" chart:values-cell-range-address="PT@data 3" chart:label-cell-address="PT@label 3" chart:class="chart:line">
            <chart:data-point chart:repeated="27"/>
          </chart:series>
          <chart:series chart:style-name="ch12" chart:values-cell-range-address="PT@data 4" chart:label-cell-address="PT@label 4" chart:class="chart:line">
            <chart:data-point chart:repeated="2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uteforce</text:p>
                <draw:g>
                  <svg:desc>PT@label 0</svg:desc>
                </draw:g>
              </table:table-cell>
              <table:table-cell office:value-type="string">
                <text:p>reference_solution</text:p>
                <draw:g>
                  <svg:desc>PT@label 1</svg:desc>
                </draw:g>
              </table:table-cell>
              <table:table-cell office:value-type="string">
                <text:p>solve_btree</text:p>
                <draw:g>
                  <svg:desc>PT@label 2</svg:desc>
                </draw:g>
              </table:table-cell>
              <table:table-cell office:value-type="string">
                <text:p>solve_heapq</text:p>
                <draw:g>
                  <svg:desc>PT@label 3</svg:desc>
                </draw:g>
              </table:table-cell>
              <table:table-cell office:value-type="string">
                <text:p>solve_sorteddict</text:p>
                <draw:g>
                  <svg:desc>PT@label 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PT@categories</svg:desc>
                </draw:g>
              </table:table-cell>
              <table:table-cell office:value-type="float" office:value="0.00000107729688999825">
                <text:p>0.00000107729688999825</text:p>
                <draw:g>
                  <svg:desc>PT@data 0</svg:desc>
                </draw:g>
              </table:table-cell>
              <table:table-cell office:value-type="float" office:value="0.00000197198170000775">
                <text:p>0.00000197198170000775</text:p>
                <draw:g>
                  <svg:desc>PT@data 1</svg:desc>
                </draw:g>
              </table:table-cell>
              <table:table-cell office:value-type="float" office:value="0.0000322445196994522">
                <text:p>0.0000322445196994522</text:p>
                <draw:g>
                  <svg:desc>PT@data 2</svg:desc>
                </draw:g>
              </table:table-cell>
              <table:table-cell office:value-type="float" office:value="0.00000218518433001009">
                <text:p>0.00000218518433001009</text:p>
                <draw:g>
                  <svg:desc>PT@data 3</svg:desc>
                </draw:g>
              </table:table-cell>
              <table:table-cell office:value-type="float" office:value="0.0000231948915999965">
                <text:p>0.0000231948915999965</text:p>
                <draw:g>
                  <svg:desc>PT@data 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119370153497584">
                <text:p>0.00000119370153497584</text:p>
              </table:table-cell>
              <table:table-cell office:value-type="float" office:value="0.00000281045628995344">
                <text:p>0.00000281045628995344</text:p>
              </table:table-cell>
              <table:table-cell office:value-type="float" office:value="0.0000314332333000493">
                <text:p>0.0000314332333000493</text:p>
              </table:table-cell>
              <table:table-cell office:value-type="float" office:value="0.00000244766221003374">
                <text:p>0.00000244766221003374</text:p>
              </table:table-cell>
              <table:table-cell office:value-type="float" office:value="0.0000216738201001135">
                <text:p>0.00002167382010011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177068366501771">
                <text:p>0.00000177068366501771</text:p>
              </table:table-cell>
              <table:table-cell office:value-type="float" office:value="0.00000386920840996027">
                <text:p>0.00000386920840996027</text:p>
              </table:table-cell>
              <table:table-cell office:value-type="float" office:value="0.0000632455358005245">
                <text:p>0.0000632455358005245</text:p>
              </table:table-cell>
              <table:table-cell office:value-type="float" office:value="0.00000467574399997829">
                <text:p>0.00000467574399997829</text:p>
              </table:table-cell>
              <table:table-cell office:value-type="float" office:value="0.0000373344227999041">
                <text:p>0.00003733442279990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19152700650011">
                <text:p>0.0000019152700650011</text:p>
              </table:table-cell>
              <table:table-cell office:value-type="float" office:value="0.00000499292180000339">
                <text:p>0.00000499292180000339</text:p>
              </table:table-cell>
              <table:table-cell office:value-type="float" office:value="0.0000630096869994304">
                <text:p>0.0000630096869994304</text:p>
              </table:table-cell>
              <table:table-cell office:value-type="float" office:value="0.00000499460039995029">
                <text:p>0.00000499460039995029</text:p>
              </table:table-cell>
              <table:table-cell office:value-type="float" office:value="0.0000370743243001925">
                <text:p>0.00003707432430019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348536215002241">
                <text:p>0.00000348536215002241</text:p>
              </table:table-cell>
              <table:table-cell office:value-type="float" office:value="0.00000749607746009133">
                <text:p>0.00000749607746009133</text:p>
              </table:table-cell>
              <table:table-cell office:value-type="float" office:value="0.0000977732455998194">
                <text:p>0.0000977732455998194</text:p>
              </table:table-cell>
              <table:table-cell office:value-type="float" office:value="0.00000771131632005563">
                <text:p>0.00000771131632005563</text:p>
              </table:table-cell>
              <table:table-cell office:value-type="float" office:value="0.0000530409391998546">
                <text:p>0.00005304093919985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0653207868002937">
                <text:p>0.00000653207868002937</text:p>
              </table:table-cell>
              <table:table-cell office:value-type="float" office:value="0.0000130505782497494">
                <text:p>0.0000130505782497494</text:p>
              </table:table-cell>
              <table:table-cell office:value-type="float" office:value="0.000291550109999662">
                <text:p>0.000291550109999662</text:p>
              </table:table-cell>
              <table:table-cell office:value-type="float" office:value="0.0000204054591995373">
                <text:p>0.0000204054591995373</text:p>
              </table:table-cell>
              <table:table-cell office:value-type="float" office:value="0.000140150346996961">
                <text:p>0.0001401503469969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224532075000752">
                <text:p>0.0000224532075000752</text:p>
              </table:table-cell>
              <table:table-cell office:value-type="float" office:value="0.0000211274743000104">
                <text:p>0.0000211274743000104</text:p>
              </table:table-cell>
              <table:table-cell office:value-type="float" office:value="0.00041727403600089">
                <text:p>0.00041727403600089</text:p>
              </table:table-cell>
              <table:table-cell office:value-type="float" office:value="0.0000449932153998816">
                <text:p>0.0000449932153998816</text:p>
              </table:table-cell>
              <table:table-cell office:value-type="float" office:value="0.000160755575998337">
                <text:p>0.0001607555759983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163080430000264">
                <text:p>0.000163080430000264</text:p>
              </table:table-cell>
              <table:table-cell office:value-type="float" office:value="0.0000336415353995108">
                <text:p>0.0000336415353995108</text:p>
              </table:table-cell>
              <table:table-cell office:value-type="float" office:value="0.000796333662001416">
                <text:p>0.000796333662001416</text:p>
              </table:table-cell>
              <table:table-cell office:value-type="float" office:value="0.000141039370599901">
                <text:p>0.000141039370599901</text:p>
              </table:table-cell>
              <table:table-cell office:value-type="float" office:value="0.000263879822006857">
                <text:p>0.0002638798220068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613606045997585">
                <text:p>0.00613606045997585</text:p>
              </table:table-cell>
              <table:table-cell office:value-type="float" office:value="0.0000871256882004673">
                <text:p>0.0000871256882004673</text:p>
              </table:table-cell>
              <table:table-cell office:value-type="float" office:value="0.0011162718000196">
                <text:p>0.0011162718000196</text:p>
              </table:table-cell>
              <table:table-cell office:value-type="float" office:value="0.000235455487003492">
                <text:p>0.000235455487003492</text:p>
              </table:table-cell>
              <table:table-cell office:value-type="float" office:value="0.000529485176994058">
                <text:p>0.00052948517699405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99722219994874">
                <text:p>0.599722219994874</text:p>
              </table:table-cell>
              <table:table-cell office:value-type="float" office:value="0.000105702578501223">
                <text:p>0.000105702578501223</text:p>
              </table:table-cell>
              <table:table-cell office:value-type="float" office:value="0.00209389594005188">
                <text:p>0.00209389594005188</text:p>
              </table:table-cell>
              <table:table-cell office:value-type="float" office:value="0.000573173391996534">
                <text:p>0.000573173391996534</text:p>
              </table:table-cell>
              <table:table-cell office:value-type="float" office:value="0.000690570573991863">
                <text:p>0.00069057057399186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0.000151058032497531">
                <text:p>0.000151058032497531</text:p>
              </table:table-cell>
              <table:table-cell office:value-type="float" office:value="0.00385941562002699">
                <text:p>0.00385941562002699</text:p>
              </table:table-cell>
              <table:table-cell office:value-type="float" office:value="0.000649405194009887">
                <text:p>0.000649405194009887</text:p>
              </table:table-cell>
              <table:table-cell office:value-type="float" office:value="0.000810178540006746">
                <text:p>0.00081017854000674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0.00025314554200304">
                <text:p>0.00025314554200304</text:p>
              </table:table-cell>
              <table:table-cell office:value-type="float" office:value="0.00927736842000741">
                <text:p>0.00927736842000741</text:p>
              </table:table-cell>
              <table:table-cell office:value-type="float" office:value="0.00133016254996619">
                <text:p>0.00133016254996619</text:p>
              </table:table-cell>
              <table:table-cell office:value-type="float" office:value="0.00130165664002561">
                <text:p>0.0013016566400256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0.000405477745996905">
                <text:p>0.000405477745996905</text:p>
              </table:table-cell>
              <table:table-cell office:value-type="float" office:value="0.0196213618997717">
                <text:p>0.0196213618997717</text:p>
              </table:table-cell>
              <table:table-cell office:value-type="float" office:value="0.00225375106994761">
                <text:p>0.00225375106994761</text:p>
              </table:table-cell>
              <table:table-cell office:value-type="float" office:value="0.00190676398498908">
                <text:p>0.0019067639849890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0.000766339166002581">
                <text:p>0.000766339166002581</text:p>
              </table:table-cell>
              <table:table-cell office:value-type="float" office:value="0.0276700740003434">
                <text:p>0.0276700740003434</text:p>
              </table:table-cell>
              <table:table-cell office:value-type="float" office:value="0.00376793660994736">
                <text:p>0.00376793660994736</text:p>
              </table:table-cell>
              <table:table-cell office:value-type="float" office:value="0.00307052228999964">
                <text:p>0.0030705222899996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0.00129418095501023">
                <text:p>0.00129418095501023</text:p>
              </table:table-cell>
              <table:table-cell office:value-type="float" office:value="0.0464287627997692">
                <text:p>0.0464287627997692</text:p>
              </table:table-cell>
              <table:table-cell office:value-type="float" office:value="0.00605908561992692">
                <text:p>0.00605908561992692</text:p>
              </table:table-cell>
              <table:table-cell office:value-type="float" office:value="0.00508929890012951">
                <text:p>0.00508929890012951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0.00243533037995803">
                <text:p>0.00243533037995803</text:p>
              </table:table-cell>
              <table:table-cell office:value-type="float" office:value="0.0761997426001471">
                <text:p>0.0761997426001471</text:p>
              </table:table-cell>
              <table:table-cell office:value-type="float" office:value="0.0104906431999552">
                <text:p>0.0104906431999552</text:p>
              </table:table-cell>
              <table:table-cell office:value-type="float" office:value="0.00751794063995476">
                <text:p>0.00751794063995476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NaN">
                <text:p>NaN</text:p>
              </table:table-cell>
              <table:table-cell office:value-type="float" office:value="0.00396512801002245">
                <text:p>0.00396512801002245</text:p>
              </table:table-cell>
              <table:table-cell office:value-type="float" office:value="0.124306166500901">
                <text:p>0.124306166500901</text:p>
              </table:table-cell>
              <table:table-cell office:value-type="float" office:value="0.0206167714997719">
                <text:p>0.0206167714997719</text:p>
              </table:table-cell>
              <table:table-cell office:value-type="float" office:value="0.0122254355999758">
                <text:p>0.0122254355999758</text:p>
              </table:table-cell>
            </table:table-row>
            <table:table-row>
              <table:table-cell office:value-type="string">
                <text:p>2584</text:p>
              </table:table-cell>
              <table:table-cell office:value-type="float" office:value="NaN">
                <text:p>NaN</text:p>
              </table:table-cell>
              <table:table-cell office:value-type="float" office:value="0.00718473069995525">
                <text:p>0.00718473069995525</text:p>
              </table:table-cell>
              <table:table-cell office:value-type="float" office:value="0.222430371999508">
                <text:p>0.222430371999508</text:p>
              </table:table-cell>
              <table:table-cell office:value-type="float" office:value="0.0267727277001541">
                <text:p>0.0267727277001541</text:p>
              </table:table-cell>
              <table:table-cell office:value-type="float" office:value="0.0205301542002417">
                <text:p>0.0205301542002417</text:p>
              </table:table-cell>
            </table:table-row>
            <table:table-row>
              <table:table-cell office:value-type="string">
                <text:p>4181</text:p>
              </table:table-cell>
              <table:table-cell office:value-type="float" office:value="NaN">
                <text:p>NaN</text:p>
              </table:table-cell>
              <table:table-cell office:value-type="float" office:value="0.0167267830001947">
                <text:p>0.0167267830001947</text:p>
              </table:table-cell>
              <table:table-cell office:value-type="float" office:value="0.343994616996497">
                <text:p>0.343994616996497</text:p>
              </table:table-cell>
              <table:table-cell office:value-type="float" office:value="0.0517794019993744">
                <text:p>0.0517794019993744</text:p>
              </table:table-cell>
              <table:table-cell office:value-type="float" office:value="0.0483114588998433">
                <text:p>0.0483114588998433</text:p>
              </table:table-cell>
            </table:table-row>
            <table:table-row>
              <table:table-cell office:value-type="string">
                <text:p>6765</text:p>
              </table:table-cell>
              <table:table-cell office:value-type="float" office:value="NaN">
                <text:p>NaN</text:p>
              </table:table-cell>
              <table:table-cell office:value-type="float" office:value="0.0209107201000734">
                <text:p>0.0209107201000734</text:p>
              </table:table-cell>
              <table:table-cell office:value-type="float" office:value="0.541818229998171">
                <text:p>0.541818229998171</text:p>
              </table:table-cell>
              <table:table-cell office:value-type="float" office:value="0.0784607658002642">
                <text:p>0.0784607658002642</text:p>
              </table:table-cell>
              <table:table-cell office:value-type="float" office:value="0.0585063906008145">
                <text:p>0.0585063906008145</text:p>
              </table:table-cell>
            </table:table-row>
            <table:table-row>
              <table:table-cell office:value-type="string">
                <text:p>10946</text:p>
              </table:table-cell>
              <table:table-cell office:value-type="float" office:value="NaN">
                <text:p>NaN</text:p>
              </table:table-cell>
              <table:table-cell office:value-type="float" office:value="0.0554825632003485">
                <text:p>0.0554825632003485</text:p>
              </table:table-cell>
              <table:table-cell office:value-type="float" office:value="NaN">
                <text:p>NaN</text:p>
              </table:table-cell>
              <table:table-cell office:value-type="float" office:value="0.166347494498041">
                <text:p>0.166347494498041</text:p>
              </table:table-cell>
              <table:table-cell office:value-type="float" office:value="0.118045313400216">
                <text:p>0.118045313400216</text:p>
              </table:table-cell>
            </table:table-row>
            <table:table-row>
              <table:table-cell office:value-type="string">
                <text:p>17711</text:p>
              </table:table-cell>
              <table:table-cell office:value-type="float" office:value="NaN">
                <text:p>NaN</text:p>
              </table:table-cell>
              <table:table-cell office:value-type="float" office:value="0.113151341000048">
                <text:p>0.113151341000048</text:p>
              </table:table-cell>
              <table:table-cell office:value-type="float" office:value="NaN">
                <text:p>NaN</text:p>
              </table:table-cell>
              <table:table-cell office:value-type="float" office:value="0.301712571999815">
                <text:p>0.301712571999815</text:p>
              </table:table-cell>
              <table:table-cell office:value-type="float" office:value="0.236807077999401">
                <text:p>0.236807077999401</text:p>
              </table:table-cell>
            </table:table-row>
            <table:table-row>
              <table:table-cell office:value-type="string">
                <text:p>28657</text:p>
              </table:table-cell>
              <table:table-cell office:value-type="float" office:value="NaN">
                <text:p>NaN</text:p>
              </table:table-cell>
              <table:table-cell office:value-type="float" office:value="0.172593253497325">
                <text:p>0.172593253497325</text:p>
              </table:table-cell>
              <table:table-cell office:value-type="float" office:value="NaN">
                <text:p>NaN</text:p>
              </table:table-cell>
              <table:table-cell office:value-type="float" office:value="0.435624032004853">
                <text:p>0.435624032004853</text:p>
              </table:table-cell>
              <table:table-cell office:value-type="float" office:value="0.436523621996457">
                <text:p>0.436523621996457</text:p>
              </table:table-cell>
            </table:table-row>
            <table:table-row>
              <table:table-cell office:value-type="string">
                <text:p>46368</text:p>
              </table:table-cell>
              <table:table-cell office:value-type="float" office:value="NaN">
                <text:p>NaN</text:p>
              </table:table-cell>
              <table:table-cell office:value-type="float" office:value="0.253776611751164">
                <text:p>0.253776611751164</text:p>
              </table:table-cell>
              <table:table-cell office:value-type="float" office:value="NaN">
                <text:p>NaN</text:p>
              </table:table-cell>
              <table:table-cell office:value-type="float" office:value="0.583510976901016">
                <text:p>0.583510976901016</text:p>
              </table:table-cell>
              <table:table-cell office:value-type="float" office:value="0.809916187994531">
                <text:p>0.809916187994531</text:p>
              </table:table-cell>
            </table:table-row>
            <table:table-row>
              <table:table-cell office:value-type="string">
                <text:p>75025</text:p>
              </table:table-cell>
              <table:table-cell office:value-type="float" office:value="NaN">
                <text:p>NaN</text:p>
              </table:table-cell>
              <table:table-cell office:value-type="float" office:value="0.5468701159989">
                <text:p>0.5468701159989</text:p>
              </table:table-cell>
              <table:table-cell office:value-type="float" office:value="0.347716355005105">
                <text:p>0.347716355005105</text:p>
              </table:table-cell>
              <table:table-cell office:value-type="float" office:value="0.144993101501314">
                <text:p>0.144993101501314</text:p>
              </table:table-cell>
              <table:table-cell office:value-type="float" office:value="0.309755050999229">
                <text:p>0.309755050999229</text:p>
              </table:table-cell>
            </table:table-row>
            <table:table-row>
              <table:table-cell office:value-type="string">
                <text:p>121393</text:p>
              </table:table-cell>
              <table:table-cell office:value-type="float" office:value="NaN">
                <text:p>NaN</text:p>
              </table:table-cell>
              <table:table-cell office:value-type="float" office:value="0.599180263998278">
                <text:p>0.599180263998278</text:p>
              </table:table-cell>
              <table:table-cell office:value-type="float" office:value="0.702197637998324">
                <text:p>0.702197637998324</text:p>
              </table:table-cell>
              <table:table-cell office:value-type="float" office:value="0.245951058997889">
                <text:p>0.245951058997889</text:p>
              </table:table-cell>
              <table:table-cell office:value-type="float" office:value="0.612247982004192">
                <text:p>0.612247982004192</text:p>
              </table:table-cell>
            </table:table-row>
            <table:table-row>
              <table:table-cell office:value-type="string">
                <text:p>196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7261407995829">
                <text:p>0.56726140799582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4" chart:class="chart:line" chart:style-name="ch1">
        <chart:title svg:x="5.853cm" svg:y="0.316cm" chart:style-name="ch2">
          <text:p>steps: sparse primes</text:p>
        </chart:title>
        <chart:legend chart:legend-position="end" svg:x="11.851cm" svg:y="2.305cm" style:legend-expansion="high" chart:style-name="ch3"/>
        <chart:plot-area chart:style-name="ch4" table:cell-range-address="PivotChart" chart:data-source-has-labels="column" svg:x="0.32cm" svg:y="1.275cm" svg:width="11.211cm" svg:height="6.645cm">
          <chart:coordinate-region svg:x="2cm" svg:y="1.474cm" svg:width="9.389cm" svg:height="5.111cm"/>
          <chart:axis chart:dimension="x" chart:name="primary-x" chart:style-name="ch5" chartooo:axis-type="auto">
            <chartooo:date-scale/>
            <chart:categories table:cell-range-address="PT@categories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T@data 0" chart:label-cell-address="PT@label 0" chart:class="chart:line">
            <chart:data-point chart:repeated="27"/>
          </chart:series>
          <chart:series chart:style-name="ch9" chart:values-cell-range-address="PT@data 1" chart:label-cell-address="PT@label 1" chart:class="chart:line">
            <chart:data-point chart:repeated="27"/>
          </chart:series>
          <chart:series chart:style-name="ch10" chart:values-cell-range-address="PT@data 2" chart:label-cell-address="PT@label 2" chart:class="chart:line">
            <chart:data-point chart:repeated="27"/>
          </chart:series>
          <chart:series chart:style-name="ch11" chart:values-cell-range-address="PT@data 3" chart:label-cell-address="PT@label 3" chart:class="chart:line">
            <chart:data-point chart:repeated="27"/>
          </chart:series>
          <chart:series chart:style-name="ch12" chart:values-cell-range-address="PT@data 4" chart:label-cell-address="PT@label 4" chart:class="chart:line">
            <chart:data-point chart:repeated="2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uteforce</text:p>
                <draw:g>
                  <svg:desc>PT@label 0</svg:desc>
                </draw:g>
              </table:table-cell>
              <table:table-cell office:value-type="string">
                <text:p>reference_solution</text:p>
                <draw:g>
                  <svg:desc>PT@label 1</svg:desc>
                </draw:g>
              </table:table-cell>
              <table:table-cell office:value-type="string">
                <text:p>solve_btree</text:p>
                <draw:g>
                  <svg:desc>PT@label 2</svg:desc>
                </draw:g>
              </table:table-cell>
              <table:table-cell office:value-type="string">
                <text:p>solve_heapq</text:p>
                <draw:g>
                  <svg:desc>PT@label 3</svg:desc>
                </draw:g>
              </table:table-cell>
              <table:table-cell office:value-type="string">
                <text:p>solve_sorteddict</text:p>
                <draw:g>
                  <svg:desc>PT@label 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PT@categories</svg:desc>
                </draw:g>
              </table:table-cell>
              <table:table-cell office:value-type="float" office:value="0.00000140725097000541">
                <text:p>0.00000140725097000541</text:p>
                <draw:g>
                  <svg:desc>PT@data 0</svg:desc>
                </draw:g>
              </table:table-cell>
              <table:table-cell office:value-type="float" office:value="0.00000216407342501043">
                <text:p>0.00000216407342501043</text:p>
                <draw:g>
                  <svg:desc>PT@data 1</svg:desc>
                </draw:g>
              </table:table-cell>
              <table:table-cell office:value-type="float" office:value="0.0000149186741498852">
                <text:p>0.0000149186741498852</text:p>
                <draw:g>
                  <svg:desc>PT@data 2</svg:desc>
                </draw:g>
              </table:table-cell>
              <table:table-cell office:value-type="float" office:value="0.00000145767262500158">
                <text:p>0.00000145767262500158</text:p>
                <draw:g>
                  <svg:desc>PT@data 3</svg:desc>
                </draw:g>
              </table:table-cell>
              <table:table-cell office:value-type="float" office:value="0.0000180025790999935">
                <text:p>0.0000180025790999935</text:p>
                <draw:g>
                  <svg:desc>PT@data 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121981153002707">
                <text:p>0.00000121981153002707</text:p>
              </table:table-cell>
              <table:table-cell office:value-type="float" office:value="0.00000397918209004274">
                <text:p>0.00000397918209004274</text:p>
              </table:table-cell>
              <table:table-cell office:value-type="float" office:value="0.0000155022807499336">
                <text:p>0.0000155022807499336</text:p>
              </table:table-cell>
              <table:table-cell office:value-type="float" office:value="0.00000229377114501403">
                <text:p>0.00000229377114501403</text:p>
              </table:table-cell>
              <table:table-cell office:value-type="float" office:value="0.0000352303318002669">
                <text:p>0.00003523033180026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147478828999738">
                <text:p>0.00000147478828999738</text:p>
              </table:table-cell>
              <table:table-cell office:value-type="float" office:value="0.00000390149302998907">
                <text:p>0.00000390149302998907</text:p>
              </table:table-cell>
              <table:table-cell office:value-type="float" office:value="0.0000160465683500661">
                <text:p>0.0000160465683500661</text:p>
              </table:table-cell>
              <table:table-cell office:value-type="float" office:value="0.00000162037817499368">
                <text:p>0.00000162037817499368</text:p>
              </table:table-cell>
              <table:table-cell office:value-type="float" office:value="0.0000189342506502726">
                <text:p>0.00001893425065027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133362522501557">
                <text:p>0.00000133362522501557</text:p>
              </table:table-cell>
              <table:table-cell office:value-type="float" office:value="0.00000525652927986812">
                <text:p>0.00000525652927986812</text:p>
              </table:table-cell>
              <table:table-cell office:value-type="float" office:value="0.0000232423112000106">
                <text:p>0.0000232423112000106</text:p>
              </table:table-cell>
              <table:table-cell office:value-type="float" office:value="0.00000163363620999007">
                <text:p>0.00000163363620999007</text:p>
              </table:table-cell>
              <table:table-cell office:value-type="float" office:value="0.0000233084012004838">
                <text:p>0.00002330840120048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171187961001124">
                <text:p>0.00000171187961001124</text:p>
              </table:table-cell>
              <table:table-cell office:value-type="float" office:value="0.00000679404390000855">
                <text:p>0.00000679404390000855</text:p>
              </table:table-cell>
              <table:table-cell office:value-type="float" office:value="0.0000161227210999641">
                <text:p>0.0000161227210999641</text:p>
              </table:table-cell>
              <table:table-cell office:value-type="float" office:value="0.00000172673846500402">
                <text:p>0.00000172673846500402</text:p>
              </table:table-cell>
              <table:table-cell office:value-type="float" office:value="0.0000203063704997476">
                <text:p>0.00002030637049974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0174557121499674">
                <text:p>0.00000174557121499674</text:p>
              </table:table-cell>
              <table:table-cell office:value-type="float" office:value="0.0000124572312997771">
                <text:p>0.0000124572312997771</text:p>
              </table:table-cell>
              <table:table-cell office:value-type="float" office:value="0.0000179319114999089">
                <text:p>0.0000179319114999089</text:p>
              </table:table-cell>
              <table:table-cell office:value-type="float" office:value="0.00000171189445001801">
                <text:p>0.00000171189445001801</text:p>
              </table:table-cell>
              <table:table-cell office:value-type="float" office:value="0.0000276618953997968">
                <text:p>0.00002766189539979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0266044175994466">
                <text:p>0.00000266044175994466</text:p>
              </table:table-cell>
              <table:table-cell office:value-type="float" office:value="0.0000257955201996083">
                <text:p>0.0000257955201996083</text:p>
              </table:table-cell>
              <table:table-cell office:value-type="float" office:value="0.0000470141313999193">
                <text:p>0.0000470141313999193</text:p>
              </table:table-cell>
              <table:table-cell office:value-type="float" office:value="0.00000709111777992803">
                <text:p>0.00000709111777992803</text:p>
              </table:table-cell>
              <table:table-cell office:value-type="float" office:value="0.0000561743025988108">
                <text:p>0.00005617430259881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00130838568002218">
                <text:p>0.00000130838568002218</text:p>
              </table:table-cell>
              <table:table-cell office:value-type="float" office:value="0.0000216326681998908">
                <text:p>0.0000216326681998908</text:p>
              </table:table-cell>
              <table:table-cell office:value-type="float" office:value="0.0000358750188002887">
                <text:p>0.0000358750188002887</text:p>
              </table:table-cell>
              <table:table-cell office:value-type="float" office:value="0.00000306812148002791">
                <text:p>0.00000306812148002791</text:p>
              </table:table-cell>
              <table:table-cell office:value-type="float" office:value="0.0000280430377999437">
                <text:p>0.000028043037799943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00393336125998758">
                <text:p>0.00000393336125998758</text:p>
              </table:table-cell>
              <table:table-cell office:value-type="float" office:value="0.0000335498167005426">
                <text:p>0.0000335498167005426</text:p>
              </table:table-cell>
              <table:table-cell office:value-type="float" office:value="0.0000904080658001476">
                <text:p>0.0000904080658001476</text:p>
              </table:table-cell>
              <table:table-cell office:value-type="float" office:value="0.00000723735224004486">
                <text:p>0.00000723735224004486</text:p>
              </table:table-cell>
              <table:table-cell office:value-type="float" office:value="0.0000650827759993263">
                <text:p>0.000065082775999326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00709321789996466">
                <text:p>0.00000709321789996466</text:p>
              </table:table-cell>
              <table:table-cell office:value-type="float" office:value="0.0000482938319997629">
                <text:p>0.0000482938319997629</text:p>
              </table:table-cell>
              <table:table-cell office:value-type="float" office:value="0.000114100666498416">
                <text:p>0.000114100666498416</text:p>
              </table:table-cell>
              <table:table-cell office:value-type="float" office:value="0.0000144217310000386">
                <text:p>0.0000144217310000386</text:p>
              </table:table-cell>
              <table:table-cell office:value-type="float" office:value="0.000074277962600172">
                <text:p>0.00007427796260017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00330904463000479">
                <text:p>0.0000330904463000479</text:p>
              </table:table-cell>
              <table:table-cell office:value-type="float" office:value="0.000113242093499139">
                <text:p>0.000113242093499139</text:p>
              </table:table-cell>
              <table:table-cell office:value-type="float" office:value="0.000457465596002294">
                <text:p>0.000457465596002294</text:p>
              </table:table-cell>
              <table:table-cell office:value-type="float" office:value="0.0000491115585988155">
                <text:p>0.0000491115585988155</text:p>
              </table:table-cell>
              <table:table-cell office:value-type="float" office:value="0.000223081069998443">
                <text:p>0.00022308106999844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039070161300333">
                <text:p>0.00039070161300333</text:p>
              </table:table-cell>
              <table:table-cell office:value-type="float" office:value="0.000181878262999817">
                <text:p>0.000181878262999817</text:p>
              </table:table-cell>
              <table:table-cell office:value-type="float" office:value="0.00156469204001041">
                <text:p>0.00156469204001041</text:p>
              </table:table-cell>
              <table:table-cell office:value-type="float" office:value="0.000191329383997072">
                <text:p>0.000191329383997072</text:p>
              </table:table-cell>
              <table:table-cell office:value-type="float" office:value="0.00057238784400397">
                <text:p>0.0005723878440039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289420216002327">
                <text:p>0.0289420216002327</text:p>
              </table:table-cell>
              <table:table-cell office:value-type="float" office:value="0.000361664011994435">
                <text:p>0.000361664011994435</text:p>
              </table:table-cell>
              <table:table-cell office:value-type="float" office:value="0.00868503940000664">
                <text:p>0.00868503940000664</text:p>
              </table:table-cell>
              <table:table-cell office:value-type="float" office:value="0.000712477932000184">
                <text:p>0.000712477932000184</text:p>
              </table:table-cell>
              <table:table-cell office:value-type="float" office:value="0.00203967998499138">
                <text:p>0.0020396799849913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.76851223600534">
                <text:p>7.76851223600534</text:p>
              </table:table-cell>
              <table:table-cell office:value-type="float" office:value="0.000841345941997133">
                <text:p>0.000841345941997133</text:p>
              </table:table-cell>
              <table:table-cell office:value-type="float" office:value="0.02036191149964">
                <text:p>0.02036191149964</text:p>
              </table:table-cell>
              <table:table-cell office:value-type="float" office:value="0.00205932343000313">
                <text:p>0.00205932343000313</text:p>
              </table:table-cell>
              <table:table-cell office:value-type="float" office:value="0.00216486629004066">
                <text:p>0.0021648662900406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0.000837304458007566">
                <text:p>0.000837304458007566</text:p>
              </table:table-cell>
              <table:table-cell office:value-type="float" office:value="0.0262371819000691">
                <text:p>0.0262371819000691</text:p>
              </table:table-cell>
              <table:table-cell office:value-type="float" office:value="0.00238848205997783">
                <text:p>0.00238848205997783</text:p>
              </table:table-cell>
              <table:table-cell office:value-type="float" office:value="0.0027843901799497">
                <text:p>0.0027843901799497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0.0010900960899744">
                <text:p>0.0010900960899744</text:p>
              </table:table-cell>
              <table:table-cell office:value-type="float" office:value="0.0553920371996355">
                <text:p>0.0553920371996355</text:p>
              </table:table-cell>
              <table:table-cell office:value-type="float" office:value="0.00347116477001691">
                <text:p>0.00347116477001691</text:p>
              </table:table-cell>
              <table:table-cell office:value-type="float" office:value="0.00350579803001892">
                <text:p>0.00350579803001892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NaN">
                <text:p>NaN</text:p>
              </table:table-cell>
              <table:table-cell office:value-type="float" office:value="0.0018519410099907">
                <text:p>0.0018519410099907</text:p>
              </table:table-cell>
              <table:table-cell office:value-type="float" office:value="0.0643185726003139">
                <text:p>0.0643185726003139</text:p>
              </table:table-cell>
              <table:table-cell office:value-type="float" office:value="0.00557027094007935">
                <text:p>0.00557027094007935</text:p>
              </table:table-cell>
              <table:table-cell office:value-type="float" office:value="0.00605662567992113">
                <text:p>0.00605662567992113</text:p>
              </table:table-cell>
            </table:table-row>
            <table:table-row>
              <table:table-cell office:value-type="string">
                <text:p>2584</text:p>
              </table:table-cell>
              <table:table-cell office:value-type="float" office:value="NaN">
                <text:p>NaN</text:p>
              </table:table-cell>
              <table:table-cell office:value-type="float" office:value="0.00331658463997883">
                <text:p>0.00331658463997883</text:p>
              </table:table-cell>
              <table:table-cell office:value-type="float" office:value="0.109723811499862">
                <text:p>0.109723811499862</text:p>
              </table:table-cell>
              <table:table-cell office:value-type="float" office:value="0.00976399993989617">
                <text:p>0.00976399993989617</text:p>
              </table:table-cell>
              <table:table-cell office:value-type="float" office:value="0.0103402123499109">
                <text:p>0.0103402123499109</text:p>
              </table:table-cell>
            </table:table-row>
            <table:table-row>
              <table:table-cell office:value-type="string">
                <text:p>4181</text:p>
              </table:table-cell>
              <table:table-cell office:value-type="float" office:value="NaN">
                <text:p>NaN</text:p>
              </table:table-cell>
              <table:table-cell office:value-type="float" office:value="0.00684904312001891">
                <text:p>0.00684904312001891</text:p>
              </table:table-cell>
              <table:table-cell office:value-type="float" office:value="0.174857913498272">
                <text:p>0.174857913498272</text:p>
              </table:table-cell>
              <table:table-cell office:value-type="float" office:value="0.0204322377998324">
                <text:p>0.0204322377998324</text:p>
              </table:table-cell>
              <table:table-cell office:value-type="float" office:value="0.0252938971498224">
                <text:p>0.0252938971498224</text:p>
              </table:table-cell>
            </table:table-row>
            <table:table-row>
              <table:table-cell office:value-type="string">
                <text:p>6765</text:p>
              </table:table-cell>
              <table:table-cell office:value-type="float" office:value="NaN">
                <text:p>NaN</text:p>
              </table:table-cell>
              <table:table-cell office:value-type="float" office:value="0.0136961684002017">
                <text:p>0.0136961684002017</text:p>
              </table:table-cell>
              <table:table-cell office:value-type="float" office:value="0.412446678004926">
                <text:p>0.412446678004926</text:p>
              </table:table-cell>
              <table:table-cell office:value-type="float" office:value="0.0425652218997129">
                <text:p>0.0425652218997129</text:p>
              </table:table-cell>
              <table:table-cell office:value-type="float" office:value="0.0352853759999562">
                <text:p>0.0352853759999562</text:p>
              </table:table-cell>
            </table:table-row>
            <table:table-row>
              <table:table-cell office:value-type="string">
                <text:p>10946</text:p>
              </table:table-cell>
              <table:table-cell office:value-type="float" office:value="NaN">
                <text:p>NaN</text:p>
              </table:table-cell>
              <table:table-cell office:value-type="float" office:value="0.0228161054998054">
                <text:p>0.0228161054998054</text:p>
              </table:table-cell>
              <table:table-cell office:value-type="float" office:value="0.894016472993826">
                <text:p>0.894016472993826</text:p>
              </table:table-cell>
              <table:table-cell office:value-type="float" office:value="0.0717105054005515">
                <text:p>0.0717105054005515</text:p>
              </table:table-cell>
              <table:table-cell office:value-type="float" office:value="0.0881869742006529">
                <text:p>0.0881869742006529</text:p>
              </table:table-cell>
            </table:table-row>
            <table:table-row>
              <table:table-cell office:value-type="string">
                <text:p>17711</text:p>
              </table:table-cell>
              <table:table-cell office:value-type="float" office:value="NaN">
                <text:p>NaN</text:p>
              </table:table-cell>
              <table:table-cell office:value-type="float" office:value="0.0360281708999537">
                <text:p>0.0360281708999537</text:p>
              </table:table-cell>
              <table:table-cell office:value-type="float" office:value="NaN">
                <text:p>NaN</text:p>
              </table:table-cell>
              <table:table-cell office:value-type="float" office:value="0.09856305699941">
                <text:p>0.09856305699941</text:p>
              </table:table-cell>
              <table:table-cell office:value-type="float" office:value="0.104752375002136">
                <text:p>0.104752375002136</text:p>
              </table:table-cell>
            </table:table-row>
            <table:table-row>
              <table:table-cell office:value-type="string">
                <text:p>28657</text:p>
              </table:table-cell>
              <table:table-cell office:value-type="float" office:value="NaN">
                <text:p>NaN</text:p>
              </table:table-cell>
              <table:table-cell office:value-type="float" office:value="0.0544634681995376">
                <text:p>0.0544634681995376</text:p>
              </table:table-cell>
              <table:table-cell office:value-type="float" office:value="NaN">
                <text:p>NaN</text:p>
              </table:table-cell>
              <table:table-cell office:value-type="float" office:value="0.146377357501478">
                <text:p>0.146377357501478</text:p>
              </table:table-cell>
              <table:table-cell office:value-type="float" office:value="0.157598760000838">
                <text:p>0.157598760000838</text:p>
              </table:table-cell>
            </table:table-row>
            <table:table-row>
              <table:table-cell office:value-type="string">
                <text:p>46368</text:p>
              </table:table-cell>
              <table:table-cell office:value-type="float" office:value="NaN">
                <text:p>NaN</text:p>
              </table:table-cell>
              <table:table-cell office:value-type="float" office:value="0.092406027999823">
                <text:p>0.092406027999823</text:p>
              </table:table-cell>
              <table:table-cell office:value-type="float" office:value="NaN">
                <text:p>NaN</text:p>
              </table:table-cell>
              <table:table-cell office:value-type="float" office:value="0.245499725002446">
                <text:p>0.245499725002446</text:p>
              </table:table-cell>
              <table:table-cell office:value-type="float" office:value="0.261099648996606">
                <text:p>0.261099648996606</text:p>
              </table:table-cell>
            </table:table-row>
            <table:table-row>
              <table:table-cell office:value-type="string">
                <text:p>75025</text:p>
              </table:table-cell>
              <table:table-cell office:value-type="float" office:value="NaN">
                <text:p>NaN</text:p>
              </table:table-cell>
              <table:table-cell office:value-type="float" office:value="0.144882732500264">
                <text:p>0.144882732500264</text:p>
              </table:table-cell>
              <table:table-cell office:value-type="float" office:value="NaN">
                <text:p>NaN</text:p>
              </table:table-cell>
              <table:table-cell office:value-type="float" office:value="0.314005628002633">
                <text:p>0.314005628002633</text:p>
              </table:table-cell>
              <table:table-cell office:value-type="float" office:value="0.330775747999724">
                <text:p>0.330775747999724</text:p>
              </table:table-cell>
            </table:table-row>
            <table:table-row>
              <table:table-cell office:value-type="string">
                <text:p>121393</text:p>
              </table:table-cell>
              <table:table-cell office:value-type="float" office:value="NaN">
                <text:p>NaN</text:p>
              </table:table-cell>
              <table:table-cell office:value-type="float" office:value="0.287647589000699">
                <text:p>0.287647589000699</text:p>
              </table:table-cell>
              <table:table-cell office:value-type="float" office:value="NaN">
                <text:p>NaN</text:p>
              </table:table-cell>
              <table:table-cell office:value-type="float" office:value="0.56170120400202">
                <text:p>0.56170120400202</text:p>
              </table:table-cell>
              <table:table-cell office:value-type="float" office:value="0.70424726499914">
                <text:p>0.70424726499914</text:p>
              </table:table-cell>
            </table:table-row>
            <table:table-row>
              <table:table-cell office:value-type="string">
                <text:p>196418</text:p>
              </table:table-cell>
              <table:table-cell office:value-type="float" office:value="NaN">
                <text:p>NaN</text:p>
              </table:table-cell>
              <table:table-cell office:value-type="float" office:value="0.583980918003363">
                <text:p>0.583980918003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5" chart:class="chart:line" chart:style-name="ch1">
        <chart:title svg:x="5.972cm" svg:y="0.316cm" chart:style-name="ch2">
          <text:p>steps=range(1,100)</text:p>
        </chart:title>
        <chart:legend chart:legend-position="end" svg:x="11.851cm" svg:y="2.305cm" style:legend-expansion="high" chart:style-name="ch3"/>
        <chart:plot-area chart:style-name="ch4" table:cell-range-address="PivotChart" chart:data-source-has-labels="column" svg:x="0.32cm" svg:y="1.275cm" svg:width="11.211cm" svg:height="6.645cm">
          <chart:coordinate-region svg:x="2cm" svg:y="1.474cm" svg:width="9.389cm" svg:height="5.111cm"/>
          <chart:axis chart:dimension="x" chart:name="primary-x" chart:style-name="ch5" chartooo:axis-type="auto">
            <chartooo:date-scale/>
            <chart:categories table:cell-range-address="PT@categories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T@data 0" chart:label-cell-address="PT@label 0" chart:class="chart:line">
            <chart:data-point chart:repeated="27"/>
          </chart:series>
          <chart:series chart:style-name="ch9" chart:values-cell-range-address="PT@data 1" chart:label-cell-address="PT@label 1" chart:class="chart:line">
            <chart:data-point chart:repeated="27"/>
          </chart:series>
          <chart:series chart:style-name="ch10" chart:values-cell-range-address="PT@data 2" chart:label-cell-address="PT@label 2" chart:class="chart:line">
            <chart:data-point chart:repeated="27"/>
          </chart:series>
          <chart:series chart:style-name="ch11" chart:values-cell-range-address="PT@data 3" chart:label-cell-address="PT@label 3" chart:class="chart:line">
            <chart:data-point chart:repeated="27"/>
          </chart:series>
          <chart:series chart:style-name="ch12" chart:values-cell-range-address="PT@data 4" chart:label-cell-address="PT@label 4" chart:class="chart:line">
            <chart:data-point chart:repeated="2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uteforce</text:p>
                <draw:g>
                  <svg:desc>PT@label 0</svg:desc>
                </draw:g>
              </table:table-cell>
              <table:table-cell office:value-type="string">
                <text:p>reference_solution</text:p>
                <draw:g>
                  <svg:desc>PT@label 1</svg:desc>
                </draw:g>
              </table:table-cell>
              <table:table-cell office:value-type="string">
                <text:p>solve_btree</text:p>
                <draw:g>
                  <svg:desc>PT@label 2</svg:desc>
                </draw:g>
              </table:table-cell>
              <table:table-cell office:value-type="string">
                <text:p>solve_heapq</text:p>
                <draw:g>
                  <svg:desc>PT@label 3</svg:desc>
                </draw:g>
              </table:table-cell>
              <table:table-cell office:value-type="string">
                <text:p>solve_sorteddict</text:p>
                <draw:g>
                  <svg:desc>PT@label 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PT@categories</svg:desc>
                </draw:g>
              </table:table-cell>
              <table:table-cell office:value-type="float" office:value="0.00000410589544000686">
                <text:p>0.00000410589544000686</text:p>
                <draw:g>
                  <svg:desc>PT@data 0</svg:desc>
                </draw:g>
              </table:table-cell>
              <table:table-cell office:value-type="float" office:value="0.00000583429909995175">
                <text:p>0.00000583429909995175</text:p>
                <draw:g>
                  <svg:desc>PT@data 1</svg:desc>
                </draw:g>
              </table:table-cell>
              <table:table-cell office:value-type="float" office:value="0.000892107114006649">
                <text:p>0.000892107114006649</text:p>
                <draw:g>
                  <svg:desc>PT@data 2</svg:desc>
                </draw:g>
              </table:table-cell>
              <table:table-cell office:value-type="float" office:value="0.0000154881247999583">
                <text:p>0.0000154881247999583</text:p>
                <draw:g>
                  <svg:desc>PT@data 3</svg:desc>
                </draw:g>
              </table:table-cell>
              <table:table-cell office:value-type="float" office:value="0.000137428743000783">
                <text:p>0.000137428743000783</text:p>
                <draw:g>
                  <svg:desc>PT@data 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796451674003038">
                <text:p>0.00000796451674003038</text:p>
              </table:table-cell>
              <table:table-cell office:value-type="float" office:value="0.0000114786162499513">
                <text:p>0.0000114786162499513</text:p>
              </table:table-cell>
              <table:table-cell office:value-type="float" office:value="0.00163135072500154">
                <text:p>0.00163135072500154</text:p>
              </table:table-cell>
              <table:table-cell office:value-type="float" office:value="0.0000352105582998775">
                <text:p>0.0000352105582998775</text:p>
              </table:table-cell>
              <table:table-cell office:value-type="float" office:value="0.00020689087250139">
                <text:p>0.000206890872501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193412171502132">
                <text:p>0.0000193412171502132</text:p>
              </table:table-cell>
              <table:table-cell office:value-type="float" office:value="0.0000230334142994252">
                <text:p>0.0000230334142994252</text:p>
              </table:table-cell>
              <table:table-cell office:value-type="float" office:value="0.00257567287997517">
                <text:p>0.00257567287997517</text:p>
              </table:table-cell>
              <table:table-cell office:value-type="float" office:value="0.000075384295200638">
                <text:p>0.000075384295200638</text:p>
              </table:table-cell>
              <table:table-cell office:value-type="float" office:value="0.000289045272002113">
                <text:p>0.0002890452720021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386564527005248">
                <text:p>0.0000386564527005248</text:p>
              </table:table-cell>
              <table:table-cell office:value-type="float" office:value="0.0000295496212995204">
                <text:p>0.0000295496212995204</text:p>
              </table:table-cell>
              <table:table-cell office:value-type="float" office:value="0.00445167500001844">
                <text:p>0.00445167500001844</text:p>
              </table:table-cell>
              <table:table-cell office:value-type="float" office:value="0.000110170009997091">
                <text:p>0.000110170009997091</text:p>
              </table:table-cell>
              <table:table-cell office:value-type="float" office:value="0.000542904251997243">
                <text:p>0.0005429042519972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806896601992776">
                <text:p>0.0000806896601992776</text:p>
              </table:table-cell>
              <table:table-cell office:value-type="float" office:value="0.0000371613284994965">
                <text:p>0.0000371613284994965</text:p>
              </table:table-cell>
              <table:table-cell office:value-type="float" office:value="0.00488891449989751">
                <text:p>0.00488891449989751</text:p>
              </table:table-cell>
              <table:table-cell office:value-type="float" office:value="0.000130245483000181">
                <text:p>0.000130245483000181</text:p>
              </table:table-cell>
              <table:table-cell office:value-type="float" office:value="0.000500689438005793">
                <text:p>0.0005006894380057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615517151993117">
                <text:p>0.000615517151993117</text:p>
              </table:table-cell>
              <table:table-cell office:value-type="float" office:value="0.0000583400364004774">
                <text:p>0.0000583400364004774</text:p>
              </table:table-cell>
              <table:table-cell office:value-type="float" office:value="0.00855051523991278">
                <text:p>0.00855051523991278</text:p>
              </table:table-cell>
              <table:table-cell office:value-type="float" office:value="0.000221629207997466">
                <text:p>0.000221629207997466</text:p>
              </table:table-cell>
              <table:table-cell office:value-type="float" office:value="0.000650351725998917">
                <text:p>0.0006503517259989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12092070003564">
                <text:p>0.0212092070003564</text:p>
              </table:table-cell>
              <table:table-cell office:value-type="float" office:value="0.0000885732767987065">
                <text:p>0.0000885732767987065</text:p>
              </table:table-cell>
              <table:table-cell office:value-type="float" office:value="0.0120262465999986">
                <text:p>0.0120262465999986</text:p>
              </table:table-cell>
              <table:table-cell office:value-type="float" office:value="0.000278066391998436">
                <text:p>0.000278066391998436</text:p>
              </table:table-cell>
              <table:table-cell office:value-type="float" office:value="0.000939662871998735">
                <text:p>0.0009396628719987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30276744299772">
                <text:p>4.30276744299772</text:p>
              </table:table-cell>
              <table:table-cell office:value-type="float" office:value="0.000146107629003382">
                <text:p>0.000146107629003382</text:p>
              </table:table-cell>
              <table:table-cell office:value-type="float" office:value="0.0206202068002312">
                <text:p>0.0206202068002312</text:p>
              </table:table-cell>
              <table:table-cell office:value-type="float" office:value="0.000661060118000023">
                <text:p>0.000661060118000023</text:p>
              </table:table-cell>
              <table:table-cell office:value-type="float" office:value="0.00144631556002423">
                <text:p>0.001446315560024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0.000190211044500757">
                <text:p>0.000190211044500757</text:p>
              </table:table-cell>
              <table:table-cell office:value-type="float" office:value="0.023519246399519">
                <text:p>0.023519246399519</text:p>
              </table:table-cell>
              <table:table-cell office:value-type="float" office:value="0.00102468482000404">
                <text:p>0.00102468482000404</text:p>
              </table:table-cell>
              <table:table-cell office:value-type="float" office:value="0.00165505368502636">
                <text:p>0.001655053685026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0.00042954380599258">
                <text:p>0.00042954380599258</text:p>
              </table:table-cell>
              <table:table-cell office:value-type="float" office:value="0.0389858103000734">
                <text:p>0.0389858103000734</text:p>
              </table:table-cell>
              <table:table-cell office:value-type="float" office:value="0.00209133161995851">
                <text:p>0.00209133161995851</text:p>
              </table:table-cell>
              <table:table-cell office:value-type="float" office:value="0.00278132047002146">
                <text:p>0.0027813204700214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0.000722141766003915">
                <text:p>0.000722141766003915</text:p>
              </table:table-cell>
              <table:table-cell office:value-type="float" office:value="0.100755071800086">
                <text:p>0.100755071800086</text:p>
              </table:table-cell>
              <table:table-cell office:value-type="float" office:value="0.00494685553989257">
                <text:p>0.00494685553989257</text:p>
              </table:table-cell>
              <table:table-cell office:value-type="float" office:value="0.00483356380005716">
                <text:p>0.0048335638000571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0.00137475384999561">
                <text:p>0.00137475384999561</text:p>
              </table:table-cell>
              <table:table-cell office:value-type="float" office:value="0.103617299999314">
                <text:p>0.103617299999314</text:p>
              </table:table-cell>
              <table:table-cell office:value-type="float" office:value="0.0112194031000399">
                <text:p>0.0112194031000399</text:p>
              </table:table-cell>
              <table:table-cell office:value-type="float" office:value="0.00695957593998173">
                <text:p>0.0069595759399817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0.00275397503995919">
                <text:p>0.00275397503995919</text:p>
              </table:table-cell>
              <table:table-cell office:value-type="float" office:value="0.178095530500286">
                <text:p>0.178095530500286</text:p>
              </table:table-cell>
              <table:table-cell office:value-type="float" office:value="0.0184236482498818">
                <text:p>0.0184236482498818</text:p>
              </table:table-cell>
              <table:table-cell office:value-type="float" office:value="0.0103060826502769">
                <text:p>0.010306082650276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0.00716275046012015">
                <text:p>0.00716275046012015</text:p>
              </table:table-cell>
              <table:table-cell office:value-type="float" office:value="0.503491536001093">
                <text:p>0.503491536001093</text:p>
              </table:table-cell>
              <table:table-cell office:value-type="float" office:value="0.0597701687991503">
                <text:p>0.0597701687991503</text:p>
              </table:table-cell>
              <table:table-cell office:value-type="float" office:value="0.0241387071997451">
                <text:p>0.024138707199745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0.00899056916008703">
                <text:p>0.00899056916008703</text:p>
              </table:table-cell>
              <table:table-cell office:value-type="float" office:value="NaN">
                <text:p>NaN</text:p>
              </table:table-cell>
              <table:table-cell office:value-type="float" office:value="0.141222364600981">
                <text:p>0.141222364600981</text:p>
              </table:table-cell>
              <table:table-cell office:value-type="float" office:value="0.0473552545998246">
                <text:p>0.0473552545998246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0.0206599794997601">
                <text:p>0.0206599794997601</text:p>
              </table:table-cell>
              <table:table-cell office:value-type="float" office:value="NaN">
                <text:p>NaN</text:p>
              </table:table-cell>
              <table:table-cell office:value-type="float" office:value="0.123730896000779">
                <text:p>0.123730896000779</text:p>
              </table:table-cell>
              <table:table-cell office:value-type="float" office:value="0.0593537545995787">
                <text:p>0.0593537545995787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NaN">
                <text:p>NaN</text:p>
              </table:table-cell>
              <table:table-cell office:value-type="float" office:value="0.0268105318995367">
                <text:p>0.0268105318995367</text:p>
              </table:table-cell>
              <table:table-cell office:value-type="float" office:value="NaN">
                <text:p>NaN</text:p>
              </table:table-cell>
              <table:table-cell office:value-type="float" office:value="0.1834279374998">
                <text:p>0.1834279374998</text:p>
              </table:table-cell>
              <table:table-cell office:value-type="float" office:value="0.0885260007999023">
                <text:p>0.0885260007999023</text:p>
              </table:table-cell>
            </table:table-row>
            <table:table-row>
              <table:table-cell office:value-type="string">
                <text:p>2584</text:p>
              </table:table-cell>
              <table:table-cell office:value-type="float" office:value="NaN">
                <text:p>NaN</text:p>
              </table:table-cell>
              <table:table-cell office:value-type="float" office:value="0.0254425451196585">
                <text:p>0.0254425451196585</text:p>
              </table:table-cell>
              <table:table-cell office:value-type="float" office:value="NaN">
                <text:p>NaN</text:p>
              </table:table-cell>
              <table:table-cell office:value-type="float" office:value="0.152024757969921">
                <text:p>0.152024757969921</text:p>
              </table:table-cell>
              <table:table-cell office:value-type="float" office:value="0.0731513751745297">
                <text:p>0.0731513751745297</text:p>
              </table:table-cell>
            </table:table-row>
            <table:table-row>
              <table:table-cell office:value-type="string">
                <text:p>4181</text:p>
              </table:table-cell>
              <table:table-cell office:value-type="float" office:value="NaN">
                <text:p>NaN</text:p>
              </table:table-cell>
              <table:table-cell office:value-type="float" office:value="0.0483198714598984">
                <text:p>0.0483198714598984</text:p>
              </table:table-cell>
              <table:table-cell office:value-type="float" office:value="0.174857913498272">
                <text:p>0.174857913498272</text:p>
              </table:table-cell>
              <table:table-cell office:value-type="float" office:value="0.270141999900443">
                <text:p>0.270141999900443</text:p>
              </table:table-cell>
              <table:table-cell office:value-type="float" office:value="0.144235656078308">
                <text:p>0.144235656078308</text:p>
              </table:table-cell>
            </table:table-row>
            <table:table-row>
              <table:table-cell office:value-type="string">
                <text:p>6765</text:p>
              </table:table-cell>
              <table:table-cell office:value-type="float" office:value="NaN">
                <text:p>NaN</text:p>
              </table:table-cell>
              <table:table-cell office:value-type="float" office:value="0.101509048199659">
                <text:p>0.101509048199659</text:p>
              </table:table-cell>
              <table:table-cell office:value-type="float" office:value="0.412446678004926">
                <text:p>0.412446678004926</text:p>
              </table:table-cell>
              <table:table-cell office:value-type="float" office:value="0.0425652218997129">
                <text:p>0.0425652218997129</text:p>
              </table:table-cell>
              <table:table-cell office:value-type="float" office:value="0.356430350501978">
                <text:p>0.356430350501978</text:p>
              </table:table-cell>
            </table:table-row>
            <table:table-row>
              <table:table-cell office:value-type="string">
                <text:p>10946</text:p>
              </table:table-cell>
              <table:table-cell office:value-type="float" office:value="NaN">
                <text:p>NaN</text:p>
              </table:table-cell>
              <table:table-cell office:value-type="float" office:value="0.213177036247362">
                <text:p>0.213177036247362</text:p>
              </table:table-cell>
              <table:table-cell office:value-type="float" office:value="0.894016472993826">
                <text:p>0.894016472993826</text:p>
              </table:table-cell>
              <table:table-cell office:value-type="float" office:value="0.0717105054005515">
                <text:p>0.0717105054005515</text:p>
              </table:table-cell>
              <table:table-cell office:value-type="float" office:value="0.0881869742006529">
                <text:p>0.0881869742006529</text:p>
              </table:table-cell>
            </table:table-row>
            <table:table-row>
              <table:table-cell office:value-type="string">
                <text:p>17711</text:p>
              </table:table-cell>
              <table:table-cell office:value-type="float" office:value="NaN">
                <text:p>NaN</text:p>
              </table:table-cell>
              <table:table-cell office:value-type="float" office:value="0.465901599949575">
                <text:p>0.465901599949575</text:p>
              </table:table-cell>
              <table:table-cell office:value-type="float" office:value="NaN">
                <text:p>NaN</text:p>
              </table:table-cell>
              <table:table-cell office:value-type="float" office:value="0.09856305699941">
                <text:p>0.09856305699941</text:p>
              </table:table-cell>
              <table:table-cell office:value-type="float" office:value="0.104752375002136">
                <text:p>0.104752375002136</text:p>
              </table:table-cell>
            </table:table-row>
            <table:table-row>
              <table:table-cell office:value-type="string">
                <text:p>28657</text:p>
              </table:table-cell>
              <table:table-cell office:value-type="float" office:value="NaN">
                <text:p>NaN</text:p>
              </table:table-cell>
              <table:table-cell office:value-type="float" office:value="0.0544634681995376">
                <text:p>0.0544634681995376</text:p>
              </table:table-cell>
              <table:table-cell office:value-type="float" office:value="NaN">
                <text:p>NaN</text:p>
              </table:table-cell>
              <table:table-cell office:value-type="float" office:value="0.146377357501478">
                <text:p>0.146377357501478</text:p>
              </table:table-cell>
              <table:table-cell office:value-type="float" office:value="0.157598760000838">
                <text:p>0.157598760000838</text:p>
              </table:table-cell>
            </table:table-row>
            <table:table-row>
              <table:table-cell office:value-type="string">
                <text:p>46368</text:p>
              </table:table-cell>
              <table:table-cell office:value-type="float" office:value="NaN">
                <text:p>NaN</text:p>
              </table:table-cell>
              <table:table-cell office:value-type="float" office:value="0.092406027999823">
                <text:p>0.092406027999823</text:p>
              </table:table-cell>
              <table:table-cell office:value-type="float" office:value="NaN">
                <text:p>NaN</text:p>
              </table:table-cell>
              <table:table-cell office:value-type="float" office:value="0.245499725002446">
                <text:p>0.245499725002446</text:p>
              </table:table-cell>
              <table:table-cell office:value-type="float" office:value="0.261099648996606">
                <text:p>0.261099648996606</text:p>
              </table:table-cell>
            </table:table-row>
            <table:table-row>
              <table:table-cell office:value-type="string">
                <text:p>75025</text:p>
              </table:table-cell>
              <table:table-cell office:value-type="float" office:value="NaN">
                <text:p>NaN</text:p>
              </table:table-cell>
              <table:table-cell office:value-type="float" office:value="0.144882732500264">
                <text:p>0.144882732500264</text:p>
              </table:table-cell>
              <table:table-cell office:value-type="float" office:value="NaN">
                <text:p>NaN</text:p>
              </table:table-cell>
              <table:table-cell office:value-type="float" office:value="0.314005628002633">
                <text:p>0.314005628002633</text:p>
              </table:table-cell>
              <table:table-cell office:value-type="float" office:value="0.330775747999724">
                <text:p>0.330775747999724</text:p>
              </table:table-cell>
            </table:table-row>
            <table:table-row>
              <table:table-cell office:value-type="string">
                <text:p>121393</text:p>
              </table:table-cell>
              <table:table-cell office:value-type="float" office:value="NaN">
                <text:p>NaN</text:p>
              </table:table-cell>
              <table:table-cell office:value-type="float" office:value="0.287647589000699">
                <text:p>0.287647589000699</text:p>
              </table:table-cell>
              <table:table-cell office:value-type="float" office:value="NaN">
                <text:p>NaN</text:p>
              </table:table-cell>
              <table:table-cell office:value-type="float" office:value="0.56170120400202">
                <text:p>0.56170120400202</text:p>
              </table:table-cell>
              <table:table-cell office:value-type="float" office:value="0.70424726499914">
                <text:p>0.70424726499914</text:p>
              </table:table-cell>
            </table:table-row>
            <table:table-row>
              <table:table-cell office:value-type="string">
                <text:p>196418</text:p>
              </table:table-cell>
              <table:table-cell office:value-type="float" office:value="NaN">
                <text:p>NaN</text:p>
              </table:table-cell>
              <table:table-cell office:value-type="float" office:value="0.583980918003363">
                <text:p>0.583980918003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